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8.8pt" style:use-optimal-column-width="true"/>
    </style:style>
    <style:style style:name="ACOL-3" style:family="table-column">
      <style:table-column-properties style:column-width="66.76pt" style:use-optimal-column-width="true"/>
    </style:style>
    <style:style style:name="ACOL-4" style:family="table-column">
      <style:table-column-properties style:column-width="78.75pt" style:use-optimal-column-width="true"/>
    </style:style>
    <style:style style:name="ACOL-5" style:family="table-column">
      <style:table-column-properties style:column-width="90.74pt" style:use-optimal-column-width="true"/>
    </style:style>
    <style:style style:name="ACOL-6" style:family="table-column">
      <style:table-column-properties style:column-width="47.99pt" style:use-optimal-column-width="true"/>
    </style:style>
    <style:style style:name="ACOL-7" style:family="table-column">
      <style:table-column-properties style:column-width="102.8pt" style:use-optimal-column-width="false"/>
    </style:style>
    <style:style style:name="ACOL-8" style:family="table-column">
      <style:table-column-properties style:column-width="116.25pt" style:use-optimal-column-width="true"/>
    </style:style>
    <style:style style:name="ACOL-9" style:family="table-column">
      <style:table-column-properties style:column-width="59.24pt" style:use-optimal-column-width="true"/>
    </style:style>
    <style:style style:name="ACOL-10" style:family="table-column">
      <style:table-column-properties style:column-width="57.75pt" style:use-optimal-column-width="false"/>
    </style:style>
    <style:style style:name="ACOL-11" style:family="table-column">
      <style:table-column-properties style:column-width="65.25pt" style:use-optimal-column-width="true"/>
    </style:style>
    <style:style style:name="ACOL-12" style:family="table-column"/>
    <style:style style:name="ACOL-13" style:family="table-column">
      <style:table-column-properties style:column-width="82.5pt" style:use-optimal-column-width="true"/>
    </style:style>
    <style:style style:name="ACOL-14" style:family="table-column">
      <style:table-column-properties style:column-width="212.25pt" style:use-optimal-column-width="true"/>
    </style:style>
    <style:style style:name="ACOL-15" style:family="table-column">
      <style:table-column-properties style:column-width="53.25pt" style:use-optimal-column-width="false"/>
    </style:style>
    <style:style style:name="ACOL-16" style:family="table-column">
      <style:table-column-properties style:column-width="58.5pt" style:use-optimal-column-width="false"/>
    </style:style>
    <style:style style:name="ACOL-17" style:family="table-column">
      <style:table-column-properties style:column-width="55.5pt" style:use-optimal-column-width="false"/>
    </style:style>
    <style:style style:name="ACOL-18" style:family="table-column">
      <style:table-column-properties style:column-width="102.75pt" style:use-optimal-column-width="true"/>
    </style:style>
    <style:style style:name="ACOL-19" style:family="table-column">
      <style:table-column-properties style:column-width="69pt" style:use-optimal-column-width="false"/>
    </style:style>
    <style:style style:name="ACOL-20" style:family="table-column">
      <style:table-column-properties style:column-width="60.75pt" style:use-optimal-column-width="false"/>
    </style:style>
    <style:style style:name="ACOL-21" style:family="table-column">
      <style:table-column-properties style:column-width="273pt" style:use-optimal-column-width="false"/>
    </style:style>
    <style:style style:name="ACOL-22" style:family="table-column">
      <style:table-column-properties style:column-width="340.5pt" style:use-optimal-column-width="false"/>
    </style:style>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ea_level" table:style-name="ta-0" table:print="true">
        <office:forms form:automatic-focus="false" form:apply-design-mode="false">
          <form:form/>
        </office:forms>
        <table:table-column table:default-cell-style-name="ACE-1" table:style-name="ACOL-0"/>
        <table:table-column table:style-name="ACOL-1"/>
        <table:table-column table:style-name="ACOL-2" table:number-columns-repeated="2"/>
        <table:table-column table:style-name="ACOL-3"/>
        <table:table-column table:style-name="ACOL-4"/>
        <table:table-column table:style-name="ACOL-5"/>
        <table:table-column table:style-name="ACOL-6"/>
        <table:table-column table:style-name="ACOL-7"/>
        <table:table-column table:style-name="ACOL-8"/>
        <table:table-column table:style-name="ACOL-9"/>
        <table:table-column table:style-name="ACOL-6" table:number-columns-repeated="2"/>
        <table:table-column table:style-name="ACOL-1"/>
        <table:table-column table:style-name="ACOL-10"/>
        <table:table-column table:default-cell-style-name="ACE-0" table:style-name="ACOL-2"/>
        <table:table-column table:style-name="ACOL-11"/>
        <table:table-column table:style-name="ACOL-0"/>
        <table:table-column table:style-name="ACOL-0" table:number-columns-repeated="238"/>
        <table:table-row table:style-name="AROW-1">
          <table:table-cell table:style-name="ACE-1" office:value-type="string">
            <text:p>original order</text:p>
          </table:table-cell>
          <table:table-cell table:style-name="ACE-1" office:value-type="string">
            <text:p>Region</text:p>
          </table:table-cell>
          <table:table-cell table:style-name="ACE-1" office:value-type="string">
            <text:p>Dating_Method</text:p>
          </table:table-cell>
          <table:table-cell table:style-name="ACE-1" office:value-type="string">
            <text:p>LAB_ID</text:p>
          </table:table-cell>
          <table:table-cell table:style-name="ACE-1" office:value-type="string">
            <text:p>Latitude</text:p>
          </table:table-cell>
          <table:table-cell table:style-name="ACE-1" office:value-type="string">
            <text:p>Longitude</text:p>
          </table:table-cell>
          <table:table-cell table:style-name="ACE-1" office:value-type="string">
            <text:p>age</text:p>
          </table:table-cell>
          <table:table-cell table:style-name="ACE-1" office:value-type="string">
            <text:p>error</text:p>
          </table:table-cell>
          <table:table-cell table:style-name="ACE-1" office:value-type="string">
            <text:p>Material</text:p>
          </table:table-cell>
          <table:table-cell table:style-name="ACE-1" office:value-type="string">
            <text:p>Curve</text:p>
          </table:table-cell>
          <table:table-cell table:style-name="ACE-1" office:value-type="string">
            <text:p>Reservoir_age</text:p>
          </table:table-cell>
          <table:table-cell table:style-name="ACE-1" office:value-type="string">
            <text:p>Reservoir_error</text:p>
          </table:table-cell>
          <table:table-cell table:style-name="ACE-1" office:value-type="string">
            <text:p>type</text:p>
          </table:table-cell>
          <table:table-cell table:style-name="ACE-1" office:value-type="string">
            <text:p>RSL</text:p>
          </table:table-cell>
          <table:table-cell table:style-name="ACE-1" office:value-type="string">
            <text:p>RSL_2sigma_upper</text:p>
          </table:table-cell>
          <table:table-cell table:style-name="ACE-0" office:value-type="string">
            <text:p>RSL_2sigma_lower</text:p>
          </table:table-cell>
          <table:table-cell table:style-name="ACE-1" office:value-type="string">
            <text:p>Reference</text:p>
          </table:table-cell>
          <table:table-cell table:style-name="ACE-1" office:value-type="string">
            <text:p>notes</text:p>
          </table:table-cell>
          <table:table-cell table:number-columns-repeated="238" table:style-name="ACE-1"/>
        </table:table-row>
        <table:table-row table:style-name="AROW-1">
          <table:table-cell table:style-name="ACE-1" office:value-type="float" office:value="151">
            <text:p>151</text:p>
          </table:table-cell>
          <table:table-cell table:style-name="ACE-1" office:value-type="string">
            <text:p>Larsemann_Hills</text:p>
          </table:table-cell>
          <table:table-cell table:style-name="ACE-1" office:value-type="string">
            <text:p>thermoluminescence</text:p>
          </table:table-cell>
          <table:table-cell table:style-name="ACE-1" office:value-type="string">
            <text:p>Larsemann_Hills-01</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35000">
            <text:p>35000</text:p>
          </table:table-cell>
          <table:table-cell table:style-name="ACE-1" office:value-type="float" office:value="12000">
            <text:p>12000</text:p>
          </table:table-cell>
          <table:table-cell table:style-name="ACE-1" office:value-type="string">
            <text:p>glaciomarine till and freshwater sediments</text:p>
          </table:table-cell>
          <table:table-cell table:style-name="ACE-1" office:value-type="string">
            <text:p>-</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3">
            <text:p>153</text:p>
          </table:table-cell>
          <table:table-cell table:style-name="ACE-1" office:value-type="string">
            <text:p>Larsemann_Hills</text:p>
          </table:table-cell>
          <table:table-cell table:style-name="ACE-1" office:value-type="string">
            <text:p>thermoluminescence</text:p>
          </table:table-cell>
          <table:table-cell table:style-name="ACE-1" office:value-type="string">
            <text:p>Larsemann_Hills-0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43000">
            <text:p>43000</text:p>
          </table:table-cell>
          <table:table-cell table:style-name="ACE-1" office:value-type="float" office:value="15000">
            <text:p>15000</text:p>
          </table:table-cell>
          <table:table-cell table:style-name="ACE-1" office:value-type="string">
            <text:p>glaciomarine till and freshwater sediments</text:p>
          </table:table-cell>
          <table:table-cell table:style-name="ACE-1" office:value-type="string">
            <text:p>-</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87">
            <text:p>87</text:p>
          </table:table-cell>
          <table:table-cell table:style-name="ACE-1" office:value-type="string">
            <text:p>Langhovde</text:p>
          </table:table-cell>
          <table:table-cell table:style-name="ACE-1" office:value-type="string">
            <text:p>radiocarbon</text:p>
          </table:table-cell>
          <table:table-cell table:style-name="ACE-1" office:value-type="string">
            <text:p>NUTA-Ishiwa07</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940">
            <text:p>34940</text:p>
          </table:table-cell>
          <table:table-cell table:style-name="ACE-1" office:value-type="float" office:value="460">
            <text:p>460</text:p>
          </table:table-cell>
          <table:table-cell table:style-name="ACE-1" office:value-type="string">
            <text:p>Adamu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1.6000000000000001">
            <text:p>1.6</text:p>
          </table:table-cell>
          <table:table-cell table:style-name="ACE-0" office:value-type="float" office:value="1.6000000000000001">
            <text:p>1.6</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107">
            <text:p>107</text:p>
          </table:table-cell>
          <table:table-cell table:style-name="ACE-1" office:value-type="string">
            <text:p>Langhovde</text:p>
          </table:table-cell>
          <table:table-cell table:style-name="ACE-1" office:value-type="string">
            <text:p>radiocarbon</text:p>
          </table:table-cell>
          <table:table-cell table:style-name="ACE-1" office:value-type="string">
            <text:p>Beta-11685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10">
            <text:p>4010</text:p>
          </table:table-cell>
          <table:table-cell table:style-name="ACE-1" office:value-type="float" office:value="40">
            <text:p>4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1000000000000001">
            <text:p>2.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4">
            <text:p>34</text:p>
          </table:table-cell>
          <table:table-cell table:style-name="ACE-1" office:value-type="string">
            <text:p>Ongul_Islands</text:p>
          </table:table-cell>
          <table:table-cell table:style-name="ACE-1" office:value-type="string">
            <text:p>radiocarbon</text:p>
          </table:table-cell>
          <table:table-cell table:style-name="ACE-1" office:value-type="string">
            <text:p>Beta-8100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330">
            <text:p>3330</text:p>
          </table:table-cell>
          <table:table-cell table:style-name="ACE-1" office:value-type="float" office:value="80">
            <text:p>8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9">
            <text:p>9</text:p>
          </table:table-cell>
          <table:table-cell table:style-name="ACE-1" office:value-type="string">
            <text:p>Ongul_Islands</text:p>
          </table:table-cell>
          <table:table-cell table:style-name="ACE-1" office:value-type="string">
            <text:p>radiocarbon</text:p>
          </table:table-cell>
          <table:table-cell table:style-name="ACE-1" office:value-type="string">
            <text:p>Beta-8380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0">
            <text:p>3920</text:p>
          </table:table-cell>
          <table:table-cell table:style-name="ACE-1" office:value-type="float" office:value="60">
            <text:p>6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HirakawaSawagaki1998,VerleyenEtal2017</text:p>
          </table:table-cell>
          <table:table-cell table:number-columns-repeated="239" table:style-name="ACE-1"/>
        </table:table-row>
        <table:table-row table:style-name="AROW-1">
          <table:table-cell table:style-name="ACE-1" office:value-type="float" office:value="7">
            <text:p>7</text:p>
          </table:table-cell>
          <table:table-cell table:style-name="ACE-1" office:value-type="string">
            <text:p>Ongul_Islands</text:p>
          </table:table-cell>
          <table:table-cell table:style-name="ACE-1" office:value-type="string">
            <text:p>radiocarbon</text:p>
          </table:table-cell>
          <table:table-cell table:style-name="ACE-1" office:value-type="string">
            <text:p>Beta-8099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800">
            <text:p>4800</text:p>
          </table:table-cell>
          <table:table-cell table:style-name="ACE-1" office:value-type="float" office:value="50">
            <text:p>5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5">
            <text:p>7.5</text:p>
          </table:table-cell>
          <table:table-cell table:style-name="ACE-1" office:value-type="float" office:value="1.5">
            <text:p>1.5</text:p>
          </table:table-cell>
          <table:table-cell table:style-name="ACE-0" office:value-type="float" office:value="1.5">
            <text:p>1.5</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3">
            <text:p>3</text:p>
          </table:table-cell>
          <table:table-cell table:style-name="ACE-1" office:value-type="string">
            <text:p>Ongul_Islands</text:p>
          </table:table-cell>
          <table:table-cell table:style-name="ACE-1" office:value-type="string">
            <text:p>radiocarbon</text:p>
          </table:table-cell>
          <table:table-cell table:style-name="ACE-1" office:value-type="string">
            <text:p>Beta-9095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690">
            <text:p>35690</text:p>
          </table:table-cell>
          <table:table-cell table:style-name="ACE-1" office:value-type="float" office:value="1630">
            <text:p>163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38">
            <text:p>38</text:p>
          </table:table-cell>
          <table:table-cell table:style-name="ACE-1" office:value-type="string">
            <text:p>Ongul_Islands</text:p>
          </table:table-cell>
          <table:table-cell table:style-name="ACE-1" office:value-type="string">
            <text:p>radiocarbon</text:p>
          </table:table-cell>
          <table:table-cell table:style-name="ACE-1" office:value-type="string">
            <text:p>Beta-9095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300">
            <text:p>39300</text:p>
          </table:table-cell>
          <table:table-cell table:style-name="ACE-1" office:value-type="float" office:value="580">
            <text:p>580</text:p>
          </table:table-cell>
          <table:table-cell table:style-name="ACE-1" office:value-type="string">
            <text:p>Adamussium colbecki</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191">
            <text:p>191</text:p>
          </table:table-cell>
          <table:table-cell table:style-name="ACE-1" office:value-type="string">
            <text:p>Rauer_Group</text:p>
          </table:table-cell>
          <table:table-cell table:style-name="ACE-1" office:value-type="string">
            <text:p>radiocarbon</text:p>
          </table:table-cell>
          <table:table-cell table:style-name="ACE-1" office:value-type="string">
            <text:p>KIA37746</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8530">
            <text:p>8530</text:p>
          </table:table-cell>
          <table:table-cell table:style-name="ACE-1" office:value-type="float" office:value="45">
            <text:p>45</text:p>
          </table:table-cell>
          <table:table-cell table:style-name="ACE-1" office:value-type="string">
            <text:p>bulk marine sediment</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HodgsonEtal2016</text:p>
          </table:table-cell>
          <table:table-cell table:number-columns-repeated="239" table:style-name="ACE-1"/>
        </table:table-row>
        <table:table-row table:style-name="AROW-1">
          <table:table-cell table:style-name="ACE-1" office:value-type="float" office:value="192">
            <text:p>192</text:p>
          </table:table-cell>
          <table:table-cell table:style-name="ACE-1" office:value-type="string">
            <text:p>Rauer_Group</text:p>
          </table:table-cell>
          <table:table-cell table:style-name="ACE-1" office:value-type="string">
            <text:p>radiocarbon</text:p>
          </table:table-cell>
          <table:table-cell table:style-name="ACE-1" office:value-type="string">
            <text:p>Beta305736</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220">
            <text:p>9220</text:p>
          </table:table-cell>
          <table:table-cell table:style-name="ACE-1" office:value-type="float" office:value="50">
            <text:p>50</text:p>
          </table:table-cell>
          <table:table-cell table:style-name="ACE-1" office:value-type="string">
            <text:p>bulk marine sediment</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36">
            <text:p>136</text:p>
          </table:table-cell>
          <table:table-cell table:style-name="ACE-1" office:value-type="string">
            <text:p>Langhovde</text:p>
          </table:table-cell>
          <table:table-cell table:style-name="ACE-1" office:value-type="string">
            <text:p>radiocarbon</text:p>
          </table:table-cell>
          <table:table-cell table:style-name="ACE-1" office:value-type="string">
            <text:p>Beta-109402</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650">
            <text:p>6650</text:p>
          </table:table-cell>
          <table:table-cell table:style-name="ACE-1" office:value-type="float" office:value="70">
            <text:p>70</text:p>
          </table:table-cell>
          <table:table-cell table:style-name="ACE-1" office:value-type="string">
            <text:p>diatomaceous earth?</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6">
            <text:p>16</text:p>
          </table:table-cell>
          <table:table-cell table:style-name="ACE-1" office:value-type="float" office:value="3.2000000000000002">
            <text:p>3.2</text:p>
          </table:table-cell>
          <table:table-cell table:style-name="ACE-0" office:value-type="float" office:value="3.2000000000000002">
            <text:p>3.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3">
            <text:p>123</text:p>
          </table:table-cell>
          <table:table-cell table:style-name="ACE-1" office:value-type="string">
            <text:p>Langhovde</text:p>
          </table:table-cell>
          <table:table-cell table:style-name="ACE-1" office:value-type="string">
            <text:p>radiocarbon</text:p>
          </table:table-cell>
          <table:table-cell table:style-name="ACE-1" office:value-type="string">
            <text:p>Beta-109398</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7720">
            <text:p>7720</text:p>
          </table:table-cell>
          <table:table-cell table:style-name="ACE-1" office:value-type="float" office:value="120">
            <text:p>120</text:p>
          </table:table-cell>
          <table:table-cell table:style-name="ACE-1" office:value-type="string">
            <text:p>diatomaceous earth?</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7999999999999998">
            <text:p>6.8</text:p>
          </table:table-cell>
          <table:table-cell table:style-name="ACE-1" office:value-type="float" office:value="1.3600000000000001">
            <text:p>1.36</text:p>
          </table:table-cell>
          <table:table-cell table:style-name="ACE-0" office:value-type="float" office:value="1.36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4">
            <text:p>84</text:p>
          </table:table-cell>
          <table:table-cell table:style-name="ACE-1" office:value-type="string">
            <text:p>Langhovde</text:p>
          </table:table-cell>
          <table:table-cell table:style-name="ACE-1" office:value-type="string">
            <text:p>radiocarbon</text:p>
          </table:table-cell>
          <table:table-cell table:style-name="ACE-1" office:value-type="string">
            <text:p>Beta-10942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8920">
            <text:p>38920</text:p>
          </table:table-cell>
          <table:table-cell table:style-name="ACE-1" office:value-type="float" office:value="900">
            <text:p>900</text:p>
          </table:table-cell>
          <table:table-cell table:style-name="ACE-1" office:value-type="string">
            <text:p>foram (Elphidium magellanicum)</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7">
            <text:p>37</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350">
            <text:p>34350</text:p>
          </table:table-cell>
          <table:table-cell table:style-name="ACE-1" office:value-type="float" office:value="550">
            <text:p>550</text:p>
          </table:table-cell>
          <table:table-cell table:style-name="ACE-1" office:value-type="string">
            <text:p>fragment of shell</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4">
            <text:p>4</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1</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180">
            <text:p>36180</text:p>
          </table:table-cell>
          <table:table-cell table:style-name="ACE-1" office:value-type="float" office:value="630">
            <text:p>630</text:p>
          </table:table-cell>
          <table:table-cell table:style-name="ACE-1" office:value-type="string">
            <text:p>fragment of shell</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MiuraEtal1998,IgarashiEtal1995a</text:p>
          </table:table-cell>
          <table:table-cell table:number-columns-repeated="239" table:style-name="ACE-1"/>
        </table:table-row>
        <table:table-row table:style-name="AROW-1">
          <table:table-cell table:style-name="ACE-1" office:value-type="float" office:value="40">
            <text:p>40</text:p>
          </table:table-cell>
          <table:table-cell table:style-name="ACE-1" office:value-type="string">
            <text:p>Ongul_Islands</text:p>
          </table:table-cell>
          <table:table-cell table:style-name="ACE-1" office:value-type="string">
            <text:p>radiocarbon</text:p>
          </table:table-cell>
          <table:table-cell table:style-name="ACE-1" office:value-type="string">
            <text:p>NUTA-Ishiwa0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040">
            <text:p>35040</text:p>
          </table:table-cell>
          <table:table-cell table:style-name="ACE-1" office:value-type="float" office:value="480">
            <text:p>480</text:p>
          </table:table-cell>
          <table:table-cell table:style-name="ACE-1" office:value-type="string">
            <text:p>fragment of shell (Ad)</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35">
            <text:p>35</text:p>
          </table:table-cell>
          <table:table-cell table:style-name="ACE-1" office:value-type="string">
            <text:p>Ongul_Islands</text:p>
          </table:table-cell>
          <table:table-cell table:style-name="ACE-1" office:value-type="string">
            <text:p>radiocarbon</text:p>
          </table:table-cell>
          <table:table-cell table:style-name="ACE-1" office:value-type="string">
            <text:p>Beta-11048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630">
            <text:p>42630</text:p>
          </table:table-cell>
          <table:table-cell table:style-name="ACE-1" office:value-type="float" office:value="1120">
            <text:p>1120</text:p>
          </table:table-cell>
          <table:table-cell table:style-name="ACE-1" office:value-type="string">
            <text:p>fragment of shell (Ad)</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6">
            <text:p>16</text:p>
          </table:table-cell>
          <table:table-cell table:style-name="ACE-1" office:value-type="float" office:value="3.2000000000000002">
            <text:p>3.2</text:p>
          </table:table-cell>
          <table:table-cell table:style-name="ACE-0" office:value-type="float" office:value="3.2000000000000002">
            <text:p>3.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6">
            <text:p>86</text:p>
          </table:table-cell>
          <table:table-cell table:style-name="ACE-1" office:value-type="string">
            <text:p>Langhovde</text:p>
          </table:table-cell>
          <table:table-cell table:style-name="ACE-1" office:value-type="string">
            <text:p>radiocarbon</text:p>
          </table:table-cell>
          <table:table-cell table:style-name="ACE-1" office:value-type="string">
            <text:p>NUTA-Ishiwa0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660">
            <text:p>3660</text:p>
          </table:table-cell>
          <table:table-cell table:style-name="ACE-1" office:value-type="float" office:value="100">
            <text:p>10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IgarashiEtal1995a,IgarashiEtal1995b,VerleyenEtal2017</text:p>
          </table:table-cell>
          <table:table-cell table:number-columns-repeated="239" table:style-name="ACE-1"/>
        </table:table-row>
        <table:table-row table:style-name="AROW-1">
          <table:table-cell table:style-name="ACE-1" office:value-type="float" office:value="139">
            <text:p>139</text:p>
          </table:table-cell>
          <table:table-cell table:style-name="ACE-1" office:value-type="string">
            <text:p>Langhovde</text:p>
          </table:table-cell>
          <table:table-cell table:style-name="ACE-1" office:value-type="string">
            <text:p>radiocarbon</text:p>
          </table:table-cell>
          <table:table-cell table:style-name="ACE-1" office:value-type="string">
            <text:p>Beta-109423</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860">
            <text:p>3860</text:p>
          </table:table-cell>
          <table:table-cell table:style-name="ACE-1" office:value-type="float" office:value="70">
            <text:p>7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85">
            <text:p>85</text:p>
          </table:table-cell>
          <table:table-cell table:style-name="ACE-1" office:value-type="string">
            <text:p>Langhovde</text:p>
          </table:table-cell>
          <table:table-cell table:style-name="ACE-1" office:value-type="string">
            <text:p>radiocarbon</text:p>
          </table:table-cell>
          <table:table-cell table:style-name="ACE-1" office:value-type="string">
            <text:p>NUTA-Ishiwa05</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200">
            <text:p>37200</text:p>
          </table:table-cell>
          <table:table-cell table:style-name="ACE-1" office:value-type="float" office:value="910">
            <text:p>91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0">
            <text:p>0</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8">
            <text:p>8</text:p>
          </table:table-cell>
          <table:table-cell table:style-name="ACE-1" office:value-type="string">
            <text:p>Ongul_Islands</text:p>
          </table:table-cell>
          <table:table-cell table:style-name="ACE-1" office:value-type="string">
            <text:p>radiocarbon</text:p>
          </table:table-cell>
          <table:table-cell table:style-name="ACE-1" office:value-type="string">
            <text:p>Beta-11048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30">
            <text:p>39230</text:p>
          </table:table-cell>
          <table:table-cell table:style-name="ACE-1" office:value-type="float" office:value="950">
            <text:p>95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
            <text:p>10</text:p>
          </table:table-cell>
          <table:table-cell table:style-name="ACE-1" office:value-type="string">
            <text:p>Ongul_Islands</text:p>
          </table:table-cell>
          <table:table-cell table:style-name="ACE-1" office:value-type="string">
            <text:p>radiocarbon</text:p>
          </table:table-cell>
          <table:table-cell table:style-name="ACE-1" office:value-type="string">
            <text:p>Beta-11048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1960">
            <text:p>41960</text:p>
          </table:table-cell>
          <table:table-cell table:style-name="ACE-1" office:value-type="float" office:value="1100">
            <text:p>110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6">
            <text:p>6</text:p>
          </table:table-cell>
          <table:table-cell table:style-name="ACE-1" office:value-type="string">
            <text:p>Ongul_Islands</text:p>
          </table:table-cell>
          <table:table-cell table:style-name="ACE-1" office:value-type="string">
            <text:p>radiocarbon</text:p>
          </table:table-cell>
          <table:table-cell table:style-name="ACE-1" office:value-type="string">
            <text:p>Beta-110488</text:p>
          </table:table-cell>
          <table:table-cell table:style-name="ACE-1" office:value-type="float" office:value="-69.010999999999996">
            <text:p>−69.011</text:p>
          </table:table-cell>
          <table:table-cell table:style-name="ACE-1" office:value-type="float" office:value="39.573999999999998">
            <text:p>39.574</text:p>
          </table:table-cell>
          <table:table-cell table:style-name="ACE-1" office:value-type="float" office:value="42270">
            <text:p>42270</text:p>
          </table:table-cell>
          <table:table-cell table:style-name="ACE-1" office:value-type="float" office:value="1070">
            <text:p>107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1">
            <text:p>11</text:p>
          </table:table-cell>
          <table:table-cell table:style-name="ACE-1" office:value-type="float" office:value="2.2000000000000002">
            <text:p>2.2</text:p>
          </table:table-cell>
          <table:table-cell table:style-name="ACE-0" office:value-type="float" office:value="2.2000000000000002">
            <text:p>2.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6">
            <text:p>36</text:p>
          </table:table-cell>
          <table:table-cell table:style-name="ACE-1" office:value-type="string">
            <text:p>Ongul_Islands</text:p>
          </table:table-cell>
          <table:table-cell table:style-name="ACE-1" office:value-type="string">
            <text:p>radiocarbon</text:p>
          </table:table-cell>
          <table:table-cell table:style-name="ACE-1" office:value-type="string">
            <text:p>Beta-9014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930">
            <text:p>42930</text:p>
          </table:table-cell>
          <table:table-cell table:style-name="ACE-1" office:value-type="float" office:value="990">
            <text:p>990</text:p>
          </table:table-cell>
          <table:table-cell table:style-name="ACE-1" office:value-type="string">
            <text:p>fragment of shell (L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66">
            <text:p>166</text:p>
          </table:table-cell>
          <table:table-cell table:style-name="ACE-1" office:value-type="string">
            <text:p>Rauer_Group</text:p>
          </table:table-cell>
          <table:table-cell table:style-name="ACE-1" office:value-type="string">
            <text:p>radiocarbon</text:p>
          </table:table-cell>
          <table:table-cell table:style-name="ACE-1" office:value-type="string">
            <text:p>KIA34076</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20">
            <text:p>92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6">
            <text:p>186</text:p>
          </table:table-cell>
          <table:table-cell table:style-name="ACE-1" office:value-type="string">
            <text:p>Rauer_Group</text:p>
          </table:table-cell>
          <table:table-cell table:style-name="ACE-1" office:value-type="string">
            <text:p>radiocarbon</text:p>
          </table:table-cell>
          <table:table-cell table:style-name="ACE-1" office:value-type="string">
            <text:p>KIA37742</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85">
            <text:p>98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2">
            <text:p>162</text:p>
          </table:table-cell>
          <table:table-cell table:style-name="ACE-1" office:value-type="string">
            <text:p>Rauer_Group</text:p>
          </table:table-cell>
          <table:table-cell table:style-name="ACE-1" office:value-type="string">
            <text:p>radiocarbon</text:p>
          </table:table-cell>
          <table:table-cell table:style-name="ACE-1" office:value-type="string">
            <text:p>KIA38366</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1000">
            <text:p>1000</text:p>
          </table:table-cell>
          <table:table-cell table:style-name="ACE-1" office:value-type="float" office:value="25">
            <text:p>25</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3">
            <text:p>163</text:p>
          </table:table-cell>
          <table:table-cell table:style-name="ACE-1" office:value-type="string">
            <text:p>Rauer_Group</text:p>
          </table:table-cell>
          <table:table-cell table:style-name="ACE-1" office:value-type="string">
            <text:p>radiocarbon</text:p>
          </table:table-cell>
          <table:table-cell table:style-name="ACE-1" office:value-type="string">
            <text:p>KIA38367</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1815">
            <text:p>181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7">
            <text:p>167</text:p>
          </table:table-cell>
          <table:table-cell table:style-name="ACE-1" office:value-type="string">
            <text:p>Rauer_Group</text:p>
          </table:table-cell>
          <table:table-cell table:style-name="ACE-1" office:value-type="string">
            <text:p>radiocarbon</text:p>
          </table:table-cell>
          <table:table-cell table:style-name="ACE-1" office:value-type="string">
            <text:p>KIA3501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2335">
            <text:p>2335</text:p>
          </table:table-cell>
          <table:table-cell table:style-name="ACE-1" office:value-type="float" office:value="35">
            <text:p>35</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4">
            <text:p>164</text:p>
          </table:table-cell>
          <table:table-cell table:style-name="ACE-1" office:value-type="string">
            <text:p>Rauer_Group</text:p>
          </table:table-cell>
          <table:table-cell table:style-name="ACE-1" office:value-type="string">
            <text:p>radiocarbon</text:p>
          </table:table-cell>
          <table:table-cell table:style-name="ACE-1" office:value-type="string">
            <text:p>KIA38368</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2785">
            <text:p>2785</text:p>
          </table:table-cell>
          <table:table-cell table:style-name="ACE-1" office:value-type="float" office:value="30">
            <text:p>3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8">
            <text:p>168</text:p>
          </table:table-cell>
          <table:table-cell table:style-name="ACE-1" office:value-type="string">
            <text:p>Rauer_Group</text:p>
          </table:table-cell>
          <table:table-cell table:style-name="ACE-1" office:value-type="string">
            <text:p>radiocarbon</text:p>
          </table:table-cell>
          <table:table-cell table:style-name="ACE-1" office:value-type="string">
            <text:p>KIA35016</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230">
            <text:p>4230</text:p>
          </table:table-cell>
          <table:table-cell table:style-name="ACE-1" office:value-type="float" office:value="70">
            <text:p>7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65">
            <text:p>165</text:p>
          </table:table-cell>
          <table:table-cell table:style-name="ACE-1" office:value-type="string">
            <text:p>Rauer_Group</text:p>
          </table:table-cell>
          <table:table-cell table:style-name="ACE-1" office:value-type="string">
            <text:p>radiocarbon</text:p>
          </table:table-cell>
          <table:table-cell table:style-name="ACE-1" office:value-type="string">
            <text:p>KIA38366</text:p>
          </table:table-cell>
          <table:table-cell table:style-name="ACE-1" office:value-type="float" office:value="-68.832999999999998">
            <text:p>−68.833</text:p>
          </table:table-cell>
          <table:table-cell table:style-name="ACE-1" office:value-type="float" office:value="77.927000000000007">
            <text:p>77.927</text:p>
          </table:table-cell>
          <table:table-cell table:style-name="ACE-1" office:value-type="float" office:value="5000">
            <text:p>5000</text:p>
          </table:table-cell>
          <table:table-cell table:style-name="ACE-1" office:value-type="float" office:value="35">
            <text:p>35</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
            <text:p>−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BergEtal2010a</text:p>
          </table:table-cell>
          <table:table-cell table:number-columns-repeated="239" table:style-name="ACE-1"/>
        </table:table-row>
        <table:table-row table:style-name="AROW-1">
          <table:table-cell table:style-name="ACE-1" office:value-type="float" office:value="169">
            <text:p>169</text:p>
          </table:table-cell>
          <table:table-cell table:style-name="ACE-1" office:value-type="string">
            <text:p>Rauer_Group</text:p>
          </table:table-cell>
          <table:table-cell table:style-name="ACE-1" office:value-type="string">
            <text:p>radiocarbon</text:p>
          </table:table-cell>
          <table:table-cell table:style-name="ACE-1" office:value-type="string">
            <text:p>KIA3501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5690">
            <text:p>5690</text:p>
          </table:table-cell>
          <table:table-cell table:style-name="ACE-1" office:value-type="float" office:value="55">
            <text:p>55</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0">
            <text:p>170</text:p>
          </table:table-cell>
          <table:table-cell table:style-name="ACE-1" office:value-type="string">
            <text:p>Rauer_Group</text:p>
          </table:table-cell>
          <table:table-cell table:style-name="ACE-1" office:value-type="string">
            <text:p>radiocarbon</text:p>
          </table:table-cell>
          <table:table-cell table:style-name="ACE-1" office:value-type="string">
            <text:p>KIA3501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140">
            <text:p>714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9">
            <text:p>189</text:p>
          </table:table-cell>
          <table:table-cell table:style-name="ACE-1" office:value-type="string">
            <text:p>Rauer_Group</text:p>
          </table:table-cell>
          <table:table-cell table:style-name="ACE-1" office:value-type="string">
            <text:p>radiocarbon</text:p>
          </table:table-cell>
          <table:table-cell table:style-name="ACE-1" office:value-type="string">
            <text:p>KIA37745</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7265">
            <text:p>7265</text:p>
          </table:table-cell>
          <table:table-cell table:style-name="ACE-1" office:value-type="float" office:value="45">
            <text:p>45</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3">
            <text:p>173</text:p>
          </table:table-cell>
          <table:table-cell table:style-name="ACE-1" office:value-type="string">
            <text:p>Rauer_Group</text:p>
          </table:table-cell>
          <table:table-cell table:style-name="ACE-1" office:value-type="string">
            <text:p>radiocarbon</text:p>
          </table:table-cell>
          <table:table-cell table:style-name="ACE-1" office:value-type="string">
            <text:p>KIA35021</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750">
            <text:p>7750</text:p>
          </table:table-cell>
          <table:table-cell table:style-name="ACE-1" office:value-type="float" office:value="260">
            <text:p>26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1">
            <text:p>171</text:p>
          </table:table-cell>
          <table:table-cell table:style-name="ACE-1" office:value-type="string">
            <text:p>Rauer_Group</text:p>
          </table:table-cell>
          <table:table-cell table:style-name="ACE-1" office:value-type="string">
            <text:p>radiocarbon</text:p>
          </table:table-cell>
          <table:table-cell table:style-name="ACE-1" office:value-type="string">
            <text:p>KIA35020</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7810">
            <text:p>7810</text:p>
          </table:table-cell>
          <table:table-cell table:style-name="ACE-1" office:value-type="float" office:value="70">
            <text:p>7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4">
            <text:p>174</text:p>
          </table:table-cell>
          <table:table-cell table:style-name="ACE-1" office:value-type="string">
            <text:p>Rauer_Group</text:p>
          </table:table-cell>
          <table:table-cell table:style-name="ACE-1" office:value-type="string">
            <text:p>radiocarbon</text:p>
          </table:table-cell>
          <table:table-cell table:style-name="ACE-1" office:value-type="string">
            <text:p>KIA3774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125">
            <text:p>9125</text:p>
          </table:table-cell>
          <table:table-cell table:style-name="ACE-1" office:value-type="float" office:value="50">
            <text:p>5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6">
            <text:p>176</text:p>
          </table:table-cell>
          <table:table-cell table:style-name="ACE-1" office:value-type="string">
            <text:p>Rauer_Group</text:p>
          </table:table-cell>
          <table:table-cell table:style-name="ACE-1" office:value-type="string">
            <text:p>radiocarbon</text:p>
          </table:table-cell>
          <table:table-cell table:style-name="ACE-1" office:value-type="string">
            <text:p>KIA3407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0880">
            <text:p>10880</text:p>
          </table:table-cell>
          <table:table-cell table:style-name="ACE-1" office:value-type="float" office:value="40">
            <text:p>4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8">
            <text:p>178</text:p>
          </table:table-cell>
          <table:table-cell table:style-name="ACE-1" office:value-type="string">
            <text:p>Rauer_Group</text:p>
          </table:table-cell>
          <table:table-cell table:style-name="ACE-1" office:value-type="string">
            <text:p>radiocarbon</text:p>
          </table:table-cell>
          <table:table-cell table:style-name="ACE-1" office:value-type="string">
            <text:p>KIA35022</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2490">
            <text:p>12490</text:p>
          </table:table-cell>
          <table:table-cell table:style-name="ACE-1" office:value-type="float" office:value="80">
            <text:p>8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0">
            <text:p>180</text:p>
          </table:table-cell>
          <table:table-cell table:style-name="ACE-1" office:value-type="string">
            <text:p>Rauer_Group</text:p>
          </table:table-cell>
          <table:table-cell table:style-name="ACE-1" office:value-type="string">
            <text:p>radiocarbon</text:p>
          </table:table-cell>
          <table:table-cell table:style-name="ACE-1" office:value-type="string">
            <text:p>KIA35024</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29550">
            <text:p>29550</text:p>
          </table:table-cell>
          <table:table-cell table:style-name="ACE-1" office:value-type="float" office:value="180">
            <text:p>18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9">
            <text:p>179</text:p>
          </table:table-cell>
          <table:table-cell table:style-name="ACE-1" office:value-type="string">
            <text:p>Rauer_Group</text:p>
          </table:table-cell>
          <table:table-cell table:style-name="ACE-1" office:value-type="string">
            <text:p>radiocarbon</text:p>
          </table:table-cell>
          <table:table-cell table:style-name="ACE-1" office:value-type="string">
            <text:p>KIA35023</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7130">
            <text:p>37130</text:p>
          </table:table-cell>
          <table:table-cell table:style-name="ACE-1" office:value-type="float" office:value="1300">
            <text:p>130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2">
            <text:p>182</text:p>
          </table:table-cell>
          <table:table-cell table:style-name="ACE-1" office:value-type="string">
            <text:p>Rauer_Group</text:p>
          </table:table-cell>
          <table:table-cell table:style-name="ACE-1" office:value-type="string">
            <text:p>radiocarbon</text:p>
          </table:table-cell>
          <table:table-cell table:style-name="ACE-1" office:value-type="string">
            <text:p>KIA3502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8780">
            <text:p>38780</text:p>
          </table:table-cell>
          <table:table-cell table:style-name="ACE-1" office:value-type="float" office:value="900">
            <text:p>90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4">
            <text:p>184</text:p>
          </table:table-cell>
          <table:table-cell table:style-name="ACE-1" office:value-type="string">
            <text:p>Rauer_Group</text:p>
          </table:table-cell>
          <table:table-cell table:style-name="ACE-1" office:value-type="string">
            <text:p>radiocarbon</text:p>
          </table:table-cell>
          <table:table-cell table:style-name="ACE-1" office:value-type="string">
            <text:p>KIA34078</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0860">
            <text:p>40860</text:p>
          </table:table-cell>
          <table:table-cell table:style-name="ACE-1" office:value-type="float" office:value="2000">
            <text:p>2000</text:p>
          </table:table-cell>
          <table:table-cell table:style-name="ACE-1" office:value-type="string">
            <text:p>humic acid free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7">
            <text:p>187</text:p>
          </table:table-cell>
          <table:table-cell table:style-name="ACE-1" office:value-type="string">
            <text:p>Rauer_Group</text:p>
          </table:table-cell>
          <table:table-cell table:style-name="ACE-1" office:value-type="string">
            <text:p>radiocarbon</text:p>
          </table:table-cell>
          <table:table-cell table:style-name="ACE-1" office:value-type="string">
            <text:p>KIA37742</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890">
            <text:p>890</text:p>
          </table:table-cell>
          <table:table-cell table:style-name="ACE-1" office:value-type="float" office:value="25">
            <text:p>25</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8">
            <text:p>188</text:p>
          </table:table-cell>
          <table:table-cell table:style-name="ACE-1" office:value-type="string">
            <text:p>Rauer_Group</text:p>
          </table:table-cell>
          <table:table-cell table:style-name="ACE-1" office:value-type="string">
            <text:p>radiocarbon</text:p>
          </table:table-cell>
          <table:table-cell table:style-name="ACE-1" office:value-type="string">
            <text:p>KIA37743</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3370">
            <text:p>3370</text:p>
          </table:table-cell>
          <table:table-cell table:style-name="ACE-1" office:value-type="float" office:value="30">
            <text:p>3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90">
            <text:p>190</text:p>
          </table:table-cell>
          <table:table-cell table:style-name="ACE-1" office:value-type="string">
            <text:p>Rauer_Group</text:p>
          </table:table-cell>
          <table:table-cell table:style-name="ACE-1" office:value-type="string">
            <text:p>radiocarbon</text:p>
          </table:table-cell>
          <table:table-cell table:style-name="ACE-1" office:value-type="string">
            <text:p>KIA37745</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7210">
            <text:p>7210</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2">
            <text:p>172</text:p>
          </table:table-cell>
          <table:table-cell table:style-name="ACE-1" office:value-type="string">
            <text:p>Rauer_Group</text:p>
          </table:table-cell>
          <table:table-cell table:style-name="ACE-1" office:value-type="string">
            <text:p>radiocarbon</text:p>
          </table:table-cell>
          <table:table-cell table:style-name="ACE-1" office:value-type="string">
            <text:p>KIA35020</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8130">
            <text:p>8130</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5">
            <text:p>175</text:p>
          </table:table-cell>
          <table:table-cell table:style-name="ACE-1" office:value-type="string">
            <text:p>Rauer_Group</text:p>
          </table:table-cell>
          <table:table-cell table:style-name="ACE-1" office:value-type="string">
            <text:p>radiocarbon</text:p>
          </table:table-cell>
          <table:table-cell table:style-name="ACE-1" office:value-type="string">
            <text:p>KIA37749</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9445">
            <text:p>9445</text:p>
          </table:table-cell>
          <table:table-cell table:style-name="ACE-1" office:value-type="float" office:value="55">
            <text:p>55</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77">
            <text:p>177</text:p>
          </table:table-cell>
          <table:table-cell table:style-name="ACE-1" office:value-type="string">
            <text:p>Rauer_Group</text:p>
          </table:table-cell>
          <table:table-cell table:style-name="ACE-1" office:value-type="string">
            <text:p>radiocarbon</text:p>
          </table:table-cell>
          <table:table-cell table:style-name="ACE-1" office:value-type="string">
            <text:p>KIA34077</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10505">
            <text:p>10505</text:p>
          </table:table-cell>
          <table:table-cell table:style-name="ACE-1" office:value-type="float" office:value="40">
            <text:p>4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5">
            <text:p>185</text:p>
          </table:table-cell>
          <table:table-cell table:style-name="ACE-1" office:value-type="string">
            <text:p>Rauer_Group</text:p>
          </table:table-cell>
          <table:table-cell table:style-name="ACE-1" office:value-type="string">
            <text:p>radiocarbon</text:p>
          </table:table-cell>
          <table:table-cell table:style-name="ACE-1" office:value-type="string">
            <text:p>KIA34078</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34840">
            <text:p>34840</text:p>
          </table:table-cell>
          <table:table-cell table:style-name="ACE-1" office:value-type="float" office:value="360">
            <text:p>36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3">
            <text:p>183</text:p>
          </table:table-cell>
          <table:table-cell table:style-name="ACE-1" office:value-type="string">
            <text:p>Rauer_Group</text:p>
          </table:table-cell>
          <table:table-cell table:style-name="ACE-1" office:value-type="string">
            <text:p>radiocarbon</text:p>
          </table:table-cell>
          <table:table-cell table:style-name="ACE-1" office:value-type="string">
            <text:p>KIA35025</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2200">
            <text:p>42200</text:p>
          </table:table-cell>
          <table:table-cell table:style-name="ACE-1" office:value-type="float" office:value="2000">
            <text:p>200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181">
            <text:p>181</text:p>
          </table:table-cell>
          <table:table-cell table:style-name="ACE-1" office:value-type="string">
            <text:p>Rauer_Group</text:p>
          </table:table-cell>
          <table:table-cell table:style-name="ACE-1" office:value-type="string">
            <text:p>radiocarbon</text:p>
          </table:table-cell>
          <table:table-cell table:style-name="ACE-1" office:value-type="string">
            <text:p>KIA35024</text:p>
          </table:table-cell>
          <table:table-cell table:style-name="ACE-1" office:value-type="float" office:value="-68.801000000000002">
            <text:p>−68.801</text:p>
          </table:table-cell>
          <table:table-cell table:style-name="ACE-1" office:value-type="float" office:value="77.890000000000001">
            <text:p>77.89</text:p>
          </table:table-cell>
          <table:table-cell table:style-name="ACE-1" office:value-type="float" office:value="45360">
            <text:p>45360</text:p>
          </table:table-cell>
          <table:table-cell table:style-name="ACE-1" office:value-type="float" office:value="2000">
            <text:p>2000</text:p>
          </table:table-cell>
          <table:table-cell table:style-name="ACE-1" office:value-type="string">
            <text:p>humic acid of bulk organic matter</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BergEtal2010b</text:p>
          </table:table-cell>
          <table:table-cell table:number-columns-repeated="239" table:style-name="ACE-1"/>
        </table:table-row>
        <table:table-row table:style-name="AROW-1">
          <table:table-cell table:style-name="ACE-1" office:value-type="float" office:value="80">
            <text:p>80</text:p>
          </table:table-cell>
          <table:table-cell table:style-name="ACE-1" office:value-type="string">
            <text:p>Langhovde</text:p>
          </table:table-cell>
          <table:table-cell table:style-name="ACE-1" office:value-type="string">
            <text:p>radiocarbon</text:p>
          </table:table-cell>
          <table:table-cell table:style-name="ACE-1" office:value-type="string">
            <text:p>Beta-9095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050">
            <text:p>305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132">
            <text:p>132</text:p>
          </table:table-cell>
          <table:table-cell table:style-name="ACE-1" office:value-type="string">
            <text:p>Langhovde</text:p>
          </table:table-cell>
          <table:table-cell table:style-name="ACE-1" office:value-type="string">
            <text:p>radiocarbon</text:p>
          </table:table-cell>
          <table:table-cell table:style-name="ACE-1" office:value-type="string">
            <text:p>Beta-94681</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170">
            <text:p>31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9">
            <text:p>99</text:p>
          </table:table-cell>
          <table:table-cell table:style-name="ACE-1" office:value-type="string">
            <text:p>Langhovde</text:p>
          </table:table-cell>
          <table:table-cell table:style-name="ACE-1" office:value-type="string">
            <text:p>radiocarbon</text:p>
          </table:table-cell>
          <table:table-cell table:style-name="ACE-1" office:value-type="string">
            <text:p>NUTA-2997</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3220">
            <text:p>32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98">
            <text:p>98</text:p>
          </table:table-cell>
          <table:table-cell table:style-name="ACE-1" office:value-type="string">
            <text:p>Langhovde</text:p>
          </table:table-cell>
          <table:table-cell table:style-name="ACE-1" office:value-type="string">
            <text:p>radiocarbon</text:p>
          </table:table-cell>
          <table:table-cell table:style-name="ACE-1" office:value-type="string">
            <text:p>NUTA-2996</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3320">
            <text:p>33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33">
            <text:p>133</text:p>
          </table:table-cell>
          <table:table-cell table:style-name="ACE-1" office:value-type="string">
            <text:p>Langhovde</text:p>
          </table:table-cell>
          <table:table-cell table:style-name="ACE-1" office:value-type="string">
            <text:p>radiocarbon</text:p>
          </table:table-cell>
          <table:table-cell table:style-name="ACE-1" office:value-type="string">
            <text:p>Beta-94682</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440">
            <text:p>344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74">
            <text:p>74</text:p>
          </table:table-cell>
          <table:table-cell table:style-name="ACE-1" office:value-type="string">
            <text:p>Langhovde</text:p>
          </table:table-cell>
          <table:table-cell table:style-name="ACE-1" office:value-type="string">
            <text:p>radiocarbon</text:p>
          </table:table-cell>
          <table:table-cell table:style-name="ACE-1" office:value-type="string">
            <text:p>Beta-10939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80">
            <text:p>348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8999999999999999">
            <text:p>3.9</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3">
            <text:p>103</text:p>
          </table:table-cell>
          <table:table-cell table:style-name="ACE-1" office:value-type="string">
            <text:p>Langhovde</text:p>
          </table:table-cell>
          <table:table-cell table:style-name="ACE-1" office:value-type="string">
            <text:p>radiocarbon</text:p>
          </table:table-cell>
          <table:table-cell table:style-name="ACE-1" office:value-type="string">
            <text:p>Beta-10940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870">
            <text:p>38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2000000000000002">
            <text:p>4.2</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text:p>
          </table:table-cell>
          <table:table-cell table:number-columns-repeated="239" table:style-name="ACE-1"/>
        </table:table-row>
        <table:table-row table:style-name="AROW-1">
          <table:table-cell table:style-name="ACE-1" office:value-type="float" office:value="134">
            <text:p>134</text:p>
          </table:table-cell>
          <table:table-cell table:style-name="ACE-1" office:value-type="string">
            <text:p>Langhovde</text:p>
          </table:table-cell>
          <table:table-cell table:style-name="ACE-1" office:value-type="string">
            <text:p>radiocarbon</text:p>
          </table:table-cell>
          <table:table-cell table:style-name="ACE-1" office:value-type="string">
            <text:p>Beta-94683</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890">
            <text:p>389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1000000000000001">
            <text:p>1.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6">
            <text:p>106</text:p>
          </table:table-cell>
          <table:table-cell table:style-name="ACE-1" office:value-type="string">
            <text:p>Langhovde</text:p>
          </table:table-cell>
          <table:table-cell table:style-name="ACE-1" office:value-type="string">
            <text:p>radiocarbon</text:p>
          </table:table-cell>
          <table:table-cell table:style-name="ACE-1" office:value-type="string">
            <text:p>Beta-10940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30">
            <text:p>393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8">
            <text:p>78</text:p>
          </table:table-cell>
          <table:table-cell table:style-name="ACE-1" office:value-type="string">
            <text:p>Langhovde</text:p>
          </table:table-cell>
          <table:table-cell table:style-name="ACE-1" office:value-type="string">
            <text:p>radiocarbon</text:p>
          </table:table-cell>
          <table:table-cell table:style-name="ACE-1" office:value-type="string">
            <text:p>Beta-11048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960">
            <text:p>396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7">
            <text:p>137</text:p>
          </table:table-cell>
          <table:table-cell table:style-name="ACE-1" office:value-type="string">
            <text:p>Langhovde</text:p>
          </table:table-cell>
          <table:table-cell table:style-name="ACE-1" office:value-type="string">
            <text:p>radiocarbon</text:p>
          </table:table-cell>
          <table:table-cell table:style-name="ACE-1" office:value-type="string">
            <text:p>Beta-116849</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3990">
            <text:p>399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
            <text:p>9</text:p>
          </table:table-cell>
          <table:table-cell table:style-name="ACE-1" office:value-type="float" office:value="1.8">
            <text:p>1.8</text:p>
          </table:table-cell>
          <table:table-cell table:style-name="ACE-0" office:value-type="float" office:value="1.8">
            <text:p>1.8</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5">
            <text:p>75</text:p>
          </table:table-cell>
          <table:table-cell table:style-name="ACE-1" office:value-type="string">
            <text:p>Langhovde</text:p>
          </table:table-cell>
          <table:table-cell table:style-name="ACE-1" office:value-type="string">
            <text:p>radiocarbon</text:p>
          </table:table-cell>
          <table:table-cell table:style-name="ACE-1" office:value-type="string">
            <text:p>Beta-10939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040">
            <text:p>404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7000000000000002">
            <text:p>3.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1">
            <text:p>101</text:p>
          </table:table-cell>
          <table:table-cell table:style-name="ACE-1" office:value-type="string">
            <text:p>Langhovde</text:p>
          </table:table-cell>
          <table:table-cell table:style-name="ACE-1" office:value-type="string">
            <text:p>radiocarbon</text:p>
          </table:table-cell>
          <table:table-cell table:style-name="ACE-1" office:value-type="string">
            <text:p>Beta-10034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50">
            <text:p>405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5">
            <text:p>4.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04">
            <text:p>104</text:p>
          </table:table-cell>
          <table:table-cell table:style-name="ACE-1" office:value-type="string">
            <text:p>Langhovde</text:p>
          </table:table-cell>
          <table:table-cell table:style-name="ACE-1" office:value-type="string">
            <text:p>radiocarbon</text:p>
          </table:table-cell>
          <table:table-cell table:style-name="ACE-1" office:value-type="string">
            <text:p>Beta-100343</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60">
            <text:p>406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2999999999999998">
            <text:p>3.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91">
            <text:p>91</text:p>
          </table:table-cell>
          <table:table-cell table:style-name="ACE-1" office:value-type="string">
            <text:p>Langhovde</text:p>
          </table:table-cell>
          <table:table-cell table:style-name="ACE-1" office:value-type="string">
            <text:p>radiocarbon</text:p>
          </table:table-cell>
          <table:table-cell table:style-name="ACE-1" office:value-type="string">
            <text:p>Beta-94666</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090">
            <text:p>409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2">
            <text:p>102</text:p>
          </table:table-cell>
          <table:table-cell table:style-name="ACE-1" office:value-type="string">
            <text:p>Langhovde</text:p>
          </table:table-cell>
          <table:table-cell table:style-name="ACE-1" office:value-type="string">
            <text:p>radiocarbon</text:p>
          </table:table-cell>
          <table:table-cell table:style-name="ACE-1" office:value-type="string">
            <text:p>Beta-100342</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090">
            <text:p>409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2999999999999998">
            <text:p>4.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81">
            <text:p>81</text:p>
          </table:table-cell>
          <table:table-cell table:style-name="ACE-1" office:value-type="string">
            <text:p>Langhovde</text:p>
          </table:table-cell>
          <table:table-cell table:style-name="ACE-1" office:value-type="string">
            <text:p>radiocarbon</text:p>
          </table:table-cell>
          <table:table-cell table:style-name="ACE-1" office:value-type="string">
            <text:p>Beta-109399</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140">
            <text:p>414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
            <text:p>−9</text:p>
          </table:table-cell>
          <table:table-cell table:style-name="ACE-1" office:value-type="float" office:value="1.8">
            <text:p>1.8</text:p>
          </table:table-cell>
          <table:table-cell table:style-name="ACE-0" office:value-type="float" office:value="1.8">
            <text:p>1.8</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9">
            <text:p>129</text:p>
          </table:table-cell>
          <table:table-cell table:style-name="ACE-1" office:value-type="string">
            <text:p>Langhovde</text:p>
          </table:table-cell>
          <table:table-cell table:style-name="ACE-1" office:value-type="string">
            <text:p>radiocarbon</text:p>
          </table:table-cell>
          <table:table-cell table:style-name="ACE-1" office:value-type="string">
            <text:p>Beta-94678</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4180">
            <text:p>418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2999999999999998">
            <text:p>5.3</text:p>
          </table:table-cell>
          <table:table-cell table:style-name="ACE-1" office:value-type="float" office:value="1.0600000000000001">
            <text:p>1.06</text:p>
          </table:table-cell>
          <table:table-cell table:style-name="ACE-0" office:value-type="float" office:value="1.0600000000000001">
            <text:p>1.1</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3">
            <text:p>93</text:p>
          </table:table-cell>
          <table:table-cell table:style-name="ACE-1" office:value-type="string">
            <text:p>Langhovde</text:p>
          </table:table-cell>
          <table:table-cell table:style-name="ACE-1" office:value-type="string">
            <text:p>radiocarbon</text:p>
          </table:table-cell>
          <table:table-cell table:style-name="ACE-1" office:value-type="string">
            <text:p>Beta-109401</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20">
            <text:p>422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2000000000000002">
            <text:p>3.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0">
            <text:p>100</text:p>
          </table:table-cell>
          <table:table-cell table:style-name="ACE-1" office:value-type="string">
            <text:p>Langhovde</text:p>
          </table:table-cell>
          <table:table-cell table:style-name="ACE-1" office:value-type="string">
            <text:p>radiocarbon</text:p>
          </table:table-cell>
          <table:table-cell table:style-name="ACE-1" office:value-type="string">
            <text:p>NUTA-3024</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4240">
            <text:p>424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27">
            <text:p>127</text:p>
          </table:table-cell>
          <table:table-cell table:style-name="ACE-1" office:value-type="string">
            <text:p>Langhovde</text:p>
          </table:table-cell>
          <table:table-cell table:style-name="ACE-1" office:value-type="string">
            <text:p>radiocarbon</text:p>
          </table:table-cell>
          <table:table-cell table:style-name="ACE-1" office:value-type="string">
            <text:p>Beta-109400</text:p>
          </table:table-cell>
          <table:table-cell table:style-name="ACE-1" office:value-type="float" office:value="-69.241">
            <text:p>−69.241</text:p>
          </table:table-cell>
          <table:table-cell table:style-name="ACE-1" office:value-type="float" office:value="39.735999999999997">
            <text:p>39.736</text:p>
          </table:table-cell>
          <table:table-cell table:style-name="ACE-1" office:value-type="float" office:value="4280">
            <text:p>428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79">
            <text:p>79</text:p>
          </table:table-cell>
          <table:table-cell table:style-name="ACE-1" office:value-type="string">
            <text:p>Langhovde</text:p>
          </table:table-cell>
          <table:table-cell table:style-name="ACE-1" office:value-type="string">
            <text:p>radiocarbon</text:p>
          </table:table-cell>
          <table:table-cell table:style-name="ACE-1" office:value-type="string">
            <text:p>Beta-11048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300">
            <text:p>430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5">
            <text:p>1.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2">
            <text:p>92</text:p>
          </table:table-cell>
          <table:table-cell table:style-name="ACE-1" office:value-type="string">
            <text:p>Langhovde</text:p>
          </table:table-cell>
          <table:table-cell table:style-name="ACE-1" office:value-type="string">
            <text:p>radiocarbon</text:p>
          </table:table-cell>
          <table:table-cell table:style-name="ACE-1" office:value-type="string">
            <text:p>Beta-94667</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350">
            <text:p>4350</text:p>
          </table:table-cell>
          <table:table-cell table:style-name="ACE-1" office:value-type="float" office:value="40">
            <text:p>4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5">
            <text:p>3.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13">
            <text:p>113</text:p>
          </table:table-cell>
          <table:table-cell table:style-name="ACE-1" office:value-type="string">
            <text:p>Langhovde</text:p>
          </table:table-cell>
          <table:table-cell table:style-name="ACE-1" office:value-type="string">
            <text:p>radiocarbon</text:p>
          </table:table-cell>
          <table:table-cell table:style-name="ACE-1" office:value-type="string">
            <text:p>Beta-94672</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350">
            <text:p>435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1999999999999993">
            <text:p>9.2</text:p>
          </table:table-cell>
          <table:table-cell table:style-name="ACE-1" office:value-type="float" office:value="1.8399999999999999">
            <text:p>1.84</text:p>
          </table:table-cell>
          <table:table-cell table:style-name="ACE-0" office:value-type="float" office:value="1.8399999999999999">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05">
            <text:p>105</text:p>
          </table:table-cell>
          <table:table-cell table:style-name="ACE-1" office:value-type="string">
            <text:p>Langhovde</text:p>
          </table:table-cell>
          <table:table-cell table:style-name="ACE-1" office:value-type="string">
            <text:p>radiocarbon</text:p>
          </table:table-cell>
          <table:table-cell table:style-name="ACE-1" office:value-type="string">
            <text:p>Beta-100344</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360">
            <text:p>436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2000000000000002">
            <text:p>2.2</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73">
            <text:p>73</text:p>
          </table:table-cell>
          <table:table-cell table:style-name="ACE-1" office:value-type="string">
            <text:p>Langhovde</text:p>
          </table:table-cell>
          <table:table-cell table:style-name="ACE-1" office:value-type="string">
            <text:p>radiocarbon</text:p>
          </table:table-cell>
          <table:table-cell table:style-name="ACE-1" office:value-type="string">
            <text:p>Beta-90955</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4460">
            <text:p>446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131">
            <text:p>131</text:p>
          </table:table-cell>
          <table:table-cell table:style-name="ACE-1" office:value-type="string">
            <text:p>Langhovde</text:p>
          </table:table-cell>
          <table:table-cell table:style-name="ACE-1" office:value-type="string">
            <text:p>radiocarbon</text:p>
          </table:table-cell>
          <table:table-cell table:style-name="ACE-1" office:value-type="string">
            <text:p>Beta-94680</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4780">
            <text:p>478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7000000000000002">
            <text:p>2.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11">
            <text:p>111</text:p>
          </table:table-cell>
          <table:table-cell table:style-name="ACE-1" office:value-type="string">
            <text:p>Langhovde</text:p>
          </table:table-cell>
          <table:table-cell table:style-name="ACE-1" office:value-type="string">
            <text:p>radiocarbon</text:p>
          </table:table-cell>
          <table:table-cell table:style-name="ACE-1" office:value-type="string">
            <text:p>Beta-94670</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850">
            <text:p>485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9000000000000004">
            <text:p>8.9</text:p>
          </table:table-cell>
          <table:table-cell table:style-name="ACE-1" office:value-type="float" office:value="1.7800000000000002">
            <text:p>1.78</text:p>
          </table:table-cell>
          <table:table-cell table:style-name="ACE-0" office:value-type="float" office:value="1.7800000000000002">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4">
            <text:p>114</text:p>
          </table:table-cell>
          <table:table-cell table:style-name="ACE-1" office:value-type="string">
            <text:p>Langhovde</text:p>
          </table:table-cell>
          <table:table-cell table:style-name="ACE-1" office:value-type="string">
            <text:p>radiocarbon</text:p>
          </table:table-cell>
          <table:table-cell table:style-name="ACE-1" office:value-type="string">
            <text:p>Beta-94673</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900">
            <text:p>490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5999999999999996">
            <text:p>8.6</text:p>
          </table:table-cell>
          <table:table-cell table:style-name="ACE-1" office:value-type="float" office:value="1.72">
            <text:p>1.72</text:p>
          </table:table-cell>
          <table:table-cell table:style-name="ACE-0" office:value-type="float" office:value="1.72">
            <text:p>1.7</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0">
            <text:p>110</text:p>
          </table:table-cell>
          <table:table-cell table:style-name="ACE-1" office:value-type="string">
            <text:p>Langhovde</text:p>
          </table:table-cell>
          <table:table-cell table:style-name="ACE-1" office:value-type="string">
            <text:p>radiocarbon</text:p>
          </table:table-cell>
          <table:table-cell table:style-name="ACE-1" office:value-type="string">
            <text:p>Beta-94669</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920">
            <text:p>492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1999999999999993">
            <text:p>9.2</text:p>
          </table:table-cell>
          <table:table-cell table:style-name="ACE-1" office:value-type="float" office:value="1.8399999999999999">
            <text:p>1.84</text:p>
          </table:table-cell>
          <table:table-cell table:style-name="ACE-0" office:value-type="float" office:value="1.8399999999999999">
            <text:p>1.8</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25">
            <text:p>125</text:p>
          </table:table-cell>
          <table:table-cell table:style-name="ACE-1" office:value-type="string">
            <text:p>Langhovde</text:p>
          </table:table-cell>
          <table:table-cell table:style-name="ACE-1" office:value-type="string">
            <text:p>radiocarbon</text:p>
          </table:table-cell>
          <table:table-cell table:style-name="ACE-1" office:value-type="string">
            <text:p>Beta-110479</text:p>
          </table:table-cell>
          <table:table-cell table:style-name="ACE-1" office:value-type="float" office:value="-69.222999999999999">
            <text:p>−69.223</text:p>
          </table:table-cell>
          <table:table-cell table:style-name="ACE-1" office:value-type="float" office:value="39.658999999999999">
            <text:p>39.659</text:p>
          </table:table-cell>
          <table:table-cell table:style-name="ACE-1" office:value-type="float" office:value="4920">
            <text:p>492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2000000000000002">
            <text:p>7.2</text:p>
          </table:table-cell>
          <table:table-cell table:style-name="ACE-1" office:value-type="float" office:value="1.4400000000000002">
            <text:p>1.44</text:p>
          </table:table-cell>
          <table:table-cell table:style-name="ACE-0" office:value-type="float" office:value="1.4400000000000002">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5">
            <text:p>115</text:p>
          </table:table-cell>
          <table:table-cell table:style-name="ACE-1" office:value-type="string">
            <text:p>Langhovde</text:p>
          </table:table-cell>
          <table:table-cell table:style-name="ACE-1" office:value-type="string">
            <text:p>radiocarbon</text:p>
          </table:table-cell>
          <table:table-cell table:style-name="ACE-1" office:value-type="string">
            <text:p>Beta-94674</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000">
            <text:p>500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7000000000000002">
            <text:p>7.7</text:p>
          </table:table-cell>
          <table:table-cell table:style-name="ACE-1" office:value-type="float" office:value="1.54">
            <text:p>1.54</text:p>
          </table:table-cell>
          <table:table-cell table:style-name="ACE-0" office:value-type="float" office:value="1.54">
            <text:p>1.5</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16">
            <text:p>116</text:p>
          </table:table-cell>
          <table:table-cell table:style-name="ACE-1" office:value-type="string">
            <text:p>Langhovde</text:p>
          </table:table-cell>
          <table:table-cell table:style-name="ACE-1" office:value-type="string">
            <text:p>radiocarbon</text:p>
          </table:table-cell>
          <table:table-cell table:style-name="ACE-1" office:value-type="string">
            <text:p>Beta-10939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070">
            <text:p>507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5">
            <text:p>7.5</text:p>
          </table:table-cell>
          <table:table-cell table:style-name="ACE-1" office:value-type="float" office:value="1.5">
            <text:p>1.5</text:p>
          </table:table-cell>
          <table:table-cell table:style-name="ACE-0" office:value-type="float" office:value="1.5">
            <text:p>1.5</text:p>
          </table:table-cell>
          <table:table-cell table:style-name="ACE-1" office:value-type="string">
            <text:p>VerleyenEtal2017,IshiwaEtal2021,MiuraEtal1998</text:p>
          </table:table-cell>
          <table:table-cell table:number-columns-repeated="239" table:style-name="ACE-1"/>
        </table:table-row>
        <table:table-row table:style-name="AROW-1">
          <table:table-cell table:style-name="ACE-1" office:value-type="float" office:value="126">
            <text:p>126</text:p>
          </table:table-cell>
          <table:table-cell table:style-name="ACE-1" office:value-type="string">
            <text:p>Langhovde</text:p>
          </table:table-cell>
          <table:table-cell table:style-name="ACE-1" office:value-type="string">
            <text:p>radiocarbon</text:p>
          </table:table-cell>
          <table:table-cell table:style-name="ACE-1" office:value-type="string">
            <text:p>Beta-110480</text:p>
          </table:table-cell>
          <table:table-cell table:style-name="ACE-1" office:value-type="float" office:value="-69.222999999999999">
            <text:p>−69.223</text:p>
          </table:table-cell>
          <table:table-cell table:style-name="ACE-1" office:value-type="float" office:value="39.658999999999999">
            <text:p>39.659</text:p>
          </table:table-cell>
          <table:table-cell table:style-name="ACE-1" office:value-type="float" office:value="5070">
            <text:p>50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8">
            <text:p>138</text:p>
          </table:table-cell>
          <table:table-cell table:style-name="ACE-1" office:value-type="string">
            <text:p>Langhovde</text:p>
          </table:table-cell>
          <table:table-cell table:style-name="ACE-1" office:value-type="string">
            <text:p>radiocarbon</text:p>
          </table:table-cell>
          <table:table-cell table:style-name="ACE-1" office:value-type="string">
            <text:p>Beta-94686</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070">
            <text:p>50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5">
            <text:p>10.5</text:p>
          </table:table-cell>
          <table:table-cell table:style-name="ACE-1" office:value-type="float" office:value="2.1000000000000001">
            <text:p>2.1</text:p>
          </table:table-cell>
          <table:table-cell table:style-name="ACE-0" office:value-type="float" office:value="2.10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7">
            <text:p>97</text:p>
          </table:table-cell>
          <table:table-cell table:style-name="ACE-1" office:value-type="string">
            <text:p>Langhovde</text:p>
          </table:table-cell>
          <table:table-cell table:style-name="ACE-1" office:value-type="string">
            <text:p>radiocarbon</text:p>
          </table:table-cell>
          <table:table-cell table:style-name="ACE-1" office:value-type="string">
            <text:p>NUTA-2995</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250">
            <text:p>525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12">
            <text:p>112</text:p>
          </table:table-cell>
          <table:table-cell table:style-name="ACE-1" office:value-type="string">
            <text:p>Langhovde</text:p>
          </table:table-cell>
          <table:table-cell table:style-name="ACE-1" office:value-type="string">
            <text:p>radiocarbon</text:p>
          </table:table-cell>
          <table:table-cell table:style-name="ACE-1" office:value-type="string">
            <text:p>Beta-94671</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5270">
            <text:p>527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5">
            <text:p>8.5</text:p>
          </table:table-cell>
          <table:table-cell table:style-name="ACE-1" office:value-type="float" office:value="1.7000000000000002">
            <text:p>1.7</text:p>
          </table:table-cell>
          <table:table-cell table:style-name="ACE-0" office:value-type="float" office:value="1.7000000000000002">
            <text:p>1.7</text:p>
          </table:table-cell>
          <table:table-cell table:style-name="ACE-1" office:value-type="string">
            <text:p>VerleyenEtal2017,IshiwaEtal2021,MiuraEtal1998,MaemokuEtal1997</text:p>
          </table:table-cell>
          <table:table-cell table:number-columns-repeated="239" table:style-name="ACE-1"/>
        </table:table-row>
        <table:table-row table:style-name="AROW-1">
          <table:table-cell table:style-name="ACE-1" office:value-type="float" office:value="124">
            <text:p>124</text:p>
          </table:table-cell>
          <table:table-cell table:style-name="ACE-1" office:value-type="string">
            <text:p>Langhovde</text:p>
          </table:table-cell>
          <table:table-cell table:style-name="ACE-1" office:value-type="string">
            <text:p>radiocarbon</text:p>
          </table:table-cell>
          <table:table-cell table:style-name="ACE-1" office:value-type="string">
            <text:p>Beta-110481</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450">
            <text:p>545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5">
            <text:p>95</text:p>
          </table:table-cell>
          <table:table-cell table:style-name="ACE-1" office:value-type="string">
            <text:p>Langhovde</text:p>
          </table:table-cell>
          <table:table-cell table:style-name="ACE-1" office:value-type="string">
            <text:p>radiocarbon</text:p>
          </table:table-cell>
          <table:table-cell table:style-name="ACE-1" office:value-type="string">
            <text:p>NUTA-2993</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5540">
            <text:p>554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42">
            <text:p>142</text:p>
          </table:table-cell>
          <table:table-cell table:style-name="ACE-1" office:value-type="string">
            <text:p>Langhovde</text:p>
          </table:table-cell>
          <table:table-cell table:style-name="ACE-1" office:value-type="string">
            <text:p>radiocarbon</text:p>
          </table:table-cell>
          <table:table-cell table:style-name="ACE-1" office:value-type="string">
            <text:p>NUTA-2986</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670">
            <text:p>567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30">
            <text:p>130</text:p>
          </table:table-cell>
          <table:table-cell table:style-name="ACE-1" office:value-type="string">
            <text:p>Langhovde</text:p>
          </table:table-cell>
          <table:table-cell table:style-name="ACE-1" office:value-type="string">
            <text:p>radiocarbon</text:p>
          </table:table-cell>
          <table:table-cell table:style-name="ACE-1" office:value-type="string">
            <text:p>Beta-94679</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5820">
            <text:p>582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96">
            <text:p>96</text:p>
          </table:table-cell>
          <table:table-cell table:style-name="ACE-1" office:value-type="string">
            <text:p>Langhovde</text:p>
          </table:table-cell>
          <table:table-cell table:style-name="ACE-1" office:value-type="string">
            <text:p>radiocarbon</text:p>
          </table:table-cell>
          <table:table-cell table:style-name="ACE-1" office:value-type="string">
            <text:p>NUTA-2994</text:p>
          </table:table-cell>
          <table:table-cell table:style-name="ACE-1" office:value-type="float" office:value="-69.177999999999997">
            <text:p>−69.178</text:p>
          </table:table-cell>
          <table:table-cell table:style-name="ACE-1" office:value-type="float" office:value="39.68">
            <text:p>39.68</text:p>
          </table:table-cell>
          <table:table-cell table:style-name="ACE-1" office:value-type="float" office:value="6140">
            <text:p>6140</text:p>
          </table:table-cell>
          <table:table-cell table:style-name="ACE-1" office:value-type="float" office:value="90">
            <text:p>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VerleyenEtal2017,IshiwaEtal2021,MiuraEtal1998,HayashiYoshida1994</text:p>
          </table:table-cell>
          <table:table-cell table:number-columns-repeated="239" table:style-name="ACE-1"/>
        </table:table-row>
        <table:table-row table:style-name="AROW-1">
          <table:table-cell table:style-name="ACE-1" office:value-type="float" office:value="141">
            <text:p>141</text:p>
          </table:table-cell>
          <table:table-cell table:style-name="ACE-1" office:value-type="string">
            <text:p>Langhovde</text:p>
          </table:table-cell>
          <table:table-cell table:style-name="ACE-1" office:value-type="string">
            <text:p>radiocarbon</text:p>
          </table:table-cell>
          <table:table-cell table:style-name="ACE-1" office:value-type="string">
            <text:p>NUTA-2985</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200">
            <text:p>6200</text:p>
          </table:table-cell>
          <table:table-cell table:style-name="ACE-1" office:value-type="float" office:value="70">
            <text:p>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40">
            <text:p>140</text:p>
          </table:table-cell>
          <table:table-cell table:style-name="ACE-1" office:value-type="string">
            <text:p>Langhovde</text:p>
          </table:table-cell>
          <table:table-cell table:style-name="ACE-1" office:value-type="string">
            <text:p>radiocarbon</text:p>
          </table:table-cell>
          <table:table-cell table:style-name="ACE-1" office:value-type="string">
            <text:p>NUTA-2984</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510">
            <text:p>65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5">
            <text:p>5.5</text:p>
          </table:table-cell>
          <table:table-cell table:style-name="ACE-1" office:value-type="float" office:value="1.1000000000000001">
            <text:p>1.1</text:p>
          </table:table-cell>
          <table:table-cell table:style-name="ACE-0" office:value-type="float" office:value="1.1000000000000001">
            <text:p>1.1</text:p>
          </table:table-cell>
          <table:table-cell table:style-name="ACE-1" office:value-type="string">
            <text:p>IshiwaEtal2021,MiuraEtal1998,HayashiYoshida1994</text:p>
          </table:table-cell>
          <table:table-cell table:number-columns-repeated="239" table:style-name="ACE-1"/>
        </table:table-row>
        <table:table-row table:style-name="AROW-1">
          <table:table-cell table:style-name="ACE-1" office:value-type="float" office:value="128">
            <text:p>128</text:p>
          </table:table-cell>
          <table:table-cell table:style-name="ACE-1" office:value-type="string">
            <text:p>Langhovde</text:p>
          </table:table-cell>
          <table:table-cell table:style-name="ACE-1" office:value-type="string">
            <text:p>radiocarbon</text:p>
          </table:table-cell>
          <table:table-cell table:style-name="ACE-1" office:value-type="string">
            <text:p>Beta-94684</text:p>
          </table:table-cell>
          <table:table-cell table:style-name="ACE-1" office:value-type="float" office:value="-69.241">
            <text:p>−69.241</text:p>
          </table:table-cell>
          <table:table-cell table:style-name="ACE-1" office:value-type="float" office:value="39.735999999999997">
            <text:p>39.736</text:p>
          </table:table-cell>
          <table:table-cell table:style-name="ACE-1" office:value-type="float" office:value="6810">
            <text:p>68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2.4000000000000004">
            <text:p>2.4</text:p>
          </table:table-cell>
          <table:table-cell table:style-name="ACE-0" office:value-type="float" office:value="2.4000000000000004">
            <text:p>2.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5">
            <text:p>135</text:p>
          </table:table-cell>
          <table:table-cell table:style-name="ACE-1" office:value-type="string">
            <text:p>Langhovde</text:p>
          </table:table-cell>
          <table:table-cell table:style-name="ACE-1" office:value-type="string">
            <text:p>radiocarbon</text:p>
          </table:table-cell>
          <table:table-cell table:style-name="ACE-1" office:value-type="string">
            <text:p>Beta-94685</text:p>
          </table:table-cell>
          <table:table-cell table:style-name="ACE-1" office:value-type="float" office:value="-69.245999999999995">
            <text:p>−69.246</text:p>
          </table:table-cell>
          <table:table-cell table:style-name="ACE-1" office:value-type="float" office:value="39.740000000000002">
            <text:p>39.74</text:p>
          </table:table-cell>
          <table:table-cell table:style-name="ACE-1" office:value-type="float" office:value="6810">
            <text:p>6810</text:p>
          </table:table-cell>
          <table:table-cell table:style-name="ACE-1" office:value-type="float" office:value="60">
            <text:p>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VerleyenEtal2017</text:p>
          </table:table-cell>
          <table:table-cell table:number-columns-repeated="239" table:style-name="ACE-1"/>
        </table:table-row>
        <table:table-row table:style-name="AROW-1">
          <table:table-cell table:style-name="ACE-1" office:value-type="float" office:value="109">
            <text:p>109</text:p>
          </table:table-cell>
          <table:table-cell table:style-name="ACE-1" office:value-type="string">
            <text:p>Langhovde</text:p>
          </table:table-cell>
          <table:table-cell table:style-name="ACE-1" office:value-type="string">
            <text:p>radiocarbon</text:p>
          </table:table-cell>
          <table:table-cell table:style-name="ACE-1" office:value-type="string">
            <text:p>Beta-10034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2430">
            <text:p>32430</text:p>
          </table:table-cell>
          <table:table-cell table:style-name="ACE-1" office:value-type="float" office:value="270">
            <text:p>2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7999999999999998">
            <text:p>2.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82">
            <text:p>82</text:p>
          </table:table-cell>
          <table:table-cell table:style-name="ACE-1" office:value-type="string">
            <text:p>Langhovde</text:p>
          </table:table-cell>
          <table:table-cell table:style-name="ACE-1" office:value-type="string">
            <text:p>radiocarbon</text:p>
          </table:table-cell>
          <table:table-cell table:style-name="ACE-1" office:value-type="string">
            <text:p>NUTA-Ishiwa0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3410">
            <text:p>33410</text:p>
          </table:table-cell>
          <table:table-cell table:style-name="ACE-1" office:value-type="float" office:value="510">
            <text:p>51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IgarashiEtal1995a,IgarashiEtal1995b</text:p>
          </table:table-cell>
          <table:table-cell table:number-columns-repeated="239" table:style-name="ACE-1"/>
        </table:table-row>
        <table:table-row table:style-name="AROW-1">
          <table:table-cell table:style-name="ACE-1" office:value-type="float" office:value="88">
            <text:p>88</text:p>
          </table:table-cell>
          <table:table-cell table:style-name="ACE-1" office:value-type="string">
            <text:p>Langhovde</text:p>
          </table:table-cell>
          <table:table-cell table:style-name="ACE-1" office:value-type="string">
            <text:p>radiocarbon</text:p>
          </table:table-cell>
          <table:table-cell table:style-name="ACE-1" office:value-type="string">
            <text:p>Beta-10940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4720">
            <text:p>34720</text:p>
          </table:table-cell>
          <table:table-cell table:style-name="ACE-1" office:value-type="float" office:value="330">
            <text:p>33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3999999999999999">
            <text:p>2.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8">
            <text:p>118</text:p>
          </table:table-cell>
          <table:table-cell table:style-name="ACE-1" office:value-type="string">
            <text:p>Langhovde</text:p>
          </table:table-cell>
          <table:table-cell table:style-name="ACE-1" office:value-type="string">
            <text:p>radiocarbon</text:p>
          </table:table-cell>
          <table:table-cell table:style-name="ACE-1" office:value-type="string">
            <text:p>Beta-9467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5970">
            <text:p>35970</text:p>
          </table:table-cell>
          <table:table-cell table:style-name="ACE-1" office:value-type="float" office:value="410">
            <text:p>41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2000000000000002">
            <text:p>6.2</text:p>
          </table:table-cell>
          <table:table-cell table:style-name="ACE-1" office:value-type="float" office:value="1.2400000000000002">
            <text:p>1.24</text:p>
          </table:table-cell>
          <table:table-cell table:style-name="ACE-0" office:value-type="float" office:value="1.2400000000000002">
            <text:p>1.2</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89">
            <text:p>89</text:p>
          </table:table-cell>
          <table:table-cell table:style-name="ACE-1" office:value-type="string">
            <text:p>Langhovde</text:p>
          </table:table-cell>
          <table:table-cell table:style-name="ACE-1" office:value-type="string">
            <text:p>radiocarbon</text:p>
          </table:table-cell>
          <table:table-cell table:style-name="ACE-1" office:value-type="string">
            <text:p>Beta-10940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240">
            <text:p>37240</text:p>
          </table:table-cell>
          <table:table-cell table:style-name="ACE-1" office:value-type="float" office:value="700">
            <text:p>7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1000000000000001">
            <text:p>2.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9">
            <text:p>119</text:p>
          </table:table-cell>
          <table:table-cell table:style-name="ACE-1" office:value-type="string">
            <text:p>Langhovde</text:p>
          </table:table-cell>
          <table:table-cell table:style-name="ACE-1" office:value-type="string">
            <text:p>radiocarbon</text:p>
          </table:table-cell>
          <table:table-cell table:style-name="ACE-1" office:value-type="string">
            <text:p>Beta-10939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7620">
            <text:p>37620</text:p>
          </table:table-cell>
          <table:table-cell table:style-name="ACE-1" office:value-type="float" office:value="390">
            <text:p>3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9000000000000004">
            <text:p>5.9</text:p>
          </table:table-cell>
          <table:table-cell table:style-name="ACE-1" office:value-type="float" office:value="1.1800000000000002">
            <text:p>1.18</text:p>
          </table:table-cell>
          <table:table-cell table:style-name="ACE-0" office:value-type="float" office:value="1.18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1">
            <text:p>121</text:p>
          </table:table-cell>
          <table:table-cell table:style-name="ACE-1" office:value-type="string">
            <text:p>Langhovde</text:p>
          </table:table-cell>
          <table:table-cell table:style-name="ACE-1" office:value-type="string">
            <text:p>radiocarbon</text:p>
          </table:table-cell>
          <table:table-cell table:style-name="ACE-1" office:value-type="string">
            <text:p>Beta-10939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420">
            <text:p>39420</text:p>
          </table:table-cell>
          <table:table-cell table:style-name="ACE-1" office:value-type="float" office:value="590">
            <text:p>5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7999999999999998">
            <text:p>4.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08">
            <text:p>108</text:p>
          </table:table-cell>
          <table:table-cell table:style-name="ACE-1" office:value-type="string">
            <text:p>Langhovde</text:p>
          </table:table-cell>
          <table:table-cell table:style-name="ACE-1" office:value-type="string">
            <text:p>radiocarbon</text:p>
          </table:table-cell>
          <table:table-cell table:style-name="ACE-1" office:value-type="string">
            <text:p>Beta-100345</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440">
            <text:p>39440</text:p>
          </table:table-cell>
          <table:table-cell table:style-name="ACE-1" office:value-type="float" office:value="580">
            <text:p>5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3999999999999999">
            <text:p>2.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120">
            <text:p>120</text:p>
          </table:table-cell>
          <table:table-cell table:style-name="ACE-1" office:value-type="string">
            <text:p>Langhovde</text:p>
          </table:table-cell>
          <table:table-cell table:style-name="ACE-1" office:value-type="string">
            <text:p>radiocarbon</text:p>
          </table:table-cell>
          <table:table-cell table:style-name="ACE-1" office:value-type="string">
            <text:p>Bata-94676</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39760">
            <text:p>39760</text:p>
          </table:table-cell>
          <table:table-cell table:style-name="ACE-1" office:value-type="float" office:value="600">
            <text:p>6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2000000000000002">
            <text:p>5.2</text:p>
          </table:table-cell>
          <table:table-cell table:style-name="ACE-1" office:value-type="float" office:value="1.04">
            <text:p>1.04</text:p>
          </table:table-cell>
          <table:table-cell table:style-name="ACE-0" office:value-type="float" office:value="1.04">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76">
            <text:p>76</text:p>
          </table:table-cell>
          <table:table-cell table:style-name="ACE-1" office:value-type="string">
            <text:p>Langhovde</text:p>
          </table:table-cell>
          <table:table-cell table:style-name="ACE-1" office:value-type="string">
            <text:p>radiocarbon</text:p>
          </table:table-cell>
          <table:table-cell table:style-name="ACE-1" office:value-type="string">
            <text:p>Beta-109393</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1630">
            <text:p>41630</text:p>
          </table:table-cell>
          <table:table-cell table:style-name="ACE-1" office:value-type="float" office:value="960">
            <text:p>96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5">
            <text:p>3.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2">
            <text:p>122</text:p>
          </table:table-cell>
          <table:table-cell table:style-name="ACE-1" office:value-type="string">
            <text:p>Langhovde</text:p>
          </table:table-cell>
          <table:table-cell table:style-name="ACE-1" office:value-type="string">
            <text:p>radiocarbon</text:p>
          </table:table-cell>
          <table:table-cell table:style-name="ACE-1" office:value-type="string">
            <text:p>Beta-9467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2710">
            <text:p>42710</text:p>
          </table:table-cell>
          <table:table-cell table:style-name="ACE-1" office:value-type="float" office:value="920">
            <text:p>92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7000000000000002">
            <text:p>4.7</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90">
            <text:p>90</text:p>
          </table:table-cell>
          <table:table-cell table:style-name="ACE-1" office:value-type="string">
            <text:p>Langhovde</text:p>
          </table:table-cell>
          <table:table-cell table:style-name="ACE-1" office:value-type="string">
            <text:p>radiocarbon</text:p>
          </table:table-cell>
          <table:table-cell table:style-name="ACE-1" office:value-type="string">
            <text:p>Beta-109405</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820">
            <text:p>42820</text:p>
          </table:table-cell>
          <table:table-cell table:style-name="ACE-1" office:value-type="float" office:value="690">
            <text:p>6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77">
            <text:p>77</text:p>
          </table:table-cell>
          <table:table-cell table:style-name="ACE-1" office:value-type="string">
            <text:p>Langhovde</text:p>
          </table:table-cell>
          <table:table-cell table:style-name="ACE-1" office:value-type="string">
            <text:p>radiocarbon</text:p>
          </table:table-cell>
          <table:table-cell table:style-name="ACE-1" office:value-type="string">
            <text:p>Beta-109394</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2930">
            <text:p>42930</text:p>
          </table:table-cell>
          <table:table-cell table:style-name="ACE-1" office:value-type="float" office:value="2000">
            <text:p>20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2000000000000002">
            <text:p>3.2</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94">
            <text:p>94</text:p>
          </table:table-cell>
          <table:table-cell table:style-name="ACE-1" office:value-type="string">
            <text:p>Langhovde</text:p>
          </table:table-cell>
          <table:table-cell table:style-name="ACE-1" office:value-type="string">
            <text:p>radiocarbon</text:p>
          </table:table-cell>
          <table:table-cell table:style-name="ACE-1" office:value-type="string">
            <text:p>Beta-94668</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46120">
            <text:p>46120</text:p>
          </table:table-cell>
          <table:table-cell table:style-name="ACE-1" office:value-type="float" office:value="1000">
            <text:p>10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7">
            <text:p>117</text:p>
          </table:table-cell>
          <table:table-cell table:style-name="ACE-1" office:value-type="string">
            <text:p>Langhovde</text:p>
          </table:table-cell>
          <table:table-cell table:style-name="ACE-1" office:value-type="string">
            <text:p>radiocarbon</text:p>
          </table:table-cell>
          <table:table-cell table:style-name="ACE-1" office:value-type="string">
            <text:p>Beta-100347</text:p>
          </table:table-cell>
          <table:table-cell table:style-name="ACE-1" office:value-type="float" office:value="-69.179000000000002">
            <text:p>−69.179</text:p>
          </table:table-cell>
          <table:table-cell table:style-name="ACE-1" office:value-type="float" office:value="39.68">
            <text:p>39.68</text:p>
          </table:table-cell>
          <table:table-cell table:style-name="ACE-1" office:value-type="float" office:value="46420">
            <text:p>46420</text:p>
          </table:table-cell>
          <table:table-cell table:style-name="ACE-1" office:value-type="float" office:value="1500">
            <text:p>15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4000000000000004">
            <text:p>6.4</text:p>
          </table:table-cell>
          <table:table-cell table:style-name="ACE-1" office:value-type="float" office:value="1.2800000000000002">
            <text:p>1.28</text:p>
          </table:table-cell>
          <table:table-cell table:style-name="ACE-0" office:value-type="float" office:value="1.2800000000000002">
            <text:p>1.3</text:p>
          </table:table-cell>
          <table:table-cell table:style-name="ACE-1" office:value-type="string">
            <text:p>IshiwaEtal2021,MiuraEtal1998,MaemokuEtal1997</text:p>
          </table:table-cell>
          <table:table-cell table:number-columns-repeated="239" table:style-name="ACE-1"/>
        </table:table-row>
        <table:table-row table:style-name="AROW-1">
          <table:table-cell table:style-name="ACE-1" office:value-type="float" office:value="39">
            <text:p>39</text:p>
          </table:table-cell>
          <table:table-cell table:style-name="ACE-1" office:value-type="string">
            <text:p>Ongul_Islands</text:p>
          </table:table-cell>
          <table:table-cell table:style-name="ACE-1" office:value-type="string">
            <text:p>radiocarbon</text:p>
          </table:table-cell>
          <table:table-cell table:style-name="ACE-1" office:value-type="string">
            <text:p>Beta-8099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90">
            <text:p>3590</text:p>
          </table:table-cell>
          <table:table-cell table:style-name="ACE-1" office:value-type="float" office:value="50">
            <text:p>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1">
            <text:p>1</text:p>
          </table:table-cell>
          <table:table-cell table:style-name="ACE-1" office:value-type="string">
            <text:p>Ongul_Islands</text:p>
          </table:table-cell>
          <table:table-cell table:style-name="ACE-1" office:value-type="string">
            <text:p>radiocarbon</text:p>
          </table:table-cell>
          <table:table-cell table:style-name="ACE-1" office:value-type="string">
            <text:p>Beta-8099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30">
            <text:p>4230</text:p>
          </table:table-cell>
          <table:table-cell table:style-name="ACE-1" office:value-type="float" office:value="80">
            <text:p>8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HirakawaSawagaki1998,VerleyenEtal2017</text:p>
          </table:table-cell>
          <table:table-cell table:number-columns-repeated="239" table:style-name="ACE-1"/>
        </table:table-row>
        <table:table-row table:style-name="AROW-1">
          <table:table-cell table:style-name="ACE-1" office:value-type="float" office:value="15">
            <text:p>15</text:p>
          </table:table-cell>
          <table:table-cell table:style-name="ACE-1" office:value-type="string">
            <text:p>Ongul_Islands</text:p>
          </table:table-cell>
          <table:table-cell table:style-name="ACE-1" office:value-type="string">
            <text:p>radiocarbon</text:p>
          </table:table-cell>
          <table:table-cell table:style-name="ACE-1" office:value-type="string">
            <text:p>Beta-10032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0360">
            <text:p>30360</text:p>
          </table:table-cell>
          <table:table-cell table:style-name="ACE-1" office:value-type="float" office:value="290">
            <text:p>2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4">
            <text:p>14</text:p>
          </table:table-cell>
          <table:table-cell table:style-name="ACE-1" office:value-type="string">
            <text:p>Ongul_Islands</text:p>
          </table:table-cell>
          <table:table-cell table:style-name="ACE-1" office:value-type="string">
            <text:p>radiocarbon</text:p>
          </table:table-cell>
          <table:table-cell table:style-name="ACE-1" office:value-type="string">
            <text:p>Beta-11684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2840">
            <text:p>32840</text:p>
          </table:table-cell>
          <table:table-cell table:style-name="ACE-1" office:value-type="float" office:value="220">
            <text:p>22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2">
            <text:p>12</text:p>
          </table:table-cell>
          <table:table-cell table:style-name="ACE-1" office:value-type="string">
            <text:p>Ongul_Islands</text:p>
          </table:table-cell>
          <table:table-cell table:style-name="ACE-1" office:value-type="string">
            <text:p>radiocarbon</text:p>
          </table:table-cell>
          <table:table-cell table:style-name="ACE-1" office:value-type="string">
            <text:p>Beta-10032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090">
            <text:p>34090</text:p>
          </table:table-cell>
          <table:table-cell table:style-name="ACE-1" office:value-type="float" office:value="400">
            <text:p>4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199999999999999">
            <text:p>10.2</text:p>
          </table:table-cell>
          <table:table-cell table:style-name="ACE-1" office:value-type="float" office:value="2.04">
            <text:p>2.04</text:p>
          </table:table-cell>
          <table:table-cell table:style-name="ACE-0" office:value-type="float" office:value="2.04">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7">
            <text:p>17</text:p>
          </table:table-cell>
          <table:table-cell table:style-name="ACE-1" office:value-type="string">
            <text:p>Ongul_Islands</text:p>
          </table:table-cell>
          <table:table-cell table:style-name="ACE-1" office:value-type="string">
            <text:p>radiocarbon</text:p>
          </table:table-cell>
          <table:table-cell table:style-name="ACE-1" office:value-type="string">
            <text:p>Beta-10032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650">
            <text:p>34650</text:p>
          </table:table-cell>
          <table:table-cell table:style-name="ACE-1" office:value-type="float" office:value="500">
            <text:p>5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6999999999999993">
            <text:p>9.7</text:p>
          </table:table-cell>
          <table:table-cell table:style-name="ACE-1" office:value-type="float" office:value="1.9399999999999999">
            <text:p>1.94</text:p>
          </table:table-cell>
          <table:table-cell table:style-name="ACE-0" office:value-type="float" office:value="1.9399999999999999">
            <text:p>1.9</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1">
            <text:p>31</text:p>
          </table:table-cell>
          <table:table-cell table:style-name="ACE-1" office:value-type="string">
            <text:p>Ongul_Islands</text:p>
          </table:table-cell>
          <table:table-cell table:style-name="ACE-1" office:value-type="string">
            <text:p>radiocarbon</text:p>
          </table:table-cell>
          <table:table-cell table:style-name="ACE-1" office:value-type="string">
            <text:p>Beta-1034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4830">
            <text:p>34830</text:p>
          </table:table-cell>
          <table:table-cell table:style-name="ACE-1" office:value-type="float" office:value="350">
            <text:p>3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4000000000000004">
            <text:p>5.4</text:p>
          </table:table-cell>
          <table:table-cell table:style-name="ACE-1" office:value-type="float" office:value="1.0800000000000001">
            <text:p>1.08</text:p>
          </table:table-cell>
          <table:table-cell table:style-name="ACE-0" office:value-type="float" office:value="1.08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0">
            <text:p>20</text:p>
          </table:table-cell>
          <table:table-cell table:style-name="ACE-1" office:value-type="string">
            <text:p>Ongul_Islands</text:p>
          </table:table-cell>
          <table:table-cell table:style-name="ACE-1" office:value-type="string">
            <text:p>radiocarbon</text:p>
          </table:table-cell>
          <table:table-cell table:style-name="ACE-1" office:value-type="string">
            <text:p>Beta-100330</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160">
            <text:p>35160</text:p>
          </table:table-cell>
          <table:table-cell table:style-name="ACE-1" office:value-type="float" office:value="350">
            <text:p>35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5999999999999996">
            <text:p>8.6</text:p>
          </table:table-cell>
          <table:table-cell table:style-name="ACE-1" office:value-type="float" office:value="1.72">
            <text:p>1.72</text:p>
          </table:table-cell>
          <table:table-cell table:style-name="ACE-0" office:value-type="float" office:value="1.72">
            <text:p>1.7</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6">
            <text:p>16</text:p>
          </table:table-cell>
          <table:table-cell table:style-name="ACE-1" office:value-type="string">
            <text:p>Ongul_Islands</text:p>
          </table:table-cell>
          <table:table-cell table:style-name="ACE-1" office:value-type="string">
            <text:p>radiocarbon</text:p>
          </table:table-cell>
          <table:table-cell table:style-name="ACE-1" office:value-type="string">
            <text:p>Beta-11684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200">
            <text:p>35200</text:p>
          </table:table-cell>
          <table:table-cell table:style-name="ACE-1" office:value-type="float" office:value="330">
            <text:p>33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8000000000000007">
            <text:p>9.8</text:p>
          </table:table-cell>
          <table:table-cell table:style-name="ACE-1" office:value-type="float" office:value="1.9600000000000002">
            <text:p>1.96</text:p>
          </table:table-cell>
          <table:table-cell table:style-name="ACE-0" office:value-type="float" office:value="1.9600000000000002">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3">
            <text:p>13</text:p>
          </table:table-cell>
          <table:table-cell table:style-name="ACE-1" office:value-type="string">
            <text:p>Ongul_Islands</text:p>
          </table:table-cell>
          <table:table-cell table:style-name="ACE-1" office:value-type="string">
            <text:p>radiocarbon</text:p>
          </table:table-cell>
          <table:table-cell table:style-name="ACE-1" office:value-type="string">
            <text:p>Beta-10032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5320">
            <text:p>35320</text:p>
          </table:table-cell>
          <table:table-cell table:style-name="ACE-1" office:value-type="float" office:value="520">
            <text:p>52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4">
            <text:p>10.4</text:p>
          </table:table-cell>
          <table:table-cell table:style-name="ACE-1" office:value-type="float" office:value="2.0800000000000001">
            <text:p>2.08</text:p>
          </table:table-cell>
          <table:table-cell table:style-name="ACE-0" office:value-type="float" office:value="2.0800000000000001">
            <text:p>2.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9">
            <text:p>19</text:p>
          </table:table-cell>
          <table:table-cell table:style-name="ACE-1" office:value-type="string">
            <text:p>Ongul_Islands</text:p>
          </table:table-cell>
          <table:table-cell table:style-name="ACE-1" office:value-type="string">
            <text:p>radiocarbon</text:p>
          </table:table-cell>
          <table:table-cell table:style-name="ACE-1" office:value-type="string">
            <text:p>Beta-10032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520">
            <text:p>36520</text:p>
          </table:table-cell>
          <table:table-cell table:style-name="ACE-1" office:value-type="float" office:value="430">
            <text:p>43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5">
            <text:p>8.5</text:p>
          </table:table-cell>
          <table:table-cell table:style-name="ACE-1" office:value-type="float" office:value="1.7000000000000002">
            <text:p>1.7</text:p>
          </table:table-cell>
          <table:table-cell table:style-name="ACE-0" office:value-type="float" office:value="1.7000000000000002">
            <text:p>1.7</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5">
            <text:p>25</text:p>
          </table:table-cell>
          <table:table-cell table:style-name="ACE-1" office:value-type="string">
            <text:p>Ongul_Islands</text:p>
          </table:table-cell>
          <table:table-cell table:style-name="ACE-1" office:value-type="string">
            <text:p>radiocarbon</text:p>
          </table:table-cell>
          <table:table-cell table:style-name="ACE-1" office:value-type="string">
            <text:p>Beta-1033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730">
            <text:p>36730</text:p>
          </table:table-cell>
          <table:table-cell table:style-name="ACE-1" office:value-type="float" office:value="420">
            <text:p>42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
            <text:p>6</text:p>
          </table:table-cell>
          <table:table-cell table:style-name="ACE-1" office:value-type="float" office:value="1.2000000000000002">
            <text:p>1.2</text:p>
          </table:table-cell>
          <table:table-cell table:style-name="ACE-0" office:value-type="float" office:value="1.20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7">
            <text:p>27</text:p>
          </table:table-cell>
          <table:table-cell table:style-name="ACE-1" office:value-type="string">
            <text:p>Ongul_Islands</text:p>
          </table:table-cell>
          <table:table-cell table:style-name="ACE-1" office:value-type="string">
            <text:p>radiocarbon</text:p>
          </table:table-cell>
          <table:table-cell table:style-name="ACE-1" office:value-type="string">
            <text:p>Beta-10336</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560">
            <text:p>3756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
            <text:p>5</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9">
            <text:p>29</text:p>
          </table:table-cell>
          <table:table-cell table:style-name="ACE-1" office:value-type="string">
            <text:p>Ongul_Islands</text:p>
          </table:table-cell>
          <table:table-cell table:style-name="ACE-1" office:value-type="string">
            <text:p>radiocarbon</text:p>
          </table:table-cell>
          <table:table-cell table:style-name="ACE-1" office:value-type="string">
            <text:p>Beta-1033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560">
            <text:p>3756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3">
            <text:p>3</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8">
            <text:p>28</text:p>
          </table:table-cell>
          <table:table-cell table:style-name="ACE-1" office:value-type="string">
            <text:p>Ongul_Islands</text:p>
          </table:table-cell>
          <table:table-cell table:style-name="ACE-1" office:value-type="string">
            <text:p>radiocarbon</text:p>
          </table:table-cell>
          <table:table-cell table:style-name="ACE-1" office:value-type="string">
            <text:p>Beta-1033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700">
            <text:p>37700</text:p>
          </table:table-cell>
          <table:table-cell table:style-name="ACE-1" office:value-type="float" office:value="470">
            <text:p>4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0999999999999996">
            <text:p>4.1</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8">
            <text:p>18</text:p>
          </table:table-cell>
          <table:table-cell table:style-name="ACE-1" office:value-type="string">
            <text:p>Ongul_Islands</text:p>
          </table:table-cell>
          <table:table-cell table:style-name="ACE-1" office:value-type="string">
            <text:p>radiocarbon</text:p>
          </table:table-cell>
          <table:table-cell table:style-name="ACE-1" office:value-type="string">
            <text:p>Beta-10032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740">
            <text:p>37740</text:p>
          </table:table-cell>
          <table:table-cell table:style-name="ACE-1" office:value-type="float" office:value="490">
            <text:p>4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9.6999999999999993">
            <text:p>9.7</text:p>
          </table:table-cell>
          <table:table-cell table:style-name="ACE-1" office:value-type="float" office:value="1.9399999999999999">
            <text:p>1.94</text:p>
          </table:table-cell>
          <table:table-cell table:style-name="ACE-0" office:value-type="float" office:value="1.9399999999999999">
            <text:p>1.9</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1">
            <text:p>21</text:p>
          </table:table-cell>
          <table:table-cell table:style-name="ACE-1" office:value-type="string">
            <text:p>Ongul_Islands</text:p>
          </table:table-cell>
          <table:table-cell table:style-name="ACE-1" office:value-type="string">
            <text:p>radiocarbon</text:p>
          </table:table-cell>
          <table:table-cell table:style-name="ACE-1" office:value-type="string">
            <text:p>Beta-100331</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840">
            <text:p>37840</text:p>
          </table:table-cell>
          <table:table-cell table:style-name="ACE-1" office:value-type="float" office:value="570">
            <text:p>57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7">
            <text:p>7</text:p>
          </table:table-cell>
          <table:table-cell table:style-name="ACE-1" office:value-type="float" office:value="1.4000000000000001">
            <text:p>1.4</text:p>
          </table:table-cell>
          <table:table-cell table:style-name="ACE-0" office:value-type="float" office:value="1.4000000000000001">
            <text:p>1.4</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1">
            <text:p>11</text:p>
          </table:table-cell>
          <table:table-cell table:style-name="ACE-1" office:value-type="string">
            <text:p>Ongul_Islands</text:p>
          </table:table-cell>
          <table:table-cell table:style-name="ACE-1" office:value-type="string">
            <text:p>radiocarbon</text:p>
          </table:table-cell>
          <table:table-cell table:style-name="ACE-1" office:value-type="string">
            <text:p>Beta-10032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8400">
            <text:p>38400</text:p>
          </table:table-cell>
          <table:table-cell table:style-name="ACE-1" office:value-type="float" office:value="640">
            <text:p>64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199999999999999">
            <text:p>10.2</text:p>
          </table:table-cell>
          <table:table-cell table:style-name="ACE-1" office:value-type="float" office:value="2.04">
            <text:p>2.04</text:p>
          </table:table-cell>
          <table:table-cell table:style-name="ACE-0" office:value-type="float" office:value="2.04">
            <text:p>2.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0">
            <text:p>30</text:p>
          </table:table-cell>
          <table:table-cell table:style-name="ACE-1" office:value-type="string">
            <text:p>Ongul_Islands</text:p>
          </table:table-cell>
          <table:table-cell table:style-name="ACE-1" office:value-type="string">
            <text:p>radiocarbon</text:p>
          </table:table-cell>
          <table:table-cell table:style-name="ACE-1" office:value-type="string">
            <text:p>Beta-1033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290">
            <text:p>39290</text:p>
          </table:table-cell>
          <table:table-cell table:style-name="ACE-1" office:value-type="float" office:value="600">
            <text:p>6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2.8999999999999999">
            <text:p>2.9</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6">
            <text:p>26</text:p>
          </table:table-cell>
          <table:table-cell table:style-name="ACE-1" office:value-type="string">
            <text:p>Ongul_Islands</text:p>
          </table:table-cell>
          <table:table-cell table:style-name="ACE-1" office:value-type="string">
            <text:p>radiocarbon</text:p>
          </table:table-cell>
          <table:table-cell table:style-name="ACE-1" office:value-type="string">
            <text:p>Beta-10335</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2840">
            <text:p>42840</text:p>
          </table:table-cell>
          <table:table-cell table:style-name="ACE-1" office:value-type="float" office:value="930">
            <text:p>93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7000000000000002">
            <text:p>5.7</text:p>
          </table:table-cell>
          <table:table-cell table:style-name="ACE-1" office:value-type="float" office:value="1.1400000000000001">
            <text:p>1.14</text:p>
          </table:table-cell>
          <table:table-cell table:style-name="ACE-0" office:value-type="float" office:value="1.14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2">
            <text:p>22</text:p>
          </table:table-cell>
          <table:table-cell table:style-name="ACE-1" office:value-type="string">
            <text:p>Ongul_Islands</text:p>
          </table:table-cell>
          <table:table-cell table:style-name="ACE-1" office:value-type="string">
            <text:p>radiocarbon</text:p>
          </table:table-cell>
          <table:table-cell table:style-name="ACE-1" office:value-type="string">
            <text:p>Beta-11684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080">
            <text:p>43080</text:p>
          </table:table-cell>
          <table:table-cell table:style-name="ACE-1" office:value-type="float" office:value="690">
            <text:p>6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5">
            <text:p>6.5</text:p>
          </table:table-cell>
          <table:table-cell table:style-name="ACE-1" office:value-type="float" office:value="1.3">
            <text:p>1.3</text:p>
          </table:table-cell>
          <table:table-cell table:style-name="ACE-0" office:value-type="float" office:value="1.3">
            <text:p>1.3</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4">
            <text:p>24</text:p>
          </table:table-cell>
          <table:table-cell table:style-name="ACE-1" office:value-type="string">
            <text:p>Ongul_Islands</text:p>
          </table:table-cell>
          <table:table-cell table:style-name="ACE-1" office:value-type="string">
            <text:p>radiocarbon</text:p>
          </table:table-cell>
          <table:table-cell table:style-name="ACE-1" office:value-type="string">
            <text:p>Beta-10333</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710">
            <text:p>43710</text:p>
          </table:table-cell>
          <table:table-cell table:style-name="ACE-1" office:value-type="float" office:value="990">
            <text:p>99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5.7000000000000002">
            <text:p>5.7</text:p>
          </table:table-cell>
          <table:table-cell table:style-name="ACE-1" office:value-type="float" office:value="1.1400000000000001">
            <text:p>1.14</text:p>
          </table:table-cell>
          <table:table-cell table:style-name="ACE-0" office:value-type="float" office:value="1.1400000000000001">
            <text:p>1.1</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23">
            <text:p>23</text:p>
          </table:table-cell>
          <table:table-cell table:style-name="ACE-1" office:value-type="string">
            <text:p>Ongul_Islands</text:p>
          </table:table-cell>
          <table:table-cell table:style-name="ACE-1" office:value-type="string">
            <text:p>radiocarbon</text:p>
          </table:table-cell>
          <table:table-cell table:style-name="ACE-1" office:value-type="string">
            <text:p>Beta-10332</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43810">
            <text:p>43810</text:p>
          </table:table-cell>
          <table:table-cell table:style-name="ACE-1" office:value-type="float" office:value="1100">
            <text:p>1100</text:p>
          </table:table-cell>
          <table:table-cell table:style-name="ACE-1" office:value-type="string">
            <text:p>Laternula elliptic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2000000000000002">
            <text:p>6.2</text:p>
          </table:table-cell>
          <table:table-cell table:style-name="ACE-1" office:value-type="float" office:value="1.2400000000000002">
            <text:p>1.24</text:p>
          </table:table-cell>
          <table:table-cell table:style-name="ACE-0" office:value-type="float" office:value="1.2400000000000002">
            <text:p>1.2</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148">
            <text:p>148</text:p>
          </table:table-cell>
          <table:table-cell table:style-name="ACE-1" office:value-type="string">
            <text:p>Larsemann_Hills</text:p>
          </table:table-cell>
          <table:table-cell table:style-name="ACE-1" office:value-type="string">
            <text:p>radiocarbon</text:p>
          </table:table-cell>
          <table:table-cell table:style-name="ACE-1" office:value-type="string">
            <text:p>AA-35745</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7825">
            <text:p>7825</text:p>
          </table:table-cell>
          <table:table-cell table:style-name="ACE-1" office:value-type="float" office:value="70">
            <text:p>70</text:p>
          </table:table-cell>
          <table:table-cell table:style-name="ACE-1" office:value-type="string">
            <text:p>Organic fraction</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60">
            <text:p>160</text:p>
          </table:table-cell>
          <table:table-cell table:style-name="ACE-1" office:value-type="string">
            <text:p>Larsemann_Hills</text:p>
          </table:table-cell>
          <table:table-cell table:style-name="ACE-1" office:value-type="string">
            <text:p>radiocarbon</text:p>
          </table:table-cell>
          <table:table-cell table:style-name="ACE-1" office:value-type="string">
            <text:p>AA-41633</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10314">
            <text:p>10314</text:p>
          </table:table-cell>
          <table:table-cell table:style-name="ACE-1" office:value-type="float" office:value="65">
            <text:p>65</text:p>
          </table:table-cell>
          <table:table-cell table:style-name="ACE-1" office:value-type="string">
            <text:p>Organic plus silt</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83">
            <text:p>83</text:p>
          </table:table-cell>
          <table:table-cell table:style-name="ACE-1" office:value-type="string">
            <text:p>Langhovde</text:p>
          </table:table-cell>
          <table:table-cell table:style-name="ACE-1" office:value-type="string">
            <text:p>radiocarbon</text:p>
          </table:table-cell>
          <table:table-cell table:style-name="ACE-1" office:value-type="string">
            <text:p>Beta-116852</text:p>
          </table:table-cell>
          <table:table-cell table:style-name="ACE-1" office:value-type="float" office:value="-69.177000000000007">
            <text:p>−69.177</text:p>
          </table:table-cell>
          <table:table-cell table:style-name="ACE-1" office:value-type="float" office:value="39.630000000000003">
            <text:p>39.63</text:p>
          </table:table-cell>
          <table:table-cell table:style-name="ACE-1" office:value-type="float" office:value="37890">
            <text:p>37890</text:p>
          </table:table-cell>
          <table:table-cell table:style-name="ACE-1" office:value-type="float" office:value="360">
            <text:p>360</text:p>
          </table:table-cell>
          <table:table-cell table:style-name="ACE-1" office:value-type="string">
            <text:p>tubes of polychaet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6.5">
            <text:p>6.5</text:p>
          </table:table-cell>
          <table:table-cell table:style-name="ACE-1" office:value-type="float" office:value="1.3">
            <text:p>1.3</text:p>
          </table:table-cell>
          <table:table-cell table:style-name="ACE-0" office:value-type="float" office:value="1.3">
            <text:p>1.3</text:p>
          </table:table-cell>
          <table:table-cell table:style-name="ACE-1" office:value-type="string">
            <text:p>IshiwaEtal2021,MiuraEtal1998</text:p>
          </table:table-cell>
          <table:table-cell table:number-columns-repeated="239" table:style-name="ACE-1"/>
        </table:table-row>
        <table:table-row table:style-name="AROW-1">
          <table:table-cell table:style-name="ACE-1" office:value-type="float" office:value="33">
            <text:p>33</text:p>
          </table:table-cell>
          <table:table-cell table:style-name="ACE-1" office:value-type="string">
            <text:p>Ongul_Islands</text:p>
          </table:table-cell>
          <table:table-cell table:style-name="ACE-1" office:value-type="string">
            <text:p>radiocarbon</text:p>
          </table:table-cell>
          <table:table-cell table:style-name="ACE-1" office:value-type="string">
            <text:p>Beta-80994</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6660">
            <text:p>36660</text:p>
          </table:table-cell>
          <table:table-cell table:style-name="ACE-1" office:value-type="float" office:value="1480">
            <text:p>1480</text:p>
          </table:table-cell>
          <table:table-cell table:style-name="ACE-1" office:value-type="string">
            <text:p>tubes of polychaet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2">
            <text:p>2</text:p>
          </table:table-cell>
          <table:table-cell table:style-name="ACE-1" office:value-type="string">
            <text:p>Ongul_Islands</text:p>
          </table:table-cell>
          <table:table-cell table:style-name="ACE-1" office:value-type="string">
            <text:p>radiocarbon</text:p>
          </table:table-cell>
          <table:table-cell table:style-name="ACE-1" office:value-type="string">
            <text:p>Beta-80999</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7060">
            <text:p>37060</text:p>
          </table:table-cell>
          <table:table-cell table:style-name="ACE-1" office:value-type="float" office:value="950">
            <text:p>950</text:p>
          </table:table-cell>
          <table:table-cell table:style-name="ACE-1" office:value-type="string">
            <text:p>tubes of polychaet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1">
            <text:p>1</text:p>
          </table:table-cell>
          <table:table-cell table:style-name="ACE-0" office:value-type="float" office:value="1">
            <text:p>1.0</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32">
            <text:p>32</text:p>
          </table:table-cell>
          <table:table-cell table:style-name="ACE-1" office:value-type="string">
            <text:p>Ongul_Islands</text:p>
          </table:table-cell>
          <table:table-cell table:style-name="ACE-1" office:value-type="string">
            <text:p>radiocarbon</text:p>
          </table:table-cell>
          <table:table-cell table:style-name="ACE-1" office:value-type="string">
            <text:p>Beta-90958</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8910">
            <text:p>38910</text:p>
          </table:table-cell>
          <table:table-cell table:style-name="ACE-1" office:value-type="float" office:value="550">
            <text:p>550</text:p>
          </table:table-cell>
          <table:table-cell table:style-name="ACE-1" office:value-type="string">
            <text:p>tubes of polychaet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5">
            <text:p>5</text:p>
          </table:table-cell>
          <table:table-cell table:style-name="ACE-1" office:value-type="string">
            <text:p>Ongul_Islands</text:p>
          </table:table-cell>
          <table:table-cell table:style-name="ACE-1" office:value-type="string">
            <text:p>radiocarbon</text:p>
          </table:table-cell>
          <table:table-cell table:style-name="ACE-1" office:value-type="string">
            <text:p>Beta-90957</text:p>
          </table:table-cell>
          <table:table-cell table:style-name="ACE-1" office:value-type="float" office:value="-69.015000000000001">
            <text:p>−69.015</text:p>
          </table:table-cell>
          <table:table-cell table:style-name="ACE-1" office:value-type="float" office:value="39.567999999999998">
            <text:p>39.568</text:p>
          </table:table-cell>
          <table:table-cell table:style-name="ACE-1" office:value-type="float" office:value="39810">
            <text:p>39810</text:p>
          </table:table-cell>
          <table:table-cell table:style-name="ACE-1" office:value-type="float" office:value="610">
            <text:p>610</text:p>
          </table:table-cell>
          <table:table-cell table:style-name="ACE-1" office:value-type="string">
            <text:p>tubes of polychaeta</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12">
            <text:p>12</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MiuraEtal1998,HirakawaSawagaki1998</text:p>
          </table:table-cell>
          <table:table-cell table:number-columns-repeated="239" table:style-name="ACE-1"/>
        </table:table-row>
        <table:table-row table:style-name="AROW-1">
          <table:table-cell table:style-name="ACE-1" office:value-type="float" office:value="155">
            <text:p>155</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8750">
            <text:p>28750</text:p>
          </table:table-cell>
          <table:table-cell table:style-name="ACE-1" office:value-type="float" office:value="300">
            <text:p>300</text:p>
          </table:table-cell>
          <table:table-cell table:style-name="ACE-1" office:value-type="string">
            <text:p>unknown organic fraction</text:p>
          </table:table-cell>
          <table:table-cell table:style-name="ACE-1" office:value-type="string">
            <text:p>marine</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56">
            <text:p>56</text:p>
          </table:table-cell>
          <table:table-cell table:style-name="ACE-1" office:value-type="string">
            <text:p>Ongul_Islands</text:p>
          </table:table-cell>
          <table:table-cell table:style-name="ACE-1" office:value-type="string">
            <text:p>radiocarbon</text:p>
          </table:table-cell>
          <table:table-cell table:style-name="ACE-1" office:value-type="string">
            <text:p>SUERC-1806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5893">
            <text:p>5893</text:p>
          </table:table-cell>
          <table:table-cell table:style-name="ACE-1" office:value-type="float" office:value="38">
            <text:p>38</text:p>
          </table:table-cell>
          <table:table-cell table:style-name="ACE-1" office:value-type="string">
            <text:p>bulk matrix</text:p>
          </table:table-cell>
          <table:table-cell table:style-name="ACE-1" office:value-type="string">
            <text:p>mixed,terrestrial_sh,10</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93">
            <text:p>193</text:p>
          </table:table-cell>
          <table:table-cell table:style-name="ACE-1" office:value-type="string">
            <text:p>Rauer_Group</text:p>
          </table:table-cell>
          <table:table-cell table:style-name="ACE-1" office:value-type="string">
            <text:p>radiocarbon</text:p>
          </table:table-cell>
          <table:table-cell table:style-name="ACE-1" office:value-type="string">
            <text:p>Beta305737</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020">
            <text:p>9020</text:p>
          </table:table-cell>
          <table:table-cell table:style-name="ACE-1" office:value-type="float" office:value="40">
            <text:p>40</text:p>
          </table:table-cell>
          <table:table-cell table:style-name="ACE-1" office:value-type="string">
            <text:p>bulk transition sediment</text:p>
          </table:table-cell>
          <table:table-cell table:style-name="ACE-1" office:value-type="string">
            <text:p>mixed,terrestrial_sh,74</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49">
            <text:p>49</text:p>
          </table:table-cell>
          <table:table-cell table:style-name="ACE-1" office:value-type="string">
            <text:p>Ongul_Islands</text:p>
          </table:table-cell>
          <table:table-cell table:style-name="ACE-1" office:value-type="string">
            <text:p>radiocarbon</text:p>
          </table:table-cell>
          <table:table-cell table:style-name="ACE-1" office:value-type="string">
            <text:p>SUERC-18068</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856">
            <text:p>4856</text:p>
          </table:table-cell>
          <table:table-cell table:style-name="ACE-1" office:value-type="float" office:value="38">
            <text:p>38</text:p>
          </table:table-cell>
          <table:table-cell table:style-name="ACE-1" office:value-type="string">
            <text:p>bulk matrix</text:p>
          </table:table-cell>
          <table:table-cell table:style-name="ACE-1" office:value-type="string">
            <text:p>mixed,terrestrial_sh,75</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0">
            <text:p>50</text:p>
          </table:table-cell>
          <table:table-cell table:style-name="ACE-1" office:value-type="string">
            <text:p>Ongul_Islands</text:p>
          </table:table-cell>
          <table:table-cell table:style-name="ACE-1" office:value-type="string">
            <text:p>radiocarbon</text:p>
          </table:table-cell>
          <table:table-cell table:style-name="ACE-1" office:value-type="string">
            <text:p>Beta-261174</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7240">
            <text:p>7240</text:p>
          </table:table-cell>
          <table:table-cell table:style-name="ACE-1" office:value-type="float" office:value="50">
            <text:p>50</text:p>
          </table:table-cell>
          <table:table-cell table:style-name="ACE-1" office:value-type="string">
            <text:p>bulk matrix</text:p>
          </table:table-cell>
          <table:table-cell table:style-name="ACE-1" office:value-type="string">
            <text:p>mixed,terrestrial_sh,8</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5">
            <text:p>55</text:p>
          </table:table-cell>
          <table:table-cell table:style-name="ACE-1" office:value-type="string">
            <text:p>Ongul_Islands</text:p>
          </table:table-cell>
          <table:table-cell table:style-name="ACE-1" office:value-type="string">
            <text:p>radiocarbon</text:p>
          </table:table-cell>
          <table:table-cell table:style-name="ACE-1" office:value-type="string">
            <text:p>Beta-322268</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4460">
            <text:p>4460</text:p>
          </table:table-cell>
          <table:table-cell table:style-name="ACE-1" office:value-type="float" office:value="30">
            <text:p>30</text:p>
          </table:table-cell>
          <table:table-cell table:style-name="ACE-1" office:value-type="string">
            <text:p>microbial mat</text:p>
          </table:table-cell>
          <table:table-cell table:style-name="ACE-1" office:value-type="string">
            <text:p>mixed,terrestrial_sh,80</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94">
            <text:p>194</text:p>
          </table:table-cell>
          <table:table-cell table:style-name="ACE-1" office:value-type="string">
            <text:p>Rauer_Group</text:p>
          </table:table-cell>
          <table:table-cell table:style-name="ACE-1" office:value-type="string">
            <text:p>radiocarbon</text:p>
          </table:table-cell>
          <table:table-cell table:style-name="ACE-1" office:value-type="string">
            <text:p>Beta305738</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610">
            <text:p>9610</text:p>
          </table:table-cell>
          <table:table-cell table:style-name="ACE-1" office:value-type="float" office:value="50">
            <text:p>50</text:p>
          </table:table-cell>
          <table:table-cell table:style-name="ACE-1" office:value-type="string">
            <text:p>Bulk lacustrine sediment</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95">
            <text:p>195</text:p>
          </table:table-cell>
          <table:table-cell table:style-name="ACE-1" office:value-type="string">
            <text:p>Rauer_Group</text:p>
          </table:table-cell>
          <table:table-cell table:style-name="ACE-1" office:value-type="string">
            <text:p>radiocarbon</text:p>
          </table:table-cell>
          <table:table-cell table:style-name="ACE-1" office:value-type="string">
            <text:p>Beta305739</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10880">
            <text:p>10880</text:p>
          </table:table-cell>
          <table:table-cell table:style-name="ACE-1" office:value-type="float" office:value="50">
            <text:p>50</text:p>
          </table:table-cell>
          <table:table-cell table:style-name="ACE-1" office:value-type="string">
            <text:p>Bulk lacustrine sediment</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48">
            <text:p>48</text:p>
          </table:table-cell>
          <table:table-cell table:style-name="ACE-1" office:value-type="string">
            <text:p>Ongul_Islands</text:p>
          </table:table-cell>
          <table:table-cell table:style-name="ACE-1" office:value-type="string">
            <text:p>radiocarbon</text:p>
          </table:table-cell>
          <table:table-cell table:style-name="ACE-1" office:value-type="string">
            <text:p>SUERC-18067</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583">
            <text:p>4583</text:p>
          </table:table-cell>
          <table:table-cell table:style-name="ACE-1" office:value-type="float" office:value="36">
            <text:p>36</text:p>
          </table:table-cell>
          <table:table-cell table:style-name="ACE-1" office:value-type="string">
            <text:p>bulk matrix</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57">
            <text:p>157</text:p>
          </table:table-cell>
          <table:table-cell table:style-name="ACE-1" office:value-type="string">
            <text:p>Larsemann_Hills</text:p>
          </table:table-cell>
          <table:table-cell table:style-name="ACE-1" office:value-type="string">
            <text:p>radiocarbon</text:p>
          </table:table-cell>
          <table:table-cell table:style-name="ACE-1" office:value-type="string">
            <text:p>AA-35736</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2620">
            <text:p>2620</text:p>
          </table:table-cell>
          <table:table-cell table:style-name="ACE-1" office:value-type="float" office:value="45">
            <text:p>45</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47">
            <text:p>147</text:p>
          </table:table-cell>
          <table:table-cell table:style-name="ACE-1" office:value-type="string">
            <text:p>Larsemann_Hills</text:p>
          </table:table-cell>
          <table:table-cell table:style-name="ACE-1" office:value-type="string">
            <text:p>radiocarbon</text:p>
          </table:table-cell>
          <table:table-cell table:style-name="ACE-1" office:value-type="string">
            <text:p>AA-35744</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6205">
            <text:p>6205</text:p>
          </table:table-cell>
          <table:table-cell table:style-name="ACE-1" office:value-type="float" office:value="50">
            <text:p>50</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9">
            <text:p>149</text:p>
          </table:table-cell>
          <table:table-cell table:style-name="ACE-1" office:value-type="string">
            <text:p>Larsemann_Hills</text:p>
          </table:table-cell>
          <table:table-cell table:style-name="ACE-1" office:value-type="string">
            <text:p>radiocarbon</text:p>
          </table:table-cell>
          <table:table-cell table:style-name="ACE-1" office:value-type="string">
            <text:p>AA-35746</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8545">
            <text:p>8545</text:p>
          </table:table-cell>
          <table:table-cell table:style-name="ACE-1" office:value-type="float" office:value="60">
            <text:p>60</text:p>
          </table:table-cell>
          <table:table-cell table:style-name="ACE-1" office:value-type="string">
            <text:p>Cyanobacteria</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0">
            <text:p>150</text:p>
          </table:table-cell>
          <table:table-cell table:style-name="ACE-1" office:value-type="string">
            <text:p>Larsemann_Hills</text:p>
          </table:table-cell>
          <table:table-cell table:style-name="ACE-1" office:value-type="string">
            <text:p>radiocarbon</text:p>
          </table:table-cell>
          <table:table-cell table:style-name="ACE-1" office:value-type="string">
            <text:p>AA-35747</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10400">
            <text:p>10400</text:p>
          </table:table-cell>
          <table:table-cell table:style-name="ACE-1" office:value-type="float" office:value="65">
            <text:p>65</text:p>
          </table:table-cell>
          <table:table-cell table:style-name="ACE-1" office:value-type="string">
            <text:p>Cyano. org. silt</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4">
            <text:p>144</text:p>
          </table:table-cell>
          <table:table-cell table:style-name="ACE-1" office:value-type="string">
            <text:p>Larsemann_Hills</text:p>
          </table:table-cell>
          <table:table-cell table:style-name="ACE-1" office:value-type="string">
            <text:p>radiocarbon</text:p>
          </table:table-cell>
          <table:table-cell table:style-name="ACE-1" office:value-type="string">
            <text:p>AA-35717</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0">
            <text:p>0</text:p>
          </table:table-cell>
          <table:table-cell table:style-name="ACE-1" office:value-type="float" office:value="50">
            <text:p>50</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5">
            <text:p>145</text:p>
          </table:table-cell>
          <table:table-cell table:style-name="ACE-1" office:value-type="string">
            <text:p>Larsemann_Hills</text:p>
          </table:table-cell>
          <table:table-cell table:style-name="ACE-1" office:value-type="string">
            <text:p>radiocarbon</text:p>
          </table:table-cell>
          <table:table-cell table:style-name="ACE-1" office:value-type="string">
            <text:p>AA-35742</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1755">
            <text:p>1755</text:p>
          </table:table-cell>
          <table:table-cell table:style-name="ACE-1" office:value-type="float" office:value="40">
            <text:p>40</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46">
            <text:p>146</text:p>
          </table:table-cell>
          <table:table-cell table:style-name="ACE-1" office:value-type="string">
            <text:p>Larsemann_Hills</text:p>
          </table:table-cell>
          <table:table-cell table:style-name="ACE-1" office:value-type="string">
            <text:p>radiocarbon</text:p>
          </table:table-cell>
          <table:table-cell table:style-name="ACE-1" office:value-type="string">
            <text:p>AA-35743</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084">
            <text:p>2084</text:p>
          </table:table-cell>
          <table:table-cell table:style-name="ACE-1" office:value-type="float" office:value="45">
            <text:p>45</text:p>
          </table:table-cell>
          <table:table-cell table:style-name="ACE-1" office:value-type="string">
            <text:p>extant ﬁlamentous cyanobacter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98">
            <text:p>198</text:p>
          </table:table-cell>
          <table:table-cell table:style-name="ACE-1" office:value-type="string">
            <text:p>Rauer_Group</text:p>
          </table:table-cell>
          <table:table-cell table:style-name="ACE-1" office:value-type="string">
            <text:p>radiocarbon</text:p>
          </table:table-cell>
          <table:table-cell table:style-name="ACE-1" office:value-type="string">
            <text:p>COL2092</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1320">
            <text:p>1320</text:p>
          </table:table-cell>
          <table:table-cell table:style-name="ACE-1" office:value-type="float" office:value="35">
            <text:p>35</text:p>
          </table:table-cell>
          <table:table-cell table:style-name="ACE-1" office:value-type="string">
            <text:p>humins</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200">
            <text:p>200</text:p>
          </table:table-cell>
          <table:table-cell table:style-name="ACE-1" office:value-type="string">
            <text:p>Rauer_Group</text:p>
          </table:table-cell>
          <table:table-cell table:style-name="ACE-1" office:value-type="string">
            <text:p>radiocarbon</text:p>
          </table:table-cell>
          <table:table-cell table:style-name="ACE-1" office:value-type="string">
            <text:p>COL2093</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6770">
            <text:p>6770</text:p>
          </table:table-cell>
          <table:table-cell table:style-name="ACE-1" office:value-type="float" office:value="40">
            <text:p>40</text:p>
          </table:table-cell>
          <table:table-cell table:style-name="ACE-1" office:value-type="string">
            <text:p>humins</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199">
            <text:p>199</text:p>
          </table:table-cell>
          <table:table-cell table:style-name="ACE-1" office:value-type="string">
            <text:p>Rauer_Group</text:p>
          </table:table-cell>
          <table:table-cell table:style-name="ACE-1" office:value-type="string">
            <text:p>radiocarbon</text:p>
          </table:table-cell>
          <table:table-cell table:style-name="ACE-1" office:value-type="string">
            <text:p>COL1399</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7720">
            <text:p>7720</text:p>
          </table:table-cell>
          <table:table-cell table:style-name="ACE-1" office:value-type="float" office:value="110">
            <text:p>110</text:p>
          </table:table-cell>
          <table:table-cell table:style-name="ACE-1" office:value-type="string">
            <text:p>humins</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202">
            <text:p>202</text:p>
          </table:table-cell>
          <table:table-cell table:style-name="ACE-1" office:value-type="string">
            <text:p>Rauer_Group</text:p>
          </table:table-cell>
          <table:table-cell table:style-name="ACE-1" office:value-type="string">
            <text:p>radiocarbon</text:p>
          </table:table-cell>
          <table:table-cell table:style-name="ACE-1" office:value-type="string">
            <text:p>COL2094</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30500">
            <text:p>30500</text:p>
          </table:table-cell>
          <table:table-cell table:style-name="ACE-1" office:value-type="float" office:value="250">
            <text:p>250</text:p>
          </table:table-cell>
          <table:table-cell table:style-name="ACE-1" office:value-type="string">
            <text:p>humins</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201">
            <text:p>201</text:p>
          </table:table-cell>
          <table:table-cell table:style-name="ACE-1" office:value-type="string">
            <text:p>Rauer_Group</text:p>
          </table:table-cell>
          <table:table-cell table:style-name="ACE-1" office:value-type="string">
            <text:p>radiocarbon</text:p>
          </table:table-cell>
          <table:table-cell table:style-name="ACE-1" office:value-type="string">
            <text:p>COL1397</text:p>
          </table:table-cell>
          <table:table-cell table:style-name="ACE-1" office:value-type="float" office:value="-68.811000000000007">
            <text:p>−68.811</text:p>
          </table:table-cell>
          <table:table-cell table:style-name="ACE-1" office:value-type="float" office:value="77.867999999999995">
            <text:p>77.868</text:p>
          </table:table-cell>
          <table:table-cell table:style-name="ACE-1" office:value-type="float" office:value="36400">
            <text:p>36400</text:p>
          </table:table-cell>
          <table:table-cell table:style-name="ACE-1" office:value-type="float" office:value="780">
            <text:p>780</text:p>
          </table:table-cell>
          <table:table-cell table:style-name="ACE-1" office:value-type="string">
            <text:p>humins</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11.5">
            <text:p>11.5</text:p>
          </table:table-cell>
          <table:table-cell table:style-name="ACE-1" office:value-type="float" office:value="2.3000000000000003">
            <text:p>2.3</text:p>
          </table:table-cell>
          <table:table-cell table:style-name="ACE-0" office:value-type="float" office:value="2.3000000000000003">
            <text:p>2.3</text:p>
          </table:table-cell>
          <table:table-cell table:style-name="ACE-1" office:value-type="string">
            <text:p>IshiwaEtal2021,BergEtal2016</text:p>
          </table:table-cell>
          <table:table-cell table:number-columns-repeated="239" table:style-name="ACE-1"/>
        </table:table-row>
        <table:table-row table:style-name="AROW-1">
          <table:table-cell table:style-name="ACE-1" office:value-type="float" office:value="51">
            <text:p>51</text:p>
          </table:table-cell>
          <table:table-cell table:style-name="ACE-1" office:value-type="string">
            <text:p>Ongul_Islands</text:p>
          </table:table-cell>
          <table:table-cell table:style-name="ACE-1" office:value-type="string">
            <text:p>radiocarbon</text:p>
          </table:table-cell>
          <table:table-cell table:style-name="ACE-1" office:value-type="string">
            <text:p>SUERC-18338</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7">
            <text:p>57</text:p>
          </table:table-cell>
          <table:table-cell table:style-name="ACE-1" office:value-type="string">
            <text:p>Ongul_Islands</text:p>
          </table:table-cell>
          <table:table-cell table:style-name="ACE-1" office:value-type="string">
            <text:p>radiocarbon</text:p>
          </table:table-cell>
          <table:table-cell table:style-name="ACE-1" office:value-type="string">
            <text:p>SUERC-18345</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5999999999999996">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70">
            <text:p>70</text:p>
          </table:table-cell>
          <table:table-cell table:style-name="ACE-1" office:value-type="string">
            <text:p>Ongul_Islands</text:p>
          </table:table-cell>
          <table:table-cell table:style-name="ACE-1" office:value-type="string">
            <text:p>radiocarbon</text:p>
          </table:table-cell>
          <table:table-cell table:style-name="ACE-1" office:value-type="string">
            <text:p>SUERC-18344</text:p>
          </table:table-cell>
          <table:table-cell table:style-name="ACE-1" office:value-type="float" office:value="-69.024000000000001">
            <text:p>−69.024</text:p>
          </table:table-cell>
          <table:table-cell table:style-name="ACE-1" office:value-type="float" office:value="39.567">
            <text:p>39.567</text:p>
          </table:table-cell>
          <table:table-cell table:style-name="ACE-1" office:value-type="float" office:value="0">
            <text:p>0</text:p>
          </table:table-cell>
          <table:table-cell table:style-name="ACE-1" office:value-type="float" office:value="50">
            <text:p>5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4">
            <text:p>64</text:p>
          </table:table-cell>
          <table:table-cell table:style-name="ACE-1" office:value-type="string">
            <text:p>Ongul_Islands</text:p>
          </table:table-cell>
          <table:table-cell table:style-name="ACE-1" office:value-type="string">
            <text:p>radiocarbon</text:p>
          </table:table-cell>
          <table:table-cell table:style-name="ACE-1" office:value-type="string">
            <text:p>SUERC-18343</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281">
            <text:p>281</text:p>
          </table:table-cell>
          <table:table-cell table:style-name="ACE-1" office:value-type="float" office:value="37">
            <text:p>37</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8">
            <text:p>58</text:p>
          </table:table-cell>
          <table:table-cell table:style-name="ACE-1" office:value-type="string">
            <text:p>Ongul_Islands</text:p>
          </table:table-cell>
          <table:table-cell table:style-name="ACE-1" office:value-type="string">
            <text:p>radiocarbon</text:p>
          </table:table-cell>
          <table:table-cell table:style-name="ACE-1" office:value-type="string">
            <text:p>Beta-322270</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1200">
            <text:p>12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5999999999999996">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2">
            <text:p>52</text:p>
          </table:table-cell>
          <table:table-cell table:style-name="ACE-1" office:value-type="string">
            <text:p>Ongul_Islands</text:p>
          </table:table-cell>
          <table:table-cell table:style-name="ACE-1" office:value-type="string">
            <text:p>radiocarbon</text:p>
          </table:table-cell>
          <table:table-cell table:style-name="ACE-1" office:value-type="string">
            <text:p>Beta-32226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1730">
            <text:p>173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9">
            <text:p>59</text:p>
          </table:table-cell>
          <table:table-cell table:style-name="ACE-1" office:value-type="string">
            <text:p>Ongul_Islands</text:p>
          </table:table-cell>
          <table:table-cell table:style-name="ACE-1" office:value-type="string">
            <text:p>radiocarbon</text:p>
          </table:table-cell>
          <table:table-cell table:style-name="ACE-1" office:value-type="string">
            <text:p>Beta-322271</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1920">
            <text:p>192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3">
            <text:p>53</text:p>
          </table:table-cell>
          <table:table-cell table:style-name="ACE-1" office:value-type="string">
            <text:p>Ongul_Islands</text:p>
          </table:table-cell>
          <table:table-cell table:style-name="ACE-1" office:value-type="string">
            <text:p>radiocarbon</text:p>
          </table:table-cell>
          <table:table-cell table:style-name="ACE-1" office:value-type="string">
            <text:p>Beta-322267</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2660">
            <text:p>266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1">
            <text:p>61</text:p>
          </table:table-cell>
          <table:table-cell table:style-name="ACE-1" office:value-type="string">
            <text:p>Ongul_Islands</text:p>
          </table:table-cell>
          <table:table-cell table:style-name="ACE-1" office:value-type="string">
            <text:p>radiocarbon</text:p>
          </table:table-cell>
          <table:table-cell table:style-name="ACE-1" office:value-type="string">
            <text:p>Beta-327120</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3790">
            <text:p>379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0">
            <text:p>60</text:p>
          </table:table-cell>
          <table:table-cell table:style-name="ACE-1" office:value-type="string">
            <text:p>Ongul_Islands</text:p>
          </table:table-cell>
          <table:table-cell table:style-name="ACE-1" office:value-type="string">
            <text:p>radiocarbon</text:p>
          </table:table-cell>
          <table:table-cell table:style-name="ACE-1" office:value-type="string">
            <text:p>Beta-322272</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3900">
            <text:p>39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54">
            <text:p>54</text:p>
          </table:table-cell>
          <table:table-cell table:style-name="ACE-1" office:value-type="string">
            <text:p>Ongul_Islands</text:p>
          </table:table-cell>
          <table:table-cell table:style-name="ACE-1" office:value-type="string">
            <text:p>radiocarbon</text:p>
          </table:table-cell>
          <table:table-cell table:style-name="ACE-1" office:value-type="string">
            <text:p>SUERC-18056</text:p>
          </table:table-cell>
          <table:table-cell table:style-name="ACE-1" office:value-type="float" office:value="-69.025999999999996">
            <text:p>−69.026</text:p>
          </table:table-cell>
          <table:table-cell table:style-name="ACE-1" office:value-type="float" office:value="39.536000000000001">
            <text:p>39.536</text:p>
          </table:table-cell>
          <table:table-cell table:style-name="ACE-1" office:value-type="float" office:value="3970">
            <text:p>3970</text:p>
          </table:table-cell>
          <table:table-cell table:style-name="ACE-1" office:value-type="float" office:value="35">
            <text:p>35</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0">
            <text:p>10</text:p>
          </table:table-cell>
          <table:table-cell table:style-name="ACE-1" office:value-type="float" office:value="2">
            <text:p>2</text:p>
          </table:table-cell>
          <table:table-cell table:style-name="ACE-0" office:value-type="float" office:value="2">
            <text:p>2.0</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71">
            <text:p>71</text:p>
          </table:table-cell>
          <table:table-cell table:style-name="ACE-1" office:value-type="string">
            <text:p>Ongul_Islands</text:p>
          </table:table-cell>
          <table:table-cell table:style-name="ACE-1" office:value-type="string">
            <text:p>radiocarbon</text:p>
          </table:table-cell>
          <table:table-cell table:style-name="ACE-1" office:value-type="string">
            <text:p>Beta-326319</text:p>
          </table:table-cell>
          <table:table-cell table:style-name="ACE-1" office:value-type="float" office:value="-69.024000000000001">
            <text:p>−69.024</text:p>
          </table:table-cell>
          <table:table-cell table:style-name="ACE-1" office:value-type="float" office:value="39.567">
            <text:p>39.567</text:p>
          </table:table-cell>
          <table:table-cell table:style-name="ACE-1" office:value-type="float" office:value="4130">
            <text:p>413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8">
            <text:p>18</text:p>
          </table:table-cell>
          <table:table-cell table:style-name="ACE-1" office:value-type="float" office:value="3.6000000000000001">
            <text:p>3.6</text:p>
          </table:table-cell>
          <table:table-cell table:style-name="ACE-0" office:value-type="float" office:value="3.6000000000000001">
            <text:p>3.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8">
            <text:p>68</text:p>
          </table:table-cell>
          <table:table-cell table:style-name="ACE-1" office:value-type="string">
            <text:p>Ongul_Islands</text:p>
          </table:table-cell>
          <table:table-cell table:style-name="ACE-1" office:value-type="string">
            <text:p>radiocarbon</text:p>
          </table:table-cell>
          <table:table-cell table:style-name="ACE-1" office:value-type="string">
            <text:p>Beta-327121</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4340">
            <text:p>434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9">
            <text:p>69</text:p>
          </table:table-cell>
          <table:table-cell table:style-name="ACE-1" office:value-type="string">
            <text:p>Ongul_Islands</text:p>
          </table:table-cell>
          <table:table-cell table:style-name="ACE-1" office:value-type="string">
            <text:p>radiocarbon</text:p>
          </table:table-cell>
          <table:table-cell table:style-name="ACE-1" office:value-type="string">
            <text:p>Beta-326318</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4500">
            <text:p>4500</text:p>
          </table:table-cell>
          <table:table-cell table:style-name="ACE-1" office:value-type="float" office:value="30">
            <text:p>3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5">
            <text:p>65</text:p>
          </table:table-cell>
          <table:table-cell table:style-name="ACE-1" office:value-type="string">
            <text:p>Ongul_Islands</text:p>
          </table:table-cell>
          <table:table-cell table:style-name="ACE-1" office:value-type="string">
            <text:p>radiocarbon</text:p>
          </table:table-cell>
          <table:table-cell table:style-name="ACE-1" office:value-type="string">
            <text:p>SUERC-18070</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090">
            <text:p>5090</text:p>
          </table:table-cell>
          <table:table-cell table:style-name="ACE-1" office:value-type="float" office:value="38">
            <text:p>38</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6">
            <text:p>66</text:p>
          </table:table-cell>
          <table:table-cell table:style-name="ACE-1" office:value-type="string">
            <text:p>Ongul_Islands</text:p>
          </table:table-cell>
          <table:table-cell table:style-name="ACE-1" office:value-type="string">
            <text:p>radiocarbon</text:p>
          </table:table-cell>
          <table:table-cell table:style-name="ACE-1" office:value-type="string">
            <text:p>SUERC-18069</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500">
            <text:p>5500</text:p>
          </table:table-cell>
          <table:table-cell table:style-name="ACE-1" office:value-type="float" office:value="38">
            <text:p>38</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7">
            <text:p>67</text:p>
          </table:table-cell>
          <table:table-cell table:style-name="ACE-1" office:value-type="string">
            <text:p>Ongul_Islands</text:p>
          </table:table-cell>
          <table:table-cell table:style-name="ACE-1" office:value-type="string">
            <text:p>radiocarbon</text:p>
          </table:table-cell>
          <table:table-cell table:style-name="ACE-1" office:value-type="string">
            <text:p>SUERC-18058</text:p>
          </table:table-cell>
          <table:table-cell table:style-name="ACE-1" office:value-type="float" office:value="-69.022999999999996">
            <text:p>−69.023</text:p>
          </table:table-cell>
          <table:table-cell table:style-name="ACE-1" office:value-type="float" office:value="39.558">
            <text:p>39.558</text:p>
          </table:table-cell>
          <table:table-cell table:style-name="ACE-1" office:value-type="float" office:value="5528">
            <text:p>5528</text:p>
          </table:table-cell>
          <table:table-cell table:style-name="ACE-1" office:value-type="float" office:value="37">
            <text:p>37</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7">
            <text:p>17</text:p>
          </table:table-cell>
          <table:table-cell table:style-name="ACE-1" office:value-type="float" office:value="3.4000000000000004">
            <text:p>3.4</text:p>
          </table:table-cell>
          <table:table-cell table:style-name="ACE-0" office:value-type="float" office:value="3.4000000000000004">
            <text:p>3.4</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2">
            <text:p>62</text:p>
          </table:table-cell>
          <table:table-cell table:style-name="ACE-1" office:value-type="string">
            <text:p>Ongul_Islands</text:p>
          </table:table-cell>
          <table:table-cell table:style-name="ACE-1" office:value-type="string">
            <text:p>radiocarbon</text:p>
          </table:table-cell>
          <table:table-cell table:style-name="ACE-1" office:value-type="string">
            <text:p>SUERC-18071</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8019">
            <text:p>8019</text:p>
          </table:table-cell>
          <table:table-cell table:style-name="ACE-1" office:value-type="float" office:value="40">
            <text:p>4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63">
            <text:p>63</text:p>
          </table:table-cell>
          <table:table-cell table:style-name="ACE-1" office:value-type="string">
            <text:p>Ongul_Islands</text:p>
          </table:table-cell>
          <table:table-cell table:style-name="ACE-1" office:value-type="string">
            <text:p>radiocarbon</text:p>
          </table:table-cell>
          <table:table-cell table:style-name="ACE-1" office:value-type="string">
            <text:p>Beta-322273</text:p>
          </table:table-cell>
          <table:table-cell table:style-name="ACE-1" office:value-type="float" office:value="-69.030000000000001">
            <text:p>−69.03</text:p>
          </table:table-cell>
          <table:table-cell table:style-name="ACE-1" office:value-type="float" office:value="39.515999999999998">
            <text:p>39.516</text:p>
          </table:table-cell>
          <table:table-cell table:style-name="ACE-1" office:value-type="float" office:value="9870">
            <text:p>9870</text:p>
          </table:table-cell>
          <table:table-cell table:style-name="ACE-1" office:value-type="float" office:value="60">
            <text:p>60</text:p>
          </table:table-cell>
          <table:table-cell table:style-name="ACE-1" office:value-type="string">
            <text:p>microbial 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23">
            <text:p>23</text:p>
          </table:table-cell>
          <table:table-cell table:style-name="ACE-1" office:value-type="float" office:value="4.6000000000000005">
            <text:p>4.6</text:p>
          </table:table-cell>
          <table:table-cell table:style-name="ACE-0" office:value-type="float" office:value="4.6000000000000005">
            <text:p>4.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1">
            <text:p>41</text:p>
          </table:table-cell>
          <table:table-cell table:style-name="ACE-1" office:value-type="string">
            <text:p>Ongul_Islands</text:p>
          </table:table-cell>
          <table:table-cell table:style-name="ACE-1" office:value-type="string">
            <text:p>radiocarbon</text:p>
          </table:table-cell>
          <table:table-cell table:style-name="ACE-1" office:value-type="string">
            <text:p>SUERC-18342</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49">
            <text:p>149</text:p>
          </table:table-cell>
          <table:table-cell table:style-name="ACE-1" office:value-type="float" office:value="35">
            <text:p>35</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2">
            <text:p>42</text:p>
          </table:table-cell>
          <table:table-cell table:style-name="ACE-1" office:value-type="string">
            <text:p>Ongul_Islands</text:p>
          </table:table-cell>
          <table:table-cell table:style-name="ACE-1" office:value-type="string">
            <text:p>radiocarbon</text:p>
          </table:table-cell>
          <table:table-cell table:style-name="ACE-1" office:value-type="string">
            <text:p>Beta-279334</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880">
            <text:p>88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3">
            <text:p>43</text:p>
          </table:table-cell>
          <table:table-cell table:style-name="ACE-1" office:value-type="string">
            <text:p>Ongul_Islands</text:p>
          </table:table-cell>
          <table:table-cell table:style-name="ACE-1" office:value-type="string">
            <text:p>radiocarbon</text:p>
          </table:table-cell>
          <table:table-cell table:style-name="ACE-1" office:value-type="string">
            <text:p>Beta-279335</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080">
            <text:p>108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5">
            <text:p>45</text:p>
          </table:table-cell>
          <table:table-cell table:style-name="ACE-1" office:value-type="string">
            <text:p>Ongul_Islands</text:p>
          </table:table-cell>
          <table:table-cell table:style-name="ACE-1" office:value-type="string">
            <text:p>radiocarbon</text:p>
          </table:table-cell>
          <table:table-cell table:style-name="ACE-1" office:value-type="string">
            <text:p>Beta-261171</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1130">
            <text:p>113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4">
            <text:p>44</text:p>
          </table:table-cell>
          <table:table-cell table:style-name="ACE-1" office:value-type="string">
            <text:p>Ongul_Islands</text:p>
          </table:table-cell>
          <table:table-cell table:style-name="ACE-1" office:value-type="string">
            <text:p>radiocarbon</text:p>
          </table:table-cell>
          <table:table-cell table:style-name="ACE-1" office:value-type="string">
            <text:p>Beta-261170</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2130">
            <text:p>213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7">
            <text:p>47</text:p>
          </table:table-cell>
          <table:table-cell table:style-name="ACE-1" office:value-type="string">
            <text:p>Ongul_Islands</text:p>
          </table:table-cell>
          <table:table-cell table:style-name="ACE-1" office:value-type="string">
            <text:p>radiocarbon</text:p>
          </table:table-cell>
          <table:table-cell table:style-name="ACE-1" office:value-type="string">
            <text:p>Beta-322269</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2790">
            <text:p>2790</text:p>
          </table:table-cell>
          <table:table-cell table:style-name="ACE-1" office:value-type="float" office:value="30">
            <text:p>3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46">
            <text:p>46</text:p>
          </table:table-cell>
          <table:table-cell table:style-name="ACE-1" office:value-type="string">
            <text:p>Ongul_Islands</text:p>
          </table:table-cell>
          <table:table-cell table:style-name="ACE-1" office:value-type="string">
            <text:p>radiocarbon</text:p>
          </table:table-cell>
          <table:table-cell table:style-name="ACE-1" office:value-type="string">
            <text:p>Beta-261172</text:p>
          </table:table-cell>
          <table:table-cell table:style-name="ACE-1" office:value-type="float" office:value="-69.022000000000006">
            <text:p>−69.022</text:p>
          </table:table-cell>
          <table:table-cell table:style-name="ACE-1" office:value-type="float" office:value="39.564">
            <text:p>39.564</text:p>
          </table:table-cell>
          <table:table-cell table:style-name="ACE-1" office:value-type="float" office:value="4570">
            <text:p>4570</text:p>
          </table:table-cell>
          <table:table-cell table:style-name="ACE-1" office:value-type="float" office:value="40">
            <text:p>40</text:p>
          </table:table-cell>
          <table:table-cell table:style-name="ACE-1" office:value-type="string">
            <text:p>micro biomat</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13">
            <text:p>13</text:p>
          </table:table-cell>
          <table:table-cell table:style-name="ACE-1" office:value-type="float" office:value="2.6000000000000001">
            <text:p>2.6</text:p>
          </table:table-cell>
          <table:table-cell table:style-name="ACE-0" office:value-type="float" office:value="2.6000000000000001">
            <text:p>2.6</text:p>
          </table:table-cell>
          <table:table-cell table:style-name="ACE-1" office:value-type="string">
            <text:p>IshiwaEtal2021,VerleyenEtal2017</text:p>
          </table:table-cell>
          <table:table-cell table:number-columns-repeated="239" table:style-name="ACE-1"/>
        </table:table-row>
        <table:table-row table:style-name="AROW-1">
          <table:table-cell table:style-name="ACE-1" office:value-type="float" office:value="156">
            <text:p>156</text:p>
          </table:table-cell>
          <table:table-cell table:style-name="ACE-1" office:value-type="string">
            <text:p>Larsemann_Hills</text:p>
          </table:table-cell>
          <table:table-cell table:style-name="ACE-1" office:value-type="string">
            <text:p>radiocarbon</text:p>
          </table:table-cell>
          <table:table-cell table:style-name="ACE-1" office:value-type="string">
            <text:p>AA-35751</text:p>
          </table:table-cell>
          <table:table-cell table:style-name="ACE-1" office:value-type="float" office:value="-69.406999999999996">
            <text:p>−69.407</text:p>
          </table:table-cell>
          <table:table-cell table:style-name="ACE-1" office:value-type="float" office:value="76.055000000000007">
            <text:p>76.055</text:p>
          </table:table-cell>
          <table:table-cell table:style-name="ACE-1" office:value-type="float" office:value="2150">
            <text:p>2150</text:p>
          </table:table-cell>
          <table:table-cell table:style-name="ACE-1" office:value-type="float" office:value="45">
            <text:p>45</text:p>
          </table:table-cell>
          <table:table-cell table:style-name="ACE-1" office:value-type="string">
            <text:p>Organic fraction</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58">
            <text:p>158</text:p>
          </table:table-cell>
          <table:table-cell table:style-name="ACE-1" office:value-type="string">
            <text:p>Larsemann_Hills</text:p>
          </table:table-cell>
          <table:table-cell table:style-name="ACE-1" office:value-type="string">
            <text:p>radiocarbon</text:p>
          </table:table-cell>
          <table:table-cell table:style-name="ACE-1" office:value-type="string">
            <text:p>AA-35739</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8070">
            <text:p>8070</text:p>
          </table:table-cell>
          <table:table-cell table:style-name="ACE-1" office:value-type="float" office:value="75">
            <text:p>75</text:p>
          </table:table-cell>
          <table:table-cell table:style-name="ACE-1" office:value-type="string">
            <text:p>Organic fraction</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59">
            <text:p>159</text:p>
          </table:table-cell>
          <table:table-cell table:style-name="ACE-1" office:value-type="string">
            <text:p>Larsemann_Hills</text:p>
          </table:table-cell>
          <table:table-cell table:style-name="ACE-1" office:value-type="string">
            <text:p>radiocarbon</text:p>
          </table:table-cell>
          <table:table-cell table:style-name="ACE-1" office:value-type="string">
            <text:p>AA-41164</text:p>
          </table:table-cell>
          <table:table-cell table:style-name="ACE-1" office:value-type="float" office:value="-69.376000000000005">
            <text:p>−69.376</text:p>
          </table:table-cell>
          <table:table-cell table:style-name="ACE-1" office:value-type="float" office:value="76.382000000000005">
            <text:p>76.382</text:p>
          </table:table-cell>
          <table:table-cell table:style-name="ACE-1" office:value-type="float" office:value="8508">
            <text:p>8508</text:p>
          </table:table-cell>
          <table:table-cell table:style-name="ACE-1" office:value-type="float" office:value="59">
            <text:p>59</text:p>
          </table:table-cell>
          <table:table-cell table:style-name="ACE-1" office:value-type="string">
            <text:p>Organic fraction</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VerleyenEtal2005</text:p>
          </table:table-cell>
          <table:table-cell table:number-columns-repeated="239" table:style-name="ACE-1"/>
        </table:table-row>
        <table:table-row table:style-name="AROW-1">
          <table:table-cell table:style-name="ACE-1" office:value-type="float" office:value="196">
            <text:p>196</text:p>
          </table:table-cell>
          <table:table-cell table:style-name="ACE-1" office:value-type="string">
            <text:p>Rauer_Group</text:p>
          </table:table-cell>
          <table:table-cell table:style-name="ACE-1" office:value-type="string">
            <text:p>radiocarbon</text:p>
          </table:table-cell>
          <table:table-cell table:style-name="ACE-1" office:value-type="string">
            <text:p>Beta305951</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640">
            <text:p>9640</text:p>
          </table:table-cell>
          <table:table-cell table:style-name="ACE-1" office:value-type="float" office:value="50">
            <text:p>50</text:p>
          </table:table-cell>
          <table:table-cell table:style-name="ACE-1" office:value-type="string">
            <text:p>plant macrofossil</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HodgsonEtal2016</text:p>
          </table:table-cell>
          <table:table-cell table:number-columns-repeated="239" table:style-name="ACE-1"/>
        </table:table-row>
        <table:table-row table:style-name="AROW-1">
          <table:table-cell table:style-name="ACE-1" office:value-type="float" office:value="197">
            <text:p>197</text:p>
          </table:table-cell>
          <table:table-cell table:style-name="ACE-1" office:value-type="string">
            <text:p>Rauer_Group</text:p>
          </table:table-cell>
          <table:table-cell table:style-name="ACE-1" office:value-type="string">
            <text:p>radiocarbon</text:p>
          </table:table-cell>
          <table:table-cell table:style-name="ACE-1" office:value-type="string">
            <text:p>KIA37748</text:p>
          </table:table-cell>
          <table:table-cell table:style-name="ACE-1" office:value-type="float" office:value="-68.825000000000003">
            <text:p>−68.825</text:p>
          </table:table-cell>
          <table:table-cell table:style-name="ACE-1" office:value-type="float" office:value="77.772999999999996">
            <text:p>77.773</text:p>
          </table:table-cell>
          <table:table-cell table:style-name="ACE-1" office:value-type="float" office:value="9890">
            <text:p>9890</text:p>
          </table:table-cell>
          <table:table-cell table:style-name="ACE-1" office:value-type="float" office:value="60">
            <text:p>60</text:p>
          </table:table-cell>
          <table:table-cell table:style-name="ACE-1" office:value-type="string">
            <text:p>plant macrofossil</text:p>
          </table:table-cell>
          <table:table-cell table:style-name="ACE-1" office:value-type="string">
            <text:p>terrestrial_sh</text:p>
          </table:table-cell>
          <table:table-cell table:number-columns-repeated="2" table:style-name="ACE-1"/>
          <table:table-cell table:style-name="ACE-1" office:value-type="float" office:value="1">
            <text:p>1</text:p>
          </table:table-cell>
          <table:table-cell table:style-name="ACE-1" office:value-type="float" office:value="-4">
            <text:p>−4</text:p>
          </table:table-cell>
          <table:table-cell table:style-name="ACE-1" office:value-type="float" office:value="0.40000000000000002">
            <text:p>0.4</text:p>
          </table:table-cell>
          <table:table-cell table:style-name="ACE-0" office:value-type="float" office:value="0.40000000000000002">
            <text:p>0.4</text:p>
          </table:table-cell>
          <table:table-cell table:style-name="ACE-1" office:value-type="string">
            <text:p>IshiwaEtal2021,BergEtal2010b,HodgsonEtal2016</text:p>
          </table:table-cell>
          <table:table-cell table:number-columns-repeated="239" table:style-name="ACE-1"/>
        </table:table-row>
        <table:table-row table:style-name="AROW-1">
          <table:table-cell table:style-name="ACE-1" office:value-type="float" office:value="152">
            <text:p>152</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0</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6650">
            <text:p>26650</text:p>
          </table:table-cell>
          <table:table-cell table:style-name="ACE-1" office:value-type="float" office:value="220">
            <text:p>220</text:p>
          </table:table-cell>
          <table:table-cell table:style-name="ACE-1" office:value-type="string">
            <text:p>unknown organic fraction</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1">
          <table:table-cell table:style-name="ACE-1" office:value-type="float" office:value="154">
            <text:p>154</text:p>
          </table:table-cell>
          <table:table-cell table:style-name="ACE-1" office:value-type="string">
            <text:p>Larsemann_Hills</text:p>
          </table:table-cell>
          <table:table-cell table:style-name="ACE-1" office:value-type="string">
            <text:p>radiocarbon</text:p>
          </table:table-cell>
          <table:table-cell table:style-name="ACE-1" office:value-type="string">
            <text:p>Beta-196951</text:p>
          </table:table-cell>
          <table:table-cell table:style-name="ACE-1" office:value-type="float" office:value="-69.370999999999995">
            <text:p>−69.371</text:p>
          </table:table-cell>
          <table:table-cell table:style-name="ACE-1" office:value-type="float" office:value="76.143000000000001">
            <text:p>76.143</text:p>
          </table:table-cell>
          <table:table-cell table:style-name="ACE-1" office:value-type="float" office:value="27000">
            <text:p>27000</text:p>
          </table:table-cell>
          <table:table-cell table:style-name="ACE-1" office:value-type="float" office:value="230">
            <text:p>230</text:p>
          </table:table-cell>
          <table:table-cell table:style-name="ACE-1" office:value-type="string">
            <text:p>unknown organic fraction</text:p>
          </table:table-cell>
          <table:table-cell table:style-name="ACE-1" office:value-type="string">
            <text:p>corr_terrestrial_sh</text:p>
          </table:table-cell>
          <table:table-cell table:style-name="ACE-1" office:value-type="float" office:value="0">
            <text:p>0</text:p>
          </table:table-cell>
          <table:table-cell table:style-name="ACE-1" office:value-type="float" office:value="100">
            <text:p>100</text:p>
          </table:table-cell>
          <table:table-cell table:style-name="ACE-1" office:value-type="float" office:value="1">
            <text:p>1</text:p>
          </table:table-cell>
          <table:table-cell table:style-name="ACE-1" office:value-type="float" office:value="8">
            <text:p>8</text:p>
          </table:table-cell>
          <table:table-cell table:style-name="ACE-1" office:value-type="float" office:value="0.5">
            <text:p>0.5</text:p>
          </table:table-cell>
          <table:table-cell table:style-name="ACE-0" office:value-type="float" office:value="0.5">
            <text:p>0.5</text:p>
          </table:table-cell>
          <table:table-cell table:style-name="ACE-1" office:value-type="string">
            <text:p>IshiwaEtal2021,HodgsonEtal2009</text:p>
          </table:table-cell>
          <table:table-cell table:number-columns-repeated="239" table:style-name="ACE-1"/>
        </table:table-row>
        <table:table-row table:style-name="AROW-0" table:number-rows-repeated="65332">
          <table:table-cell table:number-columns-repeated="256"/>
        </table:table-row>
        <table:table-row table:style-name="AROW-0" table:number-rows-repeated="4">
          <table:table-cell table:number-columns-repeated="15" table:style-name="ACE-1"/>
          <table:table-cell table:style-name="ACE-0"/>
          <table:table-cell table:number-columns-repeated="240" table:style-name="ACE-1"/>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0" gnm:cursor-row="198">
          <gnm:selection gnm:start-col="10" gnm:start-row="198" gnm:end-col="11" gnm:end-row="199"/>
        </gnm:selections>
      </table:table>
      <table:table table:name="original_source" table:style-name="ta-1" table:print="true">
        <office:forms form:automatic-focus="false" form:apply-design-mode="false">
          <form:form/>
        </office:forms>
        <table:table-column table:default-cell-style-name="ACE-3" table:style-name="ACOL-0"/>
        <table:table-column table:default-cell-style-name="ACE-3" table:style-name="ACOL-13"/>
        <table:table-column table:default-cell-style-name="ACE-3" table:style-name="ACOL-14"/>
        <table:table-column table:default-cell-style-name="ACE-4" table:style-name="ACOL-15"/>
        <table:table-column table:default-cell-style-name="ACE-4" table:style-name="ACOL-16"/>
        <table:table-column table:default-cell-style-name="ACE-3" table:style-name="ACOL-0" table:number-columns-repeated="2"/>
        <table:table-column table:default-cell-style-name="ACE-5" table:style-name="ACOL-17"/>
        <table:table-column table:default-cell-style-name="ACE-5" table:style-name="ACOL-18" table:number-columns-repeated="2"/>
        <table:table-column table:default-cell-style-name="ACE-3" table:style-name="ACOL-0" table:number-columns-repeated="3"/>
        <table:table-column table:default-cell-style-name="ACE-3" table:style-name="ACOL-19"/>
        <table:table-column table:default-cell-style-name="ACE-3" table:style-name="ACOL-0" table:number-columns-repeated="6"/>
        <table:table-column table:default-cell-style-name="ACE-3" table:style-name="ACOL-20"/>
        <table:table-column table:default-cell-style-name="ACE-3" table:style-name="ACOL-0"/>
        <table:table-column table:default-cell-style-name="ACE-3" table:style-name="ACOL-21"/>
        <table:table-column table:default-cell-style-name="ACE-3" table:style-name="ACOL-0" table:number-columns-repeated="9"/>
        <table:table-column table:default-cell-style-name="ACE-3" table:style-name="ACOL-0" table:number-columns-repeated="224"/>
        <table:table-row table:style-name="AROW-1">
          <table:table-cell table:style-name="ACE-3" office:value-type="string">
            <text:p>original order</text:p>
          </table:table-cell>
          <table:table-cell table:style-name="ACE-3" office:value-type="string">
            <text:p>Area</text:p>
          </table:table-cell>
          <table:table-cell table:style-name="ACE-3" office:value-type="string">
            <text:p>Region</text:p>
          </table:table-cell>
          <table:table-cell table:style-name="ACE-4" office:value-type="string">
            <text:p>Latitude</text:p>
          </table:table-cell>
          <table:table-cell table:style-name="ACE-4" office:value-type="string">
            <text:p>Longitude</text:p>
          </table:table-cell>
          <table:table-cell table:style-name="ACE-3" office:value-type="string">
            <text:p>location source</text:p>
          </table:table-cell>
          <table:table-cell table:style-name="ACE-3" office:value-type="string">
            <text:p>Sea level (m)</text:p>
          </table:table-cell>
          <table:table-cell table:style-name="ACE-5" office:value-type="string">
            <text:p>RSL</text:p>
          </table:table-cell>
          <table:table-cell table:style-name="ACE-5" office:value-type="string">
            <text:p>RSL_2sigma_upper</text:p>
          </table:table-cell>
          <table:table-cell table:style-name="ACE-5" office:value-type="string">
            <text:p>RSL_2sigma_lower</text:p>
          </table:table-cell>
          <table:table-cell table:style-name="ACE-3" office:value-type="string">
            <text:p>Lower or Upper Limit</text:p>
          </table:table-cell>
          <table:table-cell table:style-name="ACE-3"/>
          <table:table-cell table:style-name="ACE-3" office:value-type="string">
            <text:p>Dating Material</text:p>
          </table:table-cell>
          <table:table-cell table:style-name="ACE-3" office:value-type="string">
            <text:p>Enclosing Sediments</text:p>
          </table:table-cell>
          <table:table-cell table:style-name="ACE-3" office:value-type="string">
            <text:p>Radiocarbon age (yr BP)</text:p>
          </table:table-cell>
          <table:table-cell table:style-name="ACE-3" office:value-type="string">
            <text:p>Radiocarbon age error (yr)</text:p>
          </table:table-cell>
          <table:table-cell table:style-name="ACE-3" office:value-type="string">
            <text:p>δ13C (‰)</text:p>
          </table:table-cell>
          <table:table-cell table:style-name="ACE-3" office:value-type="string">
            <text:p>Dating Method</text:p>
          </table:table-cell>
          <table:table-cell table:style-name="ACE-3"/>
          <table:table-cell table:style-name="ACE-3" office:value-type="string">
            <text:p>Cal. Caurve</text:p>
          </table:table-cell>
          <table:table-cell table:style-name="ACE-3"/>
          <table:table-cell table:style-name="ACE-3" office:value-type="string">
            <text:p>Lab Code</text:p>
          </table:table-cell>
          <table:table-cell table:style-name="ACE-3" office:value-type="string">
            <text:p>Reference</text:p>
          </table:table-cell>
          <table:table-cell table:style-name="ACE-3" office:value-type="string">
            <text:p>Local Reservoir Age</text:p>
          </table:table-cell>
          <table:table-cell table:style-name="ACE-3" office:value-type="string">
            <text:p>Cal. Age 2 sigma (cal. yr BP)</text:p>
          </table:table-cell>
          <table:table-cell table:style-name="ACE-3" office:value-type="string">
            <text:p>Cal. Age 2 sigma (cal. yr BP)</text:p>
          </table:table-cell>
          <table:table-cell table:style-name="ACE-3"/>
          <table:table-cell table:style-name="ACE-3" office:value-type="string">
            <text:p>references</text:p>
          </table:table-cell>
          <table:table-cell table:number-columns-repeated="228" table:style-name="ACE-3"/>
        </table:table-row>
        <table:table-row table:style-name="AROW-1">
          <table:table-cell table:style-name="ACE-3" office:value-type="float" office:value="1">
            <text:p>1</text:p>
          </table:table-cell>
          <table:table-cell table:style-name="ACE-3" office:value-type="string">
            <text:p>Ongul Islands</text:p>
          </table:table-cell>
          <table:table-cell table:style-name="ACE-3" office:value-type="string">
            <text:p>North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 office:value-type="float" office:value="7">
            <text:p>7.0</text:p>
          </table:table-cell>
          <table:table-cell table:style-name="ACE-5" table:formula="of:=MAX(ABS([.G2])*0.20000000000000001;1)" office:value-type="float" office:value="1.4000000000000001">
            <text:p>1.4</text:p>
          </table:table-cell>
          <table:table-cell table:style-name="ACE-5" table:formula="of:=[.I2]" office:value-type="float" office:value="1.4000000000000001">
            <text:p>1.4</text:p>
          </table:table-cell>
          <table:table-cell table:style-name="ACE-3" office:value-type="string">
            <text:p>lower</text:p>
          </table:table-cell>
          <table:table-cell table:style-name="ACE-3" table:formula="of:=IF([.K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30">
            <text:p>4230</text:p>
          </table:table-cell>
          <table:table-cell table:style-name="ACE-3" office:value-type="float" office:value="80">
            <text:p>80</text:p>
          </table:table-cell>
          <table:table-cell table:style-name="ACE-3" office:value-type="float" office:value="1.5">
            <text:p>1.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8</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3594">
            <text:p>3594</text:p>
          </table:table-cell>
          <table:table-cell table:style-name="ACE-3" office:value-type="float" office:value="3191">
            <text:p>319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2">
            <text:p>2</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3]" office:value-type="float" office:value="4">
            <text:p>4.0</text:p>
          </table:table-cell>
          <table:table-cell table:style-name="ACE-5" table:formula="of:=MAX(ABS([.G3])*0.20000000000000001;1)" office:value-type="float" office:value="1">
            <text:p>1.0</text:p>
          </table:table-cell>
          <table:table-cell table:style-name="ACE-5" table:formula="of:=[.I3]" office:value-type="float" office:value="1">
            <text:p>1.0</text:p>
          </table:table-cell>
          <table:table-cell table:style-name="ACE-3" office:value-type="string">
            <text:p>lower</text:p>
          </table:table-cell>
          <table:table-cell table:style-name="ACE-3" table:formula="of:=IF([.K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060">
            <text:p>37060</text:p>
          </table:table-cell>
          <table:table-cell table:style-name="ACE-3" office:value-type="float" office:value="950">
            <text:p>950</text:p>
          </table:table-cell>
          <table:table-cell table:style-name="ACE-3" office:value-type="float" office:value="0">
            <text:p>0</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220">
            <text:p>42220</text:p>
          </table:table-cell>
          <table:table-cell table:style-name="ACE-3" office:value-type="float" office:value="38735">
            <text:p>3873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
            <text:p>3</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4]" office:value-type="float" office:value="3">
            <text:p>3.0</text:p>
          </table:table-cell>
          <table:table-cell table:style-name="ACE-5" table:formula="of:=MAX(ABS([.G4])*0.20000000000000001;1)" office:value-type="float" office:value="1">
            <text:p>1.0</text:p>
          </table:table-cell>
          <table:table-cell table:style-name="ACE-5" table:formula="of:=[.I4]" office:value-type="float" office:value="1">
            <text:p>1.0</text:p>
          </table:table-cell>
          <table:table-cell table:style-name="ACE-3" office:value-type="string">
            <text:p>lower</text:p>
          </table:table-cell>
          <table:table-cell table:style-name="ACE-3" table:formula="of:=IF([.K4]=&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5690">
            <text:p>35690</text:p>
          </table:table-cell>
          <table:table-cell table:style-name="ACE-3" office:value-type="float" office:value="1630">
            <text:p>1630</text:p>
          </table:table-cell>
          <table:table-cell table:style-name="ACE-3" office:value-type="float" office:value="-0.10000000000000001">
            <text:p>−0.1</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685">
            <text:p>42685</text:p>
          </table:table-cell>
          <table:table-cell table:style-name="ACE-3" office:value-type="float" office:value="35720">
            <text:p>3572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4">
            <text:p>4</text:p>
          </table:table-cell>
          <table:table-cell table:style-name="ACE-3" office:value-type="string">
            <text:p>Ongul Islands</text:p>
          </table:table-cell>
          <table:table-cell table:style-name="ACE-3" office:value-type="string">
            <text:p>Northern par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 office:value-type="float" office:value="13">
            <text:p>13.0</text:p>
          </table:table-cell>
          <table:table-cell table:style-name="ACE-5" table:formula="of:=MAX(ABS([.G5])*0.20000000000000001;1)" office:value-type="float" office:value="2.6000000000000001">
            <text:p>2.6</text:p>
          </table:table-cell>
          <table:table-cell table:style-name="ACE-5" table:formula="of:=[.I5]" office:value-type="float" office:value="2.6000000000000001">
            <text:p>2.6</text:p>
          </table:table-cell>
          <table:table-cell table:style-name="ACE-3" office:value-type="string">
            <text:p>lower</text:p>
          </table:table-cell>
          <table:table-cell table:style-name="ACE-3" table:formula="of:=IF([.K5]=&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6180">
            <text:p>36180</text:p>
          </table:table-cell>
          <table:table-cell table:style-name="ACE-3" office:value-type="float" office:value="630">
            <text:p>6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41105">
            <text:p>41105</text:p>
          </table:table-cell>
          <table:table-cell table:style-name="ACE-3" office:value-type="float" office:value="38441">
            <text:p>384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number-columns-repeated="226" table:style-name="ACE-3"/>
        </table:table-row>
        <table:table-row table:style-name="AROW-1">
          <table:table-cell table:style-name="ACE-3" office:value-type="float" office:value="5">
            <text:p>5</text:p>
          </table:table-cell>
          <table:table-cell table:style-name="ACE-3" office:value-type="string">
            <text:p>Ongul Islands</text:p>
          </table:table-cell>
          <table:table-cell table:style-name="ACE-3" office:value-type="string">
            <text:p>ditto</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string">
            <text:p>12.5±0.5</text:p>
          </table:table-cell>
          <table:table-cell table:style-name="ACE-5" office:value-type="float" office:value="12">
            <text:p>12.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6]=&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9810">
            <text:p>39810</text:p>
          </table:table-cell>
          <table:table-cell table:style-name="ACE-3" office:value-type="float" office:value="610">
            <text:p>61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7</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730">
            <text:p>43730</text:p>
          </table:table-cell>
          <table:table-cell table:style-name="ACE-3" office:value-type="float" office:value="41872">
            <text:p>41872</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6">
            <text:p>6</text:p>
          </table:table-cell>
          <table:table-cell table:style-name="ACE-3" office:value-type="string">
            <text:p>Ongul Islands</text:p>
          </table:table-cell>
          <table:table-cell table:style-name="ACE-3" office:value-type="string">
            <text:p>Mizukumi Stream</text:p>
          </table:table-cell>
          <table:table-cell table:style-name="ACE-4" office:value-type="float" office:value="-69.010999999999996">
            <text:p>−69.011</text:p>
          </table:table-cell>
          <table:table-cell table:style-name="ACE-4" office:value-type="float" office:value="39.573999999999998">
            <text:p>39.574</text:p>
          </table:table-cell>
          <table:table-cell table:style-name="ACE-3" office:value-type="string">
            <text:p>picked off Google Earth from location map in paper</text:p>
          </table:table-cell>
          <table:table-cell table:style-name="ACE-3" office:value-type="float" office:value="11">
            <text:p>11</text:p>
          </table:table-cell>
          <table:table-cell table:style-name="ACE-5" table:formula="of:=[.G7]" office:value-type="float" office:value="11">
            <text:p>11.0</text:p>
          </table:table-cell>
          <table:table-cell table:style-name="ACE-5" table:formula="of:=MAX(ABS([.G7])*0.20000000000000001;1)" office:value-type="float" office:value="2.2000000000000002">
            <text:p>2.2</text:p>
          </table:table-cell>
          <table:table-cell table:style-name="ACE-5" table:formula="of:=[.I7]" office:value-type="float" office:value="2.2000000000000002">
            <text:p>2.2</text:p>
          </table:table-cell>
          <table:table-cell table:style-name="ACE-3" office:value-type="string">
            <text:p>lower</text:p>
          </table:table-cell>
          <table:table-cell table:style-name="ACE-3" table:formula="of:=IF([.K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270">
            <text:p>42270</text:p>
          </table:table-cell>
          <table:table-cell table:style-name="ACE-3" office:value-type="float" office:value="1070">
            <text:p>10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38">
            <text:p>46938</text:p>
          </table:table-cell>
          <table:table-cell table:style-name="ACE-3" office:value-type="float" office:value="42916">
            <text:p>429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
            <text:p>7</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8]" office:value-type="float" office:value="7.5">
            <text:p>7.5</text:p>
          </table:table-cell>
          <table:table-cell table:style-name="ACE-5" table:formula="of:=MAX(ABS([.G8])*0.20000000000000001;1)" office:value-type="float" office:value="1.5">
            <text:p>1.5</text:p>
          </table:table-cell>
          <table:table-cell table:style-name="ACE-5" table:formula="of:=[.I8]" office:value-type="float" office:value="1.5">
            <text:p>1.5</text:p>
          </table:table-cell>
          <table:table-cell table:style-name="ACE-3" office:value-type="string">
            <text:p>lower</text:p>
          </table:table-cell>
          <table:table-cell table:style-name="ACE-3" table:formula="of:=IF([.K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800">
            <text:p>4800</text:p>
          </table:table-cell>
          <table:table-cell table:style-name="ACE-3" office:value-type="float" office:value="50">
            <text:p>50</text:p>
          </table:table-cell>
          <table:table-cell table:style-name="ACE-3" office:value-type="float" office:value="2.7999999999999998">
            <text:p>2.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6</text:p>
          </table:table-cell>
          <table:table-cell table:style-name="ACE-3" office:value-type="string">
            <text:p>Hirakawa and Sawagaki, 1998 (listed in Miura et al., 1998 amd Verleyen et al., 2017)</text:p>
          </table:table-cell>
          <table:table-cell table:style-name="ACE-3" office:value-type="float" office:value="720">
            <text:p>720</text:p>
          </table:table-cell>
          <table:table-cell table:style-name="ACE-3" office:value-type="float" office:value="4285">
            <text:p>4285</text:p>
          </table:table-cell>
          <table:table-cell table:style-name="ACE-3" office:value-type="float" office:value="3959">
            <text:p>395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8">
            <text:p>8</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9]" office:value-type="float" office:value="12">
            <text:p>12.0</text:p>
          </table:table-cell>
          <table:table-cell table:style-name="ACE-5" table:formula="of:=MAX(ABS([.G9])*0.20000000000000001;1)" office:value-type="float" office:value="2.4000000000000004">
            <text:p>2.4</text:p>
          </table:table-cell>
          <table:table-cell table:style-name="ACE-5" table:formula="of:=[.I9]" office:value-type="float" office:value="2.4000000000000004">
            <text:p>2.4</text:p>
          </table:table-cell>
          <table:table-cell table:style-name="ACE-3" office:value-type="string">
            <text:p>lower</text:p>
          </table:table-cell>
          <table:table-cell table:style-name="ACE-3" table:formula="of:=IF([.K9]=&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9230">
            <text:p>39230</text:p>
          </table:table-cell>
          <table:table-cell table:style-name="ACE-3" office:value-type="float" office:value="950">
            <text:p>9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133">
            <text:p>44133</text:p>
          </table:table-cell>
          <table:table-cell table:style-name="ACE-3" office:value-type="float" office:value="40926">
            <text:p>4092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
            <text:p>9</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10]" office:value-type="float" office:value="6">
            <text:p>6.0</text:p>
          </table:table-cell>
          <table:table-cell table:style-name="ACE-5" table:formula="of:=MAX(ABS([.G10])*0.20000000000000001;1)" office:value-type="float" office:value="1.2000000000000002">
            <text:p>1.2</text:p>
          </table:table-cell>
          <table:table-cell table:style-name="ACE-5" table:formula="of:=[.I10]" office:value-type="float" office:value="1.2000000000000002">
            <text:p>1.2</text:p>
          </table:table-cell>
          <table:table-cell table:style-name="ACE-3" office:value-type="string">
            <text:p>lower</text:p>
          </table:table-cell>
          <table:table-cell table:style-name="ACE-3" table:formula="of:=IF([.K10]=&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20">
            <text:p>3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3803</text:p>
          </table:table-cell>
          <table:table-cell table:style-name="ACE-3" office:value-type="string">
            <text:p>Hirakawa and Sawagaki, 1998 (listed in Verleyen et al., 2017)</text:p>
          </table:table-cell>
          <table:table-cell table:style-name="ACE-3" office:value-type="float" office:value="720">
            <text:p>720</text:p>
          </table:table-cell>
          <table:table-cell table:style-name="ACE-3" office:value-type="float" office:value="3178">
            <text:p>3178</text:p>
          </table:table-cell>
          <table:table-cell table:style-name="ACE-3" office:value-type="float" office:value="2836">
            <text:p>2836</text:p>
          </table:table-cell>
          <table:table-cell table:style-name="ACE-3"/>
          <table:table-cell table:style-name="ACE-3" office:value-type="string">
            <text:p>IshiwaEtal2021</text:p>
          </table:table-cell>
          <table:table-cell table:style-name="ACE-3" office:value-type="string">
            <text:p>HirakawaSawagaki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0">
            <text:p>10</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1]" office:value-type="float" office:value="12">
            <text:p>12.0</text:p>
          </table:table-cell>
          <table:table-cell table:style-name="ACE-5" table:formula="of:=MAX(ABS([.G11])*0.20000000000000001;1)" office:value-type="float" office:value="2.4000000000000004">
            <text:p>2.4</text:p>
          </table:table-cell>
          <table:table-cell table:style-name="ACE-5" table:formula="of:=[.I11]" office:value-type="float" office:value="2.4000000000000004">
            <text:p>2.4</text:p>
          </table:table-cell>
          <table:table-cell table:style-name="ACE-3" office:value-type="string">
            <text:p>lower</text:p>
          </table:table-cell>
          <table:table-cell table:style-name="ACE-3" table:formula="of:=IF([.K11]=&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1960">
            <text:p>41960</text:p>
          </table:table-cell>
          <table:table-cell table:style-name="ACE-3" office:value-type="float" office:value="1100">
            <text:p>1100</text:p>
          </table:table-cell>
          <table:table-cell table:style-name="ACE-3" office:value-type="float" office:value="2.2999999999999998">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685">
            <text:p>46685</text:p>
          </table:table-cell>
          <table:table-cell table:style-name="ACE-3" office:value-type="float" office:value="42700">
            <text:p>427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1">
            <text:p>1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2]" office:value-type="float" office:value="10.199999999999999">
            <text:p>10.2</text:p>
          </table:table-cell>
          <table:table-cell table:style-name="ACE-5" table:formula="of:=MAX(ABS([.G12])*0.20000000000000001;1)" office:value-type="float" office:value="2.04">
            <text:p>2.0</text:p>
          </table:table-cell>
          <table:table-cell table:style-name="ACE-5" table:formula="of:=[.I12]" office:value-type="float" office:value="2.04">
            <text:p>2.0</text:p>
          </table:table-cell>
          <table:table-cell table:style-name="ACE-3" office:value-type="string">
            <text:p>lower</text:p>
          </table:table-cell>
          <table:table-cell table:style-name="ACE-3" table:formula="of:=IF([.K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400">
            <text:p>38400</text:p>
          </table:table-cell>
          <table:table-cell table:style-name="ACE-3" office:value-type="float" office:value="640">
            <text:p>64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706">
            <text:p>42706</text:p>
          </table:table-cell>
          <table:table-cell table:style-name="ACE-3" office:value-type="float" office:value="40646">
            <text:p>406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
            <text:p>1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3]" office:value-type="float" office:value="10.199999999999999">
            <text:p>10.2</text:p>
          </table:table-cell>
          <table:table-cell table:style-name="ACE-5" table:formula="of:=MAX(ABS([.G13])*0.20000000000000001;1)" office:value-type="float" office:value="2.04">
            <text:p>2.0</text:p>
          </table:table-cell>
          <table:table-cell table:style-name="ACE-5" table:formula="of:=[.I13]" office:value-type="float" office:value="2.04">
            <text:p>2.0</text:p>
          </table:table-cell>
          <table:table-cell table:style-name="ACE-3" office:value-type="string">
            <text:p>lower</text:p>
          </table:table-cell>
          <table:table-cell table:style-name="ACE-3" table:formula="of:=IF([.K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090">
            <text:p>34090</text:p>
          </table:table-cell>
          <table:table-cell table:style-name="ACE-3" office:value-type="float" office:value="400">
            <text:p>40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328">
            <text:p>38328</text:p>
          </table:table-cell>
          <table:table-cell table:style-name="ACE-3" office:value-type="float" office:value="36189">
            <text:p>361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
            <text:p>1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4]" office:value-type="float" office:value="10.4">
            <text:p>10.4</text:p>
          </table:table-cell>
          <table:table-cell table:style-name="ACE-5" table:formula="of:=MAX(ABS([.G14])*0.20000000000000001;1)" office:value-type="float" office:value="2.0800000000000001">
            <text:p>2.1</text:p>
          </table:table-cell>
          <table:table-cell table:style-name="ACE-5" table:formula="of:=[.I14]" office:value-type="float" office:value="2.0800000000000001">
            <text:p>2.1</text:p>
          </table:table-cell>
          <table:table-cell table:style-name="ACE-3" office:value-type="string">
            <text:p>lower</text:p>
          </table:table-cell>
          <table:table-cell table:style-name="ACE-3" table:formula="of:=IF([.K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320">
            <text:p>35320</text:p>
          </table:table-cell>
          <table:table-cell table:style-name="ACE-3" office:value-type="float" office:value="520">
            <text:p>52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0000">
            <text:p>40000</text:p>
          </table:table-cell>
          <table:table-cell table:style-name="ACE-3" office:value-type="float" office:value="37210">
            <text:p>3721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
            <text:p>1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5]" office:value-type="float" office:value="10.4">
            <text:p>10.4</text:p>
          </table:table-cell>
          <table:table-cell table:style-name="ACE-5" table:formula="of:=MAX(ABS([.G15])*0.20000000000000001;1)" office:value-type="float" office:value="2.0800000000000001">
            <text:p>2.1</text:p>
          </table:table-cell>
          <table:table-cell table:style-name="ACE-5" table:formula="of:=[.I15]" office:value-type="float" office:value="2.0800000000000001">
            <text:p>2.1</text:p>
          </table:table-cell>
          <table:table-cell table:style-name="ACE-3" office:value-type="string">
            <text:p>lower</text:p>
          </table:table-cell>
          <table:table-cell table:style-name="ACE-3" table:formula="of:=IF([.K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840">
            <text:p>32840</text:p>
          </table:table-cell>
          <table:table-cell table:style-name="ACE-3" office:value-type="float" office:value="220">
            <text:p>22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130">
            <text:p>36130</text:p>
          </table:table-cell>
          <table:table-cell table:style-name="ACE-3" office:value-type="float" office:value="35084">
            <text:p>3508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5">
            <text:p>1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6]" office:value-type="float" office:value="10.4">
            <text:p>10.4</text:p>
          </table:table-cell>
          <table:table-cell table:style-name="ACE-5" table:formula="of:=MAX(ABS([.G16])*0.20000000000000001;1)" office:value-type="float" office:value="2.0800000000000001">
            <text:p>2.1</text:p>
          </table:table-cell>
          <table:table-cell table:style-name="ACE-5" table:formula="of:=[.I16]" office:value-type="float" office:value="2.0800000000000001">
            <text:p>2.1</text:p>
          </table:table-cell>
          <table:table-cell table:style-name="ACE-3" office:value-type="string">
            <text:p>lower</text:p>
          </table:table-cell>
          <table:table-cell table:style-name="ACE-3" table:formula="of:=IF([.K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360">
            <text:p>30360</text:p>
          </table:table-cell>
          <table:table-cell table:style-name="ACE-3" office:value-type="float" office:value="290">
            <text:p>2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3982">
            <text:p>33982</text:p>
          </table:table-cell>
          <table:table-cell table:style-name="ACE-3" office:value-type="float" office:value="32750">
            <text:p>3275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6">
            <text:p>1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8000000000000007">
            <text:p>9.8</text:p>
          </table:table-cell>
          <table:table-cell table:style-name="ACE-5" table:formula="of:=[.G17]" office:value-type="float" office:value="9.8000000000000007">
            <text:p>9.8</text:p>
          </table:table-cell>
          <table:table-cell table:style-name="ACE-5" table:formula="of:=MAX(ABS([.G17])*0.20000000000000001;1)" office:value-type="float" office:value="1.9600000000000002">
            <text:p>2.0</text:p>
          </table:table-cell>
          <table:table-cell table:style-name="ACE-5" table:formula="of:=[.I17]" office:value-type="float" office:value="1.9600000000000002">
            <text:p>2.0</text:p>
          </table:table-cell>
          <table:table-cell table:style-name="ACE-3" office:value-type="string">
            <text:p>lower</text:p>
          </table:table-cell>
          <table:table-cell table:style-name="ACE-3" table:formula="of:=IF([.K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200">
            <text:p>35200</text:p>
          </table:table-cell>
          <table:table-cell table:style-name="ACE-3" office:value-type="float" office:value="330">
            <text:p>33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9463">
            <text:p>39463</text:p>
          </table:table-cell>
          <table:table-cell table:style-name="ACE-3" office:value-type="float" office:value="37678">
            <text:p>37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7">
            <text:p>1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8]" office:value-type="float" office:value="9.6999999999999993">
            <text:p>9.7</text:p>
          </table:table-cell>
          <table:table-cell table:style-name="ACE-5" table:formula="of:=MAX(ABS([.G18])*0.20000000000000001;1)" office:value-type="float" office:value="1.9399999999999999">
            <text:p>1.9</text:p>
          </table:table-cell>
          <table:table-cell table:style-name="ACE-5" table:formula="of:=[.I18]" office:value-type="float" office:value="1.9399999999999999">
            <text:p>1.9</text:p>
          </table:table-cell>
          <table:table-cell table:style-name="ACE-3" office:value-type="string">
            <text:p>lower</text:p>
          </table:table-cell>
          <table:table-cell table:style-name="ACE-3" table:formula="of:=IF([.K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650">
            <text:p>34650</text:p>
          </table:table-cell>
          <table:table-cell table:style-name="ACE-3" office:value-type="float" office:value="500">
            <text:p>50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87">
            <text:p>38987</text:p>
          </table:table-cell>
          <table:table-cell table:style-name="ACE-3" office:value-type="float" office:value="36439">
            <text:p>364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8">
            <text:p>1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9]" office:value-type="float" office:value="9.6999999999999993">
            <text:p>9.7</text:p>
          </table:table-cell>
          <table:table-cell table:style-name="ACE-5" table:formula="of:=MAX(ABS([.G19])*0.20000000000000001;1)" office:value-type="float" office:value="1.9399999999999999">
            <text:p>1.9</text:p>
          </table:table-cell>
          <table:table-cell table:style-name="ACE-5" table:formula="of:=[.I19]" office:value-type="float" office:value="1.9399999999999999">
            <text:p>1.9</text:p>
          </table:table-cell>
          <table:table-cell table:style-name="ACE-3" office:value-type="string">
            <text:p>lower</text:p>
          </table:table-cell>
          <table:table-cell table:style-name="ACE-3" table:formula="of:=IF([.K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40">
            <text:p>37740</text:p>
          </table:table-cell>
          <table:table-cell table:style-name="ACE-3" office:value-type="float" office:value="490">
            <text:p>4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041">
            <text:p>42041</text:p>
          </table:table-cell>
          <table:table-cell table:style-name="ACE-3" office:value-type="float" office:value="40261">
            <text:p>402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9">
            <text:p>1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20]" office:value-type="float" office:value="8.5">
            <text:p>8.5</text:p>
          </table:table-cell>
          <table:table-cell table:style-name="ACE-5" table:formula="of:=MAX(ABS([.G20])*0.20000000000000001;1)" office:value-type="float" office:value="1.7000000000000002">
            <text:p>1.7</text:p>
          </table:table-cell>
          <table:table-cell table:style-name="ACE-5" table:formula="of:=[.I20]" office:value-type="float" office:value="1.7000000000000002">
            <text:p>1.7</text:p>
          </table:table-cell>
          <table:table-cell table:style-name="ACE-3" office:value-type="string">
            <text:p>lower</text:p>
          </table:table-cell>
          <table:table-cell table:style-name="ACE-3" table:formula="of:=IF([.K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520">
            <text:p>36520</text:p>
          </table:table-cell>
          <table:table-cell table:style-name="ACE-3" office:value-type="float" office:value="430">
            <text:p>43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020">
            <text:p>41020</text:p>
          </table:table-cell>
          <table:table-cell table:style-name="ACE-3" office:value-type="float" office:value="38997">
            <text:p>3899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0">
            <text:p>2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21]" office:value-type="float" office:value="8.5999999999999996">
            <text:p>8.6</text:p>
          </table:table-cell>
          <table:table-cell table:style-name="ACE-5" table:formula="of:=MAX(ABS([.G21])*0.20000000000000001;1)" office:value-type="float" office:value="1.72">
            <text:p>1.7</text:p>
          </table:table-cell>
          <table:table-cell table:style-name="ACE-5" table:formula="of:=[.I21]" office:value-type="float" office:value="1.72">
            <text:p>1.7</text:p>
          </table:table-cell>
          <table:table-cell table:style-name="ACE-3" office:value-type="string">
            <text:p>lower</text:p>
          </table:table-cell>
          <table:table-cell table:style-name="ACE-3" table:formula="of:=IF([.K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160">
            <text:p>35160</text:p>
          </table:table-cell>
          <table:table-cell table:style-name="ACE-3" office:value-type="float" office:value="350">
            <text:p>35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9467">
            <text:p>39467</text:p>
          </table:table-cell>
          <table:table-cell table:style-name="ACE-3" office:value-type="float" office:value="37506">
            <text:p>3750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1">
            <text:p>2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2]" office:value-type="float" office:value="7">
            <text:p>7.0</text:p>
          </table:table-cell>
          <table:table-cell table:style-name="ACE-5" table:formula="of:=MAX(ABS([.G22])*0.20000000000000001;1)" office:value-type="float" office:value="1.4000000000000001">
            <text:p>1.4</text:p>
          </table:table-cell>
          <table:table-cell table:style-name="ACE-5" table:formula="of:=[.I22]" office:value-type="float" office:value="1.4000000000000001">
            <text:p>1.4</text:p>
          </table:table-cell>
          <table:table-cell table:style-name="ACE-3" office:value-type="string">
            <text:p>lower</text:p>
          </table:table-cell>
          <table:table-cell table:style-name="ACE-3" table:formula="of:=IF([.K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840">
            <text:p>37840</text:p>
          </table:table-cell>
          <table:table-cell table:style-name="ACE-3" office:value-type="float" office:value="570">
            <text:p>57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1</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215">
            <text:p>42215</text:p>
          </table:table-cell>
          <table:table-cell table:style-name="ACE-3" office:value-type="float" office:value="40214">
            <text:p>4021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2">
            <text:p>2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23]" office:value-type="float" office:value="6.5">
            <text:p>6.5</text:p>
          </table:table-cell>
          <table:table-cell table:style-name="ACE-5" table:formula="of:=MAX(ABS([.G23])*0.20000000000000001;1)" office:value-type="float" office:value="1.3">
            <text:p>1.3</text:p>
          </table:table-cell>
          <table:table-cell table:style-name="ACE-5" table:formula="of:=[.I23]" office:value-type="float" office:value="1.3">
            <text:p>1.3</text:p>
          </table:table-cell>
          <table:table-cell table:style-name="ACE-3" office:value-type="string">
            <text:p>lower</text:p>
          </table:table-cell>
          <table:table-cell table:style-name="ACE-3" table:formula="of:=IF([.K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80">
            <text:p>43080</text:p>
          </table:table-cell>
          <table:table-cell table:style-name="ACE-3" office:value-type="float" office:value="690">
            <text:p>69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757">
            <text:p>46757</text:p>
          </table:table-cell>
          <table:table-cell table:style-name="ACE-3" office:value-type="float" office:value="44146">
            <text:p>441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3">
            <text:p>2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24]" office:value-type="float" office:value="6.2000000000000002">
            <text:p>6.2</text:p>
          </table:table-cell>
          <table:table-cell table:style-name="ACE-5" table:formula="of:=MAX(ABS([.G24])*0.20000000000000001;1)" office:value-type="float" office:value="1.2400000000000002">
            <text:p>1.2</text:p>
          </table:table-cell>
          <table:table-cell table:style-name="ACE-5" table:formula="of:=[.I24]" office:value-type="float" office:value="1.2400000000000002">
            <text:p>1.2</text:p>
          </table:table-cell>
          <table:table-cell table:style-name="ACE-3" office:value-type="string">
            <text:p>lower</text:p>
          </table:table-cell>
          <table:table-cell table:style-name="ACE-3" table:formula="of:=IF([.K2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810">
            <text:p>43810</text:p>
          </table:table-cell>
          <table:table-cell table:style-name="ACE-3" office:value-type="float" office:value="1100">
            <text:p>110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836">
            <text:p>48836</text:p>
          </table:table-cell>
          <table:table-cell table:style-name="ACE-3" office:value-type="float" office:value="44251">
            <text:p>4425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4">
            <text:p>2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5]" office:value-type="float" office:value="5.7000000000000002">
            <text:p>5.7</text:p>
          </table:table-cell>
          <table:table-cell table:style-name="ACE-5" table:formula="of:=MAX(ABS([.G25])*0.20000000000000001;1)" office:value-type="float" office:value="1.1400000000000001">
            <text:p>1.1</text:p>
          </table:table-cell>
          <table:table-cell table:style-name="ACE-5" table:formula="of:=[.I25]" office:value-type="float" office:value="1.1400000000000001">
            <text:p>1.1</text:p>
          </table:table-cell>
          <table:table-cell table:style-name="ACE-3" office:value-type="string">
            <text:p>lower</text:p>
          </table:table-cell>
          <table:table-cell table:style-name="ACE-3" table:formula="of:=IF([.K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710">
            <text:p>43710</text:p>
          </table:table-cell>
          <table:table-cell table:style-name="ACE-3" office:value-type="float" office:value="990">
            <text:p>99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416">
            <text:p>48416</text:p>
          </table:table-cell>
          <table:table-cell table:style-name="ACE-3" office:value-type="float" office:value="44281">
            <text:p>4428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5">
            <text:p>2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26]" office:value-type="float" office:value="6">
            <text:p>6.0</text:p>
          </table:table-cell>
          <table:table-cell table:style-name="ACE-5" table:formula="of:=MAX(ABS([.G26])*0.20000000000000001;1)" office:value-type="float" office:value="1.2000000000000002">
            <text:p>1.2</text:p>
          </table:table-cell>
          <table:table-cell table:style-name="ACE-5" table:formula="of:=[.I26]" office:value-type="float" office:value="1.2000000000000002">
            <text:p>1.2</text:p>
          </table:table-cell>
          <table:table-cell table:style-name="ACE-3" office:value-type="string">
            <text:p>lower</text:p>
          </table:table-cell>
          <table:table-cell table:style-name="ACE-3" table:formula="of:=IF([.K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730">
            <text:p>36730</text:p>
          </table:table-cell>
          <table:table-cell table:style-name="ACE-3" office:value-type="float" office:value="420">
            <text:p>42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216">
            <text:p>41216</text:p>
          </table:table-cell>
          <table:table-cell table:style-name="ACE-3" office:value-type="float" office:value="39282">
            <text:p>392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6">
            <text:p>2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7]" office:value-type="float" office:value="5.7000000000000002">
            <text:p>5.7</text:p>
          </table:table-cell>
          <table:table-cell table:style-name="ACE-5" table:formula="of:=MAX(ABS([.G27])*0.20000000000000001;1)" office:value-type="float" office:value="1.1400000000000001">
            <text:p>1.1</text:p>
          </table:table-cell>
          <table:table-cell table:style-name="ACE-5" table:formula="of:=[.I27]" office:value-type="float" office:value="1.1400000000000001">
            <text:p>1.1</text:p>
          </table:table-cell>
          <table:table-cell table:style-name="ACE-3" office:value-type="string">
            <text:p>lower</text:p>
          </table:table-cell>
          <table:table-cell table:style-name="ACE-3" table:formula="of:=IF([.K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40">
            <text:p>42840</text:p>
          </table:table-cell>
          <table:table-cell table:style-name="ACE-3" office:value-type="float" office:value="930">
            <text:p>93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7172">
            <text:p>47172</text:p>
          </table:table-cell>
          <table:table-cell table:style-name="ACE-3" office:value-type="float" office:value="43470">
            <text:p>4347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7">
            <text:p>2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28]" office:value-type="float" office:value="5">
            <text:p>5.0</text:p>
          </table:table-cell>
          <table:table-cell table:style-name="ACE-5" table:formula="of:=MAX(ABS([.G28])*0.20000000000000001;1)" office:value-type="float" office:value="1">
            <text:p>1.0</text:p>
          </table:table-cell>
          <table:table-cell table:style-name="ACE-5" table:formula="of:=[.I28]" office:value-type="float" office:value="1">
            <text:p>1.0</text:p>
          </table:table-cell>
          <table:table-cell table:style-name="ACE-3" office:value-type="string">
            <text:p>lower</text:p>
          </table:table-cell>
          <table:table-cell table:style-name="ACE-3" table:formula="of:=IF([.K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8">
            <text:p>2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0999999999999996">
            <text:p>4.1</text:p>
          </table:table-cell>
          <table:table-cell table:style-name="ACE-5" table:formula="of:=[.G29]" office:value-type="float" office:value="4.0999999999999996">
            <text:p>4.1</text:p>
          </table:table-cell>
          <table:table-cell table:style-name="ACE-5" table:formula="of:=MAX(ABS([.G29])*0.20000000000000001;1)" office:value-type="float" office:value="1">
            <text:p>1.0</text:p>
          </table:table-cell>
          <table:table-cell table:style-name="ACE-5" table:formula="of:=[.I29]" office:value-type="float" office:value="1">
            <text:p>1.0</text:p>
          </table:table-cell>
          <table:table-cell table:style-name="ACE-3" office:value-type="string">
            <text:p>lower</text:p>
          </table:table-cell>
          <table:table-cell table:style-name="ACE-3" table:formula="of:=IF([.K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00">
            <text:p>37700</text:p>
          </table:table-cell>
          <table:table-cell table:style-name="ACE-3" office:value-type="float" office:value="470">
            <text:p>4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257">
            <text:p>4025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9">
            <text:p>2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30]" office:value-type="float" office:value="3">
            <text:p>3.0</text:p>
          </table:table-cell>
          <table:table-cell table:style-name="ACE-5" table:formula="of:=MAX(ABS([.G30])*0.20000000000000001;1)" office:value-type="float" office:value="1">
            <text:p>1.0</text:p>
          </table:table-cell>
          <table:table-cell table:style-name="ACE-5" table:formula="of:=[.I30]" office:value-type="float" office:value="1">
            <text:p>1.0</text:p>
          </table:table-cell>
          <table:table-cell table:style-name="ACE-3" office:value-type="string">
            <text:p>lower</text:p>
          </table:table-cell>
          <table:table-cell table:style-name="ACE-3" table:formula="of:=IF([.K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0">
            <text:p>3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2.8999999999999999">
            <text:p>2.9</text:p>
          </table:table-cell>
          <table:table-cell table:style-name="ACE-5" table:formula="of:=[.G31]" office:value-type="float" office:value="2.8999999999999999">
            <text:p>2.9</text:p>
          </table:table-cell>
          <table:table-cell table:style-name="ACE-5" table:formula="of:=MAX(ABS([.G31])*0.20000000000000001;1)" office:value-type="float" office:value="1">
            <text:p>1.0</text:p>
          </table:table-cell>
          <table:table-cell table:style-name="ACE-5" table:formula="of:=[.I31]" office:value-type="float" office:value="1">
            <text:p>1.0</text:p>
          </table:table-cell>
          <table:table-cell table:style-name="ACE-3" office:value-type="string">
            <text:p>lower</text:p>
          </table:table-cell>
          <table:table-cell table:style-name="ACE-3" table:formula="of:=IF([.K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290">
            <text:p>39290</text:p>
          </table:table-cell>
          <table:table-cell table:style-name="ACE-3" office:value-type="float" office:value="600">
            <text:p>60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229">
            <text:p>43229</text:p>
          </table:table-cell>
          <table:table-cell table:style-name="ACE-3" office:value-type="float" office:value="41537">
            <text:p>4153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1">
            <text:p>3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4000000000000004">
            <text:p>5.4</text:p>
          </table:table-cell>
          <table:table-cell table:style-name="ACE-5" table:formula="of:=[.G32]" office:value-type="float" office:value="5.4000000000000004">
            <text:p>5.4</text:p>
          </table:table-cell>
          <table:table-cell table:style-name="ACE-5" table:formula="of:=MAX(ABS([.G32])*0.20000000000000001;1)" office:value-type="float" office:value="1.0800000000000001">
            <text:p>1.1</text:p>
          </table:table-cell>
          <table:table-cell table:style-name="ACE-5" table:formula="of:=[.I32]" office:value-type="float" office:value="1.0800000000000001">
            <text:p>1.1</text:p>
          </table:table-cell>
          <table:table-cell table:style-name="ACE-3" office:value-type="string">
            <text:p>lower</text:p>
          </table:table-cell>
          <table:table-cell table:style-name="ACE-3" table:formula="of:=IF([.K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30">
            <text:p>34830</text:p>
          </table:table-cell>
          <table:table-cell table:style-name="ACE-3" office:value-type="float" office:value="350">
            <text:p>35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4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01">
            <text:p>38901</text:p>
          </table:table-cell>
          <table:table-cell table:style-name="ACE-3" office:value-type="float" office:value="36917">
            <text:p>3691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2">
            <text:p>32</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33]" office:value-type="float" office:value="17">
            <text:p>17.0</text:p>
          </table:table-cell>
          <table:table-cell table:style-name="ACE-5" table:formula="of:=MAX(ABS([.G33])*0.20000000000000001;1)" office:value-type="float" office:value="3.4000000000000004">
            <text:p>3.4</text:p>
          </table:table-cell>
          <table:table-cell table:style-name="ACE-5" table:formula="of:=[.I33]" office:value-type="float" office:value="3.4000000000000004">
            <text:p>3.4</text:p>
          </table:table-cell>
          <table:table-cell table:style-name="ACE-3" office:value-type="string">
            <text:p>lower</text:p>
          </table:table-cell>
          <table:table-cell table:style-name="ACE-3" table:formula="of:=IF([.K3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8910">
            <text:p>38910</text:p>
          </table:table-cell>
          <table:table-cell table:style-name="ACE-3" office:value-type="float" office:value="550">
            <text:p>55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8</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886">
            <text:p>42886</text:p>
          </table:table-cell>
          <table:table-cell table:style-name="ACE-3" office:value-type="float" office:value="41331">
            <text:p>4133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3">
            <text:p>33</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34]" office:value-type="float" office:value="10">
            <text:p>10.0</text:p>
          </table:table-cell>
          <table:table-cell table:style-name="ACE-5" table:formula="of:=MAX(ABS([.G34])*0.20000000000000001;1)" office:value-type="float" office:value="2">
            <text:p>2.0</text:p>
          </table:table-cell>
          <table:table-cell table:style-name="ACE-5" table:formula="of:=[.I34]" office:value-type="float" office:value="2">
            <text:p>2.0</text:p>
          </table:table-cell>
          <table:table-cell table:style-name="ACE-3" office:value-type="string">
            <text:p>lower</text:p>
          </table:table-cell>
          <table:table-cell table:style-name="ACE-3" table:formula="of:=IF([.K3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6660">
            <text:p>36660</text:p>
          </table:table-cell>
          <table:table-cell table:style-name="ACE-3" office:value-type="float" office:value="1480">
            <text:p>1480</text:p>
          </table:table-cell>
          <table:table-cell table:style-name="ACE-3" office:value-type="float" office:value="0.20000000000000001">
            <text:p>0.2</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077">
            <text:p>43077</text:p>
          </table:table-cell>
          <table:table-cell table:style-name="ACE-3" office:value-type="float" office:value="36850">
            <text:p>3685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4">
            <text:p>34</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35]" office:value-type="float" office:value="5">
            <text:p>5.0</text:p>
          </table:table-cell>
          <table:table-cell table:style-name="ACE-5" table:formula="of:=MAX(ABS([.G35])*0.20000000000000001;1)" office:value-type="float" office:value="1">
            <text:p>1.0</text:p>
          </table:table-cell>
          <table:table-cell table:style-name="ACE-5" table:formula="of:=[.I35]" office:value-type="float" office:value="1">
            <text:p>1.0</text:p>
          </table:table-cell>
          <table:table-cell table:style-name="ACE-3" office:value-type="string">
            <text:p>lower</text:p>
          </table:table-cell>
          <table:table-cell table:style-name="ACE-3" table:formula="of:=IF([.K35]=&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330">
            <text:p>3330</text:p>
          </table:table-cell>
          <table:table-cell table:style-name="ACE-3" office:value-type="float" office:value="80">
            <text:p>80</text:p>
          </table:table-cell>
          <table:table-cell table:style-name="ACE-3" office:value-type="float" office:value="2.7000000000000002">
            <text:p>2.7</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1000</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539">
            <text:p>2539</text:p>
          </table:table-cell>
          <table:table-cell table:style-name="ACE-3" office:value-type="float" office:value="2060">
            <text:p>206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35">
            <text:p>35</text:p>
          </table:table-cell>
          <table:table-cell table:style-name="ACE-3" office:value-type="string">
            <text:p>Ongul Islands</text:p>
          </table:table-cell>
          <table:table-cell table:style-name="ACE-3" office:value-type="string">
            <text:p>West of Naka-no-seto Strai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36]" office:value-type="float" office:value="16">
            <text:p>16.0</text:p>
          </table:table-cell>
          <table:table-cell table:style-name="ACE-5" table:formula="of:=MAX(ABS([.G36])*0.20000000000000001;1)" office:value-type="float" office:value="3.2000000000000002">
            <text:p>3.2</text:p>
          </table:table-cell>
          <table:table-cell table:style-name="ACE-5" table:formula="of:=[.I36]" office:value-type="float" office:value="3.2000000000000002">
            <text:p>3.2</text:p>
          </table:table-cell>
          <table:table-cell table:style-name="ACE-3" office:value-type="string">
            <text:p>lower</text:p>
          </table:table-cell>
          <table:table-cell table:style-name="ACE-3" table:formula="of:=IF([.K36]=&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42630">
            <text:p>42630</text:p>
          </table:table-cell>
          <table:table-cell table:style-name="ACE-3" office:value-type="float" office:value="1120">
            <text:p>1120</text:p>
          </table:table-cell>
          <table:table-cell table:style-name="ACE-3" office:value-type="float" office:value="2">
            <text:p>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548">
            <text:p>47548</text:p>
          </table:table-cell>
          <table:table-cell table:style-name="ACE-3" office:value-type="float" office:value="43098">
            <text:p>4309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6">
            <text:p>36</text:p>
          </table:table-cell>
          <table:table-cell table:style-name="ACE-3" office:value-type="string">
            <text:p>Ongul Islands</text:p>
          </table:table-cell>
          <table:table-cell table:style-name="ACE-3" office:value-type="string">
            <text:p>Do. (cross chech of Wo-54)</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37]" office:value-type="float" office:value="12">
            <text:p>12.0</text:p>
          </table:table-cell>
          <table:table-cell table:style-name="ACE-5" table:formula="of:=MAX(ABS([.G37])*0.20000000000000001;1)" office:value-type="float" office:value="2.4000000000000004">
            <text:p>2.4</text:p>
          </table:table-cell>
          <table:table-cell table:style-name="ACE-5" table:formula="of:=[.I37]" office:value-type="float" office:value="2.4000000000000004">
            <text:p>2.4</text:p>
          </table:table-cell>
          <table:table-cell table:style-name="ACE-3" office:value-type="string">
            <text:p>lower</text:p>
          </table:table-cell>
          <table:table-cell table:style-name="ACE-3" table:formula="of:=IF([.K3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990">
            <text:p>99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14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484">
            <text:p>47484</text:p>
          </table:table-cell>
          <table:table-cell table:style-name="ACE-3" office:value-type="float" office:value="43464">
            <text:p>434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7">
            <text:p>37</text:p>
          </table:table-cell>
          <table:table-cell table:style-name="ACE-3" office:value-type="string">
            <text:p>Ongul Islands</text:p>
          </table:table-cell>
          <table:table-cell table:style-name="ACE-3" office:value-type="string">
            <text:p>West of Zakuroishi Ridge</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38]" office:value-type="float" office:value="18">
            <text:p>18.0</text:p>
          </table:table-cell>
          <table:table-cell table:style-name="ACE-5" table:formula="of:=MAX(ABS([.G38])*0.20000000000000001;1)" office:value-type="float" office:value="3.6000000000000001">
            <text:p>3.6</text:p>
          </table:table-cell>
          <table:table-cell table:style-name="ACE-5" table:formula="of:=[.I38]" office:value-type="float" office:value="3.6000000000000001">
            <text:p>3.6</text:p>
          </table:table-cell>
          <table:table-cell table:style-name="ACE-3" office:value-type="string">
            <text:p>lower</text:p>
          </table:table-cell>
          <table:table-cell table:style-name="ACE-3" table:formula="of:=IF([.K38]=&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4350">
            <text:p>34350</text:p>
          </table:table-cell>
          <table:table-cell table:style-name="ACE-3" office:value-type="float" office:value="550">
            <text:p>5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8785">
            <text:p>38785</text:p>
          </table:table-cell>
          <table:table-cell table:style-name="ACE-3" office:value-type="float" office:value="36151">
            <text:p>3615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38">
            <text:p>38</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39]" office:value-type="float" office:value="6">
            <text:p>6.0</text:p>
          </table:table-cell>
          <table:table-cell table:style-name="ACE-5" table:formula="of:=MAX(ABS([.G39])*0.20000000000000001;1)" office:value-type="float" office:value="1.2000000000000002">
            <text:p>1.2</text:p>
          </table:table-cell>
          <table:table-cell table:style-name="ACE-5" table:formula="of:=[.I39]" office:value-type="float" office:value="1.2000000000000002">
            <text:p>1.2</text:p>
          </table:table-cell>
          <table:table-cell table:style-name="ACE-3" office:value-type="string">
            <text:p>lower</text:p>
          </table:table-cell>
          <table:table-cell table:style-name="ACE-3" table:formula="of:=IF([.K39]=&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300">
            <text:p>39300</text:p>
          </table:table-cell>
          <table:table-cell table:style-name="ACE-3" office:value-type="float" office:value="580">
            <text:p>580</text:p>
          </table:table-cell>
          <table:table-cell table:style-name="ACE-3" office:value-type="float" office:value="1.8999999999999999">
            <text:p>1.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196">
            <text:p>43196</text:p>
          </table:table-cell>
          <table:table-cell table:style-name="ACE-3" office:value-type="float" office:value="41575">
            <text:p>415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9">
            <text:p>39</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40]" office:value-type="float" office:value="10">
            <text:p>10.0</text:p>
          </table:table-cell>
          <table:table-cell table:style-name="ACE-5" table:formula="of:=MAX(ABS([.G40])*0.20000000000000001;1)" office:value-type="float" office:value="2">
            <text:p>2.0</text:p>
          </table:table-cell>
          <table:table-cell table:style-name="ACE-5" table:formula="of:=[.I40]" office:value-type="float" office:value="2">
            <text:p>2.0</text:p>
          </table:table-cell>
          <table:table-cell table:style-name="ACE-3" office:value-type="string">
            <text:p>lower</text:p>
          </table:table-cell>
          <table:table-cell table:style-name="ACE-3" table:formula="of:=IF([.K4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0">
            <text:p>3590</text:p>
          </table:table-cell>
          <table:table-cell table:style-name="ACE-3" office:value-type="float" office:value="50">
            <text:p>5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5</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745">
            <text:p>2745</text:p>
          </table:table-cell>
          <table:table-cell table:style-name="ACE-3" office:value-type="float" office:value="2468">
            <text:p>246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40">
            <text:p>40</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41]" office:value-type="float" office:value="17">
            <text:p>17.0</text:p>
          </table:table-cell>
          <table:table-cell table:style-name="ACE-5" table:formula="of:=MAX(ABS([.G41])*0.20000000000000001;1)" office:value-type="float" office:value="3.4000000000000004">
            <text:p>3.4</text:p>
          </table:table-cell>
          <table:table-cell table:style-name="ACE-5" table:formula="of:=[.I41]" office:value-type="float" office:value="3.4000000000000004">
            <text:p>3.4</text:p>
          </table:table-cell>
          <table:table-cell table:style-name="ACE-3" office:value-type="string">
            <text:p>lower</text:p>
          </table:table-cell>
          <table:table-cell table:style-name="ACE-3" table:formula="of:=IF([.K41]=&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35040">
            <text:p>35040</text:p>
          </table:table-cell>
          <table:table-cell table:style-name="ACE-3" office:value-type="float" office:value="480">
            <text:p>4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9543">
            <text:p>39543</text:p>
          </table:table-cell>
          <table:table-cell table:style-name="ACE-3" office:value-type="float" office:value="36889">
            <text:p>3688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41">
            <text:p>41</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2]" office:value-type="float" office:value="13">
            <text:p>13.0</text:p>
          </table:table-cell>
          <table:table-cell table:style-name="ACE-5" table:formula="of:=MAX(ABS([.G42])*0.20000000000000001;1)" office:value-type="float" office:value="2.6000000000000001">
            <text:p>2.6</text:p>
          </table:table-cell>
          <table:table-cell table:style-name="ACE-5" table:formula="of:=[.I42]" office:value-type="float" office:value="2.6000000000000001">
            <text:p>2.6</text:p>
          </table:table-cell>
          <table:table-cell table:style-name="ACE-3" office:value-type="string">
            <text:p>upper</text:p>
          </table:table-cell>
          <table:table-cell table:style-name="ACE-3" table:formula="of:=IF([.K42]=&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49">
            <text:p>149</text:p>
          </table:table-cell>
          <table:table-cell table:style-name="ACE-3" office:value-type="float" office:value="35">
            <text:p>35</text:p>
          </table:table-cell>
          <table:table-cell table:style-name="ACE-3" office:value-type="float" office:value="-14.199999999999999">
            <text:p>−14.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342</text:p>
          </table:table-cell>
          <table:table-cell table:style-name="ACE-3" office:value-type="string">
            <text:p>Verleyen et al., 2017</text:p>
          </table:table-cell>
          <table:table-cell table:style-name="ACE-3"/>
          <table:table-cell table:style-name="ACE-3" office:value-type="float" office:value="276">
            <text:p>27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2">
            <text:p>42</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3]" office:value-type="float" office:value="13">
            <text:p>13.0</text:p>
          </table:table-cell>
          <table:table-cell table:style-name="ACE-5" table:formula="of:=MAX(ABS([.G43])*0.20000000000000001;1)" office:value-type="float" office:value="2.6000000000000001">
            <text:p>2.6</text:p>
          </table:table-cell>
          <table:table-cell table:style-name="ACE-5" table:formula="of:=[.I43]" office:value-type="float" office:value="2.6000000000000001">
            <text:p>2.6</text:p>
          </table:table-cell>
          <table:table-cell table:style-name="ACE-3" office:value-type="string">
            <text:p>upper</text:p>
          </table:table-cell>
          <table:table-cell table:style-name="ACE-3" table:formula="of:=IF([.K43]=&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880">
            <text:p>880</text:p>
          </table:table-cell>
          <table:table-cell table:style-name="ACE-3" office:value-type="float" office:value="40">
            <text:p>4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4</text:p>
          </table:table-cell>
          <table:table-cell table:style-name="ACE-3" office:value-type="string">
            <text:p>Verleyen et al., 2017</text:p>
          </table:table-cell>
          <table:table-cell table:style-name="ACE-3"/>
          <table:table-cell table:style-name="ACE-3" office:value-type="float" office:value="897">
            <text:p>897</text:p>
          </table:table-cell>
          <table:table-cell table:style-name="ACE-3" office:value-type="float" office:value="674">
            <text:p>67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3">
            <text:p>43</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4]" office:value-type="float" office:value="13">
            <text:p>13.0</text:p>
          </table:table-cell>
          <table:table-cell table:style-name="ACE-5" table:formula="of:=MAX(ABS([.G44])*0.20000000000000001;1)" office:value-type="float" office:value="2.6000000000000001">
            <text:p>2.6</text:p>
          </table:table-cell>
          <table:table-cell table:style-name="ACE-5" table:formula="of:=[.I44]" office:value-type="float" office:value="2.6000000000000001">
            <text:p>2.6</text:p>
          </table:table-cell>
          <table:table-cell table:style-name="ACE-3" office:value-type="string">
            <text:p>upper</text:p>
          </table:table-cell>
          <table:table-cell table:style-name="ACE-3" table:formula="of:=IF([.K44]=&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080">
            <text:p>1080</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5</text:p>
          </table:table-cell>
          <table:table-cell table:style-name="ACE-3" office:value-type="string">
            <text:p>Verleyen et al., 2017</text:p>
          </table:table-cell>
          <table:table-cell table:style-name="ACE-3"/>
          <table:table-cell table:style-name="ACE-3" office:value-type="float" office:value="1056">
            <text:p>1056</text:p>
          </table:table-cell>
          <table:table-cell table:style-name="ACE-3" office:value-type="float" office:value="808">
            <text:p>80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4">
            <text:p>44</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5]" office:value-type="float" office:value="13">
            <text:p>13.0</text:p>
          </table:table-cell>
          <table:table-cell table:style-name="ACE-5" table:formula="of:=MAX(ABS([.G45])*0.20000000000000001;1)" office:value-type="float" office:value="2.6000000000000001">
            <text:p>2.6</text:p>
          </table:table-cell>
          <table:table-cell table:style-name="ACE-5" table:formula="of:=[.I45]" office:value-type="float" office:value="2.6000000000000001">
            <text:p>2.6</text:p>
          </table:table-cell>
          <table:table-cell table:style-name="ACE-3" office:value-type="string">
            <text:p>upper</text:p>
          </table:table-cell>
          <table:table-cell table:style-name="ACE-3" table:formula="of:=IF([.K45]=&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130">
            <text:p>2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0</text:p>
          </table:table-cell>
          <table:table-cell table:style-name="ACE-3" office:value-type="string">
            <text:p>Verleyen et al., 2017</text:p>
          </table:table-cell>
          <table:table-cell table:style-name="ACE-3"/>
          <table:table-cell table:style-name="ACE-3" office:value-type="float" office:value="2297">
            <text:p>2297</text:p>
          </table:table-cell>
          <table:table-cell table:style-name="ACE-3" office:value-type="float" office:value="1932">
            <text:p>1932</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5">
            <text:p>45</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6]" office:value-type="float" office:value="13">
            <text:p>13.0</text:p>
          </table:table-cell>
          <table:table-cell table:style-name="ACE-5" table:formula="of:=MAX(ABS([.G46])*0.20000000000000001;1)" office:value-type="float" office:value="2.6000000000000001">
            <text:p>2.6</text:p>
          </table:table-cell>
          <table:table-cell table:style-name="ACE-5" table:formula="of:=[.I46]" office:value-type="float" office:value="2.6000000000000001">
            <text:p>2.6</text:p>
          </table:table-cell>
          <table:table-cell table:style-name="ACE-3" office:value-type="string">
            <text:p>upper</text:p>
          </table:table-cell>
          <table:table-cell table:style-name="ACE-3" table:formula="of:=IF([.K46]=&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130">
            <text:p>1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1</text:p>
          </table:table-cell>
          <table:table-cell table:style-name="ACE-3" office:value-type="string">
            <text:p>Verleyen et al., 2017</text:p>
          </table:table-cell>
          <table:table-cell table:style-name="ACE-3"/>
          <table:table-cell table:style-name="ACE-3" office:value-type="float" office:value="1062">
            <text:p>1062</text:p>
          </table:table-cell>
          <table:table-cell table:style-name="ACE-3" office:value-type="float" office:value="929">
            <text:p>929</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6">
            <text:p>46</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7]" office:value-type="float" office:value="13">
            <text:p>13.0</text:p>
          </table:table-cell>
          <table:table-cell table:style-name="ACE-5" table:formula="of:=MAX(ABS([.G47])*0.20000000000000001;1)" office:value-type="float" office:value="2.6000000000000001">
            <text:p>2.6</text:p>
          </table:table-cell>
          <table:table-cell table:style-name="ACE-5" table:formula="of:=[.I47]" office:value-type="float" office:value="2.6000000000000001">
            <text:p>2.6</text:p>
          </table:table-cell>
          <table:table-cell table:style-name="ACE-3" office:value-type="string">
            <text:p>upper</text:p>
          </table:table-cell>
          <table:table-cell table:style-name="ACE-3" table:formula="of:=IF([.K47]=&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4570">
            <text:p>4570</text:p>
          </table:table-cell>
          <table:table-cell table:style-name="ACE-3" office:value-type="float" office:value="40">
            <text:p>40</text:p>
          </table:table-cell>
          <table:table-cell table:style-name="ACE-3" office:value-type="float" office:value="-15.1">
            <text:p>−15.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2</text:p>
          </table:table-cell>
          <table:table-cell table:style-name="ACE-3" office:value-type="string">
            <text:p>Verleyen et al., 2017</text:p>
          </table:table-cell>
          <table:table-cell table:style-name="ACE-3"/>
          <table:table-cell table:style-name="ACE-3" office:value-type="float" office:value="5318">
            <text:p>5318</text:p>
          </table:table-cell>
          <table:table-cell table:style-name="ACE-3" office:value-type="float" office:value="4988">
            <text:p>498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7">
            <text:p>47</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8]" office:value-type="float" office:value="13">
            <text:p>13.0</text:p>
          </table:table-cell>
          <table:table-cell table:style-name="ACE-5" table:formula="of:=MAX(ABS([.G48])*0.20000000000000001;1)" office:value-type="float" office:value="2.6000000000000001">
            <text:p>2.6</text:p>
          </table:table-cell>
          <table:table-cell table:style-name="ACE-5" table:formula="of:=[.I48]" office:value-type="float" office:value="2.6000000000000001">
            <text:p>2.6</text:p>
          </table:table-cell>
          <table:table-cell table:style-name="ACE-3" office:value-type="string">
            <text:p>upper</text:p>
          </table:table-cell>
          <table:table-cell table:style-name="ACE-3" table:formula="of:=IF([.K48]=&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790">
            <text:p>2790</text:p>
          </table:table-cell>
          <table:table-cell table:style-name="ACE-3" office:value-type="float" office:value="30">
            <text:p>30</text:p>
          </table:table-cell>
          <table:table-cell table:style-name="ACE-3" office:value-type="float" office:value="-13.1">
            <text:p>−1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22269</text:p>
          </table:table-cell>
          <table:table-cell table:style-name="ACE-3" office:value-type="string">
            <text:p>Verleyen et al., 2017</text:p>
          </table:table-cell>
          <table:table-cell table:style-name="ACE-3"/>
          <table:table-cell table:style-name="ACE-3" office:value-type="float" office:value="2928">
            <text:p>2928</text:p>
          </table:table-cell>
          <table:table-cell table:style-name="ACE-3" office:value-type="float" office:value="2764">
            <text:p>276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8">
            <text:p>48</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9]" office:value-type="float" office:value="13">
            <text:p>13.0</text:p>
          </table:table-cell>
          <table:table-cell table:style-name="ACE-5" table:formula="of:=MAX(ABS([.G49])*0.20000000000000001;1)" office:value-type="float" office:value="2.6000000000000001">
            <text:p>2.6</text:p>
          </table:table-cell>
          <table:table-cell table:style-name="ACE-5" table:formula="of:=[.I49]" office:value-type="float" office:value="2.6000000000000001">
            <text:p>2.6</text:p>
          </table:table-cell>
          <table:table-cell table:style-name="ACE-3" office:value-type="string">
            <text:p>upper</text:p>
          </table:table-cell>
          <table:table-cell table:style-name="ACE-3" table:formula="of:=IF([.K49]=&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583">
            <text:p>4583</text:p>
          </table:table-cell>
          <table:table-cell table:style-name="ACE-3" office:value-type="float" office:value="36">
            <text:p>36</text:p>
          </table:table-cell>
          <table:table-cell table:style-name="ACE-3" office:value-type="float" office:value="-23.199999999999999">
            <text:p>−23.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067</text:p>
          </table:table-cell>
          <table:table-cell table:style-name="ACE-3" office:value-type="string">
            <text:p>Verleyen et al., 2017</text:p>
          </table:table-cell>
          <table:table-cell table:style-name="ACE-3"/>
          <table:table-cell table:style-name="ACE-3" office:value-type="float" office:value="5319">
            <text:p>5319</text:p>
          </table:table-cell>
          <table:table-cell table:style-name="ACE-3" office:value-type="float" office:value="5046">
            <text:p>50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9">
            <text:p>49</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0]" office:value-type="float" office:value="13">
            <text:p>13.0</text:p>
          </table:table-cell>
          <table:table-cell table:style-name="ACE-5" table:formula="of:=MAX(ABS([.G50])*0.20000000000000001;1)" office:value-type="float" office:value="2.6000000000000001">
            <text:p>2.6</text:p>
          </table:table-cell>
          <table:table-cell table:style-name="ACE-5" table:formula="of:=[.I50]" office:value-type="float" office:value="2.6000000000000001">
            <text:p>2.6</text:p>
          </table:table-cell>
          <table:table-cell table:style-name="ACE-3" office:value-type="string">
            <text:p>upper</text:p>
          </table:table-cell>
          <table:table-cell table:style-name="ACE-3" table:formula="of:=IF([.K50]=&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856">
            <text:p>4856</text:p>
          </table:table-cell>
          <table:table-cell table:style-name="ACE-3" office:value-type="float" office:value="38">
            <text:p>38</text:p>
          </table:table-cell>
          <table:table-cell table:style-name="ACE-3" office:value-type="float" office:value="-23.600000000000001">
            <text:p>−23.6</text:p>
          </table:table-cell>
          <table:table-cell table:style-name="ACE-3" office:value-type="string">
            <text:p>AMS</text:p>
          </table:table-cell>
          <table:table-cell table:style-name="ACE-3" office:value-type="string">
            <text:p>radiocarbon</text:p>
          </table:table-cell>
          <table:table-cell table:style-name="ACE-3" office:value-type="string">
            <text:p>75%SHCal 25%Marine</text:p>
          </table:table-cell>
          <table:table-cell table:style-name="ACE-3" office:value-type="string">
            <text:p>mixed,terrestrial_sh,75</text:p>
          </table:table-cell>
          <table:table-cell table:style-name="ACE-3" office:value-type="string">
            <text:p>SUERC-180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443">
            <text:p>5443</text:p>
          </table:table-cell>
          <table:table-cell table:style-name="ACE-3" office:value-type="float" office:value="5050">
            <text:p>50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0">
            <text:p>50</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1]" office:value-type="float" office:value="13">
            <text:p>13.0</text:p>
          </table:table-cell>
          <table:table-cell table:style-name="ACE-5" table:formula="of:=MAX(ABS([.G51])*0.20000000000000001;1)" office:value-type="float" office:value="2.6000000000000001">
            <text:p>2.6</text:p>
          </table:table-cell>
          <table:table-cell table:style-name="ACE-5" table:formula="of:=[.I51]" office:value-type="float" office:value="2.6000000000000001">
            <text:p>2.6</text:p>
          </table:table-cell>
          <table:table-cell table:style-name="ACE-3" office:value-type="string">
            <text:p>lower</text:p>
          </table:table-cell>
          <table:table-cell table:style-name="ACE-3" table:formula="of:=IF([.K51]=&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7240">
            <text:p>72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8%SHCal 92%Marine</text:p>
          </table:table-cell>
          <table:table-cell table:style-name="ACE-3" office:value-type="string">
            <text:p>mixed,terrestrial_sh,8</text:p>
          </table:table-cell>
          <table:table-cell table:style-name="ACE-3" office:value-type="string">
            <text:p>Beta-261174</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7250">
            <text:p>7250</text:p>
          </table:table-cell>
          <table:table-cell table:style-name="ACE-3" office:value-type="float" office:value="6995">
            <text:p>699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1">
            <text:p>51</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2]" office:value-type="float" office:value="10">
            <text:p>10.0</text:p>
          </table:table-cell>
          <table:table-cell table:style-name="ACE-5" table:formula="of:=MAX(ABS([.G52])*0.20000000000000001;1)" office:value-type="float" office:value="2">
            <text:p>2.0</text:p>
          </table:table-cell>
          <table:table-cell table:style-name="ACE-5" table:formula="of:=[.I52]" office:value-type="float" office:value="2">
            <text:p>2.0</text:p>
          </table:table-cell>
          <table:table-cell table:style-name="ACE-3" office:value-type="string">
            <text:p>upper</text:p>
          </table:table-cell>
          <table:table-cell table:style-name="ACE-3" table:formula="of:=IF([.K5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38</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2">
            <text:p>52</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3]" office:value-type="float" office:value="10">
            <text:p>10.0</text:p>
          </table:table-cell>
          <table:table-cell table:style-name="ACE-5" table:formula="of:=MAX(ABS([.G53])*0.20000000000000001;1)" office:value-type="float" office:value="2">
            <text:p>2.0</text:p>
          </table:table-cell>
          <table:table-cell table:style-name="ACE-5" table:formula="of:=[.I53]" office:value-type="float" office:value="2">
            <text:p>2.0</text:p>
          </table:table-cell>
          <table:table-cell table:style-name="ACE-3" office:value-type="string">
            <text:p>upper</text:p>
          </table:table-cell>
          <table:table-cell table:style-name="ACE-3" table:formula="of:=IF([.K5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730">
            <text:p>173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6</text:p>
          </table:table-cell>
          <table:table-cell table:style-name="ACE-3" office:value-type="string">
            <text:p>Verleyen et al., 2017</text:p>
          </table:table-cell>
          <table:table-cell table:style-name="ACE-3"/>
          <table:table-cell table:style-name="ACE-3" office:value-type="float" office:value="1701">
            <text:p>1701</text:p>
          </table:table-cell>
          <table:table-cell table:style-name="ACE-3" office:value-type="float" office:value="1533">
            <text:p>153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3">
            <text:p>53</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4]" office:value-type="float" office:value="10">
            <text:p>10.0</text:p>
          </table:table-cell>
          <table:table-cell table:style-name="ACE-5" table:formula="of:=MAX(ABS([.G54])*0.20000000000000001;1)" office:value-type="float" office:value="2">
            <text:p>2.0</text:p>
          </table:table-cell>
          <table:table-cell table:style-name="ACE-5" table:formula="of:=[.I54]" office:value-type="float" office:value="2">
            <text:p>2.0</text:p>
          </table:table-cell>
          <table:table-cell table:style-name="ACE-3" office:value-type="string">
            <text:p>upper</text:p>
          </table:table-cell>
          <table:table-cell table:style-name="ACE-3" table:formula="of:=IF([.K5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660">
            <text:p>2660</text:p>
          </table:table-cell>
          <table:table-cell table:style-name="ACE-3" office:value-type="float" office:value="30">
            <text:p>30</text:p>
          </table:table-cell>
          <table:table-cell table:style-name="ACE-3" office:value-type="float" office:value="-8.3000000000000007">
            <text:p>−8.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7</text:p>
          </table:table-cell>
          <table:table-cell table:style-name="ACE-3" office:value-type="string">
            <text:p>Verleyen+ 2017</text:p>
          </table:table-cell>
          <table:table-cell table:style-name="ACE-3"/>
          <table:table-cell table:style-name="ACE-3" office:value-type="float" office:value="2844">
            <text:p>2844</text:p>
          </table:table-cell>
          <table:table-cell table:style-name="ACE-3" office:value-type="float" office:value="2546">
            <text:p>25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4">
            <text:p>54</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5]" office:value-type="float" office:value="10">
            <text:p>10.0</text:p>
          </table:table-cell>
          <table:table-cell table:style-name="ACE-5" table:formula="of:=MAX(ABS([.G55])*0.20000000000000001;1)" office:value-type="float" office:value="2">
            <text:p>2.0</text:p>
          </table:table-cell>
          <table:table-cell table:style-name="ACE-5" table:formula="of:=[.I55]" office:value-type="float" office:value="2">
            <text:p>2.0</text:p>
          </table:table-cell>
          <table:table-cell table:style-name="ACE-3" office:value-type="string">
            <text:p>upper</text:p>
          </table:table-cell>
          <table:table-cell table:style-name="ACE-3" table:formula="of:=IF([.K5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70">
            <text:p>3970</text:p>
          </table:table-cell>
          <table:table-cell table:style-name="ACE-3" office:value-type="float" office:value="35">
            <text:p>35</text:p>
          </table:table-cell>
          <table:table-cell table:style-name="ACE-3" office:value-type="float" office:value="-21.600000000000001">
            <text:p>−21.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6</text:p>
          </table:table-cell>
          <table:table-cell table:style-name="ACE-3" office:value-type="string">
            <text:p>Verleyen et al., 2017</text:p>
          </table:table-cell>
          <table:table-cell table:style-name="ACE-3"/>
          <table:table-cell table:style-name="ACE-3" office:value-type="float" office:value="4515">
            <text:p>4515</text:p>
          </table:table-cell>
          <table:table-cell table:style-name="ACE-3" office:value-type="float" office:value="4240">
            <text:p>424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5">
            <text:p>55</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6]" office:value-type="float" office:value="10">
            <text:p>10.0</text:p>
          </table:table-cell>
          <table:table-cell table:style-name="ACE-5" table:formula="of:=MAX(ABS([.G56])*0.20000000000000001;1)" office:value-type="float" office:value="2">
            <text:p>2.0</text:p>
          </table:table-cell>
          <table:table-cell table:style-name="ACE-5" table:formula="of:=[.I56]" office:value-type="float" office:value="2">
            <text:p>2.0</text:p>
          </table:table-cell>
          <table:table-cell table:style-name="ACE-3" office:value-type="string">
            <text:p>upper</text:p>
          </table:table-cell>
          <table:table-cell table:style-name="ACE-3" table:formula="of:=IF([.K5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460">
            <text:p>4460</text:p>
          </table:table-cell>
          <table:table-cell table:style-name="ACE-3" office:value-type="float" office:value="30">
            <text:p>30</text:p>
          </table:table-cell>
          <table:table-cell table:style-name="ACE-3" office:value-type="float" office:value="-21.699999999999999">
            <text:p>−21.7</text:p>
          </table:table-cell>
          <table:table-cell table:style-name="ACE-3" office:value-type="string">
            <text:p>AMS</text:p>
          </table:table-cell>
          <table:table-cell table:style-name="ACE-3" office:value-type="string">
            <text:p>radiocarbon</text:p>
          </table:table-cell>
          <table:table-cell table:style-name="ACE-3" office:value-type="string">
            <text:p>80%SHCal 20%Marine</text:p>
          </table:table-cell>
          <table:table-cell table:style-name="ACE-3" office:value-type="string">
            <text:p>mixed,terrestrial_sh,80</text:p>
          </table:table-cell>
          <table:table-cell table:style-name="ACE-3" office:value-type="string">
            <text:p>Beta - 3222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4857">
            <text:p>4857</text:p>
          </table:table-cell>
          <table:table-cell table:style-name="ACE-3" office:value-type="float" office:value="4643">
            <text:p>464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6">
            <text:p>56</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7]" office:value-type="float" office:value="10">
            <text:p>10.0</text:p>
          </table:table-cell>
          <table:table-cell table:style-name="ACE-5" table:formula="of:=MAX(ABS([.G57])*0.20000000000000001;1)" office:value-type="float" office:value="2">
            <text:p>2.0</text:p>
          </table:table-cell>
          <table:table-cell table:style-name="ACE-5" table:formula="of:=[.I57]" office:value-type="float" office:value="2">
            <text:p>2.0</text:p>
          </table:table-cell>
          <table:table-cell table:style-name="ACE-3" office:value-type="string">
            <text:p>lower</text:p>
          </table:table-cell>
          <table:table-cell table:style-name="ACE-3" table:formula="of:=IF([.K57]=&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5893">
            <text:p>5893</text:p>
          </table:table-cell>
          <table:table-cell table:style-name="ACE-3" office:value-type="float" office:value="38">
            <text:p>38</text:p>
          </table:table-cell>
          <table:table-cell table:style-name="ACE-3" office:value-type="float" office:value="-18.5">
            <text:p>−18.5</text:p>
          </table:table-cell>
          <table:table-cell table:style-name="ACE-3" office:value-type="string">
            <text:p>AMS</text:p>
          </table:table-cell>
          <table:table-cell table:style-name="ACE-3" office:value-type="string">
            <text:p>radiocarbon</text:p>
          </table:table-cell>
          <table:table-cell table:style-name="ACE-3" office:value-type="string">
            <text:p>10%SHCal 90%Marine</text:p>
          </table:table-cell>
          <table:table-cell table:style-name="ACE-3" office:value-type="string">
            <text:p>mixed,terrestrial_sh,10</text:p>
          </table:table-cell>
          <table:table-cell table:style-name="ACE-3" office:value-type="string">
            <text:p>SUERC - 18066</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726">
            <text:p>5726</text:p>
          </table:table-cell>
          <table:table-cell table:style-name="ACE-3" office:value-type="float" office:value="5576">
            <text:p>557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7">
            <text:p>57</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8]" office:value-type="float" office:value="23">
            <text:p>23.0</text:p>
          </table:table-cell>
          <table:table-cell table:style-name="ACE-5" table:formula="of:=MAX(ABS([.G58])*0.20000000000000001;1)" office:value-type="float" office:value="4.6000000000000005">
            <text:p>4.6</text:p>
          </table:table-cell>
          <table:table-cell table:style-name="ACE-5" table:formula="of:=[.I58]" office:value-type="float" office:value="4.6000000000000005">
            <text:p>4.6</text:p>
          </table:table-cell>
          <table:table-cell table:style-name="ACE-3" office:value-type="string">
            <text:p>upper</text:p>
          </table:table-cell>
          <table:table-cell table:style-name="ACE-3" table:formula="of:=IF([.K5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699999999999999">
            <text:p>−13.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5</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8">
            <text:p>58</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9]" office:value-type="float" office:value="23">
            <text:p>23.0</text:p>
          </table:table-cell>
          <table:table-cell table:style-name="ACE-5" table:formula="of:=MAX(ABS([.G59])*0.20000000000000001;1)" office:value-type="float" office:value="4.6000000000000005">
            <text:p>4.6</text:p>
          </table:table-cell>
          <table:table-cell table:style-name="ACE-5" table:formula="of:=[.I59]" office:value-type="float" office:value="4.6000000000000005">
            <text:p>4.6</text:p>
          </table:table-cell>
          <table:table-cell table:style-name="ACE-3" office:value-type="string">
            <text:p>upper</text:p>
          </table:table-cell>
          <table:table-cell table:style-name="ACE-3" table:formula="of:=IF([.K5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200">
            <text:p>1200</text:p>
          </table:table-cell>
          <table:table-cell table:style-name="ACE-3" office:value-type="float" office:value="30">
            <text:p>30</text:p>
          </table:table-cell>
          <table:table-cell table:style-name="ACE-3" office:value-type="float" office:value="-11">
            <text:p>−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0</text:p>
          </table:table-cell>
          <table:table-cell table:style-name="ACE-3" office:value-type="string">
            <text:p>Verleyen et al., 2017</text:p>
          </table:table-cell>
          <table:table-cell table:style-name="ACE-3"/>
          <table:table-cell table:style-name="ACE-3" office:value-type="float" office:value="1175">
            <text:p>1175</text:p>
          </table:table-cell>
          <table:table-cell table:style-name="ACE-3" office:value-type="float" office:value="968">
            <text:p>96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9">
            <text:p>59</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0]" office:value-type="float" office:value="23">
            <text:p>23.0</text:p>
          </table:table-cell>
          <table:table-cell table:style-name="ACE-5" table:formula="of:=MAX(ABS([.G60])*0.20000000000000001;1)" office:value-type="float" office:value="4.6000000000000005">
            <text:p>4.6</text:p>
          </table:table-cell>
          <table:table-cell table:style-name="ACE-5" table:formula="of:=[.I60]" office:value-type="float" office:value="4.6000000000000005">
            <text:p>4.6</text:p>
          </table:table-cell>
          <table:table-cell table:style-name="ACE-3" office:value-type="string">
            <text:p>upper</text:p>
          </table:table-cell>
          <table:table-cell table:style-name="ACE-3" table:formula="of:=IF([.K6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920">
            <text:p>1920</text:p>
          </table:table-cell>
          <table:table-cell table:style-name="ACE-3" office:value-type="float" office:value="30">
            <text:p>3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1</text:p>
          </table:table-cell>
          <table:table-cell table:style-name="ACE-3" office:value-type="string">
            <text:p>Verleyen et al., 2017</text:p>
          </table:table-cell>
          <table:table-cell table:style-name="ACE-3"/>
          <table:table-cell table:style-name="ACE-3" office:value-type="float" office:value="1890">
            <text:p>1890</text:p>
          </table:table-cell>
          <table:table-cell table:style-name="ACE-3" office:value-type="float" office:value="1735">
            <text:p>173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0">
            <text:p>60</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1]" office:value-type="float" office:value="23">
            <text:p>23.0</text:p>
          </table:table-cell>
          <table:table-cell table:style-name="ACE-5" table:formula="of:=MAX(ABS([.G61])*0.20000000000000001;1)" office:value-type="float" office:value="4.6000000000000005">
            <text:p>4.6</text:p>
          </table:table-cell>
          <table:table-cell table:style-name="ACE-5" table:formula="of:=[.I61]" office:value-type="float" office:value="4.6000000000000005">
            <text:p>4.6</text:p>
          </table:table-cell>
          <table:table-cell table:style-name="ACE-3" office:value-type="string">
            <text:p>upper</text:p>
          </table:table-cell>
          <table:table-cell table:style-name="ACE-3" table:formula="of:=IF([.K6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00">
            <text:p>390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2</text:p>
          </table:table-cell>
          <table:table-cell table:style-name="ACE-3" office:value-type="string">
            <text:p>Verleyen et al., 2017</text:p>
          </table:table-cell>
          <table:table-cell table:style-name="ACE-3"/>
          <table:table-cell table:style-name="ACE-3" office:value-type="float" office:value="4412">
            <text:p>4412</text:p>
          </table:table-cell>
          <table:table-cell table:style-name="ACE-3" office:value-type="float" office:value="4155">
            <text:p>415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1">
            <text:p>61</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2]" office:value-type="float" office:value="23">
            <text:p>23.0</text:p>
          </table:table-cell>
          <table:table-cell table:style-name="ACE-5" table:formula="of:=MAX(ABS([.G62])*0.20000000000000001;1)" office:value-type="float" office:value="4.6000000000000005">
            <text:p>4.6</text:p>
          </table:table-cell>
          <table:table-cell table:style-name="ACE-5" table:formula="of:=[.I62]" office:value-type="float" office:value="4.6000000000000005">
            <text:p>4.6</text:p>
          </table:table-cell>
          <table:table-cell table:style-name="ACE-3" office:value-type="string">
            <text:p>upper</text:p>
          </table:table-cell>
          <table:table-cell table:style-name="ACE-3" table:formula="of:=IF([.K6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790">
            <text:p>379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0</text:p>
          </table:table-cell>
          <table:table-cell table:style-name="ACE-3" office:value-type="string">
            <text:p>Verleyen et al., 2017</text:p>
          </table:table-cell>
          <table:table-cell table:style-name="ACE-3"/>
          <table:table-cell table:style-name="ACE-3" office:value-type="float" office:value="4233">
            <text:p>4233</text:p>
          </table:table-cell>
          <table:table-cell table:style-name="ACE-3" office:value-type="float" office:value="3983">
            <text:p>398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2">
            <text:p>62</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3]" office:value-type="float" office:value="23">
            <text:p>23.0</text:p>
          </table:table-cell>
          <table:table-cell table:style-name="ACE-5" table:formula="of:=MAX(ABS([.G63])*0.20000000000000001;1)" office:value-type="float" office:value="4.6000000000000005">
            <text:p>4.6</text:p>
          </table:table-cell>
          <table:table-cell table:style-name="ACE-5" table:formula="of:=[.I63]" office:value-type="float" office:value="4.6000000000000005">
            <text:p>4.6</text:p>
          </table:table-cell>
          <table:table-cell table:style-name="ACE-3" office:value-type="string">
            <text:p>upper</text:p>
          </table:table-cell>
          <table:table-cell table:style-name="ACE-3" table:formula="of:=IF([.K6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8019">
            <text:p>8019</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1</text:p>
          </table:table-cell>
          <table:table-cell table:style-name="ACE-3" office:value-type="string">
            <text:p>Verleyen et al., 2017</text:p>
          </table:table-cell>
          <table:table-cell table:style-name="ACE-3"/>
          <table:table-cell table:style-name="ACE-3" office:value-type="float" office:value="8999">
            <text:p>8999</text:p>
          </table:table-cell>
          <table:table-cell table:style-name="ACE-3" office:value-type="float" office:value="8650">
            <text:p>86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3">
            <text:p>63</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4]" office:value-type="float" office:value="23">
            <text:p>23.0</text:p>
          </table:table-cell>
          <table:table-cell table:style-name="ACE-5" table:formula="of:=MAX(ABS([.G64])*0.20000000000000001;1)" office:value-type="float" office:value="4.6000000000000005">
            <text:p>4.6</text:p>
          </table:table-cell>
          <table:table-cell table:style-name="ACE-5" table:formula="of:=[.I64]" office:value-type="float" office:value="4.6000000000000005">
            <text:p>4.6</text:p>
          </table:table-cell>
          <table:table-cell table:style-name="ACE-3" office:value-type="string">
            <text:p>upper</text:p>
          </table:table-cell>
          <table:table-cell table:style-name="ACE-3" table:formula="of:=IF([.K6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9870">
            <text:p>9870</text:p>
          </table:table-cell>
          <table:table-cell table:style-name="ACE-3" office:value-type="float" office:value="60">
            <text:p>60</text:p>
          </table:table-cell>
          <table:table-cell table:style-name="ACE-3" office:value-type="float" office:value="-23.399999999999999">
            <text:p>−23.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3</text:p>
          </table:table-cell>
          <table:table-cell table:style-name="ACE-3" office:value-type="string">
            <text:p>Verleyen et al., 2017</text:p>
          </table:table-cell>
          <table:table-cell table:style-name="ACE-3"/>
          <table:table-cell table:style-name="ACE-3" office:value-type="float" office:value="11400">
            <text:p>11400</text:p>
          </table:table-cell>
          <table:table-cell table:style-name="ACE-3" office:value-type="float" office:value="11125">
            <text:p>1112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4">
            <text:p>64</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5]" office:value-type="float" office:value="17">
            <text:p>17.0</text:p>
          </table:table-cell>
          <table:table-cell table:style-name="ACE-5" table:formula="of:=MAX(ABS([.G65])*0.20000000000000001;1)" office:value-type="float" office:value="3.4000000000000004">
            <text:p>3.4</text:p>
          </table:table-cell>
          <table:table-cell table:style-name="ACE-5" table:formula="of:=[.I65]" office:value-type="float" office:value="3.4000000000000004">
            <text:p>3.4</text:p>
          </table:table-cell>
          <table:table-cell table:style-name="ACE-3" office:value-type="string">
            <text:p>upper</text:p>
          </table:table-cell>
          <table:table-cell table:style-name="ACE-3" table:formula="of:=IF([.K6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81">
            <text:p>281</text:p>
          </table:table-cell>
          <table:table-cell table:style-name="ACE-3" office:value-type="float" office:value="37">
            <text:p>37</text:p>
          </table:table-cell>
          <table:table-cell table:style-name="ACE-3" office:value-type="float" office:value="-28.399999999999999">
            <text:p>−28.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3</text:p>
          </table:table-cell>
          <table:table-cell table:style-name="ACE-3" office:value-type="string">
            <text:p>Verleyen et al., 2017</text:p>
          </table:table-cell>
          <table:table-cell table:style-name="ACE-3"/>
          <table:table-cell table:style-name="ACE-3" office:value-type="float" office:value="443">
            <text:p>443</text:p>
          </table:table-cell>
          <table:table-cell table:style-name="ACE-3" office:value-type="float" office:value="150">
            <text:p>1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5">
            <text:p>65</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6]" office:value-type="float" office:value="17">
            <text:p>17.0</text:p>
          </table:table-cell>
          <table:table-cell table:style-name="ACE-5" table:formula="of:=MAX(ABS([.G66])*0.20000000000000001;1)" office:value-type="float" office:value="3.4000000000000004">
            <text:p>3.4</text:p>
          </table:table-cell>
          <table:table-cell table:style-name="ACE-5" table:formula="of:=[.I66]" office:value-type="float" office:value="3.4000000000000004">
            <text:p>3.4</text:p>
          </table:table-cell>
          <table:table-cell table:style-name="ACE-3" office:value-type="string">
            <text:p>upper</text:p>
          </table:table-cell>
          <table:table-cell table:style-name="ACE-3" table:formula="of:=IF([.K6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090">
            <text:p>5090</text:p>
          </table:table-cell>
          <table:table-cell table:style-name="ACE-3" office:value-type="float" office:value="38">
            <text:p>38</text:p>
          </table:table-cell>
          <table:table-cell table:style-name="ACE-3" office:value-type="float" office:value="-31.100000000000001">
            <text:p>−3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0</text:p>
          </table:table-cell>
          <table:table-cell table:style-name="ACE-3" office:value-type="string">
            <text:p>Verleyen et al., 2017</text:p>
          </table:table-cell>
          <table:table-cell table:style-name="ACE-3"/>
          <table:table-cell table:style-name="ACE-3" office:value-type="float" office:value="5907">
            <text:p>5907</text:p>
          </table:table-cell>
          <table:table-cell table:style-name="ACE-3" office:value-type="float" office:value="5663">
            <text:p>566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6">
            <text:p>66</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7]" office:value-type="float" office:value="17">
            <text:p>17.0</text:p>
          </table:table-cell>
          <table:table-cell table:style-name="ACE-5" table:formula="of:=MAX(ABS([.G67])*0.20000000000000001;1)" office:value-type="float" office:value="3.4000000000000004">
            <text:p>3.4</text:p>
          </table:table-cell>
          <table:table-cell table:style-name="ACE-5" table:formula="of:=[.I67]" office:value-type="float" office:value="3.4000000000000004">
            <text:p>3.4</text:p>
          </table:table-cell>
          <table:table-cell table:style-name="ACE-3" office:value-type="string">
            <text:p>upper</text:p>
          </table:table-cell>
          <table:table-cell table:style-name="ACE-3" table:formula="of:=IF([.K67]=&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00">
            <text:p>5500</text:p>
          </table:table-cell>
          <table:table-cell table:style-name="ACE-3" office:value-type="float" office:value="38">
            <text:p>38</text:p>
          </table:table-cell>
          <table:table-cell table:style-name="ACE-3" office:value-type="float" office:value="-30">
            <text:p>−3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69</text:p>
          </table:table-cell>
          <table:table-cell table:style-name="ACE-3" office:value-type="string">
            <text:p>Verleyen et al., 2017</text:p>
          </table:table-cell>
          <table:table-cell table:style-name="ACE-3"/>
          <table:table-cell table:style-name="ACE-3" office:value-type="float" office:value="6391">
            <text:p>6391</text:p>
          </table:table-cell>
          <table:table-cell table:style-name="ACE-3" office:value-type="float" office:value="6130">
            <text:p>613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7">
            <text:p>67</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8]" office:value-type="float" office:value="17">
            <text:p>17.0</text:p>
          </table:table-cell>
          <table:table-cell table:style-name="ACE-5" table:formula="of:=MAX(ABS([.G68])*0.20000000000000001;1)" office:value-type="float" office:value="3.4000000000000004">
            <text:p>3.4</text:p>
          </table:table-cell>
          <table:table-cell table:style-name="ACE-5" table:formula="of:=[.I68]" office:value-type="float" office:value="3.4000000000000004">
            <text:p>3.4</text:p>
          </table:table-cell>
          <table:table-cell table:style-name="ACE-3" office:value-type="string">
            <text:p>upper</text:p>
          </table:table-cell>
          <table:table-cell table:style-name="ACE-3" table:formula="of:=IF([.K6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28">
            <text:p>5528</text:p>
          </table:table-cell>
          <table:table-cell table:style-name="ACE-3" office:value-type="float" office:value="37">
            <text:p>37</text:p>
          </table:table-cell>
          <table:table-cell table:style-name="ACE-3" office:value-type="float" office:value="-30.699999999999999">
            <text:p>−30.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8</text:p>
          </table:table-cell>
          <table:table-cell table:style-name="ACE-3" office:value-type="string">
            <text:p>Verleyen et al., 2017</text:p>
          </table:table-cell>
          <table:table-cell table:style-name="ACE-3"/>
          <table:table-cell table:style-name="ACE-3" office:value-type="float" office:value="6397">
            <text:p>6397</text:p>
          </table:table-cell>
          <table:table-cell table:style-name="ACE-3" office:value-type="float" office:value="6204">
            <text:p>620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8">
            <text:p>68</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9]" office:value-type="float" office:value="17">
            <text:p>17.0</text:p>
          </table:table-cell>
          <table:table-cell table:style-name="ACE-5" table:formula="of:=MAX(ABS([.G69])*0.20000000000000001;1)" office:value-type="float" office:value="3.4000000000000004">
            <text:p>3.4</text:p>
          </table:table-cell>
          <table:table-cell table:style-name="ACE-5" table:formula="of:=[.I69]" office:value-type="float" office:value="3.4000000000000004">
            <text:p>3.4</text:p>
          </table:table-cell>
          <table:table-cell table:style-name="ACE-3" office:value-type="string">
            <text:p>upper</text:p>
          </table:table-cell>
          <table:table-cell table:style-name="ACE-3" table:formula="of:=IF([.K6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340">
            <text:p>4340</text:p>
          </table:table-cell>
          <table:table-cell table:style-name="ACE-3" office:value-type="float" office:value="30">
            <text:p>30</text:p>
          </table:table-cell>
          <table:table-cell table:style-name="ACE-3" office:value-type="float" office:value="-29.899999999999999">
            <text:p>−2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1</text:p>
          </table:table-cell>
          <table:table-cell table:style-name="ACE-3" office:value-type="string">
            <text:p>Verleyen et al., 2017</text:p>
          </table:table-cell>
          <table:table-cell table:style-name="ACE-3"/>
          <table:table-cell table:style-name="ACE-3" office:value-type="float" office:value="4966">
            <text:p>4966</text:p>
          </table:table-cell>
          <table:table-cell table:style-name="ACE-3" office:value-type="float" office:value="4826">
            <text:p>482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9">
            <text:p>69</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70]" office:value-type="float" office:value="17">
            <text:p>17.0</text:p>
          </table:table-cell>
          <table:table-cell table:style-name="ACE-5" table:formula="of:=MAX(ABS([.G70])*0.20000000000000001;1)" office:value-type="float" office:value="3.4000000000000004">
            <text:p>3.4</text:p>
          </table:table-cell>
          <table:table-cell table:style-name="ACE-5" table:formula="of:=[.I70]" office:value-type="float" office:value="3.4000000000000004">
            <text:p>3.4</text:p>
          </table:table-cell>
          <table:table-cell table:style-name="ACE-3" office:value-type="string">
            <text:p>upper</text:p>
          </table:table-cell>
          <table:table-cell table:style-name="ACE-3" table:formula="of:=IF([.K7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500">
            <text:p>4500</text:p>
          </table:table-cell>
          <table:table-cell table:style-name="ACE-3" office:value-type="float" office:value="30">
            <text:p>30</text:p>
          </table:table-cell>
          <table:table-cell table:style-name="ACE-3" office:value-type="float" office:value="-30.600000000000001">
            <text:p>−30.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8</text:p>
          </table:table-cell>
          <table:table-cell table:style-name="ACE-3" office:value-type="string">
            <text:p>Verleyen et al., 2017</text:p>
          </table:table-cell>
          <table:table-cell table:style-name="ACE-3"/>
          <table:table-cell table:style-name="ACE-3" office:value-type="float" office:value="5291">
            <text:p>5291</text:p>
          </table:table-cell>
          <table:table-cell table:style-name="ACE-3" office:value-type="float" office:value="4894">
            <text:p>489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0">
            <text:p>70</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1]" office:value-type="float" office:value="18">
            <text:p>18.0</text:p>
          </table:table-cell>
          <table:table-cell table:style-name="ACE-5" table:formula="of:=MAX(ABS([.G71])*0.20000000000000001;1)" office:value-type="float" office:value="3.6000000000000001">
            <text:p>3.6</text:p>
          </table:table-cell>
          <table:table-cell table:style-name="ACE-5" table:formula="of:=[.I71]" office:value-type="float" office:value="3.6000000000000001">
            <text:p>3.6</text:p>
          </table:table-cell>
          <table:table-cell table:style-name="ACE-3" office:value-type="string">
            <text:p>upper</text:p>
          </table:table-cell>
          <table:table-cell table:style-name="ACE-3" table:formula="of:=IF([.K7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9">
            <text:p>−13.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4</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1">
            <text:p>71</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2]" office:value-type="float" office:value="18">
            <text:p>18.0</text:p>
          </table:table-cell>
          <table:table-cell table:style-name="ACE-5" table:formula="of:=MAX(ABS([.G72])*0.20000000000000001;1)" office:value-type="float" office:value="3.6000000000000001">
            <text:p>3.6</text:p>
          </table:table-cell>
          <table:table-cell table:style-name="ACE-5" table:formula="of:=[.I72]" office:value-type="float" office:value="3.6000000000000001">
            <text:p>3.6</text:p>
          </table:table-cell>
          <table:table-cell table:style-name="ACE-3" office:value-type="string">
            <text:p>upper</text:p>
          </table:table-cell>
          <table:table-cell table:style-name="ACE-3" table:formula="of:=IF([.K7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130">
            <text:p>4130</text:p>
          </table:table-cell>
          <table:table-cell table:style-name="ACE-3" office:value-type="float" office:value="30">
            <text:p>30</text:p>
          </table:table-cell>
          <table:table-cell table:style-name="ACE-3" office:value-type="float" office:value="-15.300000000000001">
            <text:p>−15.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9</text:p>
          </table:table-cell>
          <table:table-cell table:style-name="ACE-3" office:value-type="string">
            <text:p>Verleyen et al., 2017</text:p>
          </table:table-cell>
          <table:table-cell table:style-name="ACE-3"/>
          <table:table-cell table:style-name="ACE-3" office:value-type="float" office:value="4814">
            <text:p>4814</text:p>
          </table:table-cell>
          <table:table-cell table:style-name="ACE-3" office:value-type="float" office:value="4441">
            <text:p>4441</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2">
            <text:p>72</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73">
            <text:p>73</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74]" office:value-type="float" office:value="6">
            <text:p>6.0</text:p>
          </table:table-cell>
          <table:table-cell table:style-name="ACE-5" table:formula="of:=MAX(ABS([.G74])*0.20000000000000001;1)" office:value-type="float" office:value="1.2000000000000002">
            <text:p>1.2</text:p>
          </table:table-cell>
          <table:table-cell table:style-name="ACE-5" table:formula="of:=[.I74]" office:value-type="float" office:value="1.2000000000000002">
            <text:p>1.2</text:p>
          </table:table-cell>
          <table:table-cell table:style-name="ACE-3" office:value-type="string">
            <text:p>lower</text:p>
          </table:table-cell>
          <table:table-cell table:style-name="ACE-3" table:formula="of:=IF([.K7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460">
            <text:p>4460</text:p>
          </table:table-cell>
          <table:table-cell table:style-name="ACE-3" office:value-type="float" office:value="90">
            <text:p>90</text:p>
          </table:table-cell>
          <table:table-cell table:style-name="ACE-3" office:value-type="float" office:value="-0.5">
            <text:p>−0.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5</text:p>
          </table:table-cell>
          <table:table-cell table:style-name="ACE-3" office:value-type="string">
            <text:p>Hirakawa and Sawagaki, 1998 (listed in Miura et al., 1998; Verleyen et al., 2017)</text:p>
          </table:table-cell>
          <table:table-cell table:style-name="ACE-3" office:value-type="float" office:value="720">
            <text:p>720</text:p>
          </table:table-cell>
          <table:table-cell table:style-name="ACE-3" office:value-type="float" office:value="3905">
            <text:p>3905</text:p>
          </table:table-cell>
          <table:table-cell table:style-name="ACE-3" office:value-type="float" office:value="3440">
            <text:p>344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74">
            <text:p>74</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8999999999999999">
            <text:p>3.9</text:p>
          </table:table-cell>
          <table:table-cell table:style-name="ACE-5" table:formula="of:=[.G75]" office:value-type="float" office:value="3.8999999999999999">
            <text:p>3.9</text:p>
          </table:table-cell>
          <table:table-cell table:style-name="ACE-5" table:formula="of:=MAX(ABS([.G75])*0.20000000000000001;1)" office:value-type="float" office:value="1">
            <text:p>1.0</text:p>
          </table:table-cell>
          <table:table-cell table:style-name="ACE-5" table:formula="of:=[.I75]" office:value-type="float" office:value="1">
            <text:p>1.0</text:p>
          </table:table-cell>
          <table:table-cell table:style-name="ACE-3" office:value-type="string">
            <text:p>lower</text:p>
          </table:table-cell>
          <table:table-cell table:style-name="ACE-3" table:formula="of:=IF([.K7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0">
            <text:p>348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2689">
            <text:p>2689</text:p>
          </table:table-cell>
          <table:table-cell table:style-name="ACE-3" office:value-type="float" office:value="2325">
            <text:p>232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5">
            <text:p>75</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7000000000000002">
            <text:p>3.7</text:p>
          </table:table-cell>
          <table:table-cell table:style-name="ACE-5" table:formula="of:=[.G76]" office:value-type="float" office:value="3.7000000000000002">
            <text:p>3.7</text:p>
          </table:table-cell>
          <table:table-cell table:style-name="ACE-5" table:formula="of:=MAX(ABS([.G76])*0.20000000000000001;1)" office:value-type="float" office:value="1">
            <text:p>1.0</text:p>
          </table:table-cell>
          <table:table-cell table:style-name="ACE-5" table:formula="of:=[.I76]" office:value-type="float" office:value="1">
            <text:p>1.0</text:p>
          </table:table-cell>
          <table:table-cell table:style-name="ACE-3" office:value-type="string">
            <text:p>lower</text:p>
          </table:table-cell>
          <table:table-cell table:style-name="ACE-3" table:formula="of:=IF([.K7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40">
            <text:p>4040</text:p>
          </table:table-cell>
          <table:table-cell table:style-name="ACE-3" office:value-type="float" office:value="60">
            <text:p>6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334">
            <text:p>3334</text:p>
          </table:table-cell>
          <table:table-cell table:style-name="ACE-3" office:value-type="float" office:value="2989">
            <text:p>29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6">
            <text:p>76</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77]" office:value-type="float" office:value="3.5">
            <text:p>3.5</text:p>
          </table:table-cell>
          <table:table-cell table:style-name="ACE-5" table:formula="of:=MAX(ABS([.G77])*0.20000000000000001;1)" office:value-type="float" office:value="1">
            <text:p>1.0</text:p>
          </table:table-cell>
          <table:table-cell table:style-name="ACE-5" table:formula="of:=[.I77]" office:value-type="float" office:value="1">
            <text:p>1.0</text:p>
          </table:table-cell>
          <table:table-cell table:style-name="ACE-3" office:value-type="string">
            <text:p>lower</text:p>
          </table:table-cell>
          <table:table-cell table:style-name="ACE-3" table:formula="of:=IF([.K7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630">
            <text:p>41630</text:p>
          </table:table-cell>
          <table:table-cell table:style-name="ACE-3" office:value-type="float" office:value="960">
            <text:p>96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5929">
            <text:p>45929</text:p>
          </table:table-cell>
          <table:table-cell table:style-name="ACE-3" office:value-type="float" office:value="42678">
            <text:p>42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7">
            <text:p>77</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78]" office:value-type="float" office:value="3.2000000000000002">
            <text:p>3.2</text:p>
          </table:table-cell>
          <table:table-cell table:style-name="ACE-5" table:formula="of:=MAX(ABS([.G78])*0.20000000000000001;1)" office:value-type="float" office:value="1">
            <text:p>1.0</text:p>
          </table:table-cell>
          <table:table-cell table:style-name="ACE-5" table:formula="of:=[.I78]" office:value-type="float" office:value="1">
            <text:p>1.0</text:p>
          </table:table-cell>
          <table:table-cell table:style-name="ACE-3" office:value-type="string">
            <text:p>lower</text:p>
          </table:table-cell>
          <table:table-cell table:style-name="ACE-3" table:formula="of:=IF([.K7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2000">
            <text:p>200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9578">
            <text:p>49578</text:p>
          </table:table-cell>
          <table:table-cell table:style-name="ACE-3" office:value-type="float" office:value="42871">
            <text:p>4287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8">
            <text:p>78</text:p>
          </table:table-cell>
          <table:table-cell table:style-name="ACE-3" office:value-type="string">
            <text:p>Langhovde</text:p>
          </table:table-cell>
          <table:table-cell table:style-name="ACE-3" office:value-type="string">
            <text:p>West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9]" office:value-type="float" office:value="1.8">
            <text:p>1.8</text:p>
          </table:table-cell>
          <table:table-cell table:style-name="ACE-5" table:formula="of:=MAX(ABS([.G79])*0.20000000000000001;1)" office:value-type="float" office:value="1">
            <text:p>1.0</text:p>
          </table:table-cell>
          <table:table-cell table:style-name="ACE-5" table:formula="of:=[.I79]" office:value-type="float" office:value="1">
            <text:p>1.0</text:p>
          </table:table-cell>
          <table:table-cell table:style-name="ACE-3" office:value-type="string">
            <text:p>lower</text:p>
          </table:table-cell>
          <table:table-cell table:style-name="ACE-3" table:formula="of:=IF([.K7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60">
            <text:p>3960</text:p>
          </table:table-cell>
          <table:table-cell table:style-name="ACE-3" office:value-type="float" office:value="60">
            <text:p>6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5">
            <text:p>3225</text:p>
          </table:table-cell>
          <table:table-cell table:style-name="ACE-3" office:value-type="float" office:value="2875">
            <text:p>28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9">
            <text:p>79</text:p>
          </table:table-cell>
          <table:table-cell table:style-name="ACE-3" office:value-type="string">
            <text:p>Langhovde</text:p>
          </table:table-cell>
          <table:table-cell table:style-name="ACE-3" office:value-type="string">
            <text:p>Wesr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5">
            <text:p>1.5</text:p>
          </table:table-cell>
          <table:table-cell table:style-name="ACE-5" table:formula="of:=[.G80]" office:value-type="float" office:value="1.5">
            <text:p>1.5</text:p>
          </table:table-cell>
          <table:table-cell table:style-name="ACE-5" table:formula="of:=MAX(ABS([.G80])*0.20000000000000001;1)" office:value-type="float" office:value="1">
            <text:p>1.0</text:p>
          </table:table-cell>
          <table:table-cell table:style-name="ACE-5" table:formula="of:=[.I80]" office:value-type="float" office:value="1">
            <text:p>1.0</text:p>
          </table:table-cell>
          <table:table-cell table:style-name="ACE-3" office:value-type="string">
            <text:p>lower</text:p>
          </table:table-cell>
          <table:table-cell table:style-name="ACE-3" table:formula="of:=IF([.K8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0">
            <text:p>430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25">
            <text:p>3625</text:p>
          </table:table-cell>
          <table:table-cell table:style-name="ACE-3" office:value-type="float" office:value="3339">
            <text:p>33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0">
            <text:p>80</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1]" office:value-type="float" office:value="-6">
            <text:p>−6.0</text:p>
          </table:table-cell>
          <table:table-cell table:style-name="ACE-5" table:formula="of:=MAX(ABS([.G81])*0.20000000000000001;1)" office:value-type="float" office:value="1.2000000000000002">
            <text:p>1.2</text:p>
          </table:table-cell>
          <table:table-cell table:style-name="ACE-5" table:formula="of:=[.I81]" office:value-type="float" office:value="1.2000000000000002">
            <text:p>1.2</text:p>
          </table:table-cell>
          <table:table-cell table:style-name="ACE-3" office:value-type="string">
            <text:p>lower</text:p>
          </table:table-cell>
          <table:table-cell table:style-name="ACE-3" table:formula="of:=IF([.K8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50">
            <text:p>305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6</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2112">
            <text:p>2112</text:p>
          </table:table-cell>
          <table:table-cell table:style-name="ACE-3" office:value-type="float" office:value="1808">
            <text:p>18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81">
            <text:p>81</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82]" office:value-type="float" office:value="-9">
            <text:p>−9.0</text:p>
          </table:table-cell>
          <table:table-cell table:style-name="ACE-5" table:formula="of:=MAX(ABS([.G82])*0.20000000000000001;1)" office:value-type="float" office:value="1.8">
            <text:p>1.8</text:p>
          </table:table-cell>
          <table:table-cell table:style-name="ACE-5" table:formula="of:=[.I82]" office:value-type="float" office:value="1.8">
            <text:p>1.8</text:p>
          </table:table-cell>
          <table:table-cell table:style-name="ACE-3" office:value-type="string">
            <text:p>lower</text:p>
          </table:table-cell>
          <table:table-cell table:style-name="ACE-3" table:formula="of:=IF([.K8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40">
            <text:p>4140</text:p>
          </table:table-cell>
          <table:table-cell table:style-name="ACE-3" office:value-type="float" office:value="60">
            <text:p>6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440">
            <text:p>3440</text:p>
          </table:table-cell>
          <table:table-cell table:style-name="ACE-3" office:value-type="float" office:value="3132">
            <text:p>313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2">
            <text:p>82</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3]" office:value-type="float" office:value="-6">
            <text:p>−6.0</text:p>
          </table:table-cell>
          <table:table-cell table:style-name="ACE-5" table:formula="of:=MAX(ABS([.G83])*0.20000000000000001;1)" office:value-type="float" office:value="1.2000000000000002">
            <text:p>1.2</text:p>
          </table:table-cell>
          <table:table-cell table:style-name="ACE-5" table:formula="of:=[.I83]" office:value-type="float" office:value="1.2000000000000002">
            <text:p>1.2</text:p>
          </table:table-cell>
          <table:table-cell table:style-name="ACE-3" office:value-type="string">
            <text:p>lower</text:p>
          </table:table-cell>
          <table:table-cell table:style-name="ACE-3" table:formula="of:=IF([.K8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410">
            <text:p>33410</text:p>
          </table:table-cell>
          <table:table-cell table:style-name="ACE-3" office:value-type="float" office:value="510">
            <text:p>5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1995a,b (listed in Miura et al., 1998)</text:p>
          </table:table-cell>
          <table:table-cell table:style-name="ACE-3" office:value-type="float" office:value="720">
            <text:p>720</text:p>
          </table:table-cell>
          <table:table-cell table:style-name="ACE-3" office:value-type="float" office:value="37878">
            <text:p>37878</text:p>
          </table:table-cell>
          <table:table-cell table:style-name="ACE-3" office:value-type="float" office:value="35114">
            <text:p>3511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3">
            <text:p>83</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84]" office:value-type="float" office:value="6.5">
            <text:p>6.5</text:p>
          </table:table-cell>
          <table:table-cell table:style-name="ACE-5" table:formula="of:=MAX(ABS([.G84])*0.20000000000000001;1)" office:value-type="float" office:value="1.3">
            <text:p>1.3</text:p>
          </table:table-cell>
          <table:table-cell table:style-name="ACE-5" table:formula="of:=[.I84]" office:value-type="float" office:value="1.3">
            <text:p>1.3</text:p>
          </table:table-cell>
          <table:table-cell table:style-name="ACE-3" office:value-type="string">
            <text:p>lower</text:p>
          </table:table-cell>
          <table:table-cell table:style-name="ACE-3" table:formula="of:=IF([.K8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890">
            <text:p>37890</text:p>
          </table:table-cell>
          <table:table-cell table:style-name="ACE-3" office:value-type="float" office:value="360">
            <text:p>3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647">
            <text:p>4064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4">
            <text:p>84</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85]" office:value-type="float" office:value="2">
            <text:p>2.0</text:p>
          </table:table-cell>
          <table:table-cell table:style-name="ACE-5" table:formula="of:=MAX(ABS([.G85])*0.20000000000000001;1)" office:value-type="float" office:value="1">
            <text:p>1.0</text:p>
          </table:table-cell>
          <table:table-cell table:style-name="ACE-5" table:formula="of:=[.I85]" office:value-type="float" office:value="1">
            <text:p>1.0</text:p>
          </table:table-cell>
          <table:table-cell table:style-name="ACE-3" office:value-type="string">
            <text:p>lower</text:p>
          </table:table-cell>
          <table:table-cell table:style-name="ACE-3" table:formula="of:=IF([.K85]=&quot;lower&quot;;-1;1)" office:value-type="float" office:value="-1">
            <text:p>−1</text:p>
          </table:table-cell>
          <table:table-cell table:style-name="ACE-3" office:value-type="string">
            <text:p>foram (Elphidium magellanicum)</text:p>
          </table:table-cell>
          <table:table-cell table:style-name="ACE-3" office:value-type="string">
            <text:p>terrestrial</text:p>
          </table:table-cell>
          <table:table-cell table:style-name="ACE-3" office:value-type="float" office:value="38920">
            <text:p>38920</text:p>
          </table:table-cell>
          <table:table-cell table:style-name="ACE-3" office:value-type="float" office:value="900">
            <text:p>90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3664">
            <text:p>43664</text:p>
          </table:table-cell>
          <table:table-cell table:style-name="ACE-3" office:value-type="float" office:value="40627">
            <text:p>4062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5">
            <text:p>85</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0">
            <text:p>0</text:p>
          </table:table-cell>
          <table:table-cell table:style-name="ACE-5" table:formula="of:=[.G86]" office:value-type="float" office:value="0">
            <text:p>0.0</text:p>
          </table:table-cell>
          <table:table-cell table:style-name="ACE-5" table:formula="of:=MAX(ABS([.G86])*0.20000000000000001;1)" office:value-type="float" office:value="1">
            <text:p>1.0</text:p>
          </table:table-cell>
          <table:table-cell table:style-name="ACE-5" table:formula="of:=[.I86]" office:value-type="float" office:value="1">
            <text:p>1.0</text:p>
          </table:table-cell>
          <table:table-cell table:style-name="ACE-3" office:value-type="string">
            <text:p>lower</text:p>
          </table:table-cell>
          <table:table-cell table:style-name="ACE-3" table:formula="of:=IF([.K86]=&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7200">
            <text:p>37200</text:p>
          </table:table-cell>
          <table:table-cell table:style-name="ACE-3" office:value-type="float" office:value="910">
            <text:p>9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42258">
            <text:p>42258</text:p>
          </table:table-cell>
          <table:table-cell table:style-name="ACE-3" office:value-type="float" office:value="38913">
            <text:p>3891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6">
            <text:p>86</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7]" office:value-type="float" office:value="6">
            <text:p>6.0</text:p>
          </table:table-cell>
          <table:table-cell table:style-name="ACE-5" table:formula="of:=MAX(ABS([.G87])*0.20000000000000001;1)" office:value-type="float" office:value="1.2000000000000002">
            <text:p>1.2</text:p>
          </table:table-cell>
          <table:table-cell table:style-name="ACE-5" table:formula="of:=[.I87]" office:value-type="float" office:value="1.2000000000000002">
            <text:p>1.2</text:p>
          </table:table-cell>
          <table:table-cell table:style-name="ACE-3" office:value-type="string">
            <text:p>lower</text:p>
          </table:table-cell>
          <table:table-cell table:style-name="ACE-3" table:formula="of:=IF([.K8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660">
            <text:p>3660</text:p>
          </table:table-cell>
          <table:table-cell table:style-name="ACE-3" office:value-type="float" office:value="100">
            <text:p>1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 and Verleyen et al., 2017)</text:p>
          </table:table-cell>
          <table:table-cell table:style-name="ACE-3" office:value-type="float" office:value="720">
            <text:p>720</text:p>
          </table:table-cell>
          <table:table-cell table:style-name="ACE-3" office:value-type="float" office:value="2946">
            <text:p>2946</text:p>
          </table:table-cell>
          <table:table-cell table:style-name="ACE-3" office:value-type="float" office:value="2410">
            <text:p>2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style-name="ACE-3" office:value-type="string">
            <text:p>VerleyenEtal2017</text:p>
          </table:table-cell>
          <table:table-cell table:number-columns-repeated="224" table:style-name="ACE-3"/>
        </table:table-row>
        <table:table-row table:style-name="AROW-1">
          <table:table-cell table:style-name="ACE-3" office:value-type="float" office:value="87">
            <text:p>87</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8">
            <text:p>8</text:p>
          </table:table-cell>
          <table:table-cell table:style-name="ACE-5" table:formula="of:=[.G88]" office:value-type="float" office:value="8">
            <text:p>8.0</text:p>
          </table:table-cell>
          <table:table-cell table:style-name="ACE-5" table:formula="of:=MAX(ABS([.G88])*0.20000000000000001;1)" office:value-type="float" office:value="1.6000000000000001">
            <text:p>1.6</text:p>
          </table:table-cell>
          <table:table-cell table:style-name="ACE-5" table:formula="of:=[.I88]" office:value-type="float" office:value="1.6000000000000001">
            <text:p>1.6</text:p>
          </table:table-cell>
          <table:table-cell table:style-name="ACE-3" office:value-type="string">
            <text:p>lower</text:p>
          </table:table-cell>
          <table:table-cell table:style-name="ACE-3" table:formula="of:=IF([.K88]=&quot;lower&quot;;-1;1)" office:value-type="float" office:value="-1">
            <text:p>−1</text:p>
          </table:table-cell>
          <table:table-cell table:style-name="ACE-3" office:value-type="string">
            <text:p>Adamusium colbecki</text:p>
          </table:table-cell>
          <table:table-cell table:style-name="ACE-3" office:value-type="string">
            <text:p>terrestrial</text:p>
          </table:table-cell>
          <table:table-cell table:style-name="ACE-3" office:value-type="float" office:value="34940">
            <text:p>34940</text:p>
          </table:table-cell>
          <table:table-cell table:style-name="ACE-3" office:value-type="float" office:value="460">
            <text:p>4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39353">
            <text:p>39353</text:p>
          </table:table-cell>
          <table:table-cell table:style-name="ACE-3" office:value-type="float" office:value="36803">
            <text:p>3680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8">
            <text:p>88</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89]" office:value-type="float" office:value="2.3999999999999999">
            <text:p>2.4</text:p>
          </table:table-cell>
          <table:table-cell table:style-name="ACE-5" table:formula="of:=MAX(ABS([.G89])*0.20000000000000001;1)" office:value-type="float" office:value="1">
            <text:p>1.0</text:p>
          </table:table-cell>
          <table:table-cell table:style-name="ACE-5" table:formula="of:=[.I89]" office:value-type="float" office:value="1">
            <text:p>1.0</text:p>
          </table:table-cell>
          <table:table-cell table:style-name="ACE-3" office:value-type="string">
            <text:p>lower</text:p>
          </table:table-cell>
          <table:table-cell table:style-name="ACE-3" table:formula="of:=IF([.K8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720">
            <text:p>34720</text:p>
          </table:table-cell>
          <table:table-cell table:style-name="ACE-3" office:value-type="float" office:value="330">
            <text:p>33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8731">
            <text:p>38731</text:p>
          </table:table-cell>
          <table:table-cell table:style-name="ACE-3" office:value-type="float" office:value="36861">
            <text:p>368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9">
            <text:p>89</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90]" office:value-type="float" office:value="2.1000000000000001">
            <text:p>2.1</text:p>
          </table:table-cell>
          <table:table-cell table:style-name="ACE-5" table:formula="of:=MAX(ABS([.G90])*0.20000000000000001;1)" office:value-type="float" office:value="1">
            <text:p>1.0</text:p>
          </table:table-cell>
          <table:table-cell table:style-name="ACE-5" table:formula="of:=[.I90]" office:value-type="float" office:value="1">
            <text:p>1.0</text:p>
          </table:table-cell>
          <table:table-cell table:style-name="ACE-3" office:value-type="string">
            <text:p>lower</text:p>
          </table:table-cell>
          <table:table-cell table:style-name="ACE-3" table:formula="of:=IF([.K9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240">
            <text:p>37240</text:p>
          </table:table-cell>
          <table:table-cell table:style-name="ACE-3" office:value-type="float" office:value="700">
            <text:p>70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2016">
            <text:p>42016</text:p>
          </table:table-cell>
          <table:table-cell table:style-name="ACE-3" office:value-type="float" office:value="39348">
            <text:p>393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0">
            <text:p>90</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91]" office:value-type="float" office:value="1.8">
            <text:p>1.8</text:p>
          </table:table-cell>
          <table:table-cell table:style-name="ACE-5" table:formula="of:=MAX(ABS([.G91])*0.20000000000000001;1)" office:value-type="float" office:value="1">
            <text:p>1.0</text:p>
          </table:table-cell>
          <table:table-cell table:style-name="ACE-5" table:formula="of:=[.I91]" office:value-type="float" office:value="1">
            <text:p>1.0</text:p>
          </table:table-cell>
          <table:table-cell table:style-name="ACE-3" office:value-type="string">
            <text:p>lower</text:p>
          </table:table-cell>
          <table:table-cell table:style-name="ACE-3" table:formula="of:=IF([.K9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20">
            <text:p>42820</text:p>
          </table:table-cell>
          <table:table-cell table:style-name="ACE-3" office:value-type="float" office:value="690">
            <text:p>69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475">
            <text:p>46475</text:p>
          </table:table-cell>
          <table:table-cell table:style-name="ACE-3" office:value-type="float" office:value="43883">
            <text:p>43883</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1">
            <text:p>91</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92]" office:value-type="float" office:value="4">
            <text:p>4.0</text:p>
          </table:table-cell>
          <table:table-cell table:style-name="ACE-5" table:formula="of:=MAX(ABS([.G92])*0.20000000000000001;1)" office:value-type="float" office:value="1">
            <text:p>1.0</text:p>
          </table:table-cell>
          <table:table-cell table:style-name="ACE-5" table:formula="of:=[.I92]" office:value-type="float" office:value="1">
            <text:p>1.0</text:p>
          </table:table-cell>
          <table:table-cell table:style-name="ACE-3" office:value-type="string">
            <text:p>lower</text:p>
          </table:table-cell>
          <table:table-cell table:style-name="ACE-3" table:formula="of:=IF([.K9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40">
            <text:p>4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350">
            <text:p>3350</text:p>
          </table:table-cell>
          <table:table-cell table:style-name="ACE-3" office:value-type="float" office:value="3115">
            <text:p>311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2">
            <text:p>92</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93]" office:value-type="float" office:value="3.5">
            <text:p>3.5</text:p>
          </table:table-cell>
          <table:table-cell table:style-name="ACE-5" table:formula="of:=MAX(ABS([.G93])*0.20000000000000001;1)" office:value-type="float" office:value="1">
            <text:p>1.0</text:p>
          </table:table-cell>
          <table:table-cell table:style-name="ACE-5" table:formula="of:=[.I93]" office:value-type="float" office:value="1">
            <text:p>1.0</text:p>
          </table:table-cell>
          <table:table-cell table:style-name="ACE-3" office:value-type="string">
            <text:p>lower</text:p>
          </table:table-cell>
          <table:table-cell table:style-name="ACE-3" table:formula="of:=IF([.K9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40">
            <text:p>4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40">
            <text:p>3640</text:p>
          </table:table-cell>
          <table:table-cell table:style-name="ACE-3" office:value-type="float" office:value="3410">
            <text:p>3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3">
            <text:p>93</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94]" office:value-type="float" office:value="3.2000000000000002">
            <text:p>3.2</text:p>
          </table:table-cell>
          <table:table-cell table:style-name="ACE-5" table:formula="of:=MAX(ABS([.G94])*0.20000000000000001;1)" office:value-type="float" office:value="1">
            <text:p>1.0</text:p>
          </table:table-cell>
          <table:table-cell table:style-name="ACE-5" table:formula="of:=[.I94]" office:value-type="float" office:value="1">
            <text:p>1.0</text:p>
          </table:table-cell>
          <table:table-cell table:style-name="ACE-3" office:value-type="string">
            <text:p>lower</text:p>
          </table:table-cell>
          <table:table-cell table:style-name="ACE-3" table:formula="of:=IF([.K9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20">
            <text:p>4220</text:p>
          </table:table-cell>
          <table:table-cell table:style-name="ACE-3" office:value-type="float" office:value="70">
            <text:p>70</text:p>
          </table:table-cell>
          <table:table-cell table:style-name="ACE-3" office:value-type="float" office:value="2.1000000000000001">
            <text:p>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559">
            <text:p>3559</text:p>
          </table:table-cell>
          <table:table-cell table:style-name="ACE-3" office:value-type="float" office:value="3205">
            <text:p>32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4">
            <text:p>94</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5]" office:value-type="float" office:value="3">
            <text:p>3.0</text:p>
          </table:table-cell>
          <table:table-cell table:style-name="ACE-5" table:formula="of:=MAX(ABS([.G95])*0.20000000000000001;1)" office:value-type="float" office:value="1">
            <text:p>1.0</text:p>
          </table:table-cell>
          <table:table-cell table:style-name="ACE-5" table:formula="of:=[.I95]" office:value-type="float" office:value="1">
            <text:p>1.0</text:p>
          </table:table-cell>
          <table:table-cell table:style-name="ACE-3" office:value-type="string">
            <text:p>lower</text:p>
          </table:table-cell>
          <table:table-cell table:style-name="ACE-3" table:formula="of:=IF([.K9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120">
            <text:p>46120</text:p>
          </table:table-cell>
          <table:table-cell table:style-name="ACE-3" office:value-type="float" office:value="1000">
            <text:p>100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648">
            <text:p>466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5">
            <text:p>95</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6]" office:value-type="float" office:value="5">
            <text:p>5.0</text:p>
          </table:table-cell>
          <table:table-cell table:style-name="ACE-5" table:formula="of:=MAX(ABS([.G96])*0.20000000000000001;1)" office:value-type="float" office:value="1">
            <text:p>1.0</text:p>
          </table:table-cell>
          <table:table-cell table:style-name="ACE-5" table:formula="of:=[.I96]" office:value-type="float" office:value="1">
            <text:p>1.0</text:p>
          </table:table-cell>
          <table:table-cell table:style-name="ACE-3" office:value-type="string">
            <text:p>lower</text:p>
          </table:table-cell>
          <table:table-cell table:style-name="ACE-3" table:formula="of:=IF([.K9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540">
            <text:p>5540</text:p>
          </table:table-cell>
          <table:table-cell table:style-name="ACE-3" office:value-type="float" office:value="80">
            <text:p>8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3</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313">
            <text:p>5313</text:p>
          </table:table-cell>
          <table:table-cell table:style-name="ACE-3" office:value-type="float" office:value="4845">
            <text:p>48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6">
            <text:p>96</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7]" office:value-type="float" office:value="5">
            <text:p>5.0</text:p>
          </table:table-cell>
          <table:table-cell table:style-name="ACE-5" table:formula="of:=MAX(ABS([.G97])*0.20000000000000001;1)" office:value-type="float" office:value="1">
            <text:p>1.0</text:p>
          </table:table-cell>
          <table:table-cell table:style-name="ACE-5" table:formula="of:=[.I97]" office:value-type="float" office:value="1">
            <text:p>1.0</text:p>
          </table:table-cell>
          <table:table-cell table:style-name="ACE-3" office:value-type="string">
            <text:p>lower</text:p>
          </table:table-cell>
          <table:table-cell table:style-name="ACE-3" table:formula="of:=IF([.K9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140">
            <text:p>6140</text:p>
          </table:table-cell>
          <table:table-cell table:style-name="ACE-3" office:value-type="float" office:value="90">
            <text:p>90</text:p>
          </table:table-cell>
          <table:table-cell table:style-name="ACE-3" office:value-type="float" office:value="1.21">
            <text:p>1.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979">
            <text:p>5979</text:p>
          </table:table-cell>
          <table:table-cell table:style-name="ACE-3" office:value-type="float" office:value="5591">
            <text:p>5591</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7">
            <text:p>97</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8]" office:value-type="float" office:value="5">
            <text:p>5.0</text:p>
          </table:table-cell>
          <table:table-cell table:style-name="ACE-5" table:formula="of:=MAX(ABS([.G98])*0.20000000000000001;1)" office:value-type="float" office:value="1">
            <text:p>1.0</text:p>
          </table:table-cell>
          <table:table-cell table:style-name="ACE-5" table:formula="of:=[.I98]" office:value-type="float" office:value="1">
            <text:p>1.0</text:p>
          </table:table-cell>
          <table:table-cell table:style-name="ACE-3" office:value-type="string">
            <text:p>lower</text:p>
          </table:table-cell>
          <table:table-cell table:style-name="ACE-3" table:formula="of:=IF([.K9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50">
            <text:p>5250</text:p>
          </table:table-cell>
          <table:table-cell table:style-name="ACE-3" office:value-type="float" office:value="90">
            <text:p>90</text:p>
          </table:table-cell>
          <table:table-cell table:style-name="ACE-3" office:value-type="float" office:value="1.96">
            <text:p>1.9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5</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4956">
            <text:p>4956</text:p>
          </table:table-cell>
          <table:table-cell table:style-name="ACE-3" office:value-type="float" office:value="4476">
            <text:p>447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8">
            <text:p>98</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9]" office:value-type="float" office:value="3">
            <text:p>3.0</text:p>
          </table:table-cell>
          <table:table-cell table:style-name="ACE-5" table:formula="of:=MAX(ABS([.G99])*0.20000000000000001;1)" office:value-type="float" office:value="1">
            <text:p>1.0</text:p>
          </table:table-cell>
          <table:table-cell table:style-name="ACE-5" table:formula="of:=[.I99]" office:value-type="float" office:value="1">
            <text:p>1.0</text:p>
          </table:table-cell>
          <table:table-cell table:style-name="ACE-3" office:value-type="string">
            <text:p>lower</text:p>
          </table:table-cell>
          <table:table-cell table:style-name="ACE-3" table:formula="of:=IF([.K9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20">
            <text:p>3320</text:p>
          </table:table-cell>
          <table:table-cell table:style-name="ACE-3" office:value-type="float" office:value="70">
            <text:p>70</text:p>
          </table:table-cell>
          <table:table-cell table:style-name="ACE-3" office:value-type="float" office:value="1.3500000000000001">
            <text:p>1.3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6</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479">
            <text:p>2479</text:p>
          </table:table-cell>
          <table:table-cell table:style-name="ACE-3" office:value-type="float" office:value="2089">
            <text:p>2089</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9">
            <text:p>99</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0]" office:value-type="float" office:value="3">
            <text:p>3.0</text:p>
          </table:table-cell>
          <table:table-cell table:style-name="ACE-5" table:formula="of:=MAX(ABS([.G100])*0.20000000000000001;1)" office:value-type="float" office:value="1">
            <text:p>1.0</text:p>
          </table:table-cell>
          <table:table-cell table:style-name="ACE-5" table:formula="of:=[.I100]" office:value-type="float" office:value="1">
            <text:p>1.0</text:p>
          </table:table-cell>
          <table:table-cell table:style-name="ACE-3" office:value-type="string">
            <text:p>lower</text:p>
          </table:table-cell>
          <table:table-cell table:style-name="ACE-3" table:formula="of:=IF([.K10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20">
            <text:p>3220</text:p>
          </table:table-cell>
          <table:table-cell table:style-name="ACE-3" office:value-type="float" office:value="70">
            <text:p>70</text:p>
          </table:table-cell>
          <table:table-cell table:style-name="ACE-3" office:value-type="float" office:value="1.5600000000000001">
            <text:p>1.5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7</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325">
            <text:p>2325</text:p>
          </table:table-cell>
          <table:table-cell table:style-name="ACE-3" office:value-type="float" office:value="1982">
            <text:p>198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0">
            <text:p>100</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1]" office:value-type="float" office:value="3">
            <text:p>3.0</text:p>
          </table:table-cell>
          <table:table-cell table:style-name="ACE-5" table:formula="of:=MAX(ABS([.G101])*0.20000000000000001;1)" office:value-type="float" office:value="1">
            <text:p>1.0</text:p>
          </table:table-cell>
          <table:table-cell table:style-name="ACE-5" table:formula="of:=[.I101]" office:value-type="float" office:value="1">
            <text:p>1.0</text:p>
          </table:table-cell>
          <table:table-cell table:style-name="ACE-3" office:value-type="string">
            <text:p>lower</text:p>
          </table:table-cell>
          <table:table-cell table:style-name="ACE-3" table:formula="of:=IF([.K10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40">
            <text:p>4240</text:p>
          </table:table-cell>
          <table:table-cell table:style-name="ACE-3" office:value-type="float" office:value="70">
            <text:p>7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302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3580">
            <text:p>3580</text:p>
          </table:table-cell>
          <table:table-cell table:style-name="ACE-3" office:value-type="float" office:value="3225">
            <text:p>322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1">
            <text:p>101</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5">
            <text:p>4.5</text:p>
          </table:table-cell>
          <table:table-cell table:style-name="ACE-5" table:formula="of:=[.G102]" office:value-type="float" office:value="4.5">
            <text:p>4.5</text:p>
          </table:table-cell>
          <table:table-cell table:style-name="ACE-5" table:formula="of:=MAX(ABS([.G102])*0.20000000000000001;1)" office:value-type="float" office:value="1">
            <text:p>1.0</text:p>
          </table:table-cell>
          <table:table-cell table:style-name="ACE-5" table:formula="of:=[.I102]" office:value-type="float" office:value="1">
            <text:p>1.0</text:p>
          </table:table-cell>
          <table:table-cell table:style-name="ACE-3" office:value-type="string">
            <text:p>lower</text:p>
          </table:table-cell>
          <table:table-cell table:style-name="ACE-3" table:formula="of:=IF([.K10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50">
            <text:p>4050</text:p>
          </table:table-cell>
          <table:table-cell table:style-name="ACE-3" office:value-type="float" office:value="80">
            <text:p>8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72">
            <text:p>3372</text:p>
          </table:table-cell>
          <table:table-cell table:style-name="ACE-3" office:value-type="float" office:value="2952">
            <text:p>295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2">
            <text:p>102</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999999999999998">
            <text:p>4.3</text:p>
          </table:table-cell>
          <table:table-cell table:style-name="ACE-5" table:formula="of:=[.G103]" office:value-type="float" office:value="4.2999999999999998">
            <text:p>4.3</text:p>
          </table:table-cell>
          <table:table-cell table:style-name="ACE-5" table:formula="of:=MAX(ABS([.G103])*0.20000000000000001;1)" office:value-type="float" office:value="1">
            <text:p>1.0</text:p>
          </table:table-cell>
          <table:table-cell table:style-name="ACE-5" table:formula="of:=[.I103]" office:value-type="float" office:value="1">
            <text:p>1.0</text:p>
          </table:table-cell>
          <table:table-cell table:style-name="ACE-3" office:value-type="string">
            <text:p>lower</text:p>
          </table:table-cell>
          <table:table-cell table:style-name="ACE-3" table:formula="of:=IF([.K10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80">
            <text:p>8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424">
            <text:p>3424</text:p>
          </table:table-cell>
          <table:table-cell table:style-name="ACE-3" office:value-type="float" office:value="3003">
            <text:p>3003</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3">
            <text:p>103</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000000000000002">
            <text:p>4.2</text:p>
          </table:table-cell>
          <table:table-cell table:style-name="ACE-5" table:formula="of:=[.G104]" office:value-type="float" office:value="4.2000000000000002">
            <text:p>4.2</text:p>
          </table:table-cell>
          <table:table-cell table:style-name="ACE-5" table:formula="of:=MAX(ABS([.G104])*0.20000000000000001;1)" office:value-type="float" office:value="1">
            <text:p>1.0</text:p>
          </table:table-cell>
          <table:table-cell table:style-name="ACE-5" table:formula="of:=[.I104]" office:value-type="float" office:value="1">
            <text:p>1.0</text:p>
          </table:table-cell>
          <table:table-cell table:style-name="ACE-3" office:value-type="string">
            <text:p>lower</text:p>
          </table:table-cell>
          <table:table-cell table:style-name="ACE-3" table:formula="of:=IF([.K10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70">
            <text:p>387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13">
            <text:p>3113</text:p>
          </table:table-cell>
          <table:table-cell table:style-name="ACE-3" office:value-type="float" office:value="2775">
            <text:p>277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04">
            <text:p>104</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2999999999999998">
            <text:p>3.3</text:p>
          </table:table-cell>
          <table:table-cell table:style-name="ACE-5" table:formula="of:=[.G105]" office:value-type="float" office:value="3.2999999999999998">
            <text:p>3.3</text:p>
          </table:table-cell>
          <table:table-cell table:style-name="ACE-5" table:formula="of:=MAX(ABS([.G105])*0.20000000000000001;1)" office:value-type="float" office:value="1">
            <text:p>1.0</text:p>
          </table:table-cell>
          <table:table-cell table:style-name="ACE-5" table:formula="of:=[.I105]" office:value-type="float" office:value="1">
            <text:p>1.0</text:p>
          </table:table-cell>
          <table:table-cell table:style-name="ACE-3" office:value-type="string">
            <text:p>lower</text:p>
          </table:table-cell>
          <table:table-cell table:style-name="ACE-3" table:formula="of:=IF([.K10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60">
            <text:p>4060</text:p>
          </table:table-cell>
          <table:table-cell table:style-name="ACE-3" office:value-type="float" office:value="50">
            <text:p>50</text:p>
          </table:table-cell>
          <table:table-cell table:style-name="ACE-3" office:value-type="float" office:value="2.5">
            <text:p>2.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40">
            <text:p>3340</text:p>
          </table:table-cell>
          <table:table-cell table:style-name="ACE-3" office:value-type="float" office:value="3045">
            <text:p>30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5">
            <text:p>105</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2000000000000002">
            <text:p>2.2</text:p>
          </table:table-cell>
          <table:table-cell table:style-name="ACE-5" table:formula="of:=[.G106]" office:value-type="float" office:value="2.2000000000000002">
            <text:p>2.2</text:p>
          </table:table-cell>
          <table:table-cell table:style-name="ACE-5" table:formula="of:=MAX(ABS([.G106])*0.20000000000000001;1)" office:value-type="float" office:value="1">
            <text:p>1.0</text:p>
          </table:table-cell>
          <table:table-cell table:style-name="ACE-5" table:formula="of:=[.I106]" office:value-type="float" office:value="1">
            <text:p>1.0</text:p>
          </table:table-cell>
          <table:table-cell table:style-name="ACE-3" office:value-type="string">
            <text:p>lower</text:p>
          </table:table-cell>
          <table:table-cell table:style-name="ACE-3" table:formula="of:=IF([.K10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60">
            <text:p>4360</text:p>
          </table:table-cell>
          <table:table-cell table:style-name="ACE-3" office:value-type="float" office:value="70">
            <text:p>70</text:p>
          </table:table-cell>
          <table:table-cell table:style-name="ACE-3" office:value-type="float" office:value="2.2000000000000002">
            <text:p>2.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25">
            <text:p>3725</text:p>
          </table:table-cell>
          <table:table-cell table:style-name="ACE-3" office:value-type="float" office:value="3365">
            <text:p>336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6">
            <text:p>106</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07]" office:value-type="float" office:value="1.7">
            <text:p>1.7</text:p>
          </table:table-cell>
          <table:table-cell table:style-name="ACE-5" table:formula="of:=MAX(ABS([.G107])*0.20000000000000001;1)" office:value-type="float" office:value="1">
            <text:p>1.0</text:p>
          </table:table-cell>
          <table:table-cell table:style-name="ACE-5" table:formula="of:=[.I107]" office:value-type="float" office:value="1">
            <text:p>1.0</text:p>
          </table:table-cell>
          <table:table-cell table:style-name="ACE-3" office:value-type="string">
            <text:p>lower</text:p>
          </table:table-cell>
          <table:table-cell table:style-name="ACE-3" table:formula="of:=IF([.K10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30">
            <text:p>3930</text:p>
          </table:table-cell>
          <table:table-cell table:style-name="ACE-3" office:value-type="float" office:value="50">
            <text:p>5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63">
            <text:p>3163</text:p>
          </table:table-cell>
          <table:table-cell table:style-name="ACE-3" office:value-type="float" office:value="2864">
            <text:p>28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7">
            <text:p>107</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108]" office:value-type="float" office:value="2.1000000000000001">
            <text:p>2.1</text:p>
          </table:table-cell>
          <table:table-cell table:style-name="ACE-5" table:formula="of:=MAX(ABS([.G108])*0.20000000000000001;1)" office:value-type="float" office:value="1">
            <text:p>1.0</text:p>
          </table:table-cell>
          <table:table-cell table:style-name="ACE-5" table:formula="of:=[.I108]" office:value-type="float" office:value="1">
            <text:p>1.0</text:p>
          </table:table-cell>
          <table:table-cell table:style-name="ACE-3" office:value-type="string">
            <text:p>lower</text:p>
          </table:table-cell>
          <table:table-cell table:style-name="ACE-3" table:formula="of:=IF([.K10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010">
            <text:p>4010</text:p>
          </table:table-cell>
          <table:table-cell table:style-name="ACE-3" office:value-type="float" office:value="40">
            <text:p>40</text:p>
          </table:table-cell>
          <table:table-cell table:style-name="ACE-3" office:value-type="float" office:value="2.8999999999999999">
            <text:p>2.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50">
            <text:p>3250</text:p>
          </table:table-cell>
          <table:table-cell table:style-name="ACE-3" office:value-type="float" office:value="2982">
            <text:p>29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8">
            <text:p>108</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109]" office:value-type="float" office:value="2.3999999999999999">
            <text:p>2.4</text:p>
          </table:table-cell>
          <table:table-cell table:style-name="ACE-5" table:formula="of:=MAX(ABS([.G109])*0.20000000000000001;1)" office:value-type="float" office:value="1">
            <text:p>1.0</text:p>
          </table:table-cell>
          <table:table-cell table:style-name="ACE-5" table:formula="of:=[.I109]" office:value-type="float" office:value="1">
            <text:p>1.0</text:p>
          </table:table-cell>
          <table:table-cell table:style-name="ACE-3" office:value-type="string">
            <text:p>lower</text:p>
          </table:table-cell>
          <table:table-cell table:style-name="ACE-3" table:formula="of:=IF([.K10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40">
            <text:p>39440</text:p>
          </table:table-cell>
          <table:table-cell table:style-name="ACE-3" office:value-type="float" office:value="580">
            <text:p>58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304">
            <text:p>43304</text:p>
          </table:table-cell>
          <table:table-cell table:style-name="ACE-3" office:value-type="float" office:value="41666">
            <text:p>41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09">
            <text:p>109</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7999999999999998">
            <text:p>2.8</text:p>
          </table:table-cell>
          <table:table-cell table:style-name="ACE-5" table:formula="of:=[.G110]" office:value-type="float" office:value="2.7999999999999998">
            <text:p>2.8</text:p>
          </table:table-cell>
          <table:table-cell table:style-name="ACE-5" table:formula="of:=MAX(ABS([.G110])*0.20000000000000001;1)" office:value-type="float" office:value="1">
            <text:p>1.0</text:p>
          </table:table-cell>
          <table:table-cell table:style-name="ACE-5" table:formula="of:=[.I110]" office:value-type="float" office:value="1">
            <text:p>1.0</text:p>
          </table:table-cell>
          <table:table-cell table:style-name="ACE-3" office:value-type="string">
            <text:p>lower</text:p>
          </table:table-cell>
          <table:table-cell table:style-name="ACE-3" table:formula="of:=IF([.K11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430">
            <text:p>32430</text:p>
          </table:table-cell>
          <table:table-cell table:style-name="ACE-3" office:value-type="float" office:value="270">
            <text:p>27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35810">
            <text:p>35810</text:p>
          </table:table-cell>
          <table:table-cell table:style-name="ACE-3" office:value-type="float" office:value="34666">
            <text:p>34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0">
            <text:p>11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1]" office:value-type="float" office:value="9.1999999999999993">
            <text:p>9.2</text:p>
          </table:table-cell>
          <table:table-cell table:style-name="ACE-5" table:formula="of:=MAX(ABS([.G111])*0.20000000000000001;1)" office:value-type="float" office:value="1.8399999999999999">
            <text:p>1.8</text:p>
          </table:table-cell>
          <table:table-cell table:style-name="ACE-5" table:formula="of:=[.I111]" office:value-type="float" office:value="1.8399999999999999">
            <text:p>1.8</text:p>
          </table:table-cell>
          <table:table-cell table:style-name="ACE-3" office:value-type="string">
            <text:p>lower</text:p>
          </table:table-cell>
          <table:table-cell table:style-name="ACE-3" table:formula="of:=IF([.K11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9</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1">
            <text:p>11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9000000000000004">
            <text:p>8.9</text:p>
          </table:table-cell>
          <table:table-cell table:style-name="ACE-5" table:formula="of:=[.G112]" office:value-type="float" office:value="8.9000000000000004">
            <text:p>8.9</text:p>
          </table:table-cell>
          <table:table-cell table:style-name="ACE-5" table:formula="of:=MAX(ABS([.G112])*0.20000000000000001;1)" office:value-type="float" office:value="1.7800000000000002">
            <text:p>1.8</text:p>
          </table:table-cell>
          <table:table-cell table:style-name="ACE-5" table:formula="of:=[.I112]" office:value-type="float" office:value="1.7800000000000002">
            <text:p>1.8</text:p>
          </table:table-cell>
          <table:table-cell table:style-name="ACE-3" office:value-type="string">
            <text:p>lower</text:p>
          </table:table-cell>
          <table:table-cell table:style-name="ACE-3" table:formula="of:=IF([.K1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850">
            <text:p>485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0</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383">
            <text:p>4383</text:p>
          </table:table-cell>
          <table:table-cell table:style-name="ACE-3" office:value-type="float" office:value="4008">
            <text:p>4008</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2">
            <text:p>11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113]" office:value-type="float" office:value="8.5">
            <text:p>8.5</text:p>
          </table:table-cell>
          <table:table-cell table:style-name="ACE-5" table:formula="of:=MAX(ABS([.G113])*0.20000000000000001;1)" office:value-type="float" office:value="1.7000000000000002">
            <text:p>1.7</text:p>
          </table:table-cell>
          <table:table-cell table:style-name="ACE-5" table:formula="of:=[.I113]" office:value-type="float" office:value="1.7000000000000002">
            <text:p>1.7</text:p>
          </table:table-cell>
          <table:table-cell table:style-name="ACE-3" office:value-type="string">
            <text:p>lower</text:p>
          </table:table-cell>
          <table:table-cell table:style-name="ACE-3" table:formula="of:=IF([.K1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70">
            <text:p>527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891">
            <text:p>4891</text:p>
          </table:table-cell>
          <table:table-cell table:style-name="ACE-3" office:value-type="float" office:value="4557">
            <text:p>4557</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3">
            <text:p>11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4]" office:value-type="float" office:value="9.1999999999999993">
            <text:p>9.2</text:p>
          </table:table-cell>
          <table:table-cell table:style-name="ACE-5" table:formula="of:=MAX(ABS([.G114])*0.20000000000000001;1)" office:value-type="float" office:value="1.8399999999999999">
            <text:p>1.8</text:p>
          </table:table-cell>
          <table:table-cell table:style-name="ACE-5" table:formula="of:=[.I114]" office:value-type="float" office:value="1.8399999999999999">
            <text:p>1.8</text:p>
          </table:table-cell>
          <table:table-cell table:style-name="ACE-3" office:value-type="string">
            <text:p>lower</text:p>
          </table:table-cell>
          <table:table-cell table:style-name="ACE-3" table:formula="of:=IF([.K1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09">
            <text:p>3709</text:p>
          </table:table-cell>
          <table:table-cell table:style-name="ACE-3" office:value-type="float" office:value="3360">
            <text:p>336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4">
            <text:p>114</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115]" office:value-type="float" office:value="8.5999999999999996">
            <text:p>8.6</text:p>
          </table:table-cell>
          <table:table-cell table:style-name="ACE-5" table:formula="of:=MAX(ABS([.G115])*0.20000000000000001;1)" office:value-type="float" office:value="1.72">
            <text:p>1.7</text:p>
          </table:table-cell>
          <table:table-cell table:style-name="ACE-5" table:formula="of:=[.I115]" office:value-type="float" office:value="1.72">
            <text:p>1.7</text:p>
          </table:table-cell>
          <table:table-cell table:style-name="ACE-3" office:value-type="string">
            <text:p>lower</text:p>
          </table:table-cell>
          <table:table-cell table:style-name="ACE-3" table:formula="of:=IF([.K1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00">
            <text:p>4900</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19">
            <text:p>4419</text:p>
          </table:table-cell>
          <table:table-cell table:style-name="ACE-3" office:value-type="float" office:value="4080">
            <text:p>408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5">
            <text:p>115</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7000000000000002">
            <text:p>7.7</text:p>
          </table:table-cell>
          <table:table-cell table:style-name="ACE-5" table:formula="of:=[.G116]" office:value-type="float" office:value="7.7000000000000002">
            <text:p>7.7</text:p>
          </table:table-cell>
          <table:table-cell table:style-name="ACE-5" table:formula="of:=MAX(ABS([.G116])*0.20000000000000001;1)" office:value-type="float" office:value="1.54">
            <text:p>1.5</text:p>
          </table:table-cell>
          <table:table-cell table:style-name="ACE-5" table:formula="of:=[.I116]" office:value-type="float" office:value="1.54">
            <text:p>1.5</text:p>
          </table:table-cell>
          <table:table-cell table:style-name="ACE-3" office:value-type="string">
            <text:p>lower</text:p>
          </table:table-cell>
          <table:table-cell table:style-name="ACE-3" table:formula="of:=IF([.K1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00">
            <text:p>500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531">
            <text:p>4531</text:p>
          </table:table-cell>
          <table:table-cell table:style-name="ACE-3" office:value-type="float" office:value="4234">
            <text:p>423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6">
            <text:p>116</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117]" office:value-type="float" office:value="7.5">
            <text:p>7.5</text:p>
          </table:table-cell>
          <table:table-cell table:style-name="ACE-5" table:formula="of:=MAX(ABS([.G117])*0.20000000000000001;1)" office:value-type="float" office:value="1.5">
            <text:p>1.5</text:p>
          </table:table-cell>
          <table:table-cell table:style-name="ACE-5" table:formula="of:=[.I117]" office:value-type="float" office:value="1.5">
            <text:p>1.5</text:p>
          </table:table-cell>
          <table:table-cell table:style-name="ACE-3" office:value-type="string">
            <text:p>lower</text:p>
          </table:table-cell>
          <table:table-cell table:style-name="ACE-3" table:formula="of:=IF([.K1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675">
            <text:p>4675</text:p>
          </table:table-cell>
          <table:table-cell table:style-name="ACE-3" office:value-type="float" office:value="4346">
            <text:p>434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17">
            <text:p>117</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4000000000000004">
            <text:p>6.4</text:p>
          </table:table-cell>
          <table:table-cell table:style-name="ACE-5" table:formula="of:=[.G118]" office:value-type="float" office:value="6.4000000000000004">
            <text:p>6.4</text:p>
          </table:table-cell>
          <table:table-cell table:style-name="ACE-5" table:formula="of:=MAX(ABS([.G118])*0.20000000000000001;1)" office:value-type="float" office:value="1.2800000000000002">
            <text:p>1.3</text:p>
          </table:table-cell>
          <table:table-cell table:style-name="ACE-5" table:formula="of:=[.I118]" office:value-type="float" office:value="1.2800000000000002">
            <text:p>1.3</text:p>
          </table:table-cell>
          <table:table-cell table:style-name="ACE-3" office:value-type="string">
            <text:p>lower</text:p>
          </table:table-cell>
          <table:table-cell table:style-name="ACE-3" table:formula="of:=IF([.K1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420">
            <text:p>46420</text:p>
          </table:table-cell>
          <table:table-cell table:style-name="ACE-3" office:value-type="float" office:value="1500">
            <text:p>150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329">
            <text:p>4632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8">
            <text:p>118</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119]" office:value-type="float" office:value="6.2000000000000002">
            <text:p>6.2</text:p>
          </table:table-cell>
          <table:table-cell table:style-name="ACE-5" table:formula="of:=MAX(ABS([.G119])*0.20000000000000001;1)" office:value-type="float" office:value="1.2400000000000002">
            <text:p>1.2</text:p>
          </table:table-cell>
          <table:table-cell table:style-name="ACE-5" table:formula="of:=[.I119]" office:value-type="float" office:value="1.2400000000000002">
            <text:p>1.2</text:p>
          </table:table-cell>
          <table:table-cell table:style-name="ACE-3" office:value-type="string">
            <text:p>lower</text:p>
          </table:table-cell>
          <table:table-cell table:style-name="ACE-3" table:formula="of:=IF([.K1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70">
            <text:p>35970</text:p>
          </table:table-cell>
          <table:table-cell table:style-name="ACE-3" office:value-type="float" office:value="410">
            <text:p>41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0322">
            <text:p>40322</text:p>
          </table:table-cell>
          <table:table-cell table:style-name="ACE-3" office:value-type="float" office:value="38541">
            <text:p>385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9">
            <text:p>119</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9000000000000004">
            <text:p>5.9</text:p>
          </table:table-cell>
          <table:table-cell table:style-name="ACE-5" table:formula="of:=[.G120]" office:value-type="float" office:value="5.9000000000000004">
            <text:p>5.9</text:p>
          </table:table-cell>
          <table:table-cell table:style-name="ACE-5" table:formula="of:=MAX(ABS([.G120])*0.20000000000000001;1)" office:value-type="float" office:value="1.1800000000000002">
            <text:p>1.2</text:p>
          </table:table-cell>
          <table:table-cell table:style-name="ACE-5" table:formula="of:=[.I120]" office:value-type="float" office:value="1.1800000000000002">
            <text:p>1.2</text:p>
          </table:table-cell>
          <table:table-cell table:style-name="ACE-3" office:value-type="string">
            <text:p>lower</text:p>
          </table:table-cell>
          <table:table-cell table:style-name="ACE-3" table:formula="of:=IF([.K1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620">
            <text:p>37620</text:p>
          </table:table-cell>
          <table:table-cell table:style-name="ACE-3" office:value-type="float" office:value="390">
            <text:p>39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32">
            <text:p>41832</text:p>
          </table:table-cell>
          <table:table-cell table:style-name="ACE-3" office:value-type="float" office:value="40316">
            <text:p>403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0">
            <text:p>12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2000000000000002">
            <text:p>5.2</text:p>
          </table:table-cell>
          <table:table-cell table:style-name="ACE-5" table:formula="of:=[.G121]" office:value-type="float" office:value="5.2000000000000002">
            <text:p>5.2</text:p>
          </table:table-cell>
          <table:table-cell table:style-name="ACE-5" table:formula="of:=MAX(ABS([.G121])*0.20000000000000001;1)" office:value-type="float" office:value="1.04">
            <text:p>1.0</text:p>
          </table:table-cell>
          <table:table-cell table:style-name="ACE-5" table:formula="of:=[.I121]" office:value-type="float" office:value="1.04">
            <text:p>1.0</text:p>
          </table:table-cell>
          <table:table-cell table:style-name="ACE-3" office:value-type="string">
            <text:p>lower</text:p>
          </table:table-cell>
          <table:table-cell table:style-name="ACE-3" table:formula="of:=IF([.K1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760">
            <text:p>39760</text:p>
          </table:table-cell>
          <table:table-cell table:style-name="ACE-3" office:value-type="float" office:value="600">
            <text:p>60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ata-9467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651">
            <text:p>43651</text:p>
          </table:table-cell>
          <table:table-cell table:style-name="ACE-3" office:value-type="float" office:value="41849">
            <text:p>418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1">
            <text:p>12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999999999999998">
            <text:p>4.8</text:p>
          </table:table-cell>
          <table:table-cell table:style-name="ACE-5" table:formula="of:=[.G122]" office:value-type="float" office:value="4.7999999999999998">
            <text:p>4.8</text:p>
          </table:table-cell>
          <table:table-cell table:style-name="ACE-5" table:formula="of:=MAX(ABS([.G122])*0.20000000000000001;1)" office:value-type="float" office:value="1">
            <text:p>1.0</text:p>
          </table:table-cell>
          <table:table-cell table:style-name="ACE-5" table:formula="of:=[.I122]" office:value-type="float" office:value="1">
            <text:p>1.0</text:p>
          </table:table-cell>
          <table:table-cell table:style-name="ACE-3" office:value-type="string">
            <text:p>lower</text:p>
          </table:table-cell>
          <table:table-cell table:style-name="ACE-3" table:formula="of:=IF([.K1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20">
            <text:p>39420</text:p>
          </table:table-cell>
          <table:table-cell table:style-name="ACE-3" office:value-type="float" office:value="590">
            <text:p>59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308">
            <text:p>43308</text:p>
          </table:table-cell>
          <table:table-cell table:style-name="ACE-3" office:value-type="float" office:value="41639">
            <text:p>416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2">
            <text:p>12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000000000000002">
            <text:p>4.7</text:p>
          </table:table-cell>
          <table:table-cell table:style-name="ACE-5" table:formula="of:=[.G123]" office:value-type="float" office:value="4.7000000000000002">
            <text:p>4.7</text:p>
          </table:table-cell>
          <table:table-cell table:style-name="ACE-5" table:formula="of:=MAX(ABS([.G123])*0.20000000000000001;1)" office:value-type="float" office:value="1">
            <text:p>1.0</text:p>
          </table:table-cell>
          <table:table-cell table:style-name="ACE-5" table:formula="of:=[.I123]" office:value-type="float" office:value="1">
            <text:p>1.0</text:p>
          </table:table-cell>
          <table:table-cell table:style-name="ACE-3" office:value-type="string">
            <text:p>lower</text:p>
          </table:table-cell>
          <table:table-cell table:style-name="ACE-3" table:formula="of:=IF([.K1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710">
            <text:p>42710</text:p>
          </table:table-cell>
          <table:table-cell table:style-name="ACE-3" office:value-type="float" office:value="920">
            <text:p>92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6972">
            <text:p>46972</text:p>
          </table:table-cell>
          <table:table-cell table:style-name="ACE-3" office:value-type="float" office:value="43380">
            <text:p>4338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3">
            <text:p>12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7999999999999998">
            <text:p>6.8</text:p>
          </table:table-cell>
          <table:table-cell table:style-name="ACE-5" table:formula="of:=[.G124]" office:value-type="float" office:value="6.7999999999999998">
            <text:p>6.8</text:p>
          </table:table-cell>
          <table:table-cell table:style-name="ACE-5" table:formula="of:=MAX(ABS([.G124])*0.20000000000000001;1)" office:value-type="float" office:value="1.3600000000000001">
            <text:p>1.4</text:p>
          </table:table-cell>
          <table:table-cell table:style-name="ACE-5" table:formula="of:=[.I124]" office:value-type="float" office:value="1.3600000000000001">
            <text:p>1.4</text:p>
          </table:table-cell>
          <table:table-cell table:style-name="ACE-3" office:value-type="string">
            <text:p>lower</text:p>
          </table:table-cell>
          <table:table-cell table:style-name="ACE-3" table:formula="of:=IF([.K124]=&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7720">
            <text:p>7720</text:p>
          </table:table-cell>
          <table:table-cell table:style-name="ACE-3" office:value-type="float" office:value="120">
            <text:p>12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7710">
            <text:p>7710</text:p>
          </table:table-cell>
          <table:table-cell table:style-name="ACE-3" office:value-type="float" office:value="7268">
            <text:p>726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4">
            <text:p>124</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5]" office:value-type="float" office:value="12">
            <text:p>12.0</text:p>
          </table:table-cell>
          <table:table-cell table:style-name="ACE-5" table:formula="of:=MAX(ABS([.G125])*0.20000000000000001;1)" office:value-type="float" office:value="2.4000000000000004">
            <text:p>2.4</text:p>
          </table:table-cell>
          <table:table-cell table:style-name="ACE-5" table:formula="of:=[.I125]" office:value-type="float" office:value="2.4000000000000004">
            <text:p>2.4</text:p>
          </table:table-cell>
          <table:table-cell table:style-name="ACE-3" office:value-type="string">
            <text:p>lower</text:p>
          </table:table-cell>
          <table:table-cell table:style-name="ACE-3" table:formula="of:=IF([.K1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450">
            <text:p>54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5221">
            <text:p>5221</text:p>
          </table:table-cell>
          <table:table-cell table:style-name="ACE-3" office:value-type="float" office:value="4821">
            <text:p>482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5">
            <text:p>125</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2000000000000002">
            <text:p>7.2</text:p>
          </table:table-cell>
          <table:table-cell table:style-name="ACE-5" table:formula="of:=[.G126]" office:value-type="float" office:value="7.2000000000000002">
            <text:p>7.2</text:p>
          </table:table-cell>
          <table:table-cell table:style-name="ACE-5" table:formula="of:=MAX(ABS([.G126])*0.20000000000000001;1)" office:value-type="float" office:value="1.4400000000000002">
            <text:p>1.4</text:p>
          </table:table-cell>
          <table:table-cell table:style-name="ACE-5" table:formula="of:=[.I126]" office:value-type="float" office:value="1.4400000000000002">
            <text:p>1.4</text:p>
          </table:table-cell>
          <table:table-cell table:style-name="ACE-3" office:value-type="string">
            <text:p>lower</text:p>
          </table:table-cell>
          <table:table-cell table:style-name="ACE-3" table:formula="of:=IF([.K1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7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6">
            <text:p>126</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127]" office:value-type="float" office:value="7">
            <text:p>7.0</text:p>
          </table:table-cell>
          <table:table-cell table:style-name="ACE-5" table:formula="of:=MAX(ABS([.G127])*0.20000000000000001;1)" office:value-type="float" office:value="1.4000000000000001">
            <text:p>1.4</text:p>
          </table:table-cell>
          <table:table-cell table:style-name="ACE-5" table:formula="of:=[.I127]" office:value-type="float" office:value="1.4000000000000001">
            <text:p>1.4</text:p>
          </table:table-cell>
          <table:table-cell table:style-name="ACE-3" office:value-type="string">
            <text:p>lower</text:p>
          </table:table-cell>
          <table:table-cell table:style-name="ACE-3" table:formula="of:=IF([.K1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70">
            <text:p>7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66">
            <text:p>4766</text:p>
          </table:table-cell>
          <table:table-cell table:style-name="ACE-3" office:value-type="float" office:value="4286">
            <text:p>428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7">
            <text:p>127</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128]" office:value-type="float" office:value="10">
            <text:p>10.0</text:p>
          </table:table-cell>
          <table:table-cell table:style-name="ACE-5" table:formula="of:=MAX(ABS([.G128])*0.20000000000000001;1)" office:value-type="float" office:value="2">
            <text:p>2.0</text:p>
          </table:table-cell>
          <table:table-cell table:style-name="ACE-5" table:formula="of:=[.I128]" office:value-type="float" office:value="2">
            <text:p>2.0</text:p>
          </table:table-cell>
          <table:table-cell table:style-name="ACE-3" office:value-type="string">
            <text:p>lower</text:p>
          </table:table-cell>
          <table:table-cell table:style-name="ACE-3" table:formula="of:=IF([.K1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0">
            <text:p>4280</text:p>
          </table:table-cell>
          <table:table-cell table:style-name="ACE-3" office:value-type="float" office:value="90">
            <text:p>9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80">
            <text:p>3680</text:p>
          </table:table-cell>
          <table:table-cell table:style-name="ACE-3" office:value-type="float" office:value="3230">
            <text:p>323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28">
            <text:p>128</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9]" office:value-type="float" office:value="12">
            <text:p>12.0</text:p>
          </table:table-cell>
          <table:table-cell table:style-name="ACE-5" table:formula="of:=MAX(ABS([.G129])*0.20000000000000001;1)" office:value-type="float" office:value="2.4000000000000004">
            <text:p>2.4</text:p>
          </table:table-cell>
          <table:table-cell table:style-name="ACE-5" table:formula="of:=[.I129]" office:value-type="float" office:value="2.4000000000000004">
            <text:p>2.4</text:p>
          </table:table-cell>
          <table:table-cell table:style-name="ACE-3" office:value-type="string">
            <text:p>lower</text:p>
          </table:table-cell>
          <table:table-cell table:style-name="ACE-3" table:formula="of:=IF([.K1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9">
            <text:p>129</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2999999999999998">
            <text:p>5.3</text:p>
          </table:table-cell>
          <table:table-cell table:style-name="ACE-5" table:formula="of:=[.G130]" office:value-type="float" office:value="5.2999999999999998">
            <text:p>5.3</text:p>
          </table:table-cell>
          <table:table-cell table:style-name="ACE-5" table:formula="of:=MAX(ABS([.G130])*0.20000000000000001;1)" office:value-type="float" office:value="1.0600000000000001">
            <text:p>1.1</text:p>
          </table:table-cell>
          <table:table-cell table:style-name="ACE-5" table:formula="of:=[.I130]" office:value-type="float" office:value="1.0600000000000001">
            <text:p>1.1</text:p>
          </table:table-cell>
          <table:table-cell table:style-name="ACE-3" office:value-type="string">
            <text:p>lower</text:p>
          </table:table-cell>
          <table:table-cell table:style-name="ACE-3" table:formula="of:=IF([.K1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80">
            <text:p>4180</text:p>
          </table:table-cell>
          <table:table-cell table:style-name="ACE-3" office:value-type="float" office:value="50">
            <text:p>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8</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459">
            <text:p>3459</text:p>
          </table:table-cell>
          <table:table-cell table:style-name="ACE-3" office:value-type="float" office:value="3198">
            <text:p>319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0">
            <text:p>130</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131]" office:value-type="float" office:value="5">
            <text:p>5.0</text:p>
          </table:table-cell>
          <table:table-cell table:style-name="ACE-5" table:formula="of:=MAX(ABS([.G131])*0.20000000000000001;1)" office:value-type="float" office:value="1">
            <text:p>1.0</text:p>
          </table:table-cell>
          <table:table-cell table:style-name="ACE-5" table:formula="of:=[.I131]" office:value-type="float" office:value="1">
            <text:p>1.0</text:p>
          </table:table-cell>
          <table:table-cell table:style-name="ACE-3" office:value-type="string">
            <text:p>lower</text:p>
          </table:table-cell>
          <table:table-cell table:style-name="ACE-3" table:formula="of:=IF([.K1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820">
            <text:p>5820</text:p>
          </table:table-cell>
          <table:table-cell table:style-name="ACE-3" office:value-type="float" office:value="80">
            <text:p>8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9</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5606">
            <text:p>5606</text:p>
          </table:table-cell>
          <table:table-cell table:style-name="ACE-3" office:value-type="float" office:value="5284">
            <text:p>528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1">
            <text:p>131</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2.7000000000000002">
            <text:p>2.7</text:p>
          </table:table-cell>
          <table:table-cell table:style-name="ACE-5" table:formula="of:=[.G132]" office:value-type="float" office:value="2.7000000000000002">
            <text:p>2.7</text:p>
          </table:table-cell>
          <table:table-cell table:style-name="ACE-5" table:formula="of:=MAX(ABS([.G132])*0.20000000000000001;1)" office:value-type="float" office:value="1">
            <text:p>1.0</text:p>
          </table:table-cell>
          <table:table-cell table:style-name="ACE-5" table:formula="of:=[.I132]" office:value-type="float" office:value="1">
            <text:p>1.0</text:p>
          </table:table-cell>
          <table:table-cell table:style-name="ACE-3" office:value-type="string">
            <text:p>lower</text:p>
          </table:table-cell>
          <table:table-cell table:style-name="ACE-3" table:formula="of:=IF([.K1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780">
            <text:p>478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280">
            <text:p>4280</text:p>
          </table:table-cell>
          <table:table-cell table:style-name="ACE-3" office:value-type="float" office:value="3905">
            <text:p>39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2">
            <text:p>132</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3]" office:value-type="float" office:value="1.7">
            <text:p>1.7</text:p>
          </table:table-cell>
          <table:table-cell table:style-name="ACE-5" table:formula="of:=MAX(ABS([.G133])*0.20000000000000001;1)" office:value-type="float" office:value="1">
            <text:p>1.0</text:p>
          </table:table-cell>
          <table:table-cell table:style-name="ACE-5" table:formula="of:=[.I133]" office:value-type="float" office:value="1">
            <text:p>1.0</text:p>
          </table:table-cell>
          <table:table-cell table:style-name="ACE-3" office:value-type="string">
            <text:p>lower</text:p>
          </table:table-cell>
          <table:table-cell table:style-name="ACE-3" table:formula="of:=IF([.K13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170">
            <text:p>317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293">
            <text:p>2293</text:p>
          </table:table-cell>
          <table:table-cell table:style-name="ACE-3" office:value-type="float" office:value="1926">
            <text:p>192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3">
            <text:p>133</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134]" office:value-type="float" office:value="1.3">
            <text:p>1.3</text:p>
          </table:table-cell>
          <table:table-cell table:style-name="ACE-5" table:formula="of:=MAX(ABS([.G134])*0.20000000000000001;1)" office:value-type="float" office:value="1">
            <text:p>1.0</text:p>
          </table:table-cell>
          <table:table-cell table:style-name="ACE-5" table:formula="of:=[.I134]" office:value-type="float" office:value="1">
            <text:p>1.0</text:p>
          </table:table-cell>
          <table:table-cell table:style-name="ACE-3" office:value-type="string">
            <text:p>lower</text:p>
          </table:table-cell>
          <table:table-cell table:style-name="ACE-3" table:formula="of:=IF([.K13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40">
            <text:p>3440</text:p>
          </table:table-cell>
          <table:table-cell table:style-name="ACE-3" office:value-type="float" office:value="50">
            <text:p>5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2</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642">
            <text:p>2642</text:p>
          </table:table-cell>
          <table:table-cell table:style-name="ACE-3" office:value-type="float" office:value="2308">
            <text:p>23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4">
            <text:p>134</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1000000000000001">
            <text:p>1.1</text:p>
          </table:table-cell>
          <table:table-cell table:style-name="ACE-5" table:formula="of:=[.G135]" office:value-type="float" office:value="1.1000000000000001">
            <text:p>1.1</text:p>
          </table:table-cell>
          <table:table-cell table:style-name="ACE-5" table:formula="of:=MAX(ABS([.G135])*0.20000000000000001;1)" office:value-type="float" office:value="1">
            <text:p>1.0</text:p>
          </table:table-cell>
          <table:table-cell table:style-name="ACE-5" table:formula="of:=[.I135]" office:value-type="float" office:value="1">
            <text:p>1.0</text:p>
          </table:table-cell>
          <table:table-cell table:style-name="ACE-3" office:value-type="string">
            <text:p>lower</text:p>
          </table:table-cell>
          <table:table-cell table:style-name="ACE-3" table:formula="of:=IF([.K13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90">
            <text:p>3890</text:p>
          </table:table-cell>
          <table:table-cell table:style-name="ACE-3" office:value-type="float" office:value="50">
            <text:p>5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3</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28">
            <text:p>3128</text:p>
          </table:table-cell>
          <table:table-cell table:style-name="ACE-3" office:value-type="float" office:value="2824">
            <text:p>282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5">
            <text:p>135</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6]" office:value-type="float" office:value="17">
            <text:p>17.0</text:p>
          </table:table-cell>
          <table:table-cell table:style-name="ACE-5" table:formula="of:=MAX(ABS([.G136])*0.20000000000000001;1)" office:value-type="float" office:value="3.4000000000000004">
            <text:p>3.4</text:p>
          </table:table-cell>
          <table:table-cell table:style-name="ACE-5" table:formula="of:=[.I136]" office:value-type="float" office:value="3.4000000000000004">
            <text:p>3.4</text:p>
          </table:table-cell>
          <table:table-cell table:style-name="ACE-3" office:value-type="string">
            <text:p>lower</text:p>
          </table:table-cell>
          <table:table-cell table:style-name="ACE-3" table:formula="of:=IF([.K13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6">
            <text:p>136</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137]" office:value-type="float" office:value="16">
            <text:p>16.0</text:p>
          </table:table-cell>
          <table:table-cell table:style-name="ACE-5" table:formula="of:=MAX(ABS([.G137])*0.20000000000000001;1)" office:value-type="float" office:value="3.2000000000000002">
            <text:p>3.2</text:p>
          </table:table-cell>
          <table:table-cell table:style-name="ACE-5" table:formula="of:=[.I137]" office:value-type="float" office:value="3.2000000000000002">
            <text:p>3.2</text:p>
          </table:table-cell>
          <table:table-cell table:style-name="ACE-3" office:value-type="string">
            <text:p>lower</text:p>
          </table:table-cell>
          <table:table-cell table:style-name="ACE-3" table:formula="of:=IF([.K137]=&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6650">
            <text:p>6650</text:p>
          </table:table-cell>
          <table:table-cell table:style-name="ACE-3" office:value-type="float" office:value="70">
            <text:p>70</text:p>
          </table:table-cell>
          <table:table-cell table:style-name="ACE-3" office:value-type="float" office:value="-17.300000000000001">
            <text:p>−17.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500">
            <text:p>6500</text:p>
          </table:table-cell>
          <table:table-cell table:style-name="ACE-3" office:value-type="float" office:value="6200">
            <text:p>62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7">
            <text:p>137</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138]" office:value-type="float" office:value="9">
            <text:p>9.0</text:p>
          </table:table-cell>
          <table:table-cell table:style-name="ACE-5" table:formula="of:=MAX(ABS([.G138])*0.20000000000000001;1)" office:value-type="float" office:value="1.8">
            <text:p>1.8</text:p>
          </table:table-cell>
          <table:table-cell table:style-name="ACE-5" table:formula="of:=[.I138]" office:value-type="float" office:value="1.8">
            <text:p>1.8</text:p>
          </table:table-cell>
          <table:table-cell table:style-name="ACE-3" office:value-type="string">
            <text:p>lower</text:p>
          </table:table-cell>
          <table:table-cell table:style-name="ACE-3" table:formula="of:=IF([.K13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90">
            <text:p>3990</text:p>
          </table:table-cell>
          <table:table-cell table:style-name="ACE-3" office:value-type="float" office:value="40">
            <text:p>4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0">
            <text:p>3220</text:p>
          </table:table-cell>
          <table:table-cell table:style-name="ACE-3" office:value-type="float" office:value="2960">
            <text:p>296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8">
            <text:p>138</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0.5">
            <text:p>10.5</text:p>
          </table:table-cell>
          <table:table-cell table:style-name="ACE-5" table:formula="of:=[.G139]" office:value-type="float" office:value="10.5">
            <text:p>10.5</text:p>
          </table:table-cell>
          <table:table-cell table:style-name="ACE-5" table:formula="of:=MAX(ABS([.G139])*0.20000000000000001;1)" office:value-type="float" office:value="2.1000000000000001">
            <text:p>2.1</text:p>
          </table:table-cell>
          <table:table-cell table:style-name="ACE-5" table:formula="of:=[.I139]" office:value-type="float" office:value="2.1000000000000001">
            <text:p>2.1</text:p>
          </table:table-cell>
          <table:table-cell table:style-name="ACE-3" office:value-type="string">
            <text:p>lower</text:p>
          </table:table-cell>
          <table:table-cell table:style-name="ACE-3" table:formula="of:=IF([.K13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60">
            <text:p>6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5">
            <text:p>4695</text:p>
          </table:table-cell>
          <table:table-cell table:style-name="ACE-3" office:value-type="float" office:value="4309">
            <text:p>430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9">
            <text:p>139</text:p>
          </table:table-cell>
          <table:table-cell table:style-name="ACE-3" office:value-type="string">
            <text:p>Langhovde</text:p>
          </table:table-cell>
          <table:table-cell table:style-name="ACE-3" office:value-type="string">
            <text:p>Nera 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40]" office:value-type="float" office:value="3">
            <text:p>3.0</text:p>
          </table:table-cell>
          <table:table-cell table:style-name="ACE-5" table:formula="of:=MAX(ABS([.G140])*0.20000000000000001;1)" office:value-type="float" office:value="1">
            <text:p>1.0</text:p>
          </table:table-cell>
          <table:table-cell table:style-name="ACE-5" table:formula="of:=[.I140]" office:value-type="float" office:value="1">
            <text:p>1.0</text:p>
          </table:table-cell>
          <table:table-cell table:style-name="ACE-3" office:value-type="string">
            <text:p>lower</text:p>
          </table:table-cell>
          <table:table-cell table:style-name="ACE-3" table:formula="of:=IF([.K140]=&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860">
            <text:p>3860</text:p>
          </table:table-cell>
          <table:table-cell table:style-name="ACE-3" office:value-type="float" office:value="70">
            <text:p>7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121">
            <text:p>3121</text:p>
          </table:table-cell>
          <table:table-cell table:style-name="ACE-3" office:value-type="float" office:value="2756">
            <text:p>275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0">
            <text:p>140</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1]" office:value-type="float" office:value="5.5">
            <text:p>5.5</text:p>
          </table:table-cell>
          <table:table-cell table:style-name="ACE-5" table:formula="of:=MAX(ABS([.G141])*0.20000000000000001;1)" office:value-type="float" office:value="1.1000000000000001">
            <text:p>1.1</text:p>
          </table:table-cell>
          <table:table-cell table:style-name="ACE-5" table:formula="of:=[.I141]" office:value-type="float" office:value="1.1000000000000001">
            <text:p>1.1</text:p>
          </table:table-cell>
          <table:table-cell table:style-name="ACE-3" office:value-type="string">
            <text:p>lower</text:p>
          </table:table-cell>
          <table:table-cell table:style-name="ACE-3" table:formula="of:=IF([.K14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510">
            <text:p>6510</text:p>
          </table:table-cell>
          <table:table-cell table:style-name="ACE-3" office:value-type="float" office:value="60">
            <text:p>60</text:p>
          </table:table-cell>
          <table:table-cell table:style-name="ACE-3" office:value-type="float" office:value="1.49">
            <text:p>1.4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4</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333">
            <text:p>6333</text:p>
          </table:table-cell>
          <table:table-cell table:style-name="ACE-3" office:value-type="float" office:value="6027">
            <text:p>6027</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1">
            <text:p>141</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2]" office:value-type="float" office:value="5.5">
            <text:p>5.5</text:p>
          </table:table-cell>
          <table:table-cell table:style-name="ACE-5" table:formula="of:=MAX(ABS([.G142])*0.20000000000000001;1)" office:value-type="float" office:value="1.1000000000000001">
            <text:p>1.1</text:p>
          </table:table-cell>
          <table:table-cell table:style-name="ACE-5" table:formula="of:=[.I142]" office:value-type="float" office:value="1.1000000000000001">
            <text:p>1.1</text:p>
          </table:table-cell>
          <table:table-cell table:style-name="ACE-3" office:value-type="string">
            <text:p>lower</text:p>
          </table:table-cell>
          <table:table-cell table:style-name="ACE-3" table:formula="of:=IF([.K14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200">
            <text:p>6200</text:p>
          </table:table-cell>
          <table:table-cell table:style-name="ACE-3" office:value-type="float" office:value="70">
            <text:p>7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5</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018">
            <text:p>6018</text:p>
          </table:table-cell>
          <table:table-cell table:style-name="ACE-3" office:value-type="float" office:value="5661">
            <text:p>566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2">
            <text:p>142</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3]" office:value-type="float" office:value="5.5">
            <text:p>5.5</text:p>
          </table:table-cell>
          <table:table-cell table:style-name="ACE-5" table:formula="of:=MAX(ABS([.G143])*0.20000000000000001;1)" office:value-type="float" office:value="1.1000000000000001">
            <text:p>1.1</text:p>
          </table:table-cell>
          <table:table-cell table:style-name="ACE-5" table:formula="of:=[.I143]" office:value-type="float" office:value="1.1000000000000001">
            <text:p>1.1</text:p>
          </table:table-cell>
          <table:table-cell table:style-name="ACE-3" office:value-type="string">
            <text:p>lower</text:p>
          </table:table-cell>
          <table:table-cell table:style-name="ACE-3" table:formula="of:=IF([.K14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670">
            <text:p>567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6</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5460">
            <text:p>5460</text:p>
          </table:table-cell>
          <table:table-cell table:style-name="ACE-3" office:value-type="float" office:value="5049">
            <text:p>50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3">
            <text:p>143</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44">
            <text:p>14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5]=&quot;lower&quot;;-1;1)" office:value-type="float" office:value="1">
            <text:p>1</text:p>
          </table:table-cell>
          <table:table-cell table:style-name="ACE-3"/>
          <table:table-cell table:style-name="ACE-3" office:value-type="string">
            <text:p>lake</text:p>
          </table:table-cell>
          <table:table-cell table:style-name="ACE-3" office:value-type="string">
            <text:p>modern</text:p>
          </table:table-cell>
          <table:table-cell table:style-name="ACE-3"/>
          <table:table-cell table:style-name="ACE-3" office:value-type="float" office:value="-15.800000000000001">
            <text:p>−15.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17</text:p>
          </table:table-cell>
          <table:table-cell table:style-name="ACE-3" office:value-type="string">
            <text:p>Hodgson et al., 2009</text:p>
          </table:table-cell>
          <table:table-cell table:style-name="ACE-3"/>
          <table:table-cell table:style-name="ACE-3" office:value-type="float" office:value="135">
            <text:p>135</text:p>
          </table:table-cell>
          <table:table-cell table:style-name="ACE-3" office:value-type="float" office:value="124">
            <text:p>12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5">
            <text:p>14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6]=&quot;lower&quot;;-1;1)" office:value-type="float" office:value="1">
            <text:p>1</text:p>
          </table:table-cell>
          <table:table-cell table:style-name="ACE-3"/>
          <table:table-cell table:style-name="ACE-3" office:value-type="string">
            <text:p>lake</text:p>
          </table:table-cell>
          <table:table-cell table:style-name="ACE-3" office:value-type="float" office:value="1755">
            <text:p>1755</text:p>
          </table:table-cell>
          <table:table-cell table:style-name="ACE-3" office:value-type="float" office:value="40">
            <text:p>40</text:p>
          </table:table-cell>
          <table:table-cell table:style-name="ACE-3" office:value-type="float" office:value="-19.899999999999999">
            <text:p>−1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2</text:p>
          </table:table-cell>
          <table:table-cell table:style-name="ACE-3" office:value-type="string">
            <text:p>Hodgson et al., 2009</text:p>
          </table:table-cell>
          <table:table-cell table:style-name="ACE-3"/>
          <table:table-cell table:style-name="ACE-3" office:value-type="float" office:value="1710">
            <text:p>1710</text:p>
          </table:table-cell>
          <table:table-cell table:style-name="ACE-3" office:value-type="float" office:value="1538">
            <text:p>153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6">
            <text:p>146</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7]=&quot;lower&quot;;-1;1)" office:value-type="float" office:value="1">
            <text:p>1</text:p>
          </table:table-cell>
          <table:table-cell table:style-name="ACE-3"/>
          <table:table-cell table:style-name="ACE-3" office:value-type="string">
            <text:p>lake</text:p>
          </table:table-cell>
          <table:table-cell table:style-name="ACE-3" office:value-type="float" office:value="2084">
            <text:p>2084</text:p>
          </table:table-cell>
          <table:table-cell table:style-name="ACE-3" office:value-type="float" office:value="45">
            <text:p>45</text:p>
          </table:table-cell>
          <table:table-cell table:style-name="ACE-3" office:value-type="float" office:value="-20">
            <text:p>−2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3</text:p>
          </table:table-cell>
          <table:table-cell table:style-name="ACE-3" office:value-type="string">
            <text:p>Hodgson et al., 2009</text:p>
          </table:table-cell>
          <table:table-cell table:style-name="ACE-3"/>
          <table:table-cell table:style-name="ACE-3" office:value-type="float" office:value="2147">
            <text:p>2147</text:p>
          </table:table-cell>
          <table:table-cell table:style-name="ACE-3" office:value-type="float" office:value="1894">
            <text:p>189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7">
            <text:p>147</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6205">
            <text:p>6205</text:p>
          </table:table-cell>
          <table:table-cell table:style-name="ACE-3" office:value-type="float" office:value="50">
            <text:p>50</text:p>
          </table:table-cell>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4</text:p>
          </table:table-cell>
          <table:table-cell table:style-name="ACE-3" office:value-type="string">
            <text:p>Verleyen et al., 2005; Hodgson et al., 2009</text:p>
          </table:table-cell>
          <table:table-cell table:style-name="ACE-3"/>
          <table:table-cell table:style-name="ACE-3" office:value-type="float" office:value="7240">
            <text:p>7240</text:p>
          </table:table-cell>
          <table:table-cell table:style-name="ACE-3" office:value-type="float" office:value="6905">
            <text:p>690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8">
            <text:p>148</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4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7825">
            <text:p>7825</text:p>
          </table:table-cell>
          <table:table-cell table:style-name="ACE-3" office:value-type="float" office:value="70">
            <text:p>70</text:p>
          </table:table-cell>
          <table:table-cell table:style-name="ACE-3" office:value-type="float" office:value="-23">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35745</text:p>
          </table:table-cell>
          <table:table-cell table:style-name="ACE-3" office:value-type="string">
            <text:p>Verleyen et al., 2005; Hodgson et al., 2009</text:p>
          </table:table-cell>
          <table:table-cell table:style-name="ACE-3" office:value-type="float" office:value="500">
            <text:p>500</text:p>
          </table:table-cell>
          <table:table-cell table:style-name="ACE-3" office:value-type="float" office:value="7932">
            <text:p>7932</text:p>
          </table:table-cell>
          <table:table-cell table:style-name="ACE-3" office:value-type="float" office:value="7648">
            <text:p>764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9">
            <text:p>149</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0]=&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8545">
            <text:p>8545</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6</text:p>
          </table:table-cell>
          <table:table-cell table:style-name="ACE-3" office:value-type="string">
            <text:p>Verleyen et al., 2005; Hodgson et al., 2009</text:p>
          </table:table-cell>
          <table:table-cell table:style-name="ACE-3"/>
          <table:table-cell table:style-name="ACE-3" office:value-type="float" office:value="9584">
            <text:p>9584</text:p>
          </table:table-cell>
          <table:table-cell table:style-name="ACE-3" office:value-type="float" office:value="9325">
            <text:p>932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0">
            <text:p>150</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1]=&quot;lower&quot;;-1;1)" office:value-type="float" office:value="1">
            <text:p>1</text:p>
          </table:table-cell>
          <table:table-cell table:style-name="ACE-3" office:value-type="string">
            <text:p>Cyano. org. silt</text:p>
          </table:table-cell>
          <table:table-cell table:style-name="ACE-3" office:value-type="string">
            <text:p>lake</text:p>
          </table:table-cell>
          <table:table-cell table:style-name="ACE-3" office:value-type="float" office:value="10400">
            <text:p>10400</text:p>
          </table:table-cell>
          <table:table-cell table:style-name="ACE-3" office:value-type="float" office:value="65">
            <text:p>65</text:p>
          </table:table-cell>
          <table:table-cell table:style-name="ACE-3" office:value-type="float" office:value="-16.5">
            <text:p>−16.5</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7</text:p>
          </table:table-cell>
          <table:table-cell table:style-name="ACE-3" office:value-type="string">
            <text:p>Verleyen et al., 2005; Hodgson et al., 2009</text:p>
          </table:table-cell>
          <table:table-cell table:style-name="ACE-3"/>
          <table:table-cell table:style-name="ACE-3" office:value-type="float" office:value="12431">
            <text:p>12431</text:p>
          </table:table-cell>
          <table:table-cell table:style-name="ACE-3" office:value-type="float" office:value="11951">
            <text:p>11951</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1">
            <text:p>151</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2]=&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35000">
            <text:p>35000</text:p>
          </table:table-cell>
          <table:table-cell table:style-name="ACE-3" office:value-type="float" office:value="24000">
            <text:p>24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2">
            <text:p>152</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3]=&quot;lower&quot;;-1;1)" office:value-type="float" office:value="1">
            <text:p>1</text:p>
          </table:table-cell>
          <table:table-cell table:style-name="ACE-3"/>
          <table:table-cell table:style-name="ACE-3" office:value-type="string">
            <text:p>lake</text:p>
          </table:table-cell>
          <table:table-cell table:style-name="ACE-3" office:value-type="float" office:value="26650">
            <text:p>26650</text:p>
          </table:table-cell>
          <table:table-cell table:style-name="ACE-3" office:value-type="float" office:value="220">
            <text:p>220</text:p>
          </table:table-cell>
          <table:table-cell table:style-name="ACE-3" office:value-type="float" office:value="-23.100000000000001">
            <text:p>−2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0</text:p>
          </table:table-cell>
          <table:table-cell table:style-name="ACE-3" office:value-type="string">
            <text:p>Hodgson et al., 2009</text:p>
          </table:table-cell>
          <table:table-cell table:style-name="ACE-3"/>
          <table:table-cell table:style-name="ACE-3" office:value-type="float" office:value="31149">
            <text:p>31149</text:p>
          </table:table-cell>
          <table:table-cell table:style-name="ACE-3" office:value-type="float" office:value="30455">
            <text:p>3045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3">
            <text:p>153</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4]=&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43000">
            <text:p>43000</text:p>
          </table:table-cell>
          <table:table-cell table:style-name="ACE-3" office:value-type="float" office:value="30000">
            <text:p>30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4">
            <text:p>15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5]=&quot;lower&quot;;-1;1)" office:value-type="float" office:value="1">
            <text:p>1</text:p>
          </table:table-cell>
          <table:table-cell table:style-name="ACE-3"/>
          <table:table-cell table:style-name="ACE-3" office:value-type="string">
            <text:p>lake</text:p>
          </table:table-cell>
          <table:table-cell table:style-name="ACE-3" office:value-type="float" office:value="27000">
            <text:p>27000</text:p>
          </table:table-cell>
          <table:table-cell table:style-name="ACE-3" office:value-type="float" office:value="230">
            <text:p>230</text:p>
          </table:table-cell>
          <table:table-cell table:style-name="ACE-3" office:value-type="float" office:value="-21.100000000000001">
            <text:p>−2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1</text:p>
          </table:table-cell>
          <table:table-cell table:style-name="ACE-3" office:value-type="string">
            <text:p>Hodgson et al., 2009</text:p>
          </table:table-cell>
          <table:table-cell table:style-name="ACE-3"/>
          <table:table-cell table:style-name="ACE-3" office:value-type="float" office:value="31314">
            <text:p>31314</text:p>
          </table:table-cell>
          <table:table-cell table:style-name="ACE-3" office:value-type="float" office:value="30739">
            <text:p>30739</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5">
            <text:p>15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56]=&quot;lower&quot;;-1;1)" office:value-type="float" office:value="-1">
            <text:p>−1</text:p>
          </table:table-cell>
          <table:table-cell table:style-name="ACE-3"/>
          <table:table-cell table:style-name="ACE-3" office:value-type="string">
            <text:p>lake</text:p>
          </table:table-cell>
          <table:table-cell table:style-name="ACE-3" office:value-type="float" office:value="28750">
            <text:p>28750</text:p>
          </table:table-cell>
          <table:table-cell table:style-name="ACE-3" office:value-type="float" office:value="300">
            <text:p>300</text:p>
          </table:table-cell>
          <table:table-cell table:style-name="ACE-3" office:value-type="float" office:value="-21.800000000000001">
            <text:p>−2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96952</text:p>
          </table:table-cell>
          <table:table-cell table:style-name="ACE-3" office:value-type="string">
            <text:p>Hodgson et al., 2009</text:p>
          </table:table-cell>
          <table:table-cell table:style-name="ACE-3" office:value-type="float" office:value="500">
            <text:p>500</text:p>
          </table:table-cell>
          <table:table-cell table:style-name="ACE-3" office:value-type="float" office:value="32579">
            <text:p>32579</text:p>
          </table:table-cell>
          <table:table-cell table:style-name="ACE-3" office:value-type="float" office:value="31144">
            <text:p>3114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6">
            <text:p>156</text:p>
          </table:table-cell>
          <table:table-cell table:style-name="ACE-3" office:value-type="string">
            <text:p>Larsemann Hills</text:p>
          </table:table-cell>
          <table:table-cell table:style-name="ACE-3" office:value-type="string">
            <text:p>Pup Lagoon</text:p>
          </table:table-cell>
          <table:table-cell table:style-name="ACE-4" office:value-type="float" office:value="-69.406999999999996">
            <text:p>−69.407</text:p>
          </table:table-cell>
          <table:table-cell table:style-name="ACE-4" office:value-type="float" office:value="76.055000000000007">
            <text:p>76.055</text:p>
          </table:table-cell>
          <table:table-cell table:style-name="ACE-3" office:value-type="string">
            <text:p>picked off Google Earth from location map in paper</text:p>
          </table:table-cell>
          <table:table-cell table:style-name="ACE-3" office:value-type="string">
            <text:p>4±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7]=&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2150">
            <text:p>215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51</text:p>
          </table:table-cell>
          <table:table-cell table:style-name="ACE-3" office:value-type="string">
            <text:p>Verleyen et al., 2005</text:p>
          </table:table-cell>
          <table:table-cell table:style-name="ACE-3"/>
          <table:table-cell table:style-name="ACE-3" office:value-type="float" office:value="2305">
            <text:p>2305</text:p>
          </table:table-cell>
          <table:table-cell table:style-name="ACE-3" office:value-type="float" office:value="1935">
            <text:p>1935</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7">
            <text:p>157</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2620">
            <text:p>262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6</text:p>
          </table:table-cell>
          <table:table-cell table:style-name="ACE-3" office:value-type="string">
            <text:p>Verleyen et al., 2005</text:p>
          </table:table-cell>
          <table:table-cell table:style-name="ACE-3"/>
          <table:table-cell table:style-name="ACE-3" office:value-type="float" office:value="2782">
            <text:p>2782</text:p>
          </table:table-cell>
          <table:table-cell table:style-name="ACE-3" office:value-type="float" office:value="2489">
            <text:p>2489</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8">
            <text:p>158</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070">
            <text:p>8070</text:p>
          </table:table-cell>
          <table:table-cell table:style-name="ACE-3" office:value-type="float" office:value="75">
            <text:p>7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9</text:p>
          </table:table-cell>
          <table:table-cell table:style-name="ACE-3" office:value-type="string">
            <text:p>Verleyen et al., 2005</text:p>
          </table:table-cell>
          <table:table-cell table:style-name="ACE-3"/>
          <table:table-cell table:style-name="ACE-3" office:value-type="float" office:value="9123">
            <text:p>9123</text:p>
          </table:table-cell>
          <table:table-cell table:style-name="ACE-3" office:value-type="float" office:value="8636">
            <text:p>863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9">
            <text:p>159</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60]=&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508">
            <text:p>8508</text:p>
          </table:table-cell>
          <table:table-cell table:style-name="ACE-3" office:value-type="float" office:value="59">
            <text:p>59</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41164</text:p>
          </table:table-cell>
          <table:table-cell table:style-name="ACE-3" office:value-type="string">
            <text:p>Verleyen et al., 2005</text:p>
          </table:table-cell>
          <table:table-cell table:style-name="ACE-3"/>
          <table:table-cell table:style-name="ACE-3" office:value-type="float" office:value="9547">
            <text:p>9547</text:p>
          </table:table-cell>
          <table:table-cell table:style-name="ACE-3" office:value-type="float" office:value="9310">
            <text:p>9310</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0">
            <text:p>160</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61]=&quot;lower&quot;;-1;1)" office:value-type="float" office:value="-1">
            <text:p>−1</text:p>
          </table:table-cell>
          <table:table-cell table:style-name="ACE-3" office:value-type="string">
            <text:p>Organic plus silt</text:p>
          </table:table-cell>
          <table:table-cell table:style-name="ACE-3" office:value-type="string">
            <text:p>lake</text:p>
          </table:table-cell>
          <table:table-cell table:style-name="ACE-3" office:value-type="float" office:value="10314">
            <text:p>10314</text:p>
          </table:table-cell>
          <table:table-cell table:style-name="ACE-3" office:value-type="float" office:value="65">
            <text:p>6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41633</text:p>
          </table:table-cell>
          <table:table-cell table:style-name="ACE-3" office:value-type="string">
            <text:p>Verleyen et al., 2005</text:p>
          </table:table-cell>
          <table:table-cell table:style-name="ACE-3" office:value-type="float" office:value="500">
            <text:p>500</text:p>
          </table:table-cell>
          <table:table-cell table:style-name="ACE-3" office:value-type="float" office:value="10974">
            <text:p>10974</text:p>
          </table:table-cell>
          <table:table-cell table:style-name="ACE-3" office:value-type="float" office:value="10566">
            <text:p>1056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1">
            <text:p>161</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62">
            <text:p>162</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3]" office:value-type="float" office:value="-2">
            <text:p>−2.0</text:p>
          </table:table-cell>
          <table:table-cell table:style-name="ACE-5" table:formula="of:=MAX(ABS([.G163])*0.20000000000000001;1)" office:value-type="float" office:value="1">
            <text:p>1.0</text:p>
          </table:table-cell>
          <table:table-cell table:style-name="ACE-5" table:formula="of:=[.I163]" office:value-type="float" office:value="1">
            <text:p>1.0</text:p>
          </table:table-cell>
          <table:table-cell table:style-name="ACE-3" office:value-type="string">
            <text:p>lower</text:p>
          </table:table-cell>
          <table:table-cell table:style-name="ACE-3" table:formula="of:=IF([.K16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00">
            <text:p>100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236">
            <text:p>23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3">
            <text:p>163</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4]" office:value-type="float" office:value="-2">
            <text:p>−2.0</text:p>
          </table:table-cell>
          <table:table-cell table:style-name="ACE-5" table:formula="of:=MAX(ABS([.G164])*0.20000000000000001;1)" office:value-type="float" office:value="1">
            <text:p>1.0</text:p>
          </table:table-cell>
          <table:table-cell table:style-name="ACE-5" table:formula="of:=[.I164]" office:value-type="float" office:value="1">
            <text:p>1.0</text:p>
          </table:table-cell>
          <table:table-cell table:style-name="ACE-3" office:value-type="string">
            <text:p>lower</text:p>
          </table:table-cell>
          <table:table-cell table:style-name="ACE-3" table:formula="of:=IF([.K16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815">
            <text:p>181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7</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928">
            <text:p>928</text:p>
          </table:table-cell>
          <table:table-cell table:style-name="ACE-3" office:value-type="float" office:value="774">
            <text:p>7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4">
            <text:p>164</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5]" office:value-type="float" office:value="-2">
            <text:p>−2.0</text:p>
          </table:table-cell>
          <table:table-cell table:style-name="ACE-5" table:formula="of:=MAX(ABS([.G165])*0.20000000000000001;1)" office:value-type="float" office:value="1">
            <text:p>1.0</text:p>
          </table:table-cell>
          <table:table-cell table:style-name="ACE-5" table:formula="of:=[.I165]" office:value-type="float" office:value="1">
            <text:p>1.0</text:p>
          </table:table-cell>
          <table:table-cell table:style-name="ACE-3" office:value-type="string">
            <text:p>lower</text:p>
          </table:table-cell>
          <table:table-cell table:style-name="ACE-3" table:formula="of:=IF([.K16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785">
            <text:p>27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8</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1983">
            <text:p>1983</text:p>
          </table:table-cell>
          <table:table-cell table:style-name="ACE-3" office:value-type="float" office:value="1811">
            <text:p>1811</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5">
            <text:p>165</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6]" office:value-type="float" office:value="-2">
            <text:p>−2.0</text:p>
          </table:table-cell>
          <table:table-cell table:style-name="ACE-5" table:formula="of:=MAX(ABS([.G166])*0.20000000000000001;1)" office:value-type="float" office:value="1">
            <text:p>1.0</text:p>
          </table:table-cell>
          <table:table-cell table:style-name="ACE-5" table:formula="of:=[.I166]" office:value-type="float" office:value="1">
            <text:p>1.0</text:p>
          </table:table-cell>
          <table:table-cell table:style-name="ACE-3" office:value-type="string">
            <text:p>lower</text:p>
          </table:table-cell>
          <table:table-cell table:style-name="ACE-3" table:formula="of:=IF([.K166]=&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000">
            <text:p>500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4809">
            <text:p>4809</text:p>
          </table:table-cell>
          <table:table-cell table:style-name="ACE-3" office:value-type="float" office:value="4574">
            <text:p>45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6">
            <text:p>16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7]" office:value-type="float" office:value="-12">
            <text:p>−12.0</text:p>
          </table:table-cell>
          <table:table-cell table:style-name="ACE-5" table:formula="of:=MAX(ABS([.G167])*0.20000000000000001;1)" office:value-type="float" office:value="2.4000000000000004">
            <text:p>2.4</text:p>
          </table:table-cell>
          <table:table-cell table:style-name="ACE-5" table:formula="of:=[.I167]" office:value-type="float" office:value="2.4000000000000004">
            <text:p>2.4</text:p>
          </table:table-cell>
          <table:table-cell table:style-name="ACE-3" office:value-type="string">
            <text:p>lower</text:p>
          </table:table-cell>
          <table:table-cell table:style-name="ACE-3" table:formula="of:=IF([.K16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20">
            <text:p>92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35">
            <text:p>235</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7">
            <text:p>16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8]" office:value-type="float" office:value="-12">
            <text:p>−12.0</text:p>
          </table:table-cell>
          <table:table-cell table:style-name="ACE-5" table:formula="of:=MAX(ABS([.G168])*0.20000000000000001;1)" office:value-type="float" office:value="2.4000000000000004">
            <text:p>2.4</text:p>
          </table:table-cell>
          <table:table-cell table:style-name="ACE-5" table:formula="of:=[.I168]" office:value-type="float" office:value="2.4000000000000004">
            <text:p>2.4</text:p>
          </table:table-cell>
          <table:table-cell table:style-name="ACE-3" office:value-type="string">
            <text:p>lower</text:p>
          </table:table-cell>
          <table:table-cell table:style-name="ACE-3" table:formula="of:=IF([.K168]=&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335">
            <text:p>2335</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484">
            <text:p>1484</text:p>
          </table:table-cell>
          <table:table-cell table:style-name="ACE-3" office:value-type="float" office:value="1292">
            <text:p>1292</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8">
            <text:p>16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9]" office:value-type="float" office:value="-12">
            <text:p>−12.0</text:p>
          </table:table-cell>
          <table:table-cell table:style-name="ACE-5" table:formula="of:=MAX(ABS([.G169])*0.20000000000000001;1)" office:value-type="float" office:value="2.4000000000000004">
            <text:p>2.4</text:p>
          </table:table-cell>
          <table:table-cell table:style-name="ACE-5" table:formula="of:=[.I169]" office:value-type="float" office:value="2.4000000000000004">
            <text:p>2.4</text:p>
          </table:table-cell>
          <table:table-cell table:style-name="ACE-3" office:value-type="string">
            <text:p>lower</text:p>
          </table:table-cell>
          <table:table-cell table:style-name="ACE-3" table:formula="of:=IF([.K16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230">
            <text:p>423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841">
            <text:p>3841</text:p>
          </table:table-cell>
          <table:table-cell table:style-name="ACE-3" office:value-type="float" office:value="3469">
            <text:p>34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9">
            <text:p>16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0]" office:value-type="float" office:value="-12">
            <text:p>−12.0</text:p>
          </table:table-cell>
          <table:table-cell table:style-name="ACE-5" table:formula="of:=MAX(ABS([.G170])*0.20000000000000001;1)" office:value-type="float" office:value="2.4000000000000004">
            <text:p>2.4</text:p>
          </table:table-cell>
          <table:table-cell table:style-name="ACE-5" table:formula="of:=[.I170]" office:value-type="float" office:value="2.4000000000000004">
            <text:p>2.4</text:p>
          </table:table-cell>
          <table:table-cell table:style-name="ACE-3" office:value-type="string">
            <text:p>lower</text:p>
          </table:table-cell>
          <table:table-cell table:style-name="ACE-3" table:formula="of:=IF([.K17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690">
            <text:p>5690</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673">
            <text:p>5673</text:p>
          </table:table-cell>
          <table:table-cell table:style-name="ACE-3" office:value-type="float" office:value="5434">
            <text:p>54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0">
            <text:p>17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1]" office:value-type="float" office:value="-12">
            <text:p>−12.0</text:p>
          </table:table-cell>
          <table:table-cell table:style-name="ACE-5" table:formula="of:=MAX(ABS([.G171])*0.20000000000000001;1)" office:value-type="float" office:value="2.4000000000000004">
            <text:p>2.4</text:p>
          </table:table-cell>
          <table:table-cell table:style-name="ACE-5" table:formula="of:=[.I171]" office:value-type="float" office:value="2.4000000000000004">
            <text:p>2.4</text:p>
          </table:table-cell>
          <table:table-cell table:style-name="ACE-3" office:value-type="string">
            <text:p>lower</text:p>
          </table:table-cell>
          <table:table-cell table:style-name="ACE-3" table:formula="of:=IF([.K17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140">
            <text:p>714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4">
            <text:p>7334</text:p>
          </table:table-cell>
          <table:table-cell table:style-name="ACE-3" office:value-type="float" office:value="6955">
            <text:p>695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1">
            <text:p>17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2]" office:value-type="float" office:value="-12">
            <text:p>−12.0</text:p>
          </table:table-cell>
          <table:table-cell table:style-name="ACE-5" table:formula="of:=MAX(ABS([.G172])*0.20000000000000001;1)" office:value-type="float" office:value="2.4000000000000004">
            <text:p>2.4</text:p>
          </table:table-cell>
          <table:table-cell table:style-name="ACE-5" table:formula="of:=[.I172]" office:value-type="float" office:value="2.4000000000000004">
            <text:p>2.4</text:p>
          </table:table-cell>
          <table:table-cell table:style-name="ACE-3" office:value-type="string">
            <text:p>lower</text:p>
          </table:table-cell>
          <table:table-cell table:style-name="ACE-3" table:formula="of:=IF([.K172]=&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810">
            <text:p>781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924">
            <text:p>7924</text:p>
          </table:table-cell>
          <table:table-cell table:style-name="ACE-3" office:value-type="float" office:value="7634">
            <text:p>76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2">
            <text:p>17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3]" office:value-type="float" office:value="-12">
            <text:p>−12.0</text:p>
          </table:table-cell>
          <table:table-cell table:style-name="ACE-5" table:formula="of:=MAX(ABS([.G173])*0.20000000000000001;1)" office:value-type="float" office:value="2.4000000000000004">
            <text:p>2.4</text:p>
          </table:table-cell>
          <table:table-cell table:style-name="ACE-5" table:formula="of:=[.I173]" office:value-type="float" office:value="2.4000000000000004">
            <text:p>2.4</text:p>
          </table:table-cell>
          <table:table-cell table:style-name="ACE-3" office:value-type="string">
            <text:p>lower</text:p>
          </table:table-cell>
          <table:table-cell table:style-name="ACE-3" table:formula="of:=IF([.K173]=&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130">
            <text:p>8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177">
            <text:p>8177</text:p>
          </table:table-cell>
          <table:table-cell table:style-name="ACE-3" office:value-type="float" office:value="7984">
            <text:p>798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3">
            <text:p>17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4]" office:value-type="float" office:value="-12">
            <text:p>−12.0</text:p>
          </table:table-cell>
          <table:table-cell table:style-name="ACE-5" table:formula="of:=MAX(ABS([.G174])*0.20000000000000001;1)" office:value-type="float" office:value="2.4000000000000004">
            <text:p>2.4</text:p>
          </table:table-cell>
          <table:table-cell table:style-name="ACE-5" table:formula="of:=[.I174]" office:value-type="float" office:value="2.4000000000000004">
            <text:p>2.4</text:p>
          </table:table-cell>
          <table:table-cell table:style-name="ACE-3" office:value-type="string">
            <text:p>lower</text:p>
          </table:table-cell>
          <table:table-cell table:style-name="ACE-3" table:formula="of:=IF([.K17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750">
            <text:p>7750</text:p>
          </table:table-cell>
          <table:table-cell table:style-name="ACE-3" office:value-type="float" office:value="260">
            <text:p>2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1</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272">
            <text:p>8272</text:p>
          </table:table-cell>
          <table:table-cell table:style-name="ACE-3" office:value-type="float" office:value="7269">
            <text:p>72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4">
            <text:p>17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5]" office:value-type="float" office:value="-12">
            <text:p>−12.0</text:p>
          </table:table-cell>
          <table:table-cell table:style-name="ACE-5" table:formula="of:=MAX(ABS([.G175])*0.20000000000000001;1)" office:value-type="float" office:value="2.4000000000000004">
            <text:p>2.4</text:p>
          </table:table-cell>
          <table:table-cell table:style-name="ACE-5" table:formula="of:=[.I175]" office:value-type="float" office:value="2.4000000000000004">
            <text:p>2.4</text:p>
          </table:table-cell>
          <table:table-cell table:style-name="ACE-3" office:value-type="string">
            <text:p>lower</text:p>
          </table:table-cell>
          <table:table-cell table:style-name="ACE-3" table:formula="of:=IF([.K17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125">
            <text:p>9125</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420">
            <text:p>9420</text:p>
          </table:table-cell>
          <table:table-cell table:style-name="ACE-3" office:value-type="float" office:value="9129">
            <text:p>912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5">
            <text:p>17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6]" office:value-type="float" office:value="-12">
            <text:p>−12.0</text:p>
          </table:table-cell>
          <table:table-cell table:style-name="ACE-5" table:formula="of:=MAX(ABS([.G176])*0.20000000000000001;1)" office:value-type="float" office:value="2.4000000000000004">
            <text:p>2.4</text:p>
          </table:table-cell>
          <table:table-cell table:style-name="ACE-5" table:formula="of:=[.I176]" office:value-type="float" office:value="2.4000000000000004">
            <text:p>2.4</text:p>
          </table:table-cell>
          <table:table-cell table:style-name="ACE-3" office:value-type="string">
            <text:p>lower</text:p>
          </table:table-cell>
          <table:table-cell table:style-name="ACE-3" table:formula="of:=IF([.K17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9445">
            <text:p>9445</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778">
            <text:p>9778</text:p>
          </table:table-cell>
          <table:table-cell table:style-name="ACE-3" office:value-type="float" office:value="9478">
            <text:p>947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6">
            <text:p>17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7]" office:value-type="float" office:value="-12">
            <text:p>−12.0</text:p>
          </table:table-cell>
          <table:table-cell table:style-name="ACE-5" table:formula="of:=MAX(ABS([.G177])*0.20000000000000001;1)" office:value-type="float" office:value="2.4000000000000004">
            <text:p>2.4</text:p>
          </table:table-cell>
          <table:table-cell table:style-name="ACE-5" table:formula="of:=[.I177]" office:value-type="float" office:value="2.4000000000000004">
            <text:p>2.4</text:p>
          </table:table-cell>
          <table:table-cell table:style-name="ACE-3" office:value-type="string">
            <text:p>lower</text:p>
          </table:table-cell>
          <table:table-cell table:style-name="ACE-3" table:formula="of:=IF([.K17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880">
            <text:p>1088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698">
            <text:p>11698</text:p>
          </table:table-cell>
          <table:table-cell table:style-name="ACE-3" office:value-type="float" office:value="11239">
            <text:p>1123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7">
            <text:p>17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8]" office:value-type="float" office:value="-12">
            <text:p>−12.0</text:p>
          </table:table-cell>
          <table:table-cell table:style-name="ACE-5" table:formula="of:=MAX(ABS([.G178])*0.20000000000000001;1)" office:value-type="float" office:value="2.4000000000000004">
            <text:p>2.4</text:p>
          </table:table-cell>
          <table:table-cell table:style-name="ACE-5" table:formula="of:=[.I178]" office:value-type="float" office:value="2.4000000000000004">
            <text:p>2.4</text:p>
          </table:table-cell>
          <table:table-cell table:style-name="ACE-3" office:value-type="string">
            <text:p>lower</text:p>
          </table:table-cell>
          <table:table-cell table:style-name="ACE-3" table:formula="of:=IF([.K17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10505">
            <text:p>10505</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139">
            <text:p>11139</text:p>
          </table:table-cell>
          <table:table-cell table:style-name="ACE-3" office:value-type="float" office:value="10818">
            <text:p>1081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8">
            <text:p>17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9]" office:value-type="float" office:value="-12">
            <text:p>−12.0</text:p>
          </table:table-cell>
          <table:table-cell table:style-name="ACE-5" table:formula="of:=MAX(ABS([.G179])*0.20000000000000001;1)" office:value-type="float" office:value="2.4000000000000004">
            <text:p>2.4</text:p>
          </table:table-cell>
          <table:table-cell table:style-name="ACE-5" table:formula="of:=[.I179]" office:value-type="float" office:value="2.4000000000000004">
            <text:p>2.4</text:p>
          </table:table-cell>
          <table:table-cell table:style-name="ACE-3" office:value-type="string">
            <text:p>lower</text:p>
          </table:table-cell>
          <table:table-cell table:style-name="ACE-3" table:formula="of:=IF([.K17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2490">
            <text:p>1249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3643">
            <text:p>13643</text:p>
          </table:table-cell>
          <table:table-cell table:style-name="ACE-3" office:value-type="float" office:value="13275">
            <text:p>1327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9">
            <text:p>17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0]" office:value-type="float" office:value="-12">
            <text:p>−12.0</text:p>
          </table:table-cell>
          <table:table-cell table:style-name="ACE-5" table:formula="of:=MAX(ABS([.G180])*0.20000000000000001;1)" office:value-type="float" office:value="2.4000000000000004">
            <text:p>2.4</text:p>
          </table:table-cell>
          <table:table-cell table:style-name="ACE-5" table:formula="of:=[.I180]" office:value-type="float" office:value="2.4000000000000004">
            <text:p>2.4</text:p>
          </table:table-cell>
          <table:table-cell table:style-name="ACE-3" office:value-type="string">
            <text:p>lower</text:p>
          </table:table-cell>
          <table:table-cell table:style-name="ACE-3" table:formula="of:=IF([.K18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7130">
            <text:p>37130</text:p>
          </table:table-cell>
          <table:table-cell table:style-name="ACE-3" office:value-type="float" office:value="1300">
            <text:p>13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246">
            <text:p>43246</text:p>
          </table:table-cell>
          <table:table-cell table:style-name="ACE-3" office:value-type="float" office:value="38405">
            <text:p>3840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0">
            <text:p>18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1]" office:value-type="float" office:value="-12">
            <text:p>−12.0</text:p>
          </table:table-cell>
          <table:table-cell table:style-name="ACE-5" table:formula="of:=MAX(ABS([.G181])*0.20000000000000001;1)" office:value-type="float" office:value="2.4000000000000004">
            <text:p>2.4</text:p>
          </table:table-cell>
          <table:table-cell table:style-name="ACE-5" table:formula="of:=[.I181]" office:value-type="float" office:value="2.4000000000000004">
            <text:p>2.4</text:p>
          </table:table-cell>
          <table:table-cell table:style-name="ACE-3" office:value-type="string">
            <text:p>lower</text:p>
          </table:table-cell>
          <table:table-cell table:style-name="ACE-3" table:formula="of:=IF([.K18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9550">
            <text:p>29550</text:p>
          </table:table-cell>
          <table:table-cell table:style-name="ACE-3" office:value-type="float" office:value="180">
            <text:p>1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3350">
            <text:p>33350</text:p>
          </table:table-cell>
          <table:table-cell table:style-name="ACE-3" office:value-type="float" office:value="31974">
            <text:p>3197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1">
            <text:p>18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2]" office:value-type="float" office:value="-12">
            <text:p>−12.0</text:p>
          </table:table-cell>
          <table:table-cell table:style-name="ACE-5" table:formula="of:=MAX(ABS([.G182])*0.20000000000000001;1)" office:value-type="float" office:value="2.4000000000000004">
            <text:p>2.4</text:p>
          </table:table-cell>
          <table:table-cell table:style-name="ACE-5" table:formula="of:=[.I182]" office:value-type="float" office:value="2.4000000000000004">
            <text:p>2.4</text:p>
          </table:table-cell>
          <table:table-cell table:style-name="ACE-3" office:value-type="string">
            <text:p>lower</text:p>
          </table:table-cell>
          <table:table-cell table:style-name="ACE-3" table:formula="of:=IF([.K182]=&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5360">
            <text:p>453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5000">
            <text:p>55000</text:p>
          </table:table-cell>
          <table:table-cell table:style-name="ACE-3" office:value-type="float" office:value="45248">
            <text:p>4524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2">
            <text:p>18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3]" office:value-type="float" office:value="-12">
            <text:p>−12.0</text:p>
          </table:table-cell>
          <table:table-cell table:style-name="ACE-5" table:formula="of:=MAX(ABS([.G183])*0.20000000000000001;1)" office:value-type="float" office:value="2.4000000000000004">
            <text:p>2.4</text:p>
          </table:table-cell>
          <table:table-cell table:style-name="ACE-5" table:formula="of:=[.I183]" office:value-type="float" office:value="2.4000000000000004">
            <text:p>2.4</text:p>
          </table:table-cell>
          <table:table-cell table:style-name="ACE-3" office:value-type="string">
            <text:p>lower</text:p>
          </table:table-cell>
          <table:table-cell table:style-name="ACE-3" table:formula="of:=IF([.K18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8780">
            <text:p>38780</text:p>
          </table:table-cell>
          <table:table-cell table:style-name="ACE-3" office:value-type="float" office:value="900">
            <text:p>9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759">
            <text:p>43759</text:p>
          </table:table-cell>
          <table:table-cell table:style-name="ACE-3" office:value-type="float" office:value="40728">
            <text:p>4072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3">
            <text:p>18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4]" office:value-type="float" office:value="-12">
            <text:p>−12.0</text:p>
          </table:table-cell>
          <table:table-cell table:style-name="ACE-5" table:formula="of:=MAX(ABS([.G184])*0.20000000000000001;1)" office:value-type="float" office:value="2.4000000000000004">
            <text:p>2.4</text:p>
          </table:table-cell>
          <table:table-cell table:style-name="ACE-5" table:formula="of:=[.I184]" office:value-type="float" office:value="2.4000000000000004">
            <text:p>2.4</text:p>
          </table:table-cell>
          <table:table-cell table:style-name="ACE-3" office:value-type="string">
            <text:p>lower</text:p>
          </table:table-cell>
          <table:table-cell table:style-name="ACE-3" table:formula="of:=IF([.K184]=&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2200">
            <text:p>4220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9394">
            <text:p>49394</text:p>
          </table:table-cell>
          <table:table-cell table:style-name="ACE-3" office:value-type="float" office:value="42476">
            <text:p>42476</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4">
            <text:p>18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5]" office:value-type="float" office:value="-12">
            <text:p>−12.0</text:p>
          </table:table-cell>
          <table:table-cell table:style-name="ACE-5" table:formula="of:=MAX(ABS([.G185])*0.20000000000000001;1)" office:value-type="float" office:value="2.4000000000000004">
            <text:p>2.4</text:p>
          </table:table-cell>
          <table:table-cell table:style-name="ACE-5" table:formula="of:=[.I185]" office:value-type="float" office:value="2.4000000000000004">
            <text:p>2.4</text:p>
          </table:table-cell>
          <table:table-cell table:style-name="ACE-3" office:value-type="string">
            <text:p>lower</text:p>
          </table:table-cell>
          <table:table-cell table:style-name="ACE-3" table:formula="of:=IF([.K18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0860">
            <text:p>408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8908">
            <text:p>48908</text:p>
          </table:table-cell>
          <table:table-cell table:style-name="ACE-3" office:value-type="float" office:value="41369">
            <text:p>413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5">
            <text:p>18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6]" office:value-type="float" office:value="-12">
            <text:p>−12.0</text:p>
          </table:table-cell>
          <table:table-cell table:style-name="ACE-5" table:formula="of:=MAX(ABS([.G186])*0.20000000000000001;1)" office:value-type="float" office:value="2.4000000000000004">
            <text:p>2.4</text:p>
          </table:table-cell>
          <table:table-cell table:style-name="ACE-5" table:formula="of:=[.I186]" office:value-type="float" office:value="2.4000000000000004">
            <text:p>2.4</text:p>
          </table:table-cell>
          <table:table-cell table:style-name="ACE-3" office:value-type="string">
            <text:p>lower</text:p>
          </table:table-cell>
          <table:table-cell table:style-name="ACE-3" table:formula="of:=IF([.K18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4840">
            <text:p>34840</text:p>
          </table:table-cell>
          <table:table-cell table:style-name="ACE-3" office:value-type="float" office:value="360">
            <text:p>3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9320">
            <text:p>39320</text:p>
          </table:table-cell>
          <table:table-cell table:style-name="ACE-3" office:value-type="float" office:value="37225">
            <text:p>3722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6">
            <text:p>18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85">
            <text:p>9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27">
            <text:p>227</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7">
            <text:p>18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90">
            <text:p>89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2">
            <text:p>92</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8">
            <text:p>188</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9]=&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370">
            <text:p>337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730">
            <text:p>2730</text:p>
          </table:table-cell>
          <table:table-cell table:style-name="ACE-3" office:value-type="float" office:value="2515">
            <text:p>251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9">
            <text:p>189</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265">
            <text:p>7265</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401">
            <text:p>7401</text:p>
          </table:table-cell>
          <table:table-cell table:style-name="ACE-3" office:value-type="float" office:value="7198">
            <text:p>719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0">
            <text:p>190</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1]=&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7210">
            <text:p>721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0">
            <text:p>7330</text:p>
          </table:table-cell>
          <table:table-cell table:style-name="ACE-3" office:value-type="float" office:value="7150">
            <text:p>715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1">
            <text:p>191</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2]=&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8530">
            <text:p>853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6</text:p>
          </table:table-cell>
          <table:table-cell table:style-name="ACE-3" office:value-type="string">
            <text:p>Berg et al., 2010b; Hodgson et al., 2016</text:p>
          </table:table-cell>
          <table:table-cell table:style-name="ACE-3" office:value-type="float" office:value="500">
            <text:p>500</text:p>
          </table:table-cell>
          <table:table-cell table:style-name="ACE-3" office:value-type="float" office:value="8584">
            <text:p>8584</text:p>
          </table:table-cell>
          <table:table-cell table:style-name="ACE-3" office:value-type="float" office:value="8385">
            <text:p>8385</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2">
            <text:p>192</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3]=&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9220">
            <text:p>922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305736</text:p>
          </table:table-cell>
          <table:table-cell table:style-name="ACE-3" office:value-type="string">
            <text:p>Hodgson et al., 2016</text:p>
          </table:table-cell>
          <table:table-cell table:style-name="ACE-3" office:value-type="float" office:value="500">
            <text:p>500</text:p>
          </table:table-cell>
          <table:table-cell table:style-name="ACE-3" office:value-type="float" office:value="9490">
            <text:p>9490</text:p>
          </table:table-cell>
          <table:table-cell table:style-name="ACE-3" office:value-type="float" office:value="9270">
            <text:p>9270</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3">
            <text:p>193</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4]=&quot;lower&quot;;-1;1)" office:value-type="float" office:value="1">
            <text:p>1</text:p>
          </table:table-cell>
          <table:table-cell table:style-name="ACE-3" office:value-type="string">
            <text:p>bulk transition sediment</text:p>
          </table:table-cell>
          <table:table-cell table:style-name="ACE-3" office:value-type="string">
            <text:p>marine</text:p>
          </table:table-cell>
          <table:table-cell table:style-name="ACE-3" office:value-type="float" office:value="9020">
            <text:p>902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74%SHCal 26%Marine</text:p>
          </table:table-cell>
          <table:table-cell table:style-name="ACE-3" office:value-type="string">
            <text:p>mixed,terrestrial_sh,74</text:p>
          </table:table-cell>
          <table:table-cell table:style-name="ACE-3" office:value-type="string">
            <text:p>Beta305737</text:p>
          </table:table-cell>
          <table:table-cell table:style-name="ACE-3" office:value-type="string">
            <text:p>Hodgson et al., 2016</text:p>
          </table:table-cell>
          <table:table-cell table:style-name="ACE-3"/>
          <table:table-cell table:style-name="ACE-3" office:value-type="float" office:value="10115">
            <text:p>10115</text:p>
          </table:table-cell>
          <table:table-cell table:style-name="ACE-3" office:value-type="float" office:value="9613">
            <text:p>9613</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4">
            <text:p>194</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5]=&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9610">
            <text:p>961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8</text:p>
          </table:table-cell>
          <table:table-cell table:style-name="ACE-3" office:value-type="string">
            <text:p>Hodgson et al., 2016</text:p>
          </table:table-cell>
          <table:table-cell table:style-name="ACE-3"/>
          <table:table-cell table:style-name="ACE-3" office:value-type="float" office:value="11129">
            <text:p>11129</text:p>
          </table:table-cell>
          <table:table-cell table:style-name="ACE-3" office:value-type="float" office:value="10714">
            <text:p>10714</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5">
            <text:p>195</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6]=&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10880">
            <text:p>1088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9</text:p>
          </table:table-cell>
          <table:table-cell table:style-name="ACE-3" office:value-type="string">
            <text:p>Hodgson et al., 2016</text:p>
          </table:table-cell>
          <table:table-cell table:style-name="ACE-3"/>
          <table:table-cell table:style-name="ACE-3" office:value-type="float" office:value="12807">
            <text:p>12807</text:p>
          </table:table-cell>
          <table:table-cell table:style-name="ACE-3" office:value-type="float" office:value="12681">
            <text:p>12681</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6">
            <text:p>19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7]=&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640">
            <text:p>96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951</text:p>
          </table:table-cell>
          <table:table-cell table:style-name="ACE-3" office:value-type="string">
            <text:p>Hodgson et al., 2016</text:p>
          </table:table-cell>
          <table:table-cell table:style-name="ACE-3"/>
          <table:table-cell table:style-name="ACE-3" office:value-type="float" office:value="11162">
            <text:p>11162</text:p>
          </table:table-cell>
          <table:table-cell table:style-name="ACE-3" office:value-type="float" office:value="10749">
            <text:p>10749</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7">
            <text:p>19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8]=&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890">
            <text:p>9890</text:p>
          </table:table-cell>
          <table:table-cell table:style-name="ACE-3" office:value-type="float" office:value="60">
            <text:p>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KIA37748</text:p>
          </table:table-cell>
          <table:table-cell table:style-name="ACE-3" office:value-type="string">
            <text:p>Berg et al., 2010b; Hodgson et al., 2016</text:p>
          </table:table-cell>
          <table:table-cell table:style-name="ACE-3"/>
          <table:table-cell table:style-name="ACE-3" office:value-type="float" office:value="11597">
            <text:p>11597</text:p>
          </table:table-cell>
          <table:table-cell table:style-name="ACE-3" office:value-type="float" office:value="11160">
            <text:p>11160</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8">
            <text:p>198</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199]" office:value-type="float" office:value="11.5">
            <text:p>11.5</text:p>
          </table:table-cell>
          <table:table-cell table:style-name="ACE-5" table:formula="of:=MAX(ABS([.G199])*0.20000000000000001;1)" office:value-type="float" office:value="2.3000000000000003">
            <text:p>2.3</text:p>
          </table:table-cell>
          <table:table-cell table:style-name="ACE-5" table:formula="of:=[.I199]" office:value-type="float" office:value="2.3000000000000003">
            <text:p>2.3</text:p>
          </table:table-cell>
          <table:table-cell table:style-name="ACE-3" office:value-type="string">
            <text:p>upper</text:p>
          </table:table-cell>
          <table:table-cell table:style-name="ACE-3" table:formula="of:=IF([.K199]=&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1320">
            <text:p>132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2</text:p>
          </table:table-cell>
          <table:table-cell table:style-name="ACE-3" office:value-type="string">
            <text:p>Berg et al., 2016</text:p>
          </table:table-cell>
          <table:table-cell table:style-name="ACE-3"/>
          <table:table-cell table:style-name="ACE-3" office:value-type="float" office:value="1280">
            <text:p>1280</text:p>
          </table:table-cell>
          <table:table-cell table:style-name="ACE-3" office:value-type="float" office:value="1090">
            <text:p>1090</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199">
            <text:p>199</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0]" office:value-type="float" office:value="11.5">
            <text:p>11.5</text:p>
          </table:table-cell>
          <table:table-cell table:style-name="ACE-5" table:formula="of:=MAX(ABS([.G200])*0.20000000000000001;1)" office:value-type="float" office:value="2.3000000000000003">
            <text:p>2.3</text:p>
          </table:table-cell>
          <table:table-cell table:style-name="ACE-5" table:formula="of:=[.I200]" office:value-type="float" office:value="2.3000000000000003">
            <text:p>2.3</text:p>
          </table:table-cell>
          <table:table-cell table:style-name="ACE-3" office:value-type="string">
            <text:p>upper</text:p>
          </table:table-cell>
          <table:table-cell table:style-name="ACE-3" table:formula="of:=IF([.K200]=&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7720">
            <text:p>7720</text:p>
          </table:table-cell>
          <table:table-cell table:style-name="ACE-3" office:value-type="float" office:value="110">
            <text:p>1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9</text:p>
          </table:table-cell>
          <table:table-cell table:style-name="ACE-3" office:value-type="string">
            <text:p>Berg et al., 2016</text:p>
          </table:table-cell>
          <table:table-cell table:style-name="ACE-3"/>
          <table:table-cell table:style-name="ACE-3" office:value-type="float" office:value="8766">
            <text:p>8766</text:p>
          </table:table-cell>
          <table:table-cell table:style-name="ACE-3" office:value-type="float" office:value="8204">
            <text:p>8204</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0">
            <text:p>200</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1]" office:value-type="float" office:value="11.5">
            <text:p>11.5</text:p>
          </table:table-cell>
          <table:table-cell table:style-name="ACE-5" table:formula="of:=MAX(ABS([.G201])*0.20000000000000001;1)" office:value-type="float" office:value="2.3000000000000003">
            <text:p>2.3</text:p>
          </table:table-cell>
          <table:table-cell table:style-name="ACE-5" table:formula="of:=[.I201]" office:value-type="float" office:value="2.3000000000000003">
            <text:p>2.3</text:p>
          </table:table-cell>
          <table:table-cell table:style-name="ACE-3" office:value-type="string">
            <text:p>upper</text:p>
          </table:table-cell>
          <table:table-cell table:style-name="ACE-3" table:formula="of:=IF([.K201]=&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6770">
            <text:p>677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3</text:p>
          </table:table-cell>
          <table:table-cell table:style-name="ACE-3" office:value-type="string">
            <text:p>Berg et al., 2016</text:p>
          </table:table-cell>
          <table:table-cell table:style-name="ACE-3"/>
          <table:table-cell table:style-name="ACE-3" office:value-type="float" office:value="7670">
            <text:p>7670</text:p>
          </table:table-cell>
          <table:table-cell table:style-name="ACE-3" office:value-type="float" office:value="7509">
            <text:p>750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1">
            <text:p>201</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2]" office:value-type="float" office:value="11.5">
            <text:p>11.5</text:p>
          </table:table-cell>
          <table:table-cell table:style-name="ACE-5" table:formula="of:=MAX(ABS([.G202])*0.20000000000000001;1)" office:value-type="float" office:value="2.3000000000000003">
            <text:p>2.3</text:p>
          </table:table-cell>
          <table:table-cell table:style-name="ACE-5" table:formula="of:=[.I202]" office:value-type="float" office:value="2.3000000000000003">
            <text:p>2.3</text:p>
          </table:table-cell>
          <table:table-cell table:style-name="ACE-3" office:value-type="string">
            <text:p>upper</text:p>
          </table:table-cell>
          <table:table-cell table:style-name="ACE-3" table:formula="of:=IF([.K202]=&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6400">
            <text:p>36400</text:p>
          </table:table-cell>
          <table:table-cell table:style-name="ACE-3" office:value-type="float" office:value="780">
            <text:p>7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7</text:p>
          </table:table-cell>
          <table:table-cell table:style-name="ACE-3" office:value-type="string">
            <text:p>Berg et al., 2016</text:p>
          </table:table-cell>
          <table:table-cell table:style-name="ACE-3"/>
          <table:table-cell table:style-name="ACE-3" office:value-type="float" office:value="42298">
            <text:p>42298</text:p>
          </table:table-cell>
          <table:table-cell table:style-name="ACE-3" office:value-type="float" office:value="39459">
            <text:p>3945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2">
            <text:p>202</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3]" office:value-type="float" office:value="11.5">
            <text:p>11.5</text:p>
          </table:table-cell>
          <table:table-cell table:style-name="ACE-5" table:formula="of:=MAX(ABS([.G203])*0.20000000000000001;1)" office:value-type="float" office:value="2.3000000000000003">
            <text:p>2.3</text:p>
          </table:table-cell>
          <table:table-cell table:style-name="ACE-5" table:formula="of:=[.I203]" office:value-type="float" office:value="2.3000000000000003">
            <text:p>2.3</text:p>
          </table:table-cell>
          <table:table-cell table:style-name="ACE-3" office:value-type="string">
            <text:p>upper</text:p>
          </table:table-cell>
          <table:table-cell table:style-name="ACE-3" table:formula="of:=IF([.K203]=&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0500">
            <text:p>30500</text:p>
          </table:table-cell>
          <table:table-cell table:style-name="ACE-3" office:value-type="float" office:value="250">
            <text:p>2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4</text:p>
          </table:table-cell>
          <table:table-cell table:style-name="ACE-3" office:value-type="string">
            <text:p>Berg et al., 2016</text:p>
          </table:table-cell>
          <table:table-cell table:style-name="ACE-3"/>
          <table:table-cell table:style-name="ACE-3" office:value-type="float" office:value="34882">
            <text:p>34882</text:p>
          </table:table-cell>
          <table:table-cell table:style-name="ACE-3" office:value-type="float" office:value="33981">
            <text:p>33981</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0" table:number-rows-repeated="65333">
          <table:table-cell table:number-columns-repeated="256"/>
        </table:table-row>
        <table:named-expressions>
          <table:named-expression table:name="Sheet_Title" table:expression="of:=&quot;original_source&quot;" table:base-cell-address="$'original_source'.$A$1"/>
          <table:named-expression table:name="Print_Area" table:expression="of:=#REF!" table:base-cell-address="$'original_source'.$A$1"/>
        </table:named-expressions>
        <gnm:selections gnm:cursor-col="0" gnm:cursor-row="0">
          <gnm:selection gnm:start-col="0" gnm:start-row="0" gnm:end-col="0" gnm:end-row="65535"/>
        </gnm:selections>
      </table:table>
      <table:table table:name="notes" table:style-name="ta-2" table:print="true">
        <office:forms form:automatic-focus="false" form:apply-design-mode="false">
          <form:form/>
        </office:forms>
        <table:table-column table:default-cell-style-name="ACE-6" table:style-name="ACOL-0"/>
        <table:table-column table:default-cell-style-name="ACE-6" table:style-name="ACOL-0" table:number-columns-repeated="255"/>
        <table:table-row table:style-name="AROW-1">
          <table:table-cell table:style-name="ACE-6" office:value-type="string">
            <text:p>Table S1. Relative sea-level dataset in the Lützow-Holm Bay and Prydz Bay.</text:p>
          </table:table-cell>
          <table:table-cell table:number-columns-repeated="255" table:style-name="ACE-6"/>
        </table:table-row>
        <table:table-row table:style-name="AROW-1">
          <table:table-cell table:style-name="ACE-6" office:value-type="string">
            <text:p>In dating method, B is β-ray method of radiocarbon dating, AMS is radiocarbon dating using AMS, and TL is thermoluminescence dating.</text:p>
          </table:table-cell>
          <table:table-cell table:number-columns-repeated="255" table:style-name="ACE-6"/>
        </table:table-row>
        <table:table-row table:style-name="AROW-1">
          <table:table-cell table:style-name="ACE-6" office:value-type="string">
            <text:p>The error in elevation in Laresemann Hills is based on Australian Antarctic Data Centre GIS (Hodgson et al., 2009).</text:p>
          </table:table-cell>
          <table:table-cell table:number-columns-repeated="255" table:style-name="ACE-6"/>
        </table:table-row>
        <table:table-row table:style-name="AROW-0" table:number-rows-repeated="65533">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2">
          <gnm:selection gnm:start-col="0" gnm:start-row="2" gnm:end-col="0" gnm:end-row="2"/>
        </gnm:selections>
      </table:table>
      <table:table table:name="references" table:style-name="ta-3" table:print="true">
        <office:forms form:automatic-focus="false" form:apply-design-mode="false">
          <form:form/>
        </office:forms>
        <table:table-column table:default-cell-style-name="ACE-7" table:style-name="ACOL-22"/>
        <table:table-column table:default-cell-style-name="ACE-7" table:style-name="ACOL-0"/>
        <table:table-column table:default-cell-style-name="ACE-7" table:style-name="ACOL-0" table:number-columns-repeated="254"/>
        <table:table-row table:style-name="AROW-1">
          <table:table-cell table:style-name="ACE-7" office:value-type="string">
            <text:p>References</text:p>
          </table:table-cell>
          <table:table-cell table:number-columns-repeated="255" table:style-name="ACE-7"/>
        </table:table-row>
        <table:table-row table:style-name="AROW-1">
          <table:table-cell table:style-name="ACE-7" office:value-type="string">
            <text:p>Berg, S., Wagner, B., White, D.A., and Melles, M., 2010a, No significant ice-sheet expansion beyond present ice margins during the past 4500yr at Rauer Group, East Antarctica. Quaternary Res 74, 23–25.</text:p>
          </table:table-cell>
          <table:table-cell table:style-name="ACE-7" office:value-type="string">
            <text:p>BergEtal2010a</text:p>
          </table:table-cell>
          <table:table-cell table:number-columns-repeated="254" table:style-name="ACE-7"/>
        </table:table-row>
        <table:table-row table:style-name="AROW-1">
          <table:table-cell table:style-name="ACE-7" office:value-type="string">
            <text:p>Berg, S., Wagner, B., Cremer, H., Leng, M.J., and Melles, M., 2010b, Late Quaternary environmental and climate history of Rauer Group, East Antarctica: Palaeogeography, Palaeoclimatology, Palaeoecology, v. 297, p. 201–213.</text:p>
          </table:table-cell>
          <table:table-cell table:style-name="ACE-7" office:value-type="string">
            <text:p>BergEtal2010b</text:p>
          </table:table-cell>
          <table:table-cell table:number-columns-repeated="254" table:style-name="ACE-7"/>
        </table:table-row>
        <table:table-row table:style-name="AROW-1">
          <table:table-cell table:style-name="ACE-7" office:value-type="string">
            <text:p>Berg, S., White, D. A., Bennike, O., Fülöp, R.-H., Fink, D., Wagner, B., and Melles, M., 2016, Unglaciated areas in East Antarctica during the Last Glacial (Marine Isotope Stage 3) - New evidence from Rauer Group: Quaternary Science Reviews, v. 153, p. 1–10.</text:p>
          </table:table-cell>
          <table:table-cell table:style-name="ACE-7" office:value-type="string">
            <text:p>BergEtal2016</text:p>
          </table:table-cell>
          <table:table-cell table:number-columns-repeated="254" table:style-name="ACE-7"/>
        </table:table-row>
        <table:table-row table:style-name="AROW-1">
          <table:table-cell table:style-name="ACE-7" office:value-type="string">
            <text:p>Hayashi, M., and Yoshida, Y., 1994, Holocene raised beaches in the Lützow-Holm Bay region, East Antarctica. Holocene Environmental Changes in Antarctic Coastal Areas, ed. By P.A. Berkman and Y. Yoshida: Memorial of National Institute of Polar Research, Special Issue, v. 50, p. 49–84.</text:p>
          </table:table-cell>
          <table:table-cell table:style-name="ACE-7" office:value-type="string">
            <text:p>HayashiYoshida1994</text:p>
          </table:table-cell>
          <table:table-cell table:number-columns-repeated="254" table:style-name="ACE-7"/>
        </table:table-row>
        <table:table-row table:style-name="AROW-1">
          <table:table-cell table:style-name="ACE-7" office:value-type="string">
            <text:p>Hirakawa, K., and Sawagaki, T., 1998, radiocarbon dates of fossil shells from raised beach sediments along the Soya Coast, East Antarctica - A report on a geomorphological survey during JARE-35 (1993–1994): Antarctic Record, v. 42, p. 151–167.</text:p>
          </table:table-cell>
          <table:table-cell table:style-name="ACE-7" office:value-type="string">
            <text:p>HirakawaSawagaki1998</text:p>
          </table:table-cell>
          <table:table-cell table:number-columns-repeated="254" table:style-name="ACE-7"/>
        </table:table-row>
        <table:table-row table:style-name="AROW-1">
          <table:table-cell table:style-name="ACE-7" office:value-type="string">
            <text:p>Hodgson, D.A., Verleyen, E., Vyverman, W., and Science, K.S.Q., 2009, A geological constraint on relative sea level in Marine Isotope Stage 3 in the Larsemann Hills, Lambert Glacier region, East Antarctica (31 366–33 228 cal yr BP): Quaternary Science Reviews, v. 28, p. 2689–2696. 10.1016/j.quascirev.2009.06.006.</text:p>
          </table:table-cell>
          <table:table-cell table:style-name="ACE-7" office:value-type="string">
            <text:p>HodgsonEtal2009</text:p>
          </table:table-cell>
          <table:table-cell table:number-columns-repeated="254" table:style-name="ACE-7"/>
        </table:table-row>
        <table:table-row table:style-name="AROW-1">
          <table:table-cell table:style-name="ACE-7" office:value-type="string">
            <text:p>Hodgson, D.A., Whitehouse, P.L., De Cort, G., Berg, S., Verleyen, E., Tavernier, I., Roberts, S.J., Vyverman, W., Sabbe, K., and O'Brien, O., 2016, Rapid early Holocene sea-level rise in Prydz Bay, East Antarctica: Global and Planetary Change, v. 139, p. 128–140.</text:p>
          </table:table-cell>
          <table:table-cell table:style-name="ACE-7" office:value-type="string">
            <text:p>HodgsonEtal2016</text:p>
          </table:table-cell>
          <table:table-cell table:number-columns-repeated="254" table:style-name="ACE-7"/>
        </table:table-row>
        <table:table-row table:style-name="AROW-1">
          <table:table-cell table:style-name="ACE-7" office:value-type="string">
            <text:p>Igarashi, A., Numanami, H., Tsuchiya, Y., Harada, N., Fukuchi, M., and Saito, T., 1995a, Radiocarbon ages of molluscan shell and fossils in raised beach deposits along the east coast of Lützow Holm Bay, Antarctica, determined by accelerator mass-spectrometry: Proceedings of the NIPR Symposium on Polar Biology, v. 8, p. 154–162.</text:p>
          </table:table-cell>
          <table:table-cell table:style-name="ACE-7" office:value-type="string">
            <text:p>IgarashiEtal1995a</text:p>
          </table:table-cell>
          <table:table-cell table:number-columns-repeated="254" table:style-name="ACE-7"/>
        </table:table-row>
        <table:table-row table:style-name="AROW-1">
          <table:table-cell table:style-name="ACE-7" office:value-type="string">
            <text:p>Igarashi, A., Harada, N., and Moriwaki, K., 1995b, Marine fossils of 30–40 ka in raised beach deposits, and late pleistocene glacial history around Lützow Holm Bay, East Antarctica: Proceedings of the NIPR Symposium on Antarctic Geosciences, v. 8, p. 219–229.</text:p>
          </table:table-cell>
          <table:table-cell table:style-name="ACE-7" office:value-type="string">
            <text:p>IgarashiEtal1995b</text:p>
          </table:table-cell>
          <table:table-cell table:number-columns-repeated="254" table:style-name="ACE-7"/>
        </table:table-row>
        <table:table-row table:style-name="AROW-1">
          <table:table-cell table:style-name="ACE-7" office:value-type="string">
            <text:p>Maemoku, H., Miura, H., Saigusa, S., and Moriwaki, K., 1997, Stratigraphy of the late Quaternary raised beach deposits in the northern part of Langhovde, Lützow-Holm Bay, East Antarctica. Proceedings of the NIPR Symposium on Antarctic Geoscience, v. 10, p. 178–186.</text:p>
          </table:table-cell>
          <table:table-cell table:style-name="ACE-7" office:value-type="string">
            <text:p>MaemokuEtal1997</text:p>
          </table:table-cell>
          <table:table-cell table:number-columns-repeated="254" table:style-name="ACE-7"/>
        </table:table-row>
        <table:table-row table:style-name="AROW-1">
          <table:table-cell table:style-name="ACE-7" office:value-type="string">
            <text:p>Miura, H., Maemoku, H., Igarashi, A., and Moriwaki, K., 1998, Late Quaternary Raised Beach Deposits and Radiocarbon Dates of Marine Fossils Around Lützow Holm Bay, vol. 6. Special map series of National Institute of Polar Research, p. 46.</text:p>
          </table:table-cell>
          <table:table-cell table:style-name="ACE-7" office:value-type="string">
            <text:p>MiuraEtal1998</text:p>
          </table:table-cell>
          <table:table-cell table:number-columns-repeated="254" table:style-name="ACE-7"/>
        </table:table-row>
        <table:table-row table:style-name="AROW-1">
          <table:table-cell table:style-name="ACE-7" office:value-type="string">
            <text:p>Verleyen, E., Hodgson, D.A., Milne, G.A., Sabbe, K., and Vyverman, W., 2005, Relative sea-level history from the Lambert Glacier region, East Antarctica, and its relation to deglaciation and Holocene glacier readvance. Quaternary Research 63, 45–52.</text:p>
          </table:table-cell>
          <table:table-cell table:style-name="ACE-7" office:value-type="string">
            <text:p>VerleyenEtal2005</text:p>
          </table:table-cell>
          <table:table-cell table:number-columns-repeated="254" table:style-name="ACE-7"/>
        </table:table-row>
        <table:table-row table:style-name="AROW-1">
          <table:table-cell table:style-name="ACE-7" office:value-type="string">
            <text:p>Verleyen, E., Tavernier, I., Hodgson, D.A., Whitehouse, P.L., Kudoh, S., Imura, S., Heirman, K., Bentley, M.J., Roberts, S.J., Batist, M.D., and Sabbe, K., Vyverman, W., 2017, Ice sheet retreat and glacio-isostatic adjustment in Lützow-Holm Bay, East Antarctica. Quaternary Science Review 169, 85–98.</text:p>
          </table:table-cell>
          <table:table-cell table:style-name="ACE-7" office:value-type="string">
            <text:p>VerleyenEtal2017</text:p>
          </table:table-cell>
          <table:table-cell table:number-columns-repeated="254" table:style-name="ACE-7"/>
        </table:table-row>
        <table:table-row table:style-name="AROW-1">
          <table:table-cell table:style-name="ACE-7" office:value-type="string">
            <text:p>Ishiwa, T., Okuno, J., and Suganuma, Y., 2021, Excess ice loads in the Indian Ocean sector of East Antarctica during the last glacial period: Geology, v. 49, https://doi.org/10.1130/G48830.1</text:p>
          </table:table-cell>
          <table:table-cell table:style-name="ACE-7" office:value-type="string">
            <text:p>IshiwaEtal2021</text:p>
          </table:table-cell>
          <table:table-cell table:number-columns-repeated="254" table:style-name="ACE-7"/>
        </table:table-row>
        <table:table-row table:style-name="AROW-0" table:number-rows-repeated="65521">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5">
          <gnm:selection gnm:start-col="0" gnm:start-row="5" gnm:end-col="0" gnm:end-row="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1" number:grouping="false" number:min-integer-digits="1"/>
    </number:number-style>
    <number:number-style style:name="ND-1">
      <number:number number:decimal-places="3"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ea_level"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original_sourc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not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eferenc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4-03-10T13:19:47Z</dc:date>
    <meta:creation-date>2022-06-14T06:53:30Z</meta:creation-date>
    <meta:generator>gnumeric/1.12.46</meta:generator>
  </office:meta>
</office:document-meta>
</file>